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D9C800001619000004479F6E61981687BC91.emf" manifest:media-type="image/x-emf"/>
  <manifest:file-entry manifest:full-path="Pictures/10000001000000B00000000C923CE5D5925EC936.png" manifest:media-type="image/png"/>
  <manifest:file-entry manifest:full-path="Pictures/100010E4000012280000013E5E86E14C9D26477C.wmf" manifest:media-type="image/x-wmf"/>
  <manifest:file-entry manifest:full-path="Pictures/10000001000000D6000000296F455FFE6B3C8CA9.png" manifest:media-type="image/png"/>
  <manifest:file-entry manifest:full-path="Pictures/1000000100000A59000000BDDB420BAC4008388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liga=0" svg:font-family="'Bookman BT S.O.Cist.:liga=0'" style:font-family-generic="roman" style:font-pitch="variable"/>
    <style:font-face style:name="Bookman BT S.O.Cist.:liga=01" svg:font-family="'Bookman BT S.O.Cist.:liga=0'" style:font-adornments="Roman" style:font-family-generic="roman" style:font-pitch="variable"/>
    <style:font-face style:name="Cloister" svg:font-family="Cloister" style:font-family-generic="roman" style:font-pitch="variable"/>
    <style:font-face style:name="LTC Ornamental Initials" svg:font-family="'LTC Ornamental Initials'" style:font-adornments="Běžné" style:font-pitch="variable"/>
    <style:font-face style:name="LTC Ornamental Initials1" svg:font-family="'LTC Ornamental Initials'" style:font-adornments="Běžné"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office:font-face-decls>
  <office:automatic-styles>
    <style:style style:name="Tabulka1" style:family="table">
      <style:table-properties style:width="18.904cm" fo:margin-left="-0.884cm" fo:margin-top="0cm" fo:margin-bottom="0cm" table:align="left" style:writing-mode="lr-tb"/>
    </style:style>
    <style:style style:name="Tabulka1.A" style:family="table-column">
      <style:table-column-properties style:column-width="9.372cm"/>
    </style:style>
    <style:style style:name="Tabulka1.B" style:family="table-column">
      <style:table-column-properties style:column-width="9.532cm"/>
    </style:style>
    <style:style style:name="Tabulka1.1" style:family="table-row">
      <style:table-row-properties fo:keep-together="auto"/>
    </style:style>
    <style:style style:name="Tabulka1.A1" style:family="table-cell">
      <style:table-cell-properties fo:background-color="#ffffff" fo:padding-left="0.199cm" fo:padding-right="0.199cm" fo:padding-top="0.101cm" fo:padding-bottom="0.101cm" fo:border="none">
        <style:background-image/>
      </style:table-cell-properties>
    </style:style>
    <style:style style:name="Tabulka1.35" style:family="table-row">
      <style:table-row-properties style:min-row-height="3.179cm" fo:keep-together="auto"/>
    </style:style>
    <style:style style:name="P1" style:family="paragraph" style:parent-style-name="Standard" style:master-page-name="">
      <style:paragraph-properties fo:hyphenation-ladder-count="3" style:page-number="auto"/>
      <style:text-properties officeooo:paragraph-rsid="0018d2cb" fo:hyphenate="true" fo:hyphenation-remain-char-count="2" fo:hyphenation-push-char-count="2" loext:hyphenation-no-caps="false"/>
    </style:style>
    <style:style style:name="P2"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style:style>
    <style:style style:name="P3" style:family="paragraph" style:parent-style-name="Table_20_Contents">
      <loext:graphic-properties draw:fill="none"/>
      <style:paragraph-properties fo:margin-left="0cm" fo:margin-right="0cm" fo:text-align="justify" style:justify-single-word="false" fo:hyphenation-ladder-count="3" fo:text-indent="0.474cm"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eaf551" style:font-size-asian="12pt" style:font-size-complex="12pt" fo:hyphenate="true" fo:hyphenation-remain-char-count="2" fo:hyphenation-push-char-count="2" loext:hyphenation-no-caps="false"/>
    </style:style>
    <style:style style:name="P4"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style:style>
    <style:style style:name="P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style:style>
    <style:style style:name="P6" style:family="paragraph" style:parent-style-name="Table_20_Contents">
      <style:paragraph-properties fo:text-align="justify" style:justify-single-word="false" fo:hyphenation-ladder-count="2"/>
      <style:text-properties style:font-name="Linux Libertine S.O.Cist.1" fo:font-size="12pt" fo:language="cs" fo:country="CZ" style:font-size-asian="12pt" fo:hyphenate="true" fo:hyphenation-remain-char-count="2" fo:hyphenation-push-char-count="2" loext:hyphenation-no-caps="false"/>
    </style:style>
    <style:style style:name="P7"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e95db" style:font-size-asian="12pt"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71697" style:font-size-asian="12pt" style:language-asian="zh" style:country-asian="CN" style:font-size-complex="12pt" style:language-complex="hi" style:country-complex="IN" fo:hyphenate="true" fo:hyphenation-remain-char-count="2" fo:hyphenation-push-char-count="2" loext:hyphenation-no-caps="false"/>
    </style:style>
    <style:style style:name="P9" style:family="paragraph" style:parent-style-name="Table_20_Contents">
      <loext:graphic-properties draw:fill="none"/>
      <style:paragraph-properties fo:margin-left="0cm" fo:margin-right="0cm" fo:text-align="justify" style:justify-single-word="false" fo:orphans="2" fo:widows="2" fo:hyphenation-ladder-count="2" fo:text-indent="0.474cm" style:auto-text-indent="false" fo:background-color="transparent" text:number-lines="false" text:line-number="0" style:punctuation-wrap="hanging" style:writing-mode="lr-tb">
        <style:drop-cap/>
      </style:paragraph-properties>
      <style:text-properties style:font-name="Linux Libertine S.O.Cist.1" fo:font-size="12pt" fo:language="cs" fo:country="CZ" officeooo:rsid="0040ede6" officeooo:paragraph-rsid="014976b7" style:font-size-asian="12pt" style:language-asian="zh" style:country-asian="CN" style:font-size-complex="12pt" style:language-complex="hi" style:country-complex="IN" fo:hyphenate="true" fo:hyphenation-remain-char-count="2" fo:hyphenation-push-char-count="2" loext:hyphenation-no-caps="false"/>
    </style:style>
    <style:style style:name="P10"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style:font-name="Linux Libertine S.O.Cist.1" fo:font-size="12pt" fo:language="cs" fo:country="CZ" officeooo:rsid="0040ede6" officeooo:paragraph-rsid="0157d8bf" style:font-size-asian="12pt" style:language-asian="zh" style:country-asian="CN" style:font-size-complex="12pt" style:language-complex="hi" style:country-complex="IN" fo:hyphenate="true" fo:hyphenation-remain-char-count="2" fo:hyphenation-push-char-count="2" loext:hyphenation-no-caps="false"/>
    </style:style>
    <style:style style:name="P11" style:family="paragraph" style:parent-style-name="Table_20_Contents">
      <style:paragraph-properties fo:text-align="justify" style:justify-single-word="false" fo:hyphenation-ladder-count="2"/>
      <style:text-properties style:font-name="Linux Libertine S.O.Cist.1" fo:font-size="12pt" fo:language="cs" fo:country="CZ" officeooo:paragraph-rsid="00071697" style:font-size-asian="12pt" style:language-asian="zh" style:country-asian="CN" style:language-complex="hi" style:country-complex="IN"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3"/>
      <style:text-properties style:font-name="Linux Libertine S.O.Cist.1" fo:font-size="12pt" fo:language="cs" fo:country="CZ" fo:background-color="transparent" style:font-size-asian="12pt" fo:hyphenate="true" fo:hyphenation-remain-char-count="2" fo:hyphenation-push-char-count="2" loext:hyphenation-no-caps="false"/>
    </style:style>
    <style:style style:name="P13"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style:style>
    <style:style style:name="P14"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style:style>
    <style:style style:name="P15" style:family="paragraph" style:parent-style-name="Table_20_Contents">
      <style:paragraph-properties fo:text-align="justify" style:justify-single-word="false" fo:hyphenation-ladder-count="2"/>
      <style:text-properties style:font-name="Linux Libertine S.O.Cist.1" fo:font-size="12pt" fo:language="la" fo:country="VA" officeooo:paragraph-rsid="000e95db" style:font-size-asian="12pt" fo:hyphenate="true" fo:hyphenation-remain-char-count="2" fo:hyphenation-push-char-count="2" loext:hyphenation-no-caps="false"/>
    </style:style>
    <style:style style:name="P16" style:family="paragraph" style:parent-style-name="Table_20_Contents">
      <style:paragraph-properties fo:text-align="justify" style:justify-single-word="false" fo:hyphenation-ladder-count="3"/>
      <style:text-properties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7" style:family="paragraph" style:parent-style-name="Table_20_Contents">
      <style:paragraph-properties fo:text-align="justify" style:justify-single-word="false" fo:hyphenation-ladder-count="3"/>
      <style:text-properties style:font-name="Linux Libertine S.O.Cist.1" fo:font-size="12pt" fo:language="la" fo:country="VA" fo:background-color="transparent" style:font-size-asian="12pt" style:language-asian="zh" style:country-asian="CN" style:language-complex="hi" style:country-complex="IN" fo:hyphenate="true" fo:hyphenation-remain-char-count="2" fo:hyphenation-push-char-count="2" loext:hyphenation-no-caps="false"/>
    </style:style>
    <style:style style:name="P18" style:family="paragraph" style:parent-style-name="Table_20_Contents">
      <style:paragraph-properties fo:text-align="center" style:justify-single-word="false" fo:hyphenation-ladder-count="3"/>
      <style:text-properties style:font-name="Linux Libertine S.O.Cist.1" fo:background-color="transparent" fo:hyphenate="true" fo:hyphenation-remain-char-count="2" fo:hyphenation-push-char-count="2" loext:hyphenation-no-caps="false"/>
    </style:style>
    <style:style style:name="P19"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style:style>
    <style:style style:name="P20" style:family="paragraph" style:parent-style-name="Table_20_Contents">
      <style:paragraph-properties fo:text-align="center" style:justify-single-word="false" fo:hyphenation-ladder-count="3"/>
      <style:text-properties style:font-name="Linux Libertine S.O.Cist.1" officeooo:paragraph-rsid="01035a32" fo:hyphenate="true" fo:hyphenation-remain-char-count="2" fo:hyphenation-push-char-count="2" loext:hyphenation-no-caps="false"/>
    </style:style>
    <style:style style:name="P21" style:family="paragraph" style:parent-style-name="Table_20_Contents">
      <style:paragraph-properties fo:line-height="115%" fo:text-align="center" style:justify-single-word="false" fo:hyphenation-ladder-count="3"/>
      <style:text-properties fo:font-size="24pt" fo:letter-spacing="0.035cm" officeooo:paragraph-rsid="0018d2cb" style:font-size-asian="20pt" style:font-size-complex="20pt" fo:hyphenate="true" fo:hyphenation-remain-char-count="2" fo:hyphenation-push-char-count="2" loext:hyphenation-no-caps="false"/>
    </style:style>
    <style:style style:name="P22" style:family="paragraph" style:parent-style-name="Table_20_Contents">
      <style:paragraph-properties fo:line-height="115%" fo:text-align="center" style:justify-single-word="false" fo:hyphenation-ladder-count="3"/>
      <style:text-properties fo:hyphenate="true" fo:hyphenation-remain-char-count="2" fo:hyphenation-push-char-count="2" loext:hyphenation-no-caps="false"/>
    </style:style>
    <style:style style:name="P23" style:family="paragraph" style:parent-style-name="Table_20_Contents">
      <style:paragraph-properties fo:line-height="115%" fo:text-align="center" style:justify-single-word="false" fo:hyphenation-ladder-count="3"/>
      <style:text-properties officeooo:paragraph-rsid="0018d2cb" fo:hyphenate="true" fo:hyphenation-remain-char-count="2" fo:hyphenation-push-char-count="2" loext:hyphenation-no-caps="false"/>
    </style:style>
    <style:style style:name="P24" style:family="paragraph" style:parent-style-name="Table_20_Contents">
      <style:paragraph-properties fo:line-height="115%" fo:text-align="center" style:justify-single-word="false" fo:hyphenation-ladder-count="3"/>
      <style:text-properties officeooo:paragraph-rsid="00121882" fo:hyphenate="true" fo:hyphenation-remain-char-count="2" fo:hyphenation-push-char-count="2" loext:hyphenation-no-caps="false"/>
    </style:style>
    <style:style style:name="P25" style:family="paragraph" style:parent-style-name="Table_20_Contents">
      <style:paragraph-properties fo:line-height="115%" fo:text-align="center" style:justify-single-word="false" fo:hyphenation-ladder-count="3"/>
      <style:text-properties officeooo:paragraph-rsid="01018dbd" fo:hyphenate="true" fo:hyphenation-remain-char-count="2" fo:hyphenation-push-char-count="2" loext:hyphenation-no-caps="false"/>
    </style:style>
    <style:style style:name="P26" style:family="paragraph" style:parent-style-name="Table_20_Contents">
      <style:paragraph-properties fo:text-align="center" style:justify-single-word="false" fo:hyphenation-ladder-count="3"/>
      <style:text-properties fo:hyphenate="true" fo:hyphenation-remain-char-count="2" fo:hyphenation-push-char-count="2" loext:hyphenation-no-caps="false"/>
    </style:style>
    <style:style style:name="P27" style:family="paragraph" style:parent-style-name="Table_20_Contents">
      <style:paragraph-properties fo:text-align="center" style:justify-single-word="false" fo:hyphenation-ladder-count="3"/>
      <style:text-properties officeooo:paragraph-rsid="0018d2cb" fo:hyphenate="true" fo:hyphenation-remain-char-count="2" fo:hyphenation-push-char-count="2" loext:hyphenation-no-caps="false"/>
    </style:style>
    <style:style style:name="P28" style:family="paragraph" style:parent-style-name="Table_20_Contents">
      <style:paragraph-properties fo:text-align="center" style:justify-single-word="false" fo:hyphenation-ladder-count="3"/>
      <style:text-properties officeooo:paragraph-rsid="0054cfce" fo:hyphenate="true" fo:hyphenation-remain-char-count="2" fo:hyphenation-push-char-count="2" loext:hyphenation-no-caps="false"/>
    </style:style>
    <style:style style:name="P29" style:family="paragraph" style:parent-style-name="Table_20_Contents">
      <style:paragraph-properties fo:text-align="center" style:justify-single-word="false" fo:hyphenation-ladder-count="3"/>
      <style:text-properties officeooo:paragraph-rsid="00842c81" fo:hyphenate="true" fo:hyphenation-remain-char-count="2" fo:hyphenation-push-char-count="2" loext:hyphenation-no-caps="false"/>
    </style:style>
    <style:style style:name="P30" style:family="paragraph" style:parent-style-name="Table_20_Contents">
      <style:paragraph-properties fo:text-align="center" style:justify-single-word="false" fo:hyphenation-ladder-count="3"/>
      <style:text-properties officeooo:paragraph-rsid="0099aebc" fo:hyphenate="true" fo:hyphenation-remain-char-count="2" fo:hyphenation-push-char-count="2" loext:hyphenation-no-caps="false"/>
    </style:style>
    <style:style style:name="P31" style:family="paragraph" style:parent-style-name="Table_20_Contents">
      <style:paragraph-properties fo:text-align="center" style:justify-single-word="false" fo:hyphenation-ladder-count="2"/>
      <style:text-properties officeooo:paragraph-rsid="000e95db" fo:hyphenate="true" fo:hyphenation-remain-char-count="2" fo:hyphenation-push-char-count="2" loext:hyphenation-no-caps="false"/>
    </style:style>
    <style:style style:name="P32" style:family="paragraph" style:parent-style-name="Table_20_Contents">
      <style:paragraph-properties fo:text-align="center" style:justify-single-word="false" fo:hyphenation-ladder-count="3"/>
      <style:text-properties fo:color="#00000a" loext:opacity="100%" style:font-name="Bookman BT S.O.Cist.:liga=0"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3" style:family="paragraph" style:parent-style-name="Table_20_Contents">
      <style:paragraph-properties fo:line-height="100%" fo:text-align="center" style:justify-single-word="false" fo:hyphenation-ladder-count="3"/>
      <style:text-properties fo:color="#00000a" loext:opacity="100%" style:font-name="Bookman BT S.O.Cist.:liga=0" fo:font-size="12pt" fo:language="la" fo:country="VA" fo:font-weight="normal" officeooo:paragraph-rsid="00ba924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4"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4cfc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5" style:family="paragraph" style:parent-style-name="Table_20_Contents">
      <style:paragraph-properties fo:text-align="center" style:justify-single-word="false" fo:hyphenation-ladder-count="2"/>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36" style:family="paragraph" style:parent-style-name="Table_20_Contents">
      <style:paragraph-properties fo:text-align="center" style:justify-single-word="false" fo:hyphenation-ladder-count="2"/>
      <style:text-properties fo:color="#00000a" loext:opacity="100%" style:font-name="Bookman BT S.O.Cist.:liga=01"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37"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style:style>
    <style:style style:name="P38"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style:style>
    <style:style style:name="P39"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e95db" style:font-size-asian="12pt" style:font-size-complex="12pt" fo:hyphenate="true" fo:hyphenation-remain-char-count="2" fo:hyphenation-push-char-count="2" loext:hyphenation-no-caps="false"/>
    </style:style>
    <style:style style:name="P4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41"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officeooo:rsid="00991858" officeooo:paragraph-rsid="00991858" style:font-size-asian="12pt" style:language-asian="zh" style:country-asian="CN" style:language-complex="hi" style:country-complex="IN" fo:hyphenate="true" fo:hyphenation-remain-char-count="2" fo:hyphenation-push-char-count="2" loext:hyphenation-no-caps="false"/>
    </style:style>
    <style:style style:name="P42"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0e95db" style:font-size-asian="12pt" style:language-asian="zh" style:country-asian="CN" style:font-size-complex="12pt" style:language-complex="hi" style:country-complex="IN" fo:hyphenate="true" fo:hyphenation-remain-char-count="2" fo:hyphenation-push-char-count="2" loext:hyphenation-no-caps="false"/>
    </style:style>
    <style:style style:name="P4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156fa42" style:font-size-asian="12pt" style:language-asian="zh" style:country-asian="CN" style:font-size-complex="12pt" style:language-complex="hi" style:country-complex="IN" fo:hyphenate="true" fo:hyphenation-remain-char-count="2" fo:hyphenation-push-char-count="2" loext:hyphenation-no-caps="false"/>
    </style:style>
    <style:style style:name="P4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fo:hyphenate="true" fo:hyphenation-remain-char-count="2" fo:hyphenation-push-char-count="2" loext:hyphenation-no-caps="false"/>
    </style:style>
    <style:style style:name="P45" style:family="paragraph" style:parent-style-name="Table_20_Contents">
      <style:paragraph-properties fo:line-height="115%" fo:text-align="center" style:justify-single-word="false" fo:hyphenation-ladder-count="3"/>
      <style:text-properties fo:color="#ff0000" loext:opacity="100%" style:font-name="Linux Libertine S.O.Cist.1" fo:font-size="12pt" fo:language="la" fo:country="VA" fo:font-weight="normal" officeooo:rsid="008badd7"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46"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47"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842c81" fo:background-color="transparent"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48" style:family="paragraph" style:parent-style-name="Table_20_Contents">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49" style:family="paragraph" style:parent-style-name="Table_20_Contents">
      <style:paragraph-properties fo:line-height="115%" fo:text-align="center" style:justify-single-word="false" fo:hyphenation-ladder-count="3" style:writing-mode="lr-tb"/>
      <style:text-properties fo:color="#ff0000" loext:opacity="100%" style:font-name="Linux Libertine S.O.Cist.1" fo:font-size="12pt" fo:letter-spacing="normal" fo:language="la" fo:country="VA" fo:font-weight="normal" officeooo:rsid="00b75b39" officeooo:paragraph-rsid="01a433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50"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15f65c7" style:font-size-asian="12pt" style:language-asian="zh" style:country-asian="CN" style:font-size-complex="12pt" style:language-complex="hi" style:country-complex="IN" fo:hyphenate="true" fo:hyphenation-remain-char-count="2" fo:hyphenation-push-char-count="2" loext:hyphenation-no-caps="false"/>
    </style:style>
    <style:style style:name="P51"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15c93f4" style:font-size-asian="12pt" style:language-asian="zh" style:country-asian="CN" style:font-size-complex="12pt" style:language-complex="hi" style:country-complex="IN" fo:hyphenate="true" fo:hyphenation-remain-char-count="2" fo:hyphenation-push-char-count="2" loext:hyphenation-no-caps="false"/>
    </style:style>
    <style:style style:name="P52"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fo:hyphenate="true" fo:hyphenation-remain-char-count="2" fo:hyphenation-push-char-count="2" loext:hyphenation-no-caps="false"/>
    </style:style>
    <style:style style:name="P53"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8d2cb" style:font-size-asian="12pt" fo:hyphenate="true" fo:hyphenation-remain-char-count="2" fo:hyphenation-push-char-count="2" loext:hyphenation-no-caps="false"/>
    </style:style>
    <style:style style:name="P54"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121882" style:font-size-asian="12pt" fo:hyphenate="true" fo:hyphenation-remain-char-count="2" fo:hyphenation-push-char-count="2" loext:hyphenation-no-caps="false"/>
    </style:style>
    <style:style style:name="P55"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5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8d2cb" style:font-size-asian="12pt" style:language-asian="zh" style:country-asian="CN" style:language-complex="hi" style:country-complex="IN" fo:hyphenate="true" fo:hyphenation-remain-char-count="2" fo:hyphenation-push-char-count="2" loext:hyphenation-no-caps="false"/>
    </style:style>
    <style:style style:name="P57"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officeooo:paragraph-rsid="00121882" style:font-size-asian="12pt" style:language-asian="zh" style:country-asian="CN" style:language-complex="hi" style:country-complex="IN" fo:hyphenate="true" fo:hyphenation-remain-char-count="2" fo:hyphenation-push-char-count="2" loext:hyphenation-no-caps="false"/>
    </style:style>
    <style:style style:name="P5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5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paragraph-rsid="0018d2cb"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60" style:family="paragraph" style:parent-style-name="Table_20_Contents">
      <style:paragraph-properties fo:line-height="100%" fo:text-align="center" style:justify-single-word="false" fo:hyphenation-ladder-count="3"/>
      <style:text-properties fo:color="#ff0000" loext:opacity="100%" style:font-name="Linux Libertine S.O.Cist." fo:font-size="12pt" fo:language="la" fo:country="VA" fo:font-style="normal" officeooo:paragraph-rsid="00121882"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6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weight="normal"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62" style:family="paragraph" style:parent-style-name="Table_20_Contents">
      <style:paragraph-properties fo:line-height="115%" fo:text-align="center" style:justify-single-word="false" fo:hyphenation-ladder-count="3"/>
      <style:text-properties fo:color="#ff0000" loext:opacity="100%" style:font-name="Linux Libertine S.O.Cist." fo:font-size="12pt" fo:language="la" fo:country="VA" fo:font-weight="normal" officeooo:paragraph-rsid="00121882" fo:background-color="#ffffff" style:font-name-asian="Andale Sans UI" style:font-size-asian="12pt" style:language-asian="zh" style:country-asian="CN" style:font-weight-asian="normal" style:font-name-complex="Tahoma" style:font-size-complex="12pt" style:language-complex="hi" style:country-complex="IN" style:font-weight-complex="normal" fo:hyphenate="true" fo:hyphenation-remain-char-count="2" fo:hyphenation-push-char-count="2" loext:hyphenation-no-caps="false"/>
    </style:style>
    <style:style style:name="P63" style:family="paragraph" style:parent-style-name="Table_20_Contents">
      <style:paragraph-properties fo:text-align="center" style:justify-single-word="false" fo:hyphenation-ladder-count="3"/>
      <style:text-properties fo:color="#ff0000" loext:opacity="100%" style:font-name="Linux Libertine S.O.Cist."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style:style>
    <style:style style:name="P64" style:family="paragraph" style:parent-style-name="Table_20_Contents">
      <style:paragraph-properties fo:line-height="115%" fo:text-align="center" style:justify-single-word="false" fo:hyphenation-ladder-count="3"/>
      <style:text-properties fo:color="#ff0000" loext:opacity="100%" style:font-name="Times New Roman" fo:font-size="20pt" fo:language="la" fo:country="VA" officeooo:paragraph-rsid="007413a1" style:font-size-asian="16pt" style:language-asian="zh" style:country-asian="CN" style:font-size-complex="16pt" style:language-complex="hi" style:country-complex="IN" fo:hyphenate="true" fo:hyphenation-remain-char-count="2" fo:hyphenation-push-char-count="2" loext:hyphenation-no-caps="false"/>
    </style:style>
    <style:style style:name="P65" style:family="paragraph" style:parent-style-name="Table_20_Contents">
      <style:paragraph-properties fo:margin-top="0cm" fo:margin-bottom="0.199cm" style:contextual-spacing="false" fo:line-height="115%" fo:text-align="center" style:justify-single-word="false" fo:hyphenation-ladder-count="3"/>
      <style:text-properties fo:color="#ff0000" loext:opacity="100%" style:font-name="Cloister" fo:font-size="20pt" fo:language="la" fo:country="VA" officeooo:rsid="00991858" officeooo:paragraph-rsid="00991858" style:font-size-asian="12pt" style:language-asian="zh" style:country-asian="CN" style:language-complex="hi" style:country-complex="IN" fo:hyphenate="true" fo:hyphenation-remain-char-count="2" fo:hyphenation-push-char-count="2" loext:hyphenation-no-caps="false"/>
    </style:style>
    <style:style style:name="P66"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7"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8" style:family="paragraph" style:parent-style-name="Table_20_Contents">
      <style:paragraph-properties fo:text-align="justify" style:justify-single-word="false" fo:hyphenation-ladder-count="2"/>
      <style:text-properties fo:font-variant="normal" fo:text-transform="none" fo:color="#000000" loext:opacity="100%" style:font-name="Linux Libertine S.O.Cist.1" fo:font-size="12pt" fo:letter-spacing="normal" fo:language="la" fo:country="VA" fo:font-style="normal" fo:font-weight="normal" officeooo:paragraph-rsid="000e95d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69" style:family="paragraph" style:parent-style-name="Table_20_Contents">
      <loext:graphic-properties draw:fill="none"/>
      <style:paragraph-properties fo:margin-left="0cm" fo:margin-right="0cm" fo:margin-top="0.101cm" fo:margin-bottom="0cm" style:contextual-spacing="false"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14bdb5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70"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fa4f51" fo:background-color="transparent"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1"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2" style:family="paragraph" style:parent-style-name="Table_20_Contents">
      <style:paragraph-properties fo:text-align="center" style:justify-single-word="false" fo:hyphenation-ladder-count="3">
        <style:drop-cap/>
      </style:paragraph-properties>
      <style:text-properties fo:font-variant="normal" fo:text-transform="none" fo:color="#000000" loext:opacity="100%" style:font-name="Linux Libertine S.O.Cist.1" fo:font-size="12pt" fo:language="la" fo:country="VA" officeooo:rsid="0034a540" officeooo:paragraph-rsid="0156fa42"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73" style:family="paragraph" style:parent-style-name="Table_20_Contents">
      <style:paragraph-properties fo:text-align="center" style:justify-single-word="false" fo:hyphenation-ladder-count="3">
        <style:drop-cap/>
      </style:paragraph-properties>
      <style:text-properties fo:font-variant="normal" fo:text-transform="none" fo:color="#000000" loext:opacity="100%" style:font-name="Linux Libertine S.O.Cist.1" fo:font-size="12pt" fo:language="cs" fo:country="CZ" officeooo:rsid="0034a540" officeooo:paragraph-rsid="015f65c7"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74"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8d2cb"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5" style:family="paragraph" style:parent-style-name="Table_20_Contents">
      <style:paragraph-properties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842c81"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6" style:family="paragraph" style:parent-style-name="Table_20_Contents">
      <style:paragraph-properties fo:line-height="100%"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rsid="0084f75f" officeooo:paragraph-rsid="00fc6183"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7" style:family="paragraph" style:parent-style-name="Table_20_Contents">
      <style:paragraph-properties fo:line-height="100%" fo:text-align="center"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fc6183"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8"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79"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8d2c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0" style:family="paragraph" style:parent-style-name="Table_20_Contents">
      <style:paragraph-properties fo:line-height="100%" fo:text-align="justify" style:justify-single-word="false" fo:hyphenation-ladder-count="3"/>
      <style:text-properties fo:font-variant="normal" fo:text-transform="none" fo:color="#000000" loext:opacity="100%" style:font-name="Linux Libertine S.O.Cist." fo:font-size="12pt" fo:letter-spacing="normal" fo:language="la" fo:country="VA" fo:font-style="normal" fo:font-weight="normal" officeooo:paragraph-rsid="001218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1" style:family="paragraph" style:parent-style-name="Table_20_Contents">
      <style:paragraph-properties fo:text-align="center" style:justify-single-word="false" fo:hyphenation-ladder-count="3"/>
      <style:text-properties fo:font-variant="normal" fo:text-transform="none" fo:color="#ff0000" loext:opacity="100%" style:font-name="Linux Libertine S.O.Cist." fo:font-size="12pt" fo:letter-spacing="normal" fo:language="la" fo:country="VA" fo:font-style="normal" fo:font-weight="normal" officeooo:rsid="01283b66" officeooo:paragraph-rsid="0018d2cb"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82" style:family="paragraph" style:parent-style-name="Table_20_Contents">
      <style:paragraph-properties fo:text-align="center" style:justify-single-word="false" fo:hyphenation-ladder-count="2"/>
      <style:text-properties fo:font-variant="normal" fo:text-transform="none" fo:color="#ff0000" loext:opacity="100%" style:font-name="Linux Libertine S.O.Cist.1" fo:font-size="12pt" fo:letter-spacing="normal" fo:language="la" fo:country="VA" fo:font-style="normal" fo:font-weight="normal" officeooo:paragraph-rsid="000e95db"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false"/>
    </style:style>
    <style:style style:name="P83" style:family="paragraph" style:parent-style-name="Table_20_Contents">
      <style:paragraph-properties fo:text-align="center" style:justify-single-word="false" fo:hyphenation-ladder-count="2"/>
      <style:text-properties fo:font-variant="normal" fo:text-transform="none" fo:color="#ff0000" loext:opacity="100%" style:font-name="Linux Libertine S.O.Cist.1" fo:font-size="12pt" fo:letter-spacing="normal" fo:language="la" fo:country="VA" fo:font-style="normal" fo:font-weight="normal" officeooo:rsid="0031de23" officeooo:paragraph-rsid="000e95db" style:letter-kerning="false" style:font-name-asian="Arial Unicode MS" style:font-size-asian="12pt" style:language-asian="zh" style:country-asian="CN" style:font-style-asian="normal" style:font-weight-asian="bold" style:font-name-complex="Arial Unicode MS" style:font-size-complex="12pt" style:language-complex="hi" style:country-complex="IN" style:font-style-complex="normal" style:font-weight-complex="bold" fo:hyphenate="true" fo:hyphenation-remain-char-count="2" fo:hyphenation-push-char-count="2" loext:hyphenation-no-caps="false"/>
    </style:style>
    <style:style style:name="P84" style:family="paragraph" style:parent-style-name="Table_20_Contents">
      <style:paragraph-properties fo:text-align="center" style:justify-single-word="false" fo:hyphenation-ladder-count="2"/>
      <style:text-properties fo:font-variant="normal" fo:text-transform="none" fo:color="#00000a" loext:opacity="100%" style:font-name="Linux Libertine S.O.Cist.1" fo:font-size="12pt" fo:letter-spacing="normal" fo:language="la" fo:country="VA" fo:font-style="normal" fo:font-weight="normal" officeooo:paragraph-rsid="000e95db" style:letter-kerning="false" style:font-name-asian="Arial Unicode MS" style:font-size-asian="12pt" style:language-asian="zh" style:country-asian="CN" style:font-weight-asian="bold" style:font-name-complex="Arial Unicode MS" style:font-size-complex="12pt" style:language-complex="hi" style:country-complex="IN" style:font-weight-complex="bold" fo:hyphenate="true" fo:hyphenation-remain-char-count="2" fo:hyphenation-push-char-count="2" loext:hyphenation-no-caps="false"/>
    </style:style>
    <style:style style:name="P85" style:family="paragraph" style:parent-style-name="Table_20_Contents">
      <style:paragraph-properties fo:text-align="center" style:justify-single-word="false" fo:hyphenation-ladder-count="3"/>
      <style:text-properties style:font-name="Bookman BT S.O.Cist.:liga=0" fo:font-size="12pt" fo:language="la" fo:country="VA" fo:font-weight="normal"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86"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18d2cb"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87"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42359f"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88"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43eb52"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89"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45543b"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90"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4735a3"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91" style:family="paragraph" style:parent-style-name="Table_20_Contents">
      <style:paragraph-properties fo:text-align="center" style:justify-single-word="false" fo:hyphenation-ladder-count="3"/>
      <style:text-properties style:font-name="Bookman BT S.O.Cist.:liga=0" fo:font-size="12pt" fo:language="la" fo:country="VA" fo:font-weight="normal" fo:background-color="transparent"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92"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12056d5" fo:background-color="transparent"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93" style:family="paragraph" style:parent-style-name="Table_20_Contents">
      <style:paragraph-properties fo:text-align="center" style:justify-single-word="false" fo:hyphenation-ladder-count="3"/>
      <style:text-properties style:font-name="Linux Libertine S.O.Cist." fo:hyphenate="true" fo:hyphenation-remain-char-count="2" fo:hyphenation-push-char-count="2" loext:hyphenation-no-caps="false"/>
    </style:style>
    <style:style style:name="P94" style:family="paragraph" style:parent-style-name="Table_20_Contents">
      <style:paragraph-properties fo:text-align="center" style:justify-single-word="false" fo:hyphenation-ladder-count="3"/>
      <style:text-properties style:font-name="Linux Libertine S.O.Cist." officeooo:paragraph-rsid="0018d2cb" fo:hyphenate="true" fo:hyphenation-remain-char-count="2" fo:hyphenation-push-char-count="2" loext:hyphenation-no-caps="false"/>
    </style:style>
    <style:style style:name="P95" style:family="paragraph" style:parent-style-name="Table_20_Contents">
      <style:paragraph-properties fo:text-align="justify" style:justify-single-word="false" fo:hyphenation-ladder-count="3"/>
      <style:text-properties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96" style:family="paragraph" style:parent-style-name="Table_20_Contents">
      <style:paragraph-properties fo:text-align="justify" style:justify-single-word="false" fo:hyphenation-ladder-count="3"/>
      <style:text-properties style:font-name="Linux Libertine S.O.Cist." fo:font-size="12pt" fo:language="la" fo:country="VA" officeooo:paragraph-rsid="0018d2cb" style:font-size-asian="12pt" style:language-asian="zh" style:country-asian="CN" style:language-complex="hi" style:country-complex="IN" fo:hyphenate="true" fo:hyphenation-remain-char-count="2" fo:hyphenation-push-char-count="2" loext:hyphenation-no-caps="false"/>
    </style:style>
    <style:style style:name="P97" style:family="paragraph" style:parent-style-name="Table_20_Contents">
      <style:paragraph-properties fo:line-height="100%" fo:text-align="justify" style:justify-single-word="false" fo:hyphenation-ladder-count="3"/>
      <style:text-properties style:font-name="Linux Libertine S.O.Cist." fo:font-size="12pt" fo:language="la" fo:country="VA" officeooo:paragraph-rsid="00121882" style:font-size-asian="12pt" style:language-asian="zh" style:country-asian="CN" style:language-complex="hi" style:country-complex="IN" fo:hyphenate="true" fo:hyphenation-remain-char-count="2" fo:hyphenation-push-char-count="2" loext:hyphenation-no-caps="false"/>
    </style:style>
    <style:style style:name="P98" style:family="paragraph" style:parent-style-name="Table_20_Contents">
      <style:paragraph-properties fo:text-align="justify" style:justify-single-word="false" fo:hyphenation-ladder-count="3"/>
      <style:text-properties style:font-name="Linux Libertine S.O.Cist." fo:font-size="12pt" fo:language="la" fo:country="VA" style:font-size-asian="12pt" fo:hyphenate="true" fo:hyphenation-remain-char-count="2" fo:hyphenation-push-char-count="2" loext:hyphenation-no-caps="false"/>
    </style:style>
    <style:style style:name="P99" style:family="paragraph" style:parent-style-name="Table_20_Contents">
      <style:paragraph-properties fo:text-align="justify" style:justify-single-word="false" fo:hyphenation-ladder-count="3"/>
      <style:text-properties style:font-name="Linux Libertine S.O.Cist." fo:font-size="12pt" fo:language="la" fo:country="VA" officeooo:paragraph-rsid="0018d2cb" style:font-size-asian="12pt" fo:hyphenate="true" fo:hyphenation-remain-char-count="2" fo:hyphenation-push-char-count="2" loext:hyphenation-no-caps="false"/>
    </style:style>
    <style:style style:name="P100" style:family="paragraph" style:parent-style-name="Table_20_Contents">
      <style:paragraph-properties fo:line-height="100%" fo:text-align="justify" style:justify-single-word="false" fo:hyphenation-ladder-count="3"/>
      <style:text-properties style:font-name="Linux Libertine S.O.Cist." fo:font-size="12pt" fo:language="la" fo:country="VA" officeooo:paragraph-rsid="00121882" style:font-size-asian="12pt" fo:hyphenate="true" fo:hyphenation-remain-char-count="2" fo:hyphenation-push-char-count="2" loext:hyphenation-no-caps="false"/>
    </style:style>
    <style:style style:name="P101" style:family="paragraph" style:parent-style-name="Table_20_Contents">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style:style>
    <style:style style:name="P102" style:family="paragraph" style:parent-style-name="Table_20_Contents">
      <style:paragraph-properties fo:text-align="justify" style:justify-single-word="false" fo:hyphenation-ladder-count="3"/>
      <style:text-properties style:font-name="Linux Libertine S.O.Cist." fo:font-size="12pt" fo:language="cs" fo:country="CZ" officeooo:paragraph-rsid="0018d2cb" style:font-size-asian="12pt" fo:hyphenate="true" fo:hyphenation-remain-char-count="2" fo:hyphenation-push-char-count="2" loext:hyphenation-no-caps="false"/>
    </style:style>
    <style:style style:name="P103" style:family="paragraph" style:parent-style-name="Table_20_Contents">
      <style:paragraph-properties fo:line-height="100%" fo:text-align="justify" style:justify-single-word="false" fo:hyphenation-ladder-count="3"/>
      <style:text-properties style:font-name="Linux Libertine S.O.Cist." fo:font-size="12pt" fo:language="cs" fo:country="CZ" officeooo:paragraph-rsid="00121882" style:font-size-asian="12pt" fo:hyphenate="true" fo:hyphenation-remain-char-count="2" fo:hyphenation-push-char-count="2" loext:hyphenation-no-caps="false"/>
    </style:style>
    <style:style style:name="P104" style:family="paragraph" style:parent-style-name="Table_20_Contents">
      <style:paragraph-properties fo:line-height="100%" fo:text-align="center" style:justify-single-word="false" fo:hyphenation-ladder-count="3"/>
      <style:text-properties style:font-name="Linux Libertine S.O.Cist." officeooo:paragraph-rsid="00121882" fo:hyphenate="true" fo:hyphenation-remain-char-count="2" fo:hyphenation-push-char-count="2" loext:hyphenation-no-caps="false"/>
    </style:style>
    <style:style style:name="P105"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06"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8d2cb" style:font-size-asian="12pt" style:language-asian="zh" style:country-asian="CN" style:language-complex="hi" style:country-complex="IN" fo:hyphenate="true" fo:hyphenation-remain-char-count="2" fo:hyphenation-push-char-count="2" loext:hyphenation-no-caps="false"/>
    </style:style>
    <style:style style:name="P107" style:family="paragraph" style:parent-style-name="Table_20_Contents">
      <style:paragraph-properties fo:text-align="center" style:justify-single-word="false" fo:hyphenation-ladder-count="3"/>
      <style:text-properties fo:color="#000000" loext:opacity="100%" style:font-name="Linux Libertine S.O.Cist." fo:font-size="12pt" fo:language="la" fo:country="VA" officeooo:paragraph-rsid="0018d2cb" style:font-size-asian="12pt" style:language-asian="zh" style:country-asian="CN" style:language-complex="hi" style:country-complex="IN" fo:hyphenate="true" fo:hyphenation-remain-char-count="2" fo:hyphenation-push-char-count="2" loext:hyphenation-no-caps="false"/>
    </style:style>
    <style:style style:name="P108" style:family="paragraph" style:parent-style-name="Table_20_Contents">
      <style:paragraph-properties fo:line-height="100%" fo:text-align="justify" style:justify-single-word="false" fo:hyphenation-ladder-count="3"/>
      <style:text-properties fo:color="#000000" loext:opacity="100%" style:font-name="Linux Libertine S.O.Cist." fo:font-size="12pt" fo:language="la" fo:country="VA" officeooo:paragraph-rsid="00121882" style:font-size-asian="12pt" style:language-asian="zh" style:country-asian="CN" style:language-complex="hi" style:country-complex="IN" fo:hyphenate="true" fo:hyphenation-remain-char-count="2" fo:hyphenation-push-char-count="2" loext:hyphenation-no-caps="false"/>
    </style:style>
    <style:style style:name="P109"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style:style>
    <style:style style:name="P110"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0e95db" style:font-size-asian="12pt" style:language-asian="zh" style:country-asian="CN" style:language-complex="hi" style:country-complex="IN" fo:hyphenate="true" fo:hyphenation-remain-char-count="2" fo:hyphenation-push-char-count="2" loext:hyphenation-no-caps="false"/>
    </style:style>
    <style:style style:name="P111"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anguage="la" fo:country="VA" officeooo:rsid="00336121" officeooo:paragraph-rsid="014ccee6" style:font-size-asian="12pt" style:language-asian="zh" style:country-asian="CN" style:font-size-complex="12pt" style:language-complex="hi" style:country-complex="IN" fo:hyphenate="true" fo:hyphenation-remain-char-count="2" fo:hyphenation-push-char-count="2" loext:hyphenation-no-caps="false"/>
    </style:style>
    <style:style style:name="P112"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anguage="la" fo:country="VA" officeooo:rsid="00336121" officeooo:paragraph-rsid="0152cb18" style:font-size-asian="12pt" style:language-asian="zh" style:country-asian="CN" style:font-size-complex="12pt" style:language-complex="hi" style:country-complex="IN" fo:hyphenate="true" fo:hyphenation-remain-char-count="2" fo:hyphenation-push-char-count="2" loext:hyphenation-no-caps="false"/>
    </style:style>
    <style:style style:name="P113"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anguage="la" fo:country="VA" officeooo:rsid="00336121" officeooo:paragraph-rsid="015413a9" style:font-size-asian="12pt" style:language-asian="zh" style:country-asian="CN" style:font-size-complex="12pt" style:language-complex="hi" style:country-complex="IN" fo:hyphenate="true" fo:hyphenation-remain-char-count="2" fo:hyphenation-push-char-count="2" loext:hyphenation-no-caps="false"/>
    </style:style>
    <style:style style:name="P114"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15" style:family="paragraph" style:parent-style-name="Table_20_Contents">
      <loext:graphic-properties draw:fill="none"/>
      <style:paragraph-properties fo:margin-left="0cm" fo:margin-right="0cm" fo:margin-top="0.101cm" fo:margin-bottom="0cm" style:contextual-spacing="false"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16"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fo:color="#000000" loext:opacity="100%" style:font-name="Linux Libertine S.O.Cist.1" fo:font-size="12pt" fo:letter-spacing="normal" fo:language="cs" fo:country="CZ" fo:font-style="normal" fo:font-weight="normal" officeooo:rsid="0151c01e" officeooo:paragraph-rsid="0163840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17" style:family="paragraph" style:parent-style-name="Table_20_Contents">
      <style:paragraph-properties fo:line-height="115%" fo:text-align="center" style:justify-single-word="false" fo:hyphenation-ladder-count="3"/>
      <style:text-properties style:use-window-font-color="true" loext:opacity="0%" style:font-name="Cloister" fo:font-size="18pt" fo:language="la" fo:country="VA" fo:font-weight="normal" officeooo:paragraph-rsid="007413a1"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118" style:family="paragraph" style:parent-style-name="Table_20_Contents">
      <style:paragraph-properties fo:line-height="150%" fo:text-align="center" style:justify-single-word="false" fo:hyphenation-ladder-count="3" style:writing-mode="lr-tb"/>
      <style:text-properties style:use-window-font-color="true" loext:opacity="0%" style:font-name="Linux Libertine S.O.Cist.1" fo:font-size="12pt" fo:letter-spacing="normal" fo:language="la" fo:country="VA" fo:font-weight="normal" officeooo:rsid="00b75b39" officeooo:paragraph-rsid="01a433c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style:style>
    <style:style style:name="P119" style:family="paragraph" style:parent-style-name="Table_20_Contents">
      <style:paragraph-properties fo:line-height="150%" fo:text-align="center" style:justify-single-word="false" fo:hyphenation-ladder-count="3"/>
      <style:text-properties officeooo:paragraph-rsid="01a433c3" fo:hyphenate="true" fo:hyphenation-remain-char-count="2" fo:hyphenation-push-char-count="2" loext:hyphenation-no-caps="false"/>
    </style:style>
    <style:style style:name="P120" style:family="paragraph" style:parent-style-name="Table_20_Contents">
      <style:paragraph-properties fo:line-height="150%" fo:text-align="center" style:justify-single-word="false" fo:hyphenation-ladder-count="3"/>
      <style:text-properties fo:font-size="16pt" officeooo:paragraph-rsid="01a433c3" style:font-size-asian="16pt" style:font-size-complex="16pt" fo:hyphenate="true" fo:hyphenation-remain-char-count="2" fo:hyphenation-push-char-count="2" loext:hyphenation-no-caps="false"/>
    </style:style>
    <style:style style:name="P121" style:family="paragraph" style:parent-style-name="Table_20_Contents">
      <style:paragraph-properties fo:text-align="center" style:justify-single-word="false" fo:hyphenation-ladder-count="2"/>
      <style:text-properties style:font-name="Bookman BT S.O.Cist.:liga=01" fo:font-size="12pt" fo:language="cs" fo:country="CZ"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2" style:family="paragraph" style:parent-style-name="Table_20_Contents">
      <style:paragraph-properties fo:text-align="center" style:justify-single-word="false" fo:hyphenation-ladder-count="2"/>
      <style:text-properties style:font-name="Bookman BT S.O.Cist.:liga=01" fo:font-size="12pt" fo:language="la" fo:country="VA" fo:font-style="normal" fo:font-weight="normal" officeooo:paragraph-rsid="000e95db"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3" style:family="paragraph" style:parent-style-name="Table_20_Contents">
      <style:paragraph-properties fo:text-align="center" style:justify-single-word="false" fo:hyphenation-ladder-count="2"/>
      <style:text-properties style:font-name="Bookman BT S.O.Cist.:liga=01" fo:font-size="12pt" fo:language="la" fo:country="VA" fo:font-style="normal" fo:font-weight="normal" officeooo:paragraph-rsid="015e878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4" style:family="paragraph" style:parent-style-name="Table_20_Contents">
      <style:paragraph-properties fo:text-align="center" style:justify-single-word="false" fo:hyphenation-ladder-count="3"/>
      <style:text-properties style:font-name="Bookman BT S.O.Cist.:liga=01" fo:font-size="12pt" fo:language="la" fo:country="VA" fo:font-style="normal" fo:font-weight="normal" officeooo:paragraph-rsid="015c93f4"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style:style>
    <style:style style:name="P125" style:family="paragraph" style:parent-style-name="Table_20_Contents">
      <loext:graphic-properties draw:fill="none"/>
      <style:paragraph-properties fo:margin-left="0cm" fo:margin-right="0cm" fo:text-align="justify" style:justify-single-word="false" fo:hyphenation-ladder-count="3" fo:text-indent="0.499cm" style:auto-text-indent="false" fo:background-color="transparent" text:number-lines="false" text:line-number="0" style:writing-mode="lr-tb">
        <style:drop-cap/>
      </style:paragraph-properties>
      <style:text-properties officeooo:paragraph-rsid="011ad82b" fo:hyphenate="true" fo:hyphenation-remain-char-count="2" fo:hyphenation-push-char-count="2" loext:hyphenation-no-caps="false"/>
    </style:style>
    <style:style style:name="P126"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57d8bf" fo:hyphenate="true" fo:hyphenation-remain-char-count="2" fo:hyphenation-push-char-count="2" loext:hyphenation-no-caps="false"/>
    </style:style>
    <style:style style:name="P127"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4c6bcc" fo:hyphenate="true" fo:hyphenation-remain-char-count="2" fo:hyphenation-push-char-count="2" loext:hyphenation-no-caps="false"/>
    </style:style>
    <style:style style:name="P128"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51c01e" fo:hyphenate="true" fo:hyphenation-remain-char-count="2" fo:hyphenation-push-char-count="2" loext:hyphenation-no-caps="false"/>
    </style:style>
    <style:style style:name="P129"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5db4d1" fo:hyphenate="true" fo:hyphenation-remain-char-count="2" fo:hyphenation-push-char-count="2" loext:hyphenation-no-caps="false"/>
    </style:style>
    <style:style style:name="P130"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00e95db" fo:hyphenate="true" fo:hyphenation-remain-char-count="2" fo:hyphenation-push-char-count="2" loext:hyphenation-no-caps="false"/>
    </style:style>
    <style:style style:name="P131"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6034a5" fo:hyphenate="true" fo:hyphenation-remain-char-count="2" fo:hyphenation-push-char-count="2" loext:hyphenation-no-caps="false"/>
    </style:style>
    <style:style style:name="P132"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638403" fo:hyphenate="true" fo:hyphenation-remain-char-count="2" fo:hyphenation-push-char-count="2" loext:hyphenation-no-caps="false"/>
    </style:style>
    <style:style style:name="P133"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64dcb1" fo:hyphenate="true" fo:hyphenation-remain-char-count="2" fo:hyphenation-push-char-count="2" loext:hyphenation-no-caps="false"/>
    </style:style>
    <style:style style:name="P134"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6803c9" fo:hyphenate="true" fo:hyphenation-remain-char-count="2" fo:hyphenation-push-char-count="2" loext:hyphenation-no-caps="false"/>
    </style:style>
    <style:style style:name="P135"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52cb18" fo:hyphenate="true" fo:hyphenation-remain-char-count="2" fo:hyphenation-push-char-count="2" loext:hyphenation-no-caps="false"/>
    </style:style>
    <style:style style:name="P136"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693bc2" fo:hyphenate="true" fo:hyphenation-remain-char-count="2" fo:hyphenation-push-char-count="2" loext:hyphenation-no-caps="false"/>
    </style:style>
    <style:style style:name="P137"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6c99d2" fo:hyphenate="true" fo:hyphenation-remain-char-count="2" fo:hyphenation-push-char-count="2" loext:hyphenation-no-caps="false"/>
    </style:style>
    <style:style style:name="P138" style:family="paragraph" style:parent-style-name="Table_20_Contents">
      <loext:graphic-properties draw:fill="none"/>
      <style:paragraph-properties fo:margin-left="0cm" fo:margin-right="0cm" fo:margin-top="0.101cm" fo:margin-bottom="0cm" style:contextual-spacing="false"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officeooo:paragraph-rsid="0155e55c" fo:hyphenate="true" fo:hyphenation-remain-char-count="2" fo:hyphenation-push-char-count="2" loext:hyphenation-no-caps="false"/>
    </style:style>
    <style:style style:name="P139" style:family="paragraph" style:parent-style-name="Table_20_Contents">
      <loext:graphic-properties draw:fill="none"/>
      <style:paragraph-properties fo:margin-left="0cm" fo:margin-right="0cm" fo:text-align="justify" style:justify-single-word="false" fo:orphans="2" fo:widows="2" fo:hyphenation-ladder-count="3" fo:text-indent="0.499cm" style:auto-text-indent="false" fo:background-color="transparent" text:number-lines="false" text:line-number="0" style:punctuation-wrap="hanging" style:writing-mode="lr-tb">
        <style:drop-cap/>
      </style:paragraph-properties>
      <style:text-properties officeooo:paragraph-rsid="000e95db" fo:hyphenate="true" fo:hyphenation-remain-char-count="2" fo:hyphenation-push-char-count="2" loext:hyphenation-no-caps="false"/>
    </style:style>
    <style:style style:name="P140" style:family="paragraph" style:parent-style-name="Table_20_Contents">
      <loext:graphic-properties draw:fill="none"/>
      <style:paragraph-properties fo:margin-left="0cm" fo:margin-right="0cm" fo:text-align="justify" style:justify-single-word="false" fo:orphans="2" fo:widows="2" fo:hyphenation-ladder-count="3" fo:text-indent="0.499cm" style:auto-text-indent="false" fo:background-color="transparent" text:number-lines="false" text:line-number="0" style:punctuation-wrap="hanging" style:writing-mode="lr-tb">
        <style:drop-cap/>
      </style:paragraph-properties>
      <style:text-properties officeooo:paragraph-rsid="01672e8f" fo:hyphenate="true" fo:hyphenation-remain-char-count="2" fo:hyphenation-push-char-count="2" loext:hyphenation-no-caps="false"/>
    </style:style>
    <style:style style:name="P141"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paragraph-properties>
      <style:text-properties fo:language="cs" fo:country="CZ" officeooo:paragraph-rsid="0157d8bf" style:language-asian="zh" style:country-asian="CN" style:language-complex="hi" style:country-complex="IN" fo:hyphenate="true" fo:hyphenation-remain-char-count="2" fo:hyphenation-push-char-count="2" loext:hyphenation-no-caps="false"/>
    </style:style>
    <style:style style:name="P14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3"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14bdb5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4" style:family="paragraph" style:parent-style-name="Table_20_Contents">
      <loext:graphic-properties draw:fill="none"/>
      <style:paragraph-properties fo:margin-left="0cm" fo:margin-right="0cm" fo:text-align="justify" style:justify-single-word="false" fo:orphans="2" fo:widows="2" fo:hyphenation-ladder-count="2" fo:text-indent="0.499cm" style:auto-text-indent="false" fo:background-color="transparent" text:number-lines="false" text:line-number="0" style:punctuation-wrap="hanging"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145"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fa4f51"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6"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86b159"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7"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8badd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8"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49" style:family="paragraph" style:parent-style-name="Table_20_Contents">
      <style:paragraph-properties fo:text-align="justify" style:justify-single-word="false" fo:hyphenation-ladder-count="5"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0"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1" style:family="paragraph" style:parent-style-name="Table_20_Contents">
      <style:paragraph-properties fo:margin-top="0.101cm" fo:margin-bottom="0cm" style:contextual-spacing="false" fo:text-align="justify" style:justify-single-word="false" fo:hyphenation-ladder-count="3">
        <style:drop-cap style:lines="3" style:style-name="Iniciály_20_Velké"/>
      </style:paragraph-properties>
      <style:text-properties fo:font-variant="normal" fo:text-transform="none" fo:color="#000000" loext:opacity="100%" style:font-name="Linux Libertine S.O.Cist.1" fo:font-size="12pt" fo:language="la" fo:country="VA" officeooo:rsid="0034a540" officeooo:paragraph-rsid="0156fa42"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152" style:family="paragraph" style:parent-style-name="Table_20_Contents">
      <style:paragraph-properties fo:margin-top="0.101cm" fo:margin-bottom="0cm" style:contextual-spacing="false" fo:text-align="justify" style:justify-single-word="false" fo:orphans="2" fo:widows="2" fo:hyphenation-ladder-count="3" style:punctuation-wrap="hanging" style:writing-mode="lr-tb">
        <style:drop-cap style:lines="3" style:style-name="Iniciály_20_Velké"/>
      </style:paragraph-properties>
      <style:text-properties fo:font-variant="normal" fo:text-transform="none" fo:color="#000000" loext:opacity="100%" style:font-name="Linux Libertine S.O.Cist.1" fo:font-size="12pt" fo:language="la" fo:country="VA" officeooo:rsid="0034a540" officeooo:paragraph-rsid="0156fa42"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153" style:family="paragraph" style:parent-style-name="Table_20_Contents">
      <style:paragraph-properties fo:margin-top="0.101cm" fo:margin-bottom="0cm" style:contextual-spacing="false" fo:text-align="justify" style:justify-single-word="false" fo:hyphenation-ladder-count="3">
        <style:drop-cap style:lines="3" style:style-name="Iniciály_20_Velké"/>
      </style:paragraph-properties>
      <style:text-properties fo:font-variant="normal" fo:text-transform="none" fo:color="#000000" loext:opacity="100%" style:font-name="Linux Libertine S.O.Cist.1" fo:font-size="12pt" fo:language="cs" fo:country="CZ" officeooo:rsid="0034a540" officeooo:paragraph-rsid="015f65c7" style:letter-kerning="false" style:font-name-asian="Arial Unicode MS" style:font-size-asian="12pt" style:language-asian="zh" style:country-asian="CN" style:font-name-complex="Arial Unicode MS" style:font-size-complex="12pt" style:language-complex="hi" style:country-complex="IN" fo:hyphenate="true" fo:hyphenation-remain-char-count="2" fo:hyphenation-push-char-count="2" loext:hyphenation-no-caps="false"/>
    </style:style>
    <style:style style:name="P154"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18d2c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5"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86b159"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6b159" officeooo:paragraph-rsid="001218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7"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18d2c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5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rsid="0087c59c" officeooo:paragraph-rsid="001218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0"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18d2cb"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1"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87c59c"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 fo:font-size="12pt" fo:letter-spacing="normal" fo:language="la" fo:country="VA" fo:font-style="normal" fo:font-weight="normal" officeooo:paragraph-rsid="001218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style:style>
    <style:style style:name="P163"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31859e8" fo:hyphenate="true" fo:hyphenation-remain-char-count="2" fo:hyphenation-push-char-count="2" loext:hyphenation-no-caps="false"/>
    </style:style>
    <style:style style:name="P16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18d2cb" fo:hyphenate="true" fo:hyphenation-remain-char-count="2" fo:hyphenation-push-char-count="2" loext:hyphenation-no-caps="false"/>
    </style:style>
    <style:style style:name="P16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cd73e4" fo:hyphenate="true" fo:hyphenation-remain-char-count="2" fo:hyphenation-push-char-count="2" loext:hyphenation-no-caps="false"/>
    </style:style>
    <style:style style:name="P16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0e95db" fo:hyphenate="true" fo:hyphenation-remain-char-count="2" fo:hyphenation-push-char-count="2" loext:hyphenation-no-caps="false"/>
    </style:style>
    <style:style style:name="P16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b8b520" fo:hyphenate="true" fo:hyphenation-remain-char-count="2" fo:hyphenation-push-char-count="2" loext:hyphenation-no-caps="false"/>
    </style:style>
    <style:style style:name="P16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6b9661" fo:hyphenate="true" fo:hyphenation-remain-char-count="2" fo:hyphenation-push-char-count="2" loext:hyphenation-no-caps="false"/>
    </style:style>
    <style:style style:name="P16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5cada" fo:hyphenate="true" fo:hyphenation-remain-char-count="2" fo:hyphenation-push-char-count="2" loext:hyphenation-no-caps="false"/>
    </style:style>
    <style:style style:name="P17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8e2864" fo:hyphenate="true" fo:hyphenation-remain-char-count="2" fo:hyphenation-push-char-count="2" loext:hyphenation-no-caps="false"/>
    </style:style>
    <style:style style:name="P17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1859e8" fo:hyphenate="true" fo:hyphenation-remain-char-count="2" fo:hyphenation-push-char-count="2" loext:hyphenation-no-caps="false"/>
    </style:style>
    <style:style style:name="P17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3047c2b" fo:hyphenate="true" fo:hyphenation-remain-char-count="2" fo:hyphenation-push-char-count="2" loext:hyphenation-no-caps="false"/>
    </style:style>
    <style:style style:name="P17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8d2cb" fo:hyphenate="true" fo:hyphenation-remain-char-count="2" fo:hyphenation-push-char-count="2" loext:hyphenation-no-caps="false"/>
    </style:style>
    <style:style style:name="P17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ad82b" fo:hyphenate="true" fo:hyphenation-remain-char-count="2" fo:hyphenation-push-char-count="2" loext:hyphenation-no-caps="false"/>
    </style:style>
    <style:style style:name="P17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42c68" fo:hyphenate="true" fo:hyphenation-remain-char-count="2" fo:hyphenation-push-char-count="2" loext:hyphenation-no-caps="false"/>
    </style:style>
    <style:style style:name="P17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baecb" fo:hyphenate="true" fo:hyphenation-remain-char-count="2" fo:hyphenation-push-char-count="2" loext:hyphenation-no-caps="false"/>
    </style:style>
    <style:style style:name="P17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f17a5d" fo:hyphenate="true" fo:hyphenation-remain-char-count="2" fo:hyphenation-push-char-count="2" loext:hyphenation-no-caps="false"/>
    </style:style>
    <style:style style:name="P17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95e58" fo:hyphenate="true" fo:hyphenation-remain-char-count="2" fo:hyphenation-push-char-count="2" loext:hyphenation-no-caps="false"/>
    </style:style>
    <style:style style:name="P17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5845e3" fo:hyphenate="true" fo:hyphenation-remain-char-count="2" fo:hyphenation-push-char-count="2" loext:hyphenation-no-caps="false"/>
    </style:style>
    <style:style style:name="P180" style:family="paragraph" style:parent-style-name="Table_20_Contents">
      <style:paragraph-properties fo:text-align="justify" style:justify-single-word="false" fo:hyphenation-ladder-count="3" style:writing-mode="lr-tb">
        <style:drop-cap style:lines="2" style:style-name="Drop_20_Caps"/>
      </style:paragraph-properties>
      <style:text-properties fo:hyphenate="true" fo:hyphenation-remain-char-count="2" fo:hyphenation-push-char-count="2" loext:hyphenation-no-caps="false"/>
    </style:style>
    <style:style style:name="P18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5a4a2d" fo:hyphenate="true" fo:hyphenation-remain-char-count="2" fo:hyphenation-push-char-count="2" loext:hyphenation-no-caps="false"/>
    </style:style>
    <style:style style:name="P18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b9661" fo:hyphenate="true" fo:hyphenation-remain-char-count="2" fo:hyphenation-push-char-count="2" loext:hyphenation-no-caps="false"/>
    </style:style>
    <style:style style:name="P18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c92a9" fo:hyphenate="true" fo:hyphenation-remain-char-count="2" fo:hyphenation-push-char-count="2" loext:hyphenation-no-caps="false"/>
    </style:style>
    <style:style style:name="P18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da8a2" fo:hyphenate="true" fo:hyphenation-remain-char-count="2" fo:hyphenation-push-char-count="2" loext:hyphenation-no-caps="false"/>
    </style:style>
    <style:style style:name="P18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f0466" fo:hyphenate="true" fo:hyphenation-remain-char-count="2" fo:hyphenation-push-char-count="2" loext:hyphenation-no-caps="false"/>
    </style:style>
    <style:style style:name="P18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dbef36" fo:hyphenate="true" fo:hyphenation-remain-char-count="2" fo:hyphenation-push-char-count="2" loext:hyphenation-no-caps="false"/>
    </style:style>
    <style:style style:name="P18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c63f42" fo:hyphenate="true" fo:hyphenation-remain-char-count="2" fo:hyphenation-push-char-count="2" loext:hyphenation-no-caps="false"/>
    </style:style>
    <style:style style:name="P18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55daa" fo:hyphenate="true" fo:hyphenation-remain-char-count="2" fo:hyphenation-push-char-count="2" loext:hyphenation-no-caps="false"/>
    </style:style>
    <style:style style:name="P18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7b27f" fo:hyphenate="true" fo:hyphenation-remain-char-count="2" fo:hyphenation-push-char-count="2" loext:hyphenation-no-caps="false"/>
    </style:style>
    <style:style style:name="P19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61b7c0" fo:hyphenate="true" fo:hyphenation-remain-char-count="2" fo:hyphenation-push-char-count="2" loext:hyphenation-no-caps="false"/>
    </style:style>
    <style:style style:name="P19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069b32" fo:hyphenate="true" fo:hyphenation-remain-char-count="2" fo:hyphenation-push-char-count="2" loext:hyphenation-no-caps="false"/>
    </style:style>
    <style:style style:name="P192"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07c385" fo:hyphenate="true" fo:hyphenation-remain-char-count="2" fo:hyphenation-push-char-count="2" loext:hyphenation-no-caps="false"/>
    </style:style>
    <style:style style:name="P19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87c59c" fo:hyphenate="true" fo:hyphenation-remain-char-count="2" fo:hyphenation-push-char-count="2" loext:hyphenation-no-caps="false"/>
    </style:style>
    <style:style style:name="P19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1109c41" fo:hyphenate="true" fo:hyphenation-remain-char-count="2" fo:hyphenation-push-char-count="2" loext:hyphenation-no-caps="false"/>
    </style:style>
    <style:style style:name="P19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95f980" fo:hyphenate="true" fo:hyphenation-remain-char-count="2" fo:hyphenation-push-char-count="2" loext:hyphenation-no-caps="false"/>
    </style:style>
    <style:style style:name="P196"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9731f2" fo:hyphenate="true" fo:hyphenation-remain-char-count="2" fo:hyphenation-push-char-count="2" loext:hyphenation-no-caps="false"/>
    </style:style>
    <style:style style:name="P19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40db0" fo:hyphenate="true" fo:hyphenation-remain-char-count="2" fo:hyphenation-push-char-count="2" loext:hyphenation-no-caps="false"/>
    </style:style>
    <style:style style:name="P198"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4976b7" fo:hyphenate="true" fo:hyphenation-remain-char-count="2" fo:hyphenation-push-char-count="2" loext:hyphenation-no-caps="false"/>
    </style:style>
    <style:style style:name="P199"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1501233" fo:hyphenate="true" fo:hyphenation-remain-char-count="2" fo:hyphenation-push-char-count="2" loext:hyphenation-no-caps="false"/>
    </style:style>
    <style:style style:name="P200"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0e95db" fo:hyphenate="true" fo:hyphenation-remain-char-count="2" fo:hyphenation-push-char-count="2" loext:hyphenation-no-caps="false"/>
    </style:style>
    <style:style style:name="P201" style:family="paragraph" style:parent-style-name="Table_20_Contents">
      <style:paragraph-properties fo:text-align="justify" style:justify-single-word="false" fo:hyphenation-ladder-count="2" style:writing-mode="lr-tb">
        <style:drop-cap style:lines="2" style:style-name="Drop_20_Caps"/>
      </style:paragraph-properties>
      <style:text-properties officeooo:paragraph-rsid="00e7bd6c" fo:hyphenate="true" fo:hyphenation-remain-char-count="2" fo:hyphenation-push-char-count="2" loext:hyphenation-no-caps="false"/>
    </style:style>
    <style:style style:name="P202"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officeooo:paragraph-rsid="000e95db" fo:hyphenate="true" fo:hyphenation-remain-char-count="2" fo:hyphenation-push-char-count="2" loext:hyphenation-no-caps="false"/>
    </style:style>
    <style:style style:name="P203" style:family="paragraph" style:parent-style-name="Table_20_Contents">
      <style:paragraph-properties fo:margin-top="0.101cm" fo:margin-bottom="0cm" style:contextual-spacing="false" fo:text-align="justify" style:justify-single-word="false" fo:orphans="2" fo:widows="2" fo:hyphenation-ladder-count="3" style:punctuation-wrap="hanging" style:writing-mode="lr-tb">
        <style:drop-cap style:lines="3" style:style-name="Iniciály_20_Velké"/>
      </style:paragraph-properties>
      <style:text-properties officeooo:paragraph-rsid="0156fa42" fo:hyphenate="true" fo:hyphenation-remain-char-count="2" fo:hyphenation-push-char-count="2" loext:hyphenation-no-caps="false"/>
    </style:style>
    <style:style style:name="P20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6"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57d8b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style:style>
    <style:style style:name="P207"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0e95db" style:font-size-asian="12pt" style:language-asian="zh" style:country-asian="CN" style:font-size-complex="12pt" style:language-complex="hi" style:country-complex="IN" fo:hyphenate="true" fo:hyphenation-remain-char-count="2" fo:hyphenation-push-char-count="2" loext:hyphenation-no-caps="false"/>
    </style:style>
    <style:style style:name="P208"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36121" officeooo:paragraph-rsid="000e95db" style:font-size-asian="12pt" style:language-asian="zh" style:country-asian="CN" style:font-size-complex="12pt" style:language-complex="hi" style:country-complex="IN" fo:hyphenate="true" fo:hyphenation-remain-char-count="2" fo:hyphenation-push-char-count="2" loext:hyphenation-no-caps="false"/>
    </style:style>
    <style:style style:name="P209"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4a540" officeooo:paragraph-rsid="000e95db" style:font-size-asian="12pt" style:language-asian="zh" style:country-asian="CN" style:font-size-complex="12pt" style:language-complex="hi" style:country-complex="IN" fo:hyphenate="true" fo:hyphenation-remain-char-count="2" fo:hyphenation-push-char-count="2" loext:hyphenation-no-caps="false"/>
    </style:style>
    <style:style style:name="P21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892b11" style:font-size-asian="12pt" style:language-asian="zh" style:country-asian="CN" style:language-complex="hi" style:country-complex="IN" fo:hyphenate="true" fo:hyphenation-remain-char-count="2" fo:hyphenation-push-char-count="2" loext:hyphenation-no-caps="false"/>
    </style:style>
    <style:style style:name="P21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8a37f1" style:font-size-asian="12pt" style:language-asian="zh" style:country-asian="CN" style:language-complex="hi" style:country-complex="IN" fo:hyphenate="true" fo:hyphenation-remain-char-count="2" fo:hyphenation-push-char-count="2" loext:hyphenation-no-caps="false"/>
    </style:style>
    <style:style style:name="P21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8a86ac" style:font-size-asian="12pt" style:language-asian="zh" style:country-asian="CN" style:language-complex="hi" style:country-complex="IN" fo:hyphenate="true" fo:hyphenation-remain-char-count="2" fo:hyphenation-push-char-count="2" loext:hyphenation-no-caps="false"/>
    </style:style>
    <style:style style:name="P213"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8bcb31" style:font-size-asian="12pt" style:language-asian="zh" style:country-asian="CN" style:language-complex="hi" style:country-complex="IN" fo:hyphenate="true" fo:hyphenation-remain-char-count="2" fo:hyphenation-push-char-count="2" loext:hyphenation-no-caps="false"/>
    </style:style>
    <style:style style:name="P21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c5778" officeooo:paragraph-rsid="008c5778" style:font-size-asian="12pt" style:language-asian="zh" style:country-asian="CN" style:language-complex="hi" style:country-complex="IN" fo:hyphenate="true" fo:hyphenation-remain-char-count="2" fo:hyphenation-push-char-count="2" loext:hyphenation-no-caps="false"/>
    </style:style>
    <style:style style:name="P21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851062" fo:background-color="transparent"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1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85106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1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18d2cb"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18"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85106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1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51062" officeooo:paragraph-rsid="00121882"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style:style>
    <style:style style:name="P22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8d2cb" style:font-size-asian="12pt" style:language-asian="zh" style:country-asian="CN" style:language-complex="hi" style:country-complex="IN" fo:hyphenate="true" fo:hyphenation-remain-char-count="2" fo:hyphenation-push-char-count="2" loext:hyphenation-no-caps="false"/>
    </style:style>
    <style:style style:name="P22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892b11" style:font-size-asian="12pt" style:language-asian="zh" style:country-asian="CN" style:language-complex="hi" style:country-complex="IN" fo:hyphenate="true" fo:hyphenation-remain-char-count="2" fo:hyphenation-push-char-count="2" loext:hyphenation-no-caps="false"/>
    </style:style>
    <style:style style:name="P22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18d2cb" style:font-size-asian="12pt" style:language-asian="zh" style:country-asian="CN" style:language-complex="hi" style:country-complex="IN" fo:hyphenate="true" fo:hyphenation-remain-char-count="2" fo:hyphenation-push-char-count="2" loext:hyphenation-no-caps="false"/>
    </style:style>
    <style:style style:name="P22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8a37f1" style:font-size-asian="12pt" style:language-asian="zh" style:country-asian="CN" style:language-complex="hi" style:country-complex="IN" fo:hyphenate="true" fo:hyphenation-remain-char-count="2" fo:hyphenation-push-char-count="2" loext:hyphenation-no-caps="false"/>
    </style:style>
    <style:style style:name="P224"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121882" style:font-size-asian="12pt" style:language-asian="zh" style:country-asian="CN" style:language-complex="hi" style:country-complex="IN" fo:hyphenate="true" fo:hyphenation-remain-char-count="2" fo:hyphenation-push-char-count="2" loext:hyphenation-no-caps="false"/>
    </style:style>
    <style:style style:name="P22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18d2cb" style:font-size-asian="12pt" style:language-asian="zh" style:country-asian="CN" style:language-complex="hi" style:country-complex="IN" fo:hyphenate="true" fo:hyphenation-remain-char-count="2" fo:hyphenation-push-char-count="2" loext:hyphenation-no-caps="false"/>
    </style:style>
    <style:style style:name="P22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8a86ac" style:font-size-asian="12pt" style:language-asian="zh" style:country-asian="CN" style:language-complex="hi" style:country-complex="IN" fo:hyphenate="true" fo:hyphenation-remain-char-count="2" fo:hyphenation-push-char-count="2" loext:hyphenation-no-caps="false"/>
    </style:style>
    <style:style style:name="P227"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121882" style:font-size-asian="12pt" style:language-asian="zh" style:country-asian="CN" style:language-complex="hi" style:country-complex="IN" fo:hyphenate="true" fo:hyphenation-remain-char-count="2" fo:hyphenation-push-char-count="2" loext:hyphenation-no-caps="false"/>
    </style:style>
    <style:style style:name="P22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18d2cb" style:font-size-asian="12pt" style:language-asian="zh" style:country-asian="CN" style:language-complex="hi" style:country-complex="IN" fo:hyphenate="true" fo:hyphenation-remain-char-count="2" fo:hyphenation-push-char-count="2" loext:hyphenation-no-caps="false"/>
    </style:style>
    <style:style style:name="P22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8bcb31" style:font-size-asian="12pt" style:language-asian="zh" style:country-asian="CN" style:language-complex="hi" style:country-complex="IN" fo:hyphenate="true" fo:hyphenation-remain-char-count="2" fo:hyphenation-push-char-count="2" loext:hyphenation-no-caps="false"/>
    </style:style>
    <style:style style:name="P230"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121882" style:font-size-asian="12pt" style:language-asian="zh" style:country-asian="CN" style:language-complex="hi" style:country-complex="IN" fo:hyphenate="true" fo:hyphenation-remain-char-count="2" fo:hyphenation-push-char-count="2" loext:hyphenation-no-caps="false"/>
    </style:style>
    <style:style style:name="P23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18d2cb" style:font-size-asian="12pt" style:language-asian="zh" style:country-asian="CN" style:language-complex="hi" style:country-complex="IN" fo:hyphenate="true" fo:hyphenation-remain-char-count="2" fo:hyphenation-push-char-count="2" loext:hyphenation-no-caps="false"/>
    </style:style>
    <style:style style:name="P23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8c5778" style:font-size-asian="12pt" style:language-asian="zh" style:country-asian="CN" style:language-complex="hi" style:country-complex="IN" fo:hyphenate="true" fo:hyphenation-remain-char-count="2" fo:hyphenation-push-char-count="2" loext:hyphenation-no-caps="false"/>
    </style:style>
    <style:style style:name="P23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121882" style:font-size-asian="12pt" style:language-asian="zh" style:country-asian="CN" style:language-complex="hi" style:country-complex="IN" fo:hyphenate="true" fo:hyphenation-remain-char-count="2" fo:hyphenation-push-char-count="2" loext:hyphenation-no-caps="false"/>
    </style:style>
    <style:style style:name="P23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21882" style:font-size-asian="12pt" style:language-asian="zh" style:country-asian="CN" style:language-complex="hi" style:country-complex="IN" fo:hyphenate="true" fo:hyphenation-remain-char-count="2" fo:hyphenation-push-char-count="2" loext:hyphenation-no-caps="false"/>
    </style:style>
    <style:style style:name="P2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eaf551" style:font-size-asian="12pt" style:font-size-complex="12pt" fo:hyphenate="true" fo:hyphenation-remain-char-count="2" fo:hyphenation-push-char-count="2" loext:hyphenation-no-caps="false"/>
    </style:style>
    <style:style style:name="P23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31859e8" style:font-size-asian="12pt" style:font-size-complex="12pt" fo:hyphenate="true" fo:hyphenation-remain-char-count="2" fo:hyphenation-push-char-count="2" loext:hyphenation-no-caps="false"/>
    </style:style>
    <style:style style:name="P23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e8581c" style:font-size-asian="12pt" style:font-size-complex="12pt" fo:hyphenate="true" fo:hyphenation-remain-char-count="2" fo:hyphenation-push-char-count="2" loext:hyphenation-no-caps="false"/>
    </style:style>
    <style:style style:name="P238"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31859e8" style:font-size-asian="12pt" style:font-size-complex="12pt" fo:hyphenate="true" fo:hyphenation-remain-char-count="2" fo:hyphenation-push-char-count="2" loext:hyphenation-no-caps="false"/>
    </style:style>
    <style:style style:name="P239"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12a9ce6" style:font-size-asian="12pt" style:font-size-complex="12pt" fo:hyphenate="true" fo:hyphenation-remain-char-count="2" fo:hyphenation-push-char-count="2" loext:hyphenation-no-caps="false"/>
    </style:style>
    <style:style style:name="P24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31859e8" style:font-size-asian="12pt" style:font-size-complex="12pt" fo:hyphenate="true" fo:hyphenation-remain-char-count="2" fo:hyphenation-push-char-count="2" loext:hyphenation-no-caps="false"/>
    </style:style>
    <style:style style:name="P24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3047c2b" style:font-size-asian="12pt" style:font-size-complex="12pt" fo:hyphenate="true" fo:hyphenation-remain-char-count="2" fo:hyphenation-push-char-count="2" loext:hyphenation-no-caps="false"/>
    </style:style>
    <style:style style:name="P24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dbef36" style:font-size-asian="12pt" style:font-size-complex="12pt" fo:hyphenate="true" fo:hyphenation-remain-char-count="2" fo:hyphenation-push-char-count="2" loext:hyphenation-no-caps="false"/>
    </style:style>
    <style:style style:name="P24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72d72" officeooo:paragraph-rsid="0140e2a9" style:font-size-asian="12pt" style:font-size-complex="12pt" fo:hyphenate="true" fo:hyphenation-remain-char-count="2" fo:hyphenation-push-char-count="2" loext:hyphenation-no-caps="false"/>
    </style:style>
    <style:style style:name="P24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7add0a" officeooo:paragraph-rsid="00b8b520" style:font-size-asian="12pt" style:font-size-complex="12pt" fo:hyphenate="true" fo:hyphenation-remain-char-count="2" fo:hyphenation-push-char-count="2" loext:hyphenation-no-caps="false"/>
    </style:style>
    <style:style style:name="P2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8e2864" officeooo:paragraph-rsid="008e2864" style:font-size-asian="12pt" style:font-size-complex="12pt" fo:hyphenate="true" fo:hyphenation-remain-char-count="2" fo:hyphenation-push-char-count="2" loext:hyphenation-no-caps="false"/>
    </style:style>
    <style:style style:name="P24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405a9" officeooo:paragraph-rsid="00c95e58" style:font-size-asian="12pt" style:font-size-complex="12pt" fo:hyphenate="true" fo:hyphenation-remain-char-count="2" fo:hyphenation-push-char-count="2" loext:hyphenation-no-caps="false"/>
    </style:style>
    <style:style style:name="P2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9cfe9d" officeooo:paragraph-rsid="008e2864" style:font-size-asian="12pt" style:font-size-complex="12pt" fo:hyphenate="true" fo:hyphenation-remain-char-count="2" fo:hyphenation-push-char-count="2" loext:hyphenation-no-caps="false"/>
    </style:style>
    <style:style style:name="P2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f8605" officeooo:paragraph-rsid="005845e3" style:font-size-asian="12pt" style:font-size-complex="12pt" fo:hyphenate="true" fo:hyphenation-remain-char-count="2" fo:hyphenation-push-char-count="2" loext:hyphenation-no-caps="false"/>
    </style:style>
    <style:style style:name="P249" style:family="paragraph" style:parent-style-name="Table_20_Contents">
      <style:paragraph-properties fo:text-align="justify" style:justify-single-word="false" fo:hyphenation-ladder-count="2">
        <style:drop-cap style:lines="3" style:style-name="Iniciály_20_velké"/>
      </style:paragraph-properties>
      <style:text-properties style:font-name="Linux Libertine S.O.Cist.1" fo:font-size="12pt" fo:language="cs" fo:country="CZ" officeooo:paragraph-rsid="00071697" style:font-size-asian="12pt" style:language-asian="zh" style:country-asian="CN" style:font-size-complex="12pt" style:language-complex="hi" style:country-complex="IN" fo:hyphenate="true" fo:hyphenation-remain-char-count="2" fo:hyphenation-push-char-count="2" loext:hyphenation-no-caps="false"/>
    </style:style>
    <style:style style:name="P250"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40ede6" officeooo:paragraph-rsid="019a5bec" style:font-size-asian="12pt" style:language-asian="zh" style:country-asian="CN" style:font-size-complex="12pt" style:language-complex="hi" style:country-complex="IN" fo:hyphenate="true" fo:hyphenation-remain-char-count="2" fo:hyphenation-push-char-count="2" loext:hyphenation-no-caps="false"/>
    </style:style>
    <style:style style:name="P251"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40ede6" officeooo:paragraph-rsid="014976b7" style:font-size-asian="12pt" style:language-asian="zh" style:country-asian="CN" style:font-size-complex="12pt" style:language-complex="hi" style:country-complex="IN" fo:hyphenate="true" fo:hyphenation-remain-char-count="2" fo:hyphenation-push-char-count="2" loext:hyphenation-no-caps="false"/>
    </style:style>
    <style:style style:name="P25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6b9661" officeooo:paragraph-rsid="00d6dff3" style:font-size-asian="12pt" fo:hyphenate="true" fo:hyphenation-remain-char-count="2" fo:hyphenation-push-char-count="2" loext:hyphenation-no-caps="false"/>
    </style:style>
    <style:style style:name="P25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d9052f" officeooo:paragraph-rsid="00d9052f" style:font-size-asian="12pt" fo:hyphenate="true" fo:hyphenation-remain-char-count="2" fo:hyphenation-push-char-count="2" loext:hyphenation-no-caps="false"/>
    </style:style>
    <style:style style:name="P25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86c791" officeooo:paragraph-rsid="00cd73e4" style:font-size-asian="12pt" fo:hyphenate="true" fo:hyphenation-remain-char-count="2" fo:hyphenation-push-char-count="2" loext:hyphenation-no-caps="false"/>
    </style:style>
    <style:style style:name="P25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897d16" officeooo:paragraph-rsid="005a4a2d" style:font-size-asian="12pt" fo:hyphenate="true" fo:hyphenation-remain-char-count="2" fo:hyphenation-push-char-count="2" loext:hyphenation-no-caps="false"/>
    </style:style>
    <style:style style:name="P25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f980" officeooo:paragraph-rsid="0095f980" style:font-size-asian="12pt" fo:hyphenate="true" fo:hyphenation-remain-char-count="2" fo:hyphenation-push-char-count="2" loext:hyphenation-no-caps="false"/>
    </style:style>
    <style:style style:name="P25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1cf47" officeooo:paragraph-rsid="0095cada" style:font-size-asian="12pt" fo:hyphenate="true" fo:hyphenation-remain-char-count="2" fo:hyphenation-push-char-count="2" loext:hyphenation-no-caps="false"/>
    </style:style>
    <style:style style:name="P25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40db0" officeooo:paragraph-rsid="00a40db0" style:font-size-asian="12pt" fo:hyphenate="true" fo:hyphenation-remain-char-count="2" fo:hyphenation-push-char-count="2" loext:hyphenation-no-caps="false"/>
    </style:style>
    <style:style style:name="P25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6b9661" officeooo:paragraph-rsid="006b9661" style:font-size-asian="12pt" style:font-style-asian="normal" style:font-style-complex="normal" fo:hyphenate="true" fo:hyphenation-remain-char-count="2" fo:hyphenation-push-char-count="2" loext:hyphenation-no-caps="false"/>
    </style:style>
    <style:style style:name="P26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6da8a2" officeooo:paragraph-rsid="006da8a2" style:font-size-asian="12pt" style:font-style-asian="normal" style:font-style-complex="normal" fo:hyphenate="true" fo:hyphenation-remain-char-count="2" fo:hyphenation-push-char-count="2" loext:hyphenation-no-caps="false"/>
    </style:style>
    <style:style style:name="P26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6da8a2" officeooo:paragraph-rsid="009731f2" style:font-size-asian="12pt" style:font-style-asian="normal" style:font-style-complex="normal" fo:hyphenate="true" fo:hyphenation-remain-char-count="2" fo:hyphenation-push-char-count="2" loext:hyphenation-no-caps="false"/>
    </style:style>
    <style:style style:name="P26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897d16" officeooo:paragraph-rsid="00d031dc" style:font-size-asian="12pt" style:font-style-asian="normal" style:font-style-complex="normal" fo:hyphenate="true" fo:hyphenation-remain-char-count="2" fo:hyphenation-push-char-count="2" loext:hyphenation-no-caps="false"/>
    </style:style>
    <style:style style:name="P26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5f980" officeooo:paragraph-rsid="006b9661" style:font-size-asian="12pt" style:font-style-asian="normal" style:font-style-complex="normal" fo:hyphenate="true" fo:hyphenation-remain-char-count="2" fo:hyphenation-push-char-count="2" loext:hyphenation-no-caps="false"/>
    </style:style>
    <style:style style:name="P26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cfe9d" officeooo:paragraph-rsid="0061b7c0" style:font-size-asian="12pt" style:font-style-asian="normal" style:font-size-complex="12pt" style:font-style-complex="normal" fo:hyphenate="true" fo:hyphenation-remain-char-count="2" fo:hyphenation-push-char-count="2" loext:hyphenation-no-caps="false"/>
    </style:style>
    <style:style style:name="P265"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la" fo:country="VA" officeooo:paragraph-rsid="000e95db" style:font-size-asian="12pt" style:language-asian="zh" style:country-asian="CN" style:language-complex="hi" style:country-complex="IN" fo:hyphenate="true" fo:hyphenation-remain-char-count="2" fo:hyphenation-push-char-count="2" loext:hyphenation-no-caps="false"/>
    </style:style>
    <style:style style:name="P266" style:family="paragraph" style:parent-style-name="Table_20_Contents">
      <style:paragraph-properties fo:margin-top="0.101cm" fo:margin-bottom="0cm" style:contextual-spacing="false" fo:text-align="justify" style:justify-single-word="false" fo:orphans="2" fo:widows="2" fo:hyphenation-ladder-count="3" style:punctuation-wrap="hanging" style:writing-mode="lr-tb">
        <style:drop-cap style:lines="3" style:style-name="Iniciály_20_Velké"/>
      </style:paragraph-properties>
      <style:text-properties style:font-name="Linux Libertine S.O.Cist.1" fo:language="cs" fo:country="CZ" officeooo:paragraph-rsid="01221ff4" style:language-asian="zh" style:country-asian="CN" style:language-complex="hi" style:country-complex="IN" fo:hyphenate="true" fo:hyphenation-remain-char-count="2" fo:hyphenation-push-char-count="2" loext:hyphenation-no-caps="false"/>
    </style:style>
    <style:style style:name="P26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language="cs" fo:country="CZ" officeooo:rsid="0061b7c0" officeooo:paragraph-rsid="00ce7038" fo:hyphenate="true" fo:hyphenation-remain-char-count="2" fo:hyphenation-push-char-count="2" loext:hyphenation-no-caps="false"/>
    </style:style>
    <style:style style:name="P26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language="cs" fo:country="CZ" fo:hyphenate="true" fo:hyphenation-remain-char-count="2" fo:hyphenation-push-char-count="2" loext:hyphenation-no-caps="false"/>
    </style:style>
    <style:style style:name="P26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21ba3aa" officeooo:paragraph-rsid="0018d2cb" style:font-size-asian="12pt" style:font-size-complex="12pt" fo:hyphenate="true" fo:hyphenation-remain-char-count="2" fo:hyphenation-push-char-count="2" loext:hyphenation-no-caps="false"/>
    </style:style>
    <style:style style:name="P27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2230b72" officeooo:paragraph-rsid="0018d2cb" style:font-size-asian="12pt" style:font-size-complex="12pt" fo:hyphenate="true" fo:hyphenation-remain-char-count="2" fo:hyphenation-push-char-count="2" loext:hyphenation-no-caps="false"/>
    </style:style>
    <style:style style:name="P27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b6565e" officeooo:paragraph-rsid="00b8b520" style:font-size-asian="12pt" style:font-size-complex="12pt" fo:hyphenate="true" fo:hyphenation-remain-char-count="2" fo:hyphenation-push-char-count="2" loext:hyphenation-no-caps="false"/>
    </style:style>
    <style:style style:name="P27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572d72" officeooo:paragraph-rsid="00121882" style:font-size-asian="12pt" style:font-size-complex="12pt" fo:hyphenate="true" fo:hyphenation-remain-char-count="2" fo:hyphenation-push-char-count="2" loext:hyphenation-no-caps="false"/>
    </style:style>
    <style:style style:name="P27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2635b3" officeooo:paragraph-rsid="0018d2cb" style:font-size-asian="12pt" fo:hyphenate="true" fo:hyphenation-remain-char-count="2" fo:hyphenation-push-char-count="2" loext:hyphenation-no-caps="false"/>
    </style:style>
    <style:style style:name="P2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paragraph-rsid="0018d2cb" style:font-size-asian="12pt" fo:hyphenate="true" fo:hyphenation-remain-char-count="2" fo:hyphenation-push-char-count="2" loext:hyphenation-no-caps="false"/>
    </style:style>
    <style:style style:name="P27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42e763" officeooo:paragraph-rsid="0042e763" style:font-size-asian="12pt" fo:hyphenate="true" fo:hyphenation-remain-char-count="2" fo:hyphenation-push-char-count="2" loext:hyphenation-no-caps="false"/>
    </style:style>
    <style:style style:name="P27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27a22bc" officeooo:paragraph-rsid="0137a3d9" style:font-size-asian="12pt" style:font-style-asian="normal" style:font-style-complex="normal" fo:hyphenate="true" fo:hyphenation-remain-char-count="2" fo:hyphenation-push-char-count="2" loext:hyphenation-no-caps="false"/>
    </style:style>
    <style:style style:name="P27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98dae" officeooo:paragraph-rsid="00298dae" style:font-size-asian="12pt" style:font-style-asian="normal" style:font-style-complex="normal" fo:hyphenate="true" fo:hyphenation-remain-char-count="2" fo:hyphenation-push-char-count="2" loext:hyphenation-no-caps="false"/>
    </style:style>
    <style:style style:name="P27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4733ee" officeooo:paragraph-rsid="00298dae" style:font-size-asian="12pt" style:font-style-asian="normal" style:font-style-complex="normal" fo:hyphenate="true" fo:hyphenation-remain-char-count="2" fo:hyphenation-push-char-count="2" loext:hyphenation-no-caps="false"/>
    </style:style>
    <style:style style:name="P27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ceba4e" officeooo:paragraph-rsid="00ceba4e" style:font-size-asian="12pt" style:font-style-asian="normal" style:font-style-complex="normal" fo:hyphenate="true" fo:hyphenation-remain-char-count="2" fo:hyphenation-push-char-count="2" loext:hyphenation-no-caps="false"/>
    </style:style>
    <style:style style:name="P28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031dc" officeooo:paragraph-rsid="00d031dc" style:font-size-asian="12pt" style:font-style-asian="normal" style:font-style-complex="normal" fo:hyphenate="true" fo:hyphenation-remain-char-count="2" fo:hyphenation-push-char-count="2" loext:hyphenation-no-caps="false"/>
    </style:style>
    <style:style style:name="P28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6f586" officeooo:paragraph-rsid="00121882" style:font-size-asian="12pt" style:font-style-asian="normal" style:font-style-complex="normal" fo:hyphenate="true" fo:hyphenation-remain-char-count="2" fo:hyphenation-push-char-count="2" loext:hyphenation-no-caps="false"/>
    </style:style>
    <style:style style:name="P28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0c95e58" fo:hyphenate="true" fo:hyphenation-remain-char-count="2" fo:hyphenation-push-char-count="2" loext:hyphenation-no-caps="false"/>
    </style:style>
    <style:style style:name="P283"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language="cs" fo:country="CZ" officeooo:rsid="00870450" officeooo:paragraph-rsid="00121882" fo:hyphenate="true" fo:hyphenation-remain-char-count="2" fo:hyphenation-push-char-count="2" loext:hyphenation-no-caps="false"/>
    </style:style>
    <style:style style:name="P284"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 fo:language="cs" fo:country="CZ" officeooo:paragraph-rsid="00121882" fo:hyphenate="true" fo:hyphenation-remain-char-count="2" fo:hyphenation-push-char-count="2" loext:hyphenation-no-caps="false"/>
    </style:style>
    <style:style style:name="P28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la" fo:country="VA" officeooo:paragraph-rsid="0087c59c" fo:hyphenate="true" fo:hyphenation-remain-char-count="2" fo:hyphenation-push-char-count="2" loext:hyphenation-no-caps="false"/>
    </style:style>
    <style:style style:name="P286" style:family="paragraph" style:parent-style-name="Table_20_Contents">
      <style:paragraph-properties fo:text-align="justify" style:justify-single-word="false" fo:hyphenation-ladder-count="3" style:writing-mode="lr-tb">
        <style:drop-cap style:lines="2" style:style-name="Drop_20_Caps"/>
      </style:paragraph-properties>
      <style:text-properties fo:language="cs" fo:country="CZ" officeooo:paragraph-rsid="0018d2cb" fo:hyphenate="true" fo:hyphenation-remain-char-count="2" fo:hyphenation-push-char-count="2" loext:hyphenation-no-caps="false"/>
    </style:style>
    <style:style style:name="P287" style:family="paragraph" style:parent-style-name="Table_20_Contents">
      <style:paragraph-properties fo:text-align="justify" style:justify-single-word="false" fo:hyphenation-ladder-count="2" style:writing-mode="lr-tb">
        <style:drop-cap style:lines="2" style:style-name="Drop_20_Caps"/>
      </style:paragraph-properties>
      <style:text-properties fo:language="cs" fo:country="CZ" officeooo:paragraph-rsid="019a5bec" style:language-asian="zh" style:country-asian="CN" style:language-complex="hi" style:country-complex="IN" fo:hyphenate="true" fo:hyphenation-remain-char-count="2" fo:hyphenation-push-char-count="2" loext:hyphenation-no-caps="false"/>
    </style:style>
    <style:style style:name="P288" style:family="paragraph" style:parent-style-name="Table_20_Contents">
      <style:paragraph-properties fo:text-align="justify" style:justify-single-word="false" fo:hyphenation-ladder-count="3" style:writing-mode="lr-tb">
        <style:drop-cap style:lines="2" style:style-name="Drop_20_Caps"/>
      </style:paragraph-properties>
      <style:text-properties fo:language="cs" fo:country="CZ" officeooo:rsid="0061b7c0" officeooo:paragraph-rsid="0061b7c0" fo:hyphenate="true" fo:hyphenation-remain-char-count="2" fo:hyphenation-push-char-count="2" loext:hyphenation-no-caps="false"/>
    </style:style>
    <style:style style:name="P289"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 fo:font-size="12pt" fo:language="cs" fo:country="CZ" fo:font-style="normal" officeooo:rsid="00408ffd" officeooo:paragraph-rsid="0018d2cb" style:font-size-asian="12pt" style:font-style-asian="normal" style:font-style-complex="normal" fo:hyphenate="true" fo:hyphenation-remain-char-count="2" fo:hyphenation-push-char-count="2" loext:hyphenation-no-caps="false"/>
    </style:style>
    <style:style style:name="P290"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officeooo:paragraph-rsid="00121882" fo:hyphenate="true" fo:hyphenation-remain-char-count="2" fo:hyphenation-push-char-count="2" loext:hyphenation-no-caps="false"/>
    </style:style>
    <style:style style:name="P2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121882" fo:hyphenate="true" fo:hyphenation-remain-char-count="2" fo:hyphenation-push-char-count="2" loext:hyphenation-no-caps="false"/>
    </style:style>
    <style:style style:name="P29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officeooo:paragraph-rsid="00dd3ebc" fo:hyphenate="true" fo:hyphenation-remain-char-count="2" fo:hyphenation-push-char-count="2" loext:hyphenation-no-caps="false"/>
    </style:style>
    <style:style style:name="T1" style:family="text">
      <style:text-properties fo:color="#ff0000" loext:opacity="100%"/>
    </style:style>
    <style:style style:name="T2" style:family="text">
      <style:text-properties fo:color="#ff0000" loext:opacity="100%" fo:font-size="12pt" fo:language="la" fo:country="VA" style:font-size-asian="12pt" style:language-asian="zh" style:country-asian="CN" style:language-complex="hi" style:country-complex="IN"/>
    </style:style>
    <style:style style:name="T3" style:family="text">
      <style:text-properties fo:color="#ff0000" loext:opacity="100%" fo:font-size="12pt" fo:language="la" fo:country="VA" officeooo:rsid="01283b66" style:font-size-asian="12pt" style:language-asian="zh" style:country-asian="CN" style:language-complex="hi" style:country-complex="IN"/>
    </style:style>
    <style:style style:name="T4" style:family="text">
      <style:text-properties fo:color="#ff0000" loext:opacity="100%" style:font-name="Cloister" fo:font-size="18pt" fo:language="la" fo:country="VA" fo:font-weight="normal" officeooo:rsid="002a2f39" style:font-name-asian="SimSun" style:font-size-asian="20pt" style:language-asian="zh" style:country-asian="CN" style:font-weight-asian="normal" style:font-name-complex="Lucida Sans" style:font-size-complex="20pt" style:language-complex="hi" style:country-complex="IN" style:font-weight-complex="normal"/>
    </style:style>
    <style:style style:name="T5" style:family="text">
      <style:text-properties fo:color="#ff0000" loext:opacity="100%" style:font-name="Cloister" fo:font-size="18pt" fo:language="la" fo:country="VA" fo:font-weight="normal" style:font-size-asian="20pt" style:language-asian="zh" style:country-asian="CN" style:font-weight-asian="normal" style:font-size-complex="20pt" style:language-complex="hi" style:country-complex="IN" style:font-weight-complex="normal"/>
    </style:style>
    <style:style style:name="T6" style:family="text">
      <style:text-properties fo:color="#ff0000" loext:opacity="100%" style:font-name="Cloister" fo:font-size="18pt" fo:language="la" fo:country="VA" fo:font-weight="normal" style:font-size-asian="16pt" style:language-asian="zh" style:country-asian="CN" style:font-weight-asian="normal" style:font-size-complex="16pt" style:language-complex="hi" style:country-complex="IN" style:font-weight-complex="normal"/>
    </style:style>
    <style:style style:name="T7" style:family="text">
      <style:text-properties fo:color="#ff0000" loext:opacity="100%" style:font-name="Cloister" fo:font-size="18pt" fo:language="la" fo:country="VA" fo:font-weight="normal" officeooo:rsid="01018dbd" style:font-size-asian="16pt" style:language-asian="zh" style:country-asian="CN" style:font-weight-asian="normal" style:font-size-complex="16pt" style:language-complex="hi" style:country-complex="IN" style:font-weight-complex="normal"/>
    </style:style>
    <style:style style:name="T8" style:family="text">
      <style:text-properties fo:color="#ff0000" loext:opacity="100%" style:font-name="Cloister" fo:font-size="18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 style:family="text">
      <style:text-properties fo:color="#ff0000" loext:opacity="100%" style:font-name="Cloister"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 style:family="text">
      <style:text-properties fo:color="#ff0000" loext:opacity="100%" style:font-name="Cloister" fo:font-size="18pt" fo:letter-spacing="normal" fo:language="la" fo:country="VA" fo:font-style="normal" fo:font-weight="normal" officeooo:rsid="00f1e1ba" style:letter-kerning="false"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 style:family="text">
      <style:text-properties fo:color="#ff0000" loext:opacity="100%" style:font-name="Cloister" fo:language="la" fo:country="VA" fo:font-weight="normal" style:language-asian="zh" style:country-asian="CN" style:font-weight-asian="normal" style:language-complex="hi" style:country-complex="IN" style:font-weight-complex="normal"/>
    </style:style>
    <style:style style:name="T12" style:family="text">
      <style:text-properties fo:color="#ff0000" loext:opacity="100%" style:font-name="Cloister" fo:language="la" fo:country="VA" fo:font-weight="normal" officeooo:rsid="0018d2cb" style:font-name-asian="SimSun" style:language-asian="zh" style:country-asian="CN" style:font-weight-asian="normal" style:font-name-complex="Lucida Sans" style:language-complex="hi" style:country-complex="IN" style:font-weight-complex="normal"/>
    </style:style>
    <style:style style:name="T13" style:family="text">
      <style:text-properties fo:color="#ff0000" loext:opacity="100%" style:font-name="Cloister" fo:font-size="24pt" fo:language="la" fo:country="VA" fo:font-weight="normal" style:font-size-asian="24pt" style:language-asian="zh" style:country-asian="CN" style:font-weight-asian="normal" style:font-size-complex="24pt" style:language-complex="hi" style:country-complex="IN" style:font-weight-complex="normal"/>
    </style:style>
    <style:style style:name="T14" style:family="text">
      <style:text-properties fo:color="#ff0000" loext:opacity="100%" style:font-name="Cloister" fo:font-size="24pt" fo:language="la" fo:country="VA" fo:font-weight="normal" officeooo:rsid="00f1e1ba" style:font-size-asian="24pt" style:language-asian="zh" style:country-asian="CN" style:font-weight-asian="normal" style:font-size-complex="24pt" style:language-complex="hi" style:country-complex="IN" style:font-weight-complex="normal"/>
    </style:style>
    <style:style style:name="T15" style:family="text">
      <style:text-properties fo:color="#ff0000" loext:opacity="100%" style:font-name="Cloister" fo:font-size="24pt" fo:language="la" fo:country="VA" fo:font-weight="normal" officeooo:rsid="0148202e" style:letter-kerning="false" style:font-name-asian="Arial Unicode MS" style:font-size-asian="24pt" style:language-asian="zh" style:country-asian="CN" style:font-weight-asian="normal" style:font-name-complex="Arial Unicode MS" style:font-size-complex="24pt" style:language-complex="hi" style:country-complex="IN" style:font-weight-complex="normal"/>
    </style:style>
    <style:style style:name="T16" style:family="text">
      <style:text-properties fo:color="#ff0000" loext:opacity="100%" style:font-name="Linux Libertine S.O.Cist." fo:font-size="12pt" fo:language="la" fo:country="VA" style:font-size-asian="12pt" style:language-asian="zh" style:country-asian="CN" style:language-complex="hi" style:country-complex="IN"/>
    </style:style>
    <style:style style:name="T17" style:family="text">
      <style:text-properties fo:color="#ff0000" loext:opacity="100%" style:font-name="Linux Libertine S.O.Cist.1" fo:font-size="12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style>
    <style:style style:name="T18" style:family="text">
      <style:text-properties fo:color="#ff0000" loext:opacity="100%" style:font-name="Linux Libertine S.O.Cist.1" fo:font-size="12pt" fo:letter-spacing="normal" fo:language="la" fo:country="VA" fo:font-style="normal" fo:font-weight="normal" officeooo:rsid="008badd7"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style>
    <style:style style:name="T19" style:family="text">
      <style:text-properties fo:color="#ff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0" style:family="text">
      <style:text-properties fo:color="#ff0000" loext:opacity="100%" style:font-name="Linux Libertine S.O.Cist.1"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1" style:family="text">
      <style:text-properties fo:color="#ff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2" style:family="text">
      <style:text-properties fo:color="#ff0000" loext:opacity="100%" style:font-name="Linux Libertine S.O.Cist.1" fo:font-size="12pt" fo:letter-spacing="normal" fo:language="la" fo:country="VA" fo:font-style="normal" fo:font-weight="normal" officeooo:rsid="0151c0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3" style:family="text">
      <style:text-properties fo:color="#ff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 style:family="text">
      <style:text-properties fo:color="#ff0000" loext:opacity="100%" style:font-name="Linux Libertine S.O.Cist.1" fo:font-size="12pt" fo:letter-spacing="normal" fo:language="cs" fo:country="CZ" fo:font-style="normal" fo:font-weight="normal" officeooo:rsid="01912b4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5" style:family="text">
      <style:text-properties fo:color="#ff0000" loext:opacity="100%" style:font-name="Linux Libertine S.O.Cist.1" fo:font-size="12pt" fo:letter-spacing="normal" fo:language="cs" fo:country="CZ"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6" style:family="text">
      <style:text-properties fo:color="#ff0000" loext:opacity="100%" style:font-name="Linux Libertine S.O.Cist.1"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7" style:family="text">
      <style:text-properties fo:color="#ff0000" loext:opacity="100%" style:font-name="Linux Libertine S.O.Cist.1" fo:font-size="12pt" fo:letter-spacing="normal" fo:language="cs" fo:country="CZ" fo:font-style="normal" fo:font-weight="normal" officeooo:rsid="008f99b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8" style:family="text">
      <style:text-properties fo:color="#ff0000" loext:opacity="100%" style:font-name="Linux Libertine S.O.Cist.1" fo:font-size="12pt" fo:letter-spacing="normal" fo:language="cs" fo:country="CZ" fo:font-style="normal" fo:font-weight="normal" officeooo:rsid="0151c01e"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9" style:family="text">
      <style:text-properties fo:color="#ff0000" loext:opacity="100%" style:font-name="Linux Libertine S.O.Cist.1" fo:font-size="12pt" fo:letter-spacing="normal" fo:font-style="normal" fo:font-weight="normal" officeooo:rsid="0034e2b4" style:font-name-asian="Andale Sans UI" style:font-size-asian="12pt" style:font-style-asian="normal" style:font-weight-asian="normal" style:font-name-complex="Tahoma" style:font-size-complex="12pt" style:font-style-complex="normal" style:font-weight-complex="normal"/>
    </style:style>
    <style:style style:name="T30" style:family="text">
      <style:text-properties fo:color="#ff0000" loext:opacity="100%" style:font-name="Linux Libertine S.O.Cist.1" fo:font-size="12pt" fo:language="la" fo:country="VA" style:font-size-asian="12pt" style:language-asian="zh" style:country-asian="CN" style:language-complex="hi" style:country-complex="IN"/>
    </style:style>
    <style:style style:name="T31" style:family="text">
      <style:text-properties fo:color="#ff0000" loext:opacity="100%" style:font-name="Linux Libertine S.O.Cist.1" fo:font-size="12pt" fo:language="la" fo:country="VA" officeooo:rsid="00514d93" style:font-size-asian="12pt" style:language-asian="zh" style:country-asian="CN" style:language-complex="hi" style:country-complex="IN"/>
    </style:style>
    <style:style style:name="T32" style:family="text">
      <style:text-properties fo:color="#ff0000" loext:opacity="100%" style:font-name="Linux Libertine S.O.Cist.1" fo:font-size="12pt" fo:language="la" fo:country="VA" officeooo:rsid="0151c01e" style:font-size-asian="12pt" style:language-asian="zh" style:country-asian="CN" style:language-complex="hi" style:country-complex="IN"/>
    </style:style>
    <style:style style:name="T33" style:family="text">
      <style:text-properties fo:color="#ff0000" loext:opacity="100%" style:font-name="Linux Libertine S.O.Cist.1" fo:font-size="12pt" fo:language="la" fo:country="VA" style:font-size-asian="12pt" style:language-asian="zh" style:country-asian="CN" style:font-size-complex="12pt" style:language-complex="hi" style:country-complex="IN"/>
    </style:style>
    <style:style style:name="T34" style:family="text">
      <style:text-properties fo:color="#ff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35" style:family="text">
      <style:text-properties fo:color="#ff0000" loext:opacity="100%" style:font-name="Linux Libertine S.O.Cist.1" fo:font-size="12pt" fo:language="la" fo:country="VA" fo:font-weight="normal" officeooo:rsid="0148202e" style:font-size-asian="12pt" style:language-asian="zh" style:country-asian="CN" style:font-weight-asian="normal" style:font-size-complex="12pt" style:language-complex="hi" style:country-complex="IN" style:font-weight-complex="normal"/>
    </style:style>
    <style:style style:name="T36" style:family="text">
      <style:text-properties fo:color="#ff0000" loext:opacity="100%" style:font-name="Linux Libertine S.O.Cist.1" fo:font-size="12pt" fo:language="la" fo:country="VA" fo:font-weight="normal" officeooo:rsid="00b75b39" style:font-size-asian="12pt" style:language-asian="zh" style:country-asian="CN" style:font-weight-asian="normal" style:font-size-complex="12pt" style:language-complex="hi" style:country-complex="IN" style:font-weight-complex="normal"/>
    </style:style>
    <style:style style:name="T37" style:family="text">
      <style:text-properties fo:color="#ff0000" loext:opacity="100%" style:font-name="Linux Libertine S.O.Cist.1" fo:font-size="12pt" fo:language="la" fo:country="VA" fo:font-weight="normal" officeooo:rsid="0148202e" style:letter-kerning="false" style:font-name-asian="Arial Unicode MS" style:font-size-asian="12pt" style:language-asian="zh" style:country-asian="CN" style:font-weight-asian="normal" style:font-name-complex="Arial Unicode MS" style:font-size-complex="12pt" style:language-complex="hi" style:country-complex="IN" style:font-weight-complex="normal"/>
    </style:style>
    <style:style style:name="T38" style:family="text">
      <style:text-properties fo:color="#ff0000" loext:opacity="100%" style:font-name="Linux Libertine S.O.Cist.1" fo:font-size="12pt" fo:language="la" fo:country="VA" officeooo:rsid="0165acce" style:letter-kerning="false" style:font-name-asian="Arial Unicode MS" style:font-size-asian="12pt" style:language-asian="zh" style:country-asian="CN" style:font-name-complex="Arial Unicode MS" style:font-size-complex="12pt" style:language-complex="hi" style:country-complex="IN"/>
    </style:style>
    <style:style style:name="T39" style:family="text">
      <style:text-properties fo:color="#ff0000" loext:opacity="100%" style:font-name="Linux Libertine S.O.Cist.1" fo:font-size="12pt" fo:language="cs" fo:country="CZ" style:font-size-asian="12pt" style:language-asian="zh" style:country-asian="CN" style:language-complex="hi" style:country-complex="IN"/>
    </style:style>
    <style:style style:name="T40" style:family="text">
      <style:text-properties fo:color="#ff0000" loext:opacity="100%" style:font-name="Linux Libertine S.O.Cist.1" fo:font-size="12pt" fo:language="cs" fo:country="CZ" officeooo:rsid="00336121" style:font-size-asian="12pt" style:language-asian="zh" style:country-asian="CN" style:font-size-complex="12pt" style:language-complex="hi" style:country-complex="IN"/>
    </style:style>
    <style:style style:name="T41" style:family="text">
      <style:text-properties fo:color="#ff0000" loext:opacity="100%" style:font-name="Linux Libertine S.O.Cist.1" fo:font-size="12pt" fo:language="cs" fo:country="CZ" officeooo:rsid="0151c01e" style:letter-kerning="false" style:font-name-asian="Arial Unicode MS" style:font-size-asian="12pt" style:language-asian="zh" style:country-asian="CN" style:font-name-complex="Arial Unicode MS" style:font-size-complex="12pt" style:language-complex="hi" style:country-complex="IN"/>
    </style:style>
    <style:style style:name="T42" style:family="text">
      <style:text-properties fo:color="#ff0000" loext:opacity="100%" style:font-name="Linux Libertine S.O.Cist.1" fo:font-size="12pt" fo:language="cs" fo:country="CZ" officeooo:rsid="015ca2a5" style:letter-kerning="false" style:font-name-asian="Arial Unicode MS" style:font-size-asian="12pt" style:language-asian="zh" style:country-asian="CN" style:font-name-complex="Arial Unicode MS" style:font-size-complex="12pt" style:language-complex="hi" style:country-complex="IN"/>
    </style:style>
    <style:style style:name="T43" style:family="text">
      <style:text-properties fo:color="#ff0000" loext:opacity="100%" style:font-name="Linux Libertine S.O.Cist.1" fo:font-size="12pt" fo:language="cs" fo:country="CZ" officeooo:rsid="00336121" style:letter-kerning="false" style:font-name-asian="Arial Unicode MS" style:font-size-asian="12pt" style:language-asian="zh" style:country-asian="CN" style:font-name-complex="Arial Unicode MS" style:font-size-complex="12pt" style:language-complex="hi" style:country-complex="IN"/>
    </style:style>
    <style:style style:name="T44" style:family="text">
      <style:text-properties fo:color="#ff0000" loext:opacity="100%" style:font-name="Linux Libertine S.O.Cist.1" fo:font-size="12pt" fo:language="cs" fo:country="CZ" fo:font-style="normal" officeooo:rsid="016803c9" style:font-size-asian="12pt" style:language-asian="zh" style:country-asian="CN" style:font-style-asian="normal" style:font-size-complex="12pt" style:language-complex="hi" style:country-complex="IN" style:font-style-complex="normal"/>
    </style:style>
    <style:style style:name="T45" style:family="text">
      <style:text-properties fo:color="#ff0000" loext:opacity="100%" style:font-name="Linux Libertine S.O.Cist.1" fo:font-size="12pt" fo:language="cs" fo:country="CZ" fo:font-style="normal" officeooo:rsid="016b7df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46" style:family="text">
      <style:text-properties fo:color="#ff0000" loext:opacity="100%" fo:letter-spacing="normal" fo:font-style="normal" fo:font-weight="normal" officeooo:rsid="0034e2b4" style:font-name-asian="Andale Sans UI" style:font-style-asian="normal" style:font-weight-asian="normal" style:font-name-complex="Tahoma" style:font-style-complex="normal" style:font-weight-complex="normal"/>
    </style:style>
    <style:style style:name="T47" style:family="text">
      <style:text-properties fo:color="#ff0000" loext:opacity="100%" officeooo:rsid="015ff1a4"/>
    </style:style>
    <style:style style:name="T48" style:family="text">
      <style:text-properties fo:font-style="italic" style:font-style-asian="italic" style:font-style-complex="italic"/>
    </style:style>
    <style:style style:name="T49" style:family="text">
      <style:text-properties fo:font-style="italic" officeooo:rsid="001b6961" style:font-style-asian="italic" style:font-style-complex="italic"/>
    </style:style>
    <style:style style:name="T50" style:family="text">
      <style:text-properties fo:font-style="italic" officeooo:rsid="001c45ef" style:font-style-asian="italic" style:font-style-complex="italic"/>
    </style:style>
    <style:style style:name="T51" style:family="text">
      <style:text-properties fo:font-style="italic" officeooo:rsid="002836ec" style:font-style-asian="italic" style:font-style-complex="italic"/>
    </style:style>
    <style:style style:name="T52" style:family="text">
      <style:text-properties fo:font-style="italic" officeooo:rsid="00532bd1" style:font-style-asian="italic" style:font-style-complex="italic"/>
    </style:style>
    <style:style style:name="T53" style:family="text">
      <style:text-properties fo:font-style="italic" officeooo:rsid="0096fea9" style:font-style-asian="italic" style:font-style-complex="italic"/>
    </style:style>
    <style:style style:name="T54" style:family="text">
      <style:text-properties fo:font-style="italic" officeooo:rsid="00a45de9" style:font-style-asian="italic" style:font-style-complex="italic"/>
    </style:style>
    <style:style style:name="T55" style:family="text">
      <style:text-properties fo:font-style="italic" officeooo:rsid="030553bf" style:font-style-asian="italic" style:font-style-complex="italic"/>
    </style:style>
    <style:style style:name="T56" style:family="text">
      <style:text-properties fo:font-style="italic" officeooo:rsid="00b12c45" style:font-style-asian="italic" style:font-style-complex="italic"/>
    </style:style>
    <style:style style:name="T57" style:family="text">
      <style:text-properties fo:font-style="italic" officeooo:rsid="00b2394b" style:font-style-asian="italic" style:font-style-complex="italic"/>
    </style:style>
    <style:style style:name="T58" style:family="text">
      <style:text-properties fo:font-style="italic" officeooo:rsid="00c90118" style:font-style-asian="italic" style:font-style-complex="italic"/>
    </style:style>
    <style:style style:name="T59" style:family="text">
      <style:text-properties fo:font-style="italic" officeooo:rsid="00d0280b" style:font-style-asian="italic" style:font-style-complex="italic"/>
    </style:style>
    <style:style style:name="T60" style:family="text">
      <style:text-properties fo:font-style="italic" officeooo:rsid="00d2ad29" style:font-style-asian="italic" style:font-style-complex="italic"/>
    </style:style>
    <style:style style:name="T61" style:family="text">
      <style:text-properties fo:font-style="italic" officeooo:rsid="00d48d7e" style:font-style-asian="italic" style:font-style-complex="italic"/>
    </style:style>
    <style:style style:name="T62" style:family="text">
      <style:text-properties fo:font-style="italic" officeooo:rsid="00d6dff3" style:font-style-asian="italic" style:font-style-complex="italic"/>
    </style:style>
    <style:style style:name="T63" style:family="text">
      <style:text-properties fo:font-style="italic" officeooo:rsid="00d9052f" style:font-style-asian="italic" style:font-style-complex="italic"/>
    </style:style>
    <style:style style:name="T64" style:family="text">
      <style:text-properties fo:font-style="italic" officeooo:rsid="00dadf38" style:font-style-asian="italic" style:font-style-complex="italic"/>
    </style:style>
    <style:style style:name="T65" style:family="text">
      <style:text-properties fo:font-style="italic" officeooo:rsid="00dd3ebc" style:font-style-asian="italic" style:font-style-complex="italic"/>
    </style:style>
    <style:style style:name="T66" style:family="text">
      <style:text-properties fo:font-style="italic" officeooo:rsid="00e76a6b" style:font-style-asian="italic" style:font-style-complex="italic"/>
    </style:style>
    <style:style style:name="T67" style:family="text">
      <style:text-properties fo:font-style="italic" officeooo:rsid="019a5bec" style:font-style-asian="italic" style:font-style-complex="italic"/>
    </style:style>
    <style:style style:name="T68" style:family="text">
      <style:text-properties fo:font-style="italic" officeooo:rsid="0150c414" style:font-style-asian="italic" style:font-style-complex="italic"/>
    </style:style>
    <style:style style:name="T69" style:family="text">
      <style:text-properties fo:font-style="italic" officeooo:rsid="0158a9b9" style:font-style-asian="italic" style:font-style-complex="italic"/>
    </style:style>
    <style:style style:name="T70" style:family="text">
      <style:text-properties fo:font-style="italic" officeooo:rsid="01270998" style:font-style-asian="italic" style:font-style-complex="italic"/>
    </style:style>
    <style:style style:name="T71" style:family="text">
      <style:text-properties fo:font-style="normal" style:font-style-asian="normal" style:font-style-complex="normal"/>
    </style:style>
    <style:style style:name="T72" style:family="text">
      <style:text-properties fo:font-style="normal" officeooo:rsid="00532bd1" style:font-style-asian="normal" style:font-style-complex="normal"/>
    </style:style>
    <style:style style:name="T73" style:family="text">
      <style:text-properties fo:font-style="normal" officeooo:rsid="00a45de9" style:font-style-asian="normal" style:font-style-complex="normal"/>
    </style:style>
    <style:style style:name="T74" style:family="text">
      <style:text-properties fo:font-style="normal" officeooo:rsid="00b2394b" style:font-style-asian="normal" style:font-style-complex="normal"/>
    </style:style>
    <style:style style:name="T75" style:family="text">
      <style:text-properties fo:font-style="normal" officeooo:rsid="00d2ad29" style:font-style-asian="normal" style:font-style-complex="normal"/>
    </style:style>
    <style:style style:name="T76" style:family="text">
      <style:text-properties fo:font-style="normal" officeooo:rsid="00d0280b" style:font-style-asian="normal" style:font-style-complex="normal"/>
    </style:style>
    <style:style style:name="T77" style:family="text">
      <style:text-properties fo:font-style="normal" officeooo:rsid="00d6dff3" style:font-style-asian="normal" style:font-style-complex="normal"/>
    </style:style>
    <style:style style:name="T78" style:family="text">
      <style:text-properties fo:font-style="normal" officeooo:rsid="00d54f99" style:font-style-asian="normal" style:font-style-complex="normal"/>
    </style:style>
    <style:style style:name="T79" style:family="text">
      <style:text-properties fo:font-style="normal" officeooo:rsid="00db62e8" style:font-style-asian="normal" style:font-style-complex="normal"/>
    </style:style>
    <style:style style:name="T80" style:family="text">
      <style:text-properties fo:font-style="normal" officeooo:rsid="00d48d7e" style:font-style-asian="normal" style:font-style-complex="normal"/>
    </style:style>
    <style:style style:name="T81" style:family="text">
      <style:text-properties fo:font-style="normal" officeooo:rsid="0150c414" style:font-style-asian="normal" style:font-style-complex="normal"/>
    </style:style>
    <style:style style:name="T82" style:family="text">
      <style:text-properties fo:color="#000000" loext:opacity="100%" fo:font-size="12pt" fo:language="la" fo:country="VA" style:font-size-asian="12pt" style:language-asian="zh" style:country-asian="CN" style:language-complex="hi" style:country-complex="IN"/>
    </style:style>
    <style:style style:name="T83" style:family="text">
      <style:text-properties fo:color="#000000" loext:opacity="100%" fo:font-size="12pt" fo:language="la" fo:country="VA" officeooo:rsid="00514d93" style:font-size-asian="12pt" style:language-asian="zh" style:country-asian="CN" style:language-complex="hi" style:country-complex="IN"/>
    </style:style>
    <style:style style:name="T84" style:family="text">
      <style:text-properties fo:color="#000000" loext:opacity="100%" fo:font-size="12pt" fo:language="la" fo:country="VA" officeooo:rsid="00749a20" style:font-size-asian="12pt" style:language-asian="zh" style:country-asian="CN" style:language-complex="hi" style:country-complex="IN"/>
    </style:style>
    <style:style style:name="T85" style:family="text">
      <style:text-properties fo:color="#000000" loext:opacity="100%" style:font-name="Linux Libertine S.O.Cist.1" fo:font-size="12pt" fo:language="la" fo:country="VA" style:font-size-asian="12pt" style:language-asian="zh" style:country-asian="CN" style:language-complex="hi" style:country-complex="IN"/>
    </style:style>
    <style:style style:name="T86" style:family="text">
      <style:text-properties fo:color="#000000" loext:opacity="100%" style:font-name="Linux Libertine S.O.Cist.1" fo:font-size="12pt" fo:language="la" fo:country="VA" officeooo:rsid="01035a32" style:font-size-asian="12pt" style:language-asian="zh" style:country-asian="CN" style:language-complex="hi" style:country-complex="IN"/>
    </style:style>
    <style:style style:name="T87" style:family="text">
      <style:text-properties fo:color="#000000" loext:opacity="100%" style:font-name="Linux Libertine S.O.Cist.1" fo:font-size="12pt" fo:language="la" fo:country="VA" officeooo:rsid="00514d93" style:font-size-asian="12pt" style:language-asian="zh" style:country-asian="CN" style:language-complex="hi" style:country-complex="IN"/>
    </style:style>
    <style:style style:name="T88" style:family="text">
      <style:text-properties fo:color="#000000" loext:opacity="100%" style:font-name="Linux Libertine S.O.Cist.1" fo:font-size="12pt" fo:language="la" fo:country="VA" style:font-size-asian="12pt" style:language-asian="zh" style:country-asian="CN" style:font-size-complex="12pt" style:language-complex="hi" style:country-complex="IN"/>
    </style:style>
    <style:style style:name="T89" style:family="text">
      <style:text-properties fo:color="#000000" loext:opacity="100%" style:font-name="Linux Libertine S.O.Cist.1" fo:font-size="12pt" fo:language="la" fo:country="VA" officeooo:rsid="0030a648" style:font-size-asian="12pt" style:language-asian="zh" style:country-asian="CN" style:font-size-complex="12pt" style:language-complex="hi" style:country-complex="IN"/>
    </style:style>
    <style:style style:name="T90" style:family="text">
      <style:text-propertie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91" style:family="text">
      <style:text-properties fo:color="#000000" loext:opacity="100%" style:font-name="Linux Libertine S.O.Cist.1" fo:font-size="12pt" fo:language="la" fo:country="VA" officeooo:rsid="014bdb55" style:font-size-asian="12pt" style:language-asian="zh" style:country-asian="CN" style:font-size-complex="12pt" style:language-complex="hi" style:country-complex="IN"/>
    </style:style>
    <style:style style:name="T92" style:family="text">
      <style:text-properties fo:color="#000000" loext:opacity="100%" style:font-name="Linux Libertine S.O.Cist.1" fo:font-size="12pt" fo:language="la" fo:country="VA" officeooo:rsid="01501233" style:font-size-asian="12pt" style:language-asian="zh" style:country-asian="CN" style:font-size-complex="12pt" style:language-complex="hi" style:country-complex="IN"/>
    </style:style>
    <style:style style:name="T93" style:family="text">
      <style:text-properties fo:color="#000000" loext:opacity="100%" style:font-name="Linux Libertine S.O.Cist.1" fo:font-size="12pt" fo:language="la" fo:country="VA" officeooo:rsid="0165acce" style:letter-kerning="false" style:font-name-asian="Arial Unicode MS" style:font-size-asian="12pt" style:language-asian="zh" style:country-asian="CN" style:font-name-complex="Arial Unicode MS" style:font-size-complex="12pt" style:language-complex="hi" style:country-complex="IN"/>
    </style:style>
    <style:style style:name="T94" style:family="text">
      <style:text-properties fo:color="#000000" loext:opacity="100%" style:font-name="Linux Libertine S.O.Cist.1" fo:font-size="12pt" fo:language="la" fo:country="VA" officeooo:rsid="01501233" style:letter-kerning="false" style:font-name-asian="Arial Unicode MS" style:font-size-asian="12pt" style:language-asian="zh" style:country-asian="CN" style:font-name-complex="Arial Unicode MS" style:font-size-complex="12pt" style:language-complex="hi" style:country-complex="IN"/>
    </style:style>
    <style:style style:name="T95" style:family="text">
      <style:text-properties fo:color="#000000" loext:opacity="100%" style:font-name="Linux Libertine S.O.Cist.1" fo:font-size="12pt" fo:language="la" fo:country="VA" officeooo:rsid="0152cb18" style:letter-kerning="false" style:font-name-asian="Arial Unicode MS" style:font-size-asian="12pt" style:language-asian="zh" style:country-asian="CN" style:font-name-complex="Arial Unicode MS" style:font-size-complex="12pt" style:language-complex="hi" style:country-complex="IN"/>
    </style:style>
    <style:style style:name="T96" style:family="text">
      <style:text-properties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7" style:family="text">
      <style:text-properties fo:color="#000000" loext:opacity="100%" style:font-name="Linux Libertine S.O.Cist.1" fo:font-size="12pt" fo:letter-spacing="normal" fo:language="la" fo:country="VA" fo:font-style="normal" fo:font-weight="normal" officeooo:rsid="012056d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8" style:family="text">
      <style:text-properties fo:color="#000000" loext:opacity="100%" style:font-name="Linux Libertine S.O.Cist.1" fo:font-size="12pt" fo:letter-spacing="normal" fo:language="la" fo:country="VA" fo:font-style="normal" fo:font-weight="normal" officeooo:rsid="014c6bc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99" style:family="text">
      <style:text-properties fo:color="#000000" loext:opacity="100%" style:font-name="Linux Libertine S.O.Cist.1"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0" style:family="text">
      <style:text-properties fo:color="#000000" loext:opacity="100%" style:font-name="Linux Libertine S.O.Cist.1" fo:font-size="12pt" fo:letter-spacing="normal" fo:language="la" fo:country="VA" fo:font-style="normal" fo:font-weight="normal" officeooo:rsid="0150123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1" style:family="text">
      <style:text-properties fo:color="#000000" loext:opacity="100%" style:font-name="Linux Libertine S.O.Cist.1" fo:font-size="12pt" fo:letter-spacing="normal" fo:language="la" fo:country="VA" fo:font-style="normal" fo:font-weight="normal" officeooo:rsid="0151c0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2" style:family="text">
      <style:text-properties fo:color="#00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3" style:family="text">
      <style:text-properties fo:color="#000000" loext:opacity="100%" style:font-name="Linux Libertine S.O.Cist.1" fo:font-size="12pt" fo:letter-spacing="normal" fo:language="la" fo:country="VA" fo:font-style="normal" fo:font-weight="normal" officeooo:rsid="0034e2b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4" style:family="text">
      <style:text-properties fo:color="#000000" loext:opacity="100%" style:font-name="Linux Libertine S.O.Cist.1" fo:font-size="12pt" fo:letter-spacing="normal" fo:language="la" fo:country="VA" fo:font-style="normal" fo:font-weight="normal" officeooo:rsid="014c6bc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5" style:family="text">
      <style:text-properties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6" style:family="text">
      <style:text-properties fo:color="#000000" loext:opacity="100%" style:font-name="Linux Libertine S.O.Cist.1" fo:font-size="12pt" fo:letter-spacing="normal" fo:language="la" fo:country="VA" fo:font-style="normal" fo:font-weight="normal" officeooo:rsid="014fbfe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7" style:family="text">
      <style:text-properties fo:color="#000000" loext:opacity="100%" style:font-name="Linux Libertine S.O.Cist.1" fo:font-size="12pt" fo:letter-spacing="normal" fo:language="la" fo:country="VA" fo:font-style="normal" fo:font-weight="normal" officeooo:rsid="01501233"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8" style:family="text">
      <style:text-properties fo:color="#000000" loext:opacity="100%" style:font-name="Linux Libertine S.O.Cist.1" fo:font-size="12pt" fo:letter-spacing="normal" fo:language="la" fo:country="VA" fo:font-style="normal" fo:font-weight="normal" officeooo:rsid="016034a5"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09" style:family="text">
      <style:text-properties fo:color="#000000" loext:opacity="100%" style:font-name="Linux Libertine S.O.Cist.1" fo:font-size="12pt" fo:letter-spacing="normal" fo:language="la" fo:country="VA" fo:font-style="normal" fo:font-weight="normal" officeooo:rsid="008f99b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0" style:family="text">
      <style:text-properties fo:color="#000000" loext:opacity="100%" style:font-name="Linux Libertine S.O.Cist.1" fo:font-size="12pt" fo:letter-spacing="normal" fo:language="la" fo:country="VA" fo:font-style="normal" fo:font-weight="normal" officeooo:rsid="014a2ac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1" style:family="text">
      <style:text-properties fo:color="#000000" loext:opacity="100%" style:font-name="Linux Libertine S.O.Cist.1" fo:font-size="12pt" fo:letter-spacing="normal" fo:language="la" fo:country="VA" fo:font-style="normal" fo:font-weight="normal" officeooo:rsid="0164dcb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2" style:family="text">
      <style:text-properties fo:color="#00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3" style:family="text">
      <style:text-properties fo:color="#000000" loext:opacity="100%" style:font-name="Linux Libertine S.O.Cist.1" fo:font-size="12pt" fo:letter-spacing="normal" fo:language="cs" fo:country="CZ" fo:font-style="normal" fo:font-weight="normal" officeooo:rsid="0155e55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4" style:family="text">
      <style:text-properties fo:color="#000000" loext:opacity="100%" style:font-name="Linux Libertine S.O.Cist.1" fo:font-size="12pt" fo:letter-spacing="normal" fo:language="cs" fo:country="CZ" fo:font-style="normal" fo:font-weight="normal" officeooo:rsid="0151229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5" style:family="text">
      <style:text-properties fo:color="#000000" loext:opacity="100%" style:font-name="Linux Libertine S.O.Cist.1" fo:font-size="12pt" fo:letter-spacing="normal" fo:language="cs" fo:country="CZ" fo:font-style="normal" fo:font-weight="normal" officeooo:rsid="01912b4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6" style:family="text">
      <style:text-properties fo:color="#000000" loext:opacity="100%" style:font-name="Linux Libertine S.O.Cist.1" fo:font-size="12pt" fo:letter-spacing="normal" fo:language="cs" fo:country="CZ" fo:font-style="normal" fo:font-weight="normal" officeooo:rsid="0157d8b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7" style:family="text">
      <style:text-properties fo:color="#000000" loext:opacity="100%" style:font-name="Linux Libertine S.O.Cist.1" fo:font-size="12pt" fo:letter-spacing="normal" fo:language="cs" fo:country="CZ" fo:font-style="normal" fo:font-weight="normal" officeooo:rsid="01595f5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8" style:family="text">
      <style:text-properties fo:color="#000000" loext:opacity="100%" style:font-name="Linux Libertine S.O.Cist.1" fo:font-size="12pt" fo:letter-spacing="normal" fo:language="cs" fo:country="CZ" fo:font-style="normal" fo:font-weight="normal" officeooo:rsid="014c6bcc"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19" style:family="text">
      <style:text-properties fo:color="#000000" loext:opacity="100%" style:font-name="Linux Libertine S.O.Cist.1" fo:font-size="12pt" fo:letter-spacing="normal" fo:language="cs" fo:country="CZ"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0" style:family="text">
      <style:text-properties fo:color="#000000" loext:opacity="100%" style:font-name="Linux Libertine S.O.Cist.1" fo:font-size="12pt" fo:letter-spacing="normal" fo:language="cs" fo:country="CZ" fo:font-style="normal" fo:font-weight="normal" officeooo:rsid="016034a5"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1" style:family="text">
      <style:text-properties fo:color="#000000" loext:opacity="100%" style:font-name="Linux Libertine S.O.Cist.1" fo:font-size="12pt" fo:letter-spacing="normal" fo:language="cs" fo:country="CZ" fo:font-style="normal" fo:font-weight="normal" officeooo:rsid="0151c01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2" style:family="text">
      <style:text-properties fo:color="#000000" loext:opacity="100%" style:font-name="Linux Libertine S.O.Cist.1" fo:font-size="12pt" fo:letter-spacing="normal" fo:language="cs" fo:country="CZ"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3" style:family="text">
      <style:text-properties fo:color="#000000" loext:opacity="100%" style:font-name="Linux Libertine S.O.Cist.1" fo:font-size="12pt" fo:letter-spacing="normal" fo:language="cs" fo:country="CZ" fo:font-style="normal" fo:font-weight="normal" officeooo:rsid="01638403"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4" style:family="text">
      <style:text-properties fo:color="#000000" loext:opacity="100%" style:font-name="Linux Libertine S.O.Cist.1" fo:font-size="12pt" fo:letter-spacing="normal" fo:language="cs" fo:country="CZ" fo:font-style="normal" fo:font-weight="normal" officeooo:rsid="0164dcb1"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5" style:family="text">
      <style:text-properties fo:color="#000000" loext:opacity="100%" style:font-name="Linux Libertine S.O.Cist.1" fo:font-size="12pt" fo:letter-spacing="normal" fo:language="cs" fo:country="CZ" fo:font-style="normal" fo:font-weight="normal" officeooo:rsid="015c93f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6" style:family="text">
      <style:text-properties fo:color="#000000" loext:opacity="100%" style:font-name="Linux Libertine S.O.Cist.1" fo:font-size="12pt" fo:letter-spacing="normal" fo:language="cs" fo:country="CZ" fo:font-style="normal" fo:font-weight="normal" officeooo:rsid="0155e55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7" style:family="text">
      <style:text-properties fo:color="#000000" loext:opacity="100%" style:font-name="Linux Libertine S.O.Cist.1" fo:font-size="12pt" fo:letter-spacing="normal" fo:language="cs" fo:country="CZ" fo:font-style="normal" fo:font-weight="normal" officeooo:rsid="015c93f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8" style:family="text">
      <style:text-properties fo:color="#000000" loext:opacity="100%" style:font-name="Linux Libertine S.O.Cist.1" fo:font-size="12pt" fo:letter-spacing="normal" fo:language="cs" fo:country="CZ" fo:font-style="normal" fo:font-weight="normal" officeooo:rsid="0157d8bf"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29" style:family="text">
      <style:text-properties fo:color="#000000" loext:opacity="100%" style:font-name="Linux Libertine S.O.Cist.1" fo:font-size="12pt" fo:letter-spacing="normal" fo:language="cs" fo:country="CZ" fo:font-style="normal" fo:font-weight="normal" officeooo:rsid="01595f5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0" style:family="text">
      <style:text-properties fo:color="#000000" loext:opacity="100%" style:font-name="Linux Libertine S.O.Cist.1" fo:font-size="12pt" fo:letter-spacing="normal" fo:language="cs" fo:country="CZ" fo:font-style="normal" fo:font-weight="normal" officeooo:rsid="0034e2b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1" style:family="text">
      <style:text-properties fo:color="#000000" loext:opacity="100%" style:font-name="Linux Libertine S.O.Cist.1" fo:font-size="12pt" fo:letter-spacing="normal" fo:language="cs" fo:country="CZ" fo:font-style="normal" fo:font-weight="normal" officeooo:rsid="016034a5"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2" style:family="text">
      <style:text-properties fo:color="#000000" loext:opacity="100%" style:font-name="Linux Libertine S.O.Cist.1" fo:font-size="12pt" fo:letter-spacing="normal" fo:language="cs" fo:country="CZ" fo:font-style="normal" fo:font-weight="normal" officeooo:rsid="015e8786"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3" style:family="text">
      <style:text-properties fo:color="#000000" loext:opacity="100%" style:font-name="Linux Libertine S.O.Cist.1" fo:font-size="12pt" fo:letter-spacing="normal" fo:language="cs" fo:country="CZ" fo:font-style="normal" fo:font-weight="normal" officeooo:rsid="01638403"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4" style:family="text">
      <style:text-properties fo:color="#000000" loext:opacity="100%" style:font-name="Linux Libertine S.O.Cist.1" fo:font-size="12pt" fo:letter-spacing="normal" fo:language="cs" fo:country="CZ" fo:font-style="normal" fo:font-weight="normal" officeooo:rsid="008f99bd"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5" style:family="text">
      <style:text-properties fo:color="#000000" loext:opacity="100%" style:font-name="Linux Libertine S.O.Cist.1" fo:font-size="12pt" fo:letter-spacing="normal" fo:language="cs" fo:country="CZ" fo:font-style="normal" fo:font-weight="normal" officeooo:rsid="0164dcb1"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6" style:family="text">
      <style:text-properties fo:color="#000000" loext:opacity="100%" style:font-name="Linux Libertine S.O.Cist.1" fo:font-size="12pt" fo:letter-spacing="normal" fo:language="cs" fo:country="CZ" fo:font-style="normal" fo:font-weight="normal" officeooo:rsid="0151c01e"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37" style:family="text">
      <style:text-properties fo:color="#000000" loext:opacity="100%" style:font-name="Linux Libertine S.O.Cist.1" fo:font-size="12pt" fo:letter-spacing="normal" fo:language="cs" fo:country="CZ" fo:font-style="italic" fo:font-weight="normal" officeooo:rsid="0155e55c"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138" style:family="text">
      <style:text-properties fo:color="#000000" loext:opacity="100%" style:font-name="Linux Libertine S.O.Cist.1" fo:font-size="12pt" fo:letter-spacing="normal" fo:font-style="normal" fo:font-weight="normal" officeooo:rsid="0034e2b4" style:font-name-asian="Andale Sans UI" style:font-size-asian="12pt" style:font-style-asian="normal" style:font-weight-asian="normal" style:font-name-complex="Tahoma" style:font-size-complex="12pt" style:font-style-complex="normal" style:font-weight-complex="normal"/>
    </style:style>
    <style:style style:name="T139" style:family="text">
      <style:text-properties fo:color="#000000" loext:opacity="100%" style:font-name="Linux Libertine S.O.Cist.1" fo:font-size="12pt" fo:letter-spacing="normal" fo:font-style="normal" fo:font-weight="normal" officeooo:rsid="01595f51" style:font-name-asian="Andale Sans UI" style:font-size-asian="12pt" style:font-style-asian="normal" style:font-weight-asian="normal" style:font-name-complex="Tahoma" style:font-size-complex="12pt" style:font-style-complex="normal" style:font-weight-complex="normal"/>
    </style:style>
    <style:style style:name="T140" style:family="text">
      <style:text-properties fo:color="#000000" loext:opacity="100%" style:font-name="Linux Libertine S.O.Cist.1" fo:font-size="12pt" fo:letter-spacing="normal" fo:font-style="normal" fo:font-weight="normal" officeooo:rsid="015c93f4" style:letter-kerning="false" style:font-name-asian="Andale Sans UI" style:font-size-asian="12pt" style:font-style-asian="normal" style:font-weight-asian="normal" style:font-name-complex="Tahoma" style:font-size-complex="12pt" style:font-style-complex="normal" style:font-weight-complex="normal"/>
    </style:style>
    <style:style style:name="T141" style:family="text">
      <style:text-properties fo:color="#000000" loext:opacity="100%" style:font-name="Linux Libertine S.O.Cist.1" fo:font-size="12pt" fo:letter-spacing="normal" fo:font-style="normal" fo:font-weight="normal" officeooo:rsid="0034e2b4" style:letter-kerning="false" style:font-name-asian="Andale Sans UI" style:font-size-asian="12pt" style:font-style-asian="normal" style:font-weight-asian="normal" style:font-name-complex="Tahoma" style:font-size-complex="12pt" style:font-style-complex="normal" style:font-weight-complex="normal"/>
    </style:style>
    <style:style style:name="T142" style:family="text">
      <style:text-properties fo:color="#000000" loext:opacity="100%" style:font-name="Linux Libertine S.O.Cist.1" fo:font-size="12pt" fo:language="cs" fo:country="CZ" officeooo:rsid="00336121" style:font-size-asian="12pt" style:language-asian="zh" style:country-asian="CN" style:font-size-complex="12pt" style:language-complex="hi" style:country-complex="IN"/>
    </style:style>
    <style:style style:name="T143" style:family="text">
      <style:text-properties fo:color="#000000" loext:opacity="100%" style:font-name="Linux Libertine S.O.Cist.1" fo:font-size="12pt" fo:language="cs" fo:country="CZ" officeooo:rsid="01672e8f" style:font-size-asian="12pt" style:language-asian="zh" style:country-asian="CN" style:font-size-complex="12pt" style:language-complex="hi" style:country-complex="IN"/>
    </style:style>
    <style:style style:name="T144" style:family="text">
      <style:text-properties fo:color="#000000" loext:opacity="100%" style:font-name="Linux Libertine S.O.Cist.1" fo:font-size="12pt" fo:language="cs" fo:country="CZ" officeooo:rsid="016803c9" style:font-size-asian="12pt" style:language-asian="zh" style:country-asian="CN" style:font-size-complex="12pt" style:language-complex="hi" style:country-complex="IN"/>
    </style:style>
    <style:style style:name="T145" style:family="text">
      <style:text-properties fo:color="#000000" loext:opacity="100%" style:font-name="Linux Libertine S.O.Cist.1" fo:font-size="12pt" fo:language="cs" fo:country="CZ" officeooo:rsid="0152cb18" style:font-size-asian="12pt" style:language-asian="zh" style:country-asian="CN" style:font-size-complex="12pt" style:language-complex="hi" style:country-complex="IN"/>
    </style:style>
    <style:style style:name="T146" style:family="text">
      <style:text-properties fo:color="#000000" loext:opacity="100%" style:font-name="Linux Libertine S.O.Cist.1" fo:font-size="12pt" fo:language="cs" fo:country="CZ" officeooo:rsid="01693bc2" style:font-size-asian="12pt" style:language-asian="zh" style:country-asian="CN" style:font-size-complex="12pt" style:language-complex="hi" style:country-complex="IN"/>
    </style:style>
    <style:style style:name="T147" style:family="text">
      <style:text-properties fo:color="#000000" loext:opacity="100%" style:font-name="Linux Libertine S.O.Cist.1" fo:font-size="12pt" fo:language="cs" fo:country="CZ" officeooo:rsid="01544dfc" style:font-size-asian="12pt" style:language-asian="zh" style:country-asian="CN" style:font-size-complex="12pt" style:language-complex="hi" style:country-complex="IN"/>
    </style:style>
    <style:style style:name="T148" style:family="text">
      <style:text-properties fo:color="#000000" loext:opacity="100%" style:font-name="Linux Libertine S.O.Cist.1" fo:font-size="12pt" fo:language="cs" fo:country="CZ" officeooo:rsid="016c99d2" style:font-size-asian="12pt" style:language-asian="zh" style:country-asian="CN" style:font-size-complex="12pt" style:language-complex="hi" style:country-complex="IN"/>
    </style:style>
    <style:style style:name="T149" style:family="text">
      <style:text-properties fo:color="#000000" loext:opacity="100%" style:font-name="Linux Libertine S.O.Cist.1" fo:font-size="12pt" fo:language="cs" fo:country="CZ" officeooo:rsid="015413a9" style:font-size-asian="12pt" style:language-asian="zh" style:country-asian="CN" style:font-size-complex="12pt" style:language-complex="hi" style:country-complex="IN"/>
    </style:style>
    <style:style style:name="T150" style:family="text">
      <style:text-properties fo:color="#000000" loext:opacity="100%" style:font-name="Linux Libertine S.O.Cist.1" fo:font-size="12pt" fo:language="cs" fo:country="CZ" officeooo:rsid="01672e8f" style:letter-kerning="false" style:font-name-asian="Arial Unicode MS" style:font-size-asian="12pt" style:language-asian="zh" style:country-asian="CN" style:font-name-complex="Arial Unicode MS" style:font-size-complex="12pt" style:language-complex="hi" style:country-complex="IN"/>
    </style:style>
    <style:style style:name="T151" style:family="text">
      <style:text-properties fo:color="#000000" loext:opacity="100%" style:font-name="Linux Libertine S.O.Cist.1" fo:font-size="12pt" fo:language="cs" fo:country="CZ" officeooo:rsid="00336121" style:letter-kerning="false" style:font-name-asian="Arial Unicode MS" style:font-size-asian="12pt" style:language-asian="zh" style:country-asian="CN" style:font-name-complex="Arial Unicode MS" style:font-size-complex="12pt" style:language-complex="hi" style:country-complex="IN"/>
    </style:style>
    <style:style style:name="T152" style:family="text">
      <style:text-properties fo:color="#000000" loext:opacity="100%" style:font-name="Linux Libertine S.O.Cist.1" fo:font-size="12pt" fo:language="cs" fo:country="CZ" officeooo:rsid="016e8f44" style:letter-kerning="false" style:font-name-asian="Arial Unicode MS" style:font-size-asian="12pt" style:language-asian="zh" style:country-asian="CN" style:font-name-complex="Arial Unicode MS" style:font-size-complex="12pt" style:language-complex="hi" style:country-complex="IN"/>
    </style:style>
    <style:style style:name="T153" style:family="text">
      <style:text-properties fo:color="#000000" loext:opacity="100%" style:font-name="Linux Libertine S.O.Cist.1" fo:font-size="12pt" fo:language="cs" fo:country="CZ" officeooo:rsid="016803c9" style:letter-kerning="false" style:font-name-asian="Arial Unicode MS" style:font-size-asian="12pt" style:language-asian="zh" style:country-asian="CN" style:font-name-complex="Arial Unicode MS" style:font-size-complex="12pt" style:language-complex="hi" style:country-complex="IN"/>
    </style:style>
    <style:style style:name="T154" style:family="text">
      <style:text-properties fo:color="#000000" loext:opacity="100%" style:font-name="Linux Libertine S.O.Cist.1" fo:font-size="12pt" fo:language="cs" fo:country="CZ" officeooo:rsid="015e8786" style:letter-kerning="false" style:font-name-asian="Arial Unicode MS" style:font-size-asian="12pt" style:language-asian="zh" style:country-asian="CN" style:font-name-complex="Arial Unicode MS" style:font-size-complex="12pt" style:language-complex="hi" style:country-complex="IN"/>
    </style:style>
    <style:style style:name="T155" style:family="text">
      <style:text-properties fo:color="#000000" loext:opacity="100%" style:font-name="Linux Libertine S.O.Cist.1" fo:font-size="12pt" fo:language="cs" fo:country="CZ" officeooo:rsid="01693bc2" style:letter-kerning="false" style:font-name-asian="Arial Unicode MS" style:font-size-asian="12pt" style:language-asian="zh" style:country-asian="CN" style:font-name-complex="Arial Unicode MS" style:font-size-complex="12pt" style:language-complex="hi" style:country-complex="IN"/>
    </style:style>
    <style:style style:name="T156" style:family="text">
      <style:text-properties fo:color="#000000" loext:opacity="100%" style:font-name="Linux Libertine S.O.Cist.1" fo:font-size="12pt" fo:language="cs" fo:country="CZ" officeooo:rsid="0164b95a" style:letter-kerning="false" style:font-name-asian="Arial Unicode MS" style:font-size-asian="12pt" style:language-asian="zh" style:country-asian="CN" style:font-name-complex="Arial Unicode MS" style:font-size-complex="12pt" style:language-complex="hi" style:country-complex="IN"/>
    </style:style>
    <style:style style:name="T157" style:family="text">
      <style:text-properties fo:color="#000000" loext:opacity="100%" style:font-name="Linux Libertine S.O.Cist.1" fo:font-size="12pt" fo:language="cs" fo:country="CZ" officeooo:rsid="0152cb18" style:letter-kerning="false" style:font-name-asian="Arial Unicode MS" style:font-size-asian="12pt" style:language-asian="zh" style:country-asian="CN" style:font-name-complex="Arial Unicode MS" style:font-size-complex="12pt" style:language-complex="hi" style:country-complex="IN"/>
    </style:style>
    <style:style style:name="T158" style:family="text">
      <style:text-properties fo:color="#000000" loext:opacity="100%" style:font-name="Linux Libertine S.O.Cist.1" fo:font-size="12pt" fo:language="cs" fo:country="CZ" officeooo:rsid="016c99d2" style:letter-kerning="false" style:font-name-asian="Arial Unicode MS" style:font-size-asian="12pt" style:language-asian="zh" style:country-asian="CN" style:font-name-complex="Arial Unicode MS" style:font-size-complex="12pt" style:language-complex="hi" style:country-complex="IN"/>
    </style:style>
    <style:style style:name="T159" style:family="text">
      <style:text-properties fo:color="#000000" loext:opacity="100%" style:font-name="Linux Libertine S.O.Cist.1" fo:font-size="12pt" fo:language="cs" fo:country="CZ" officeooo:rsid="015c93f4" style:letter-kerning="false" style:font-name-asian="Arial Unicode MS" style:font-size-asian="12pt" style:language-asian="zh" style:country-asian="CN" style:font-name-complex="Arial Unicode MS" style:font-size-complex="12pt" style:language-complex="hi" style:country-complex="IN"/>
    </style:style>
    <style:style style:name="T160" style:family="text">
      <style:text-properties fo:color="#000000" loext:opacity="100%" style:font-name="Linux Libertine S.O.Cist.1" fo:font-size="12pt" fo:language="cs" fo:country="CZ" fo:font-style="normal" officeooo:rsid="016803c9" style:font-size-asian="12pt" style:language-asian="zh" style:country-asian="CN" style:font-style-asian="normal" style:font-size-complex="12pt" style:language-complex="hi" style:country-complex="IN" style:font-style-complex="normal"/>
    </style:style>
    <style:style style:name="T161" style:family="text">
      <style:text-properties fo:color="#000000" loext:opacity="100%" style:font-name="Linux Libertine S.O.Cist.1" fo:font-size="12pt" fo:language="cs" fo:country="CZ" fo:font-style="normal" officeooo:rsid="016e8f44" style:font-size-asian="12pt" style:language-asian="zh" style:country-asian="CN" style:font-style-asian="normal" style:font-size-complex="12pt" style:language-complex="hi" style:country-complex="IN" style:font-style-complex="normal"/>
    </style:style>
    <style:style style:name="T162" style:family="text">
      <style:text-properties fo:color="#000000" loext:opacity="100%" style:font-name="Linux Libertine S.O.Cist.1" fo:font-size="12pt" fo:language="cs" fo:country="CZ" fo:font-style="normal" officeooo:rsid="016803c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63" style:family="text">
      <style:text-properties fo:color="#000000" loext:opacity="100%" style:font-name="Linux Libertine S.O.Cist.1" fo:font-size="12pt" fo:language="cs" fo:country="CZ" fo:font-style="normal" officeooo:rsid="016e8f44"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164" style:family="text">
      <style:text-properties fo:color="#000000" loext:opacity="100%" style:font-name="Linux Libertine S.O.Cist." fo:font-size="12pt" fo:language="la" fo:country="VA" style:font-size-asian="12pt" style:language-asian="zh" style:country-asian="CN" style:language-complex="hi" style:country-complex="IN"/>
    </style:style>
    <style:style style:name="T165" style:family="text">
      <style:text-properties fo:color="#000000" loext:opacity="100%" style:font-name="Linux Libertine S.O.Cist." fo:font-size="12pt" fo:language="la" fo:country="VA" officeooo:rsid="00514d93" style:font-size-asian="12pt" style:language-asian="zh" style:country-asian="CN" style:language-complex="hi" style:country-complex="IN"/>
    </style:style>
    <style:style style:name="T166" style:family="text">
      <style:text-properties fo:color="#000000" loext:opacity="100%" style:font-name="Linux Libertine S.O.Cist." fo:font-size="12pt" fo:font-style="normal" fo:background-color="transparent" loext:char-shading-value="0" style:font-size-asian="12pt" style:font-style-asian="normal" style:font-size-complex="12pt" style:font-style-complex="normal"/>
    </style:style>
    <style:style style:name="T167" style:family="text">
      <style:text-properties fo:color="#000000" loext:opacity="100%" style:font-name="Linux Libertine S.O.Cist." fo:font-size="12pt" fo:font-style="normal" officeooo:rsid="0062eb22" fo:background-color="transparent" loext:char-shading-value="0" style:font-size-asian="12pt" style:font-style-asian="normal" style:font-size-complex="12pt" style:font-style-complex="normal"/>
    </style:style>
    <style:style style:name="T168" style:family="text">
      <style:text-properties fo:color="#000000" loext:opacity="100%" style:font-name="Linux Libertine S.O.Cist." fo:font-size="12pt" fo:font-style="normal" officeooo:rsid="013e5089" fo:background-color="transparent" loext:char-shading-value="0" style:font-size-asian="12pt" style:font-style-asian="normal" style:font-size-complex="12pt" style:font-style-complex="normal"/>
    </style:style>
    <style:style style:name="T169" style:family="text">
      <style:text-properties fo:color="#000000" loext:opacity="100%" style:font-name="Linux Libertine S.O.Cist." fo:font-size="12pt" fo:font-style="italic" fo:background-color="transparent" loext:char-shading-value="0" style:font-size-asian="12pt" style:font-style-asian="italic" style:font-size-complex="12pt" style:font-style-complex="italic"/>
    </style:style>
    <style:style style:name="T170" style:family="text">
      <style:text-properties fo:color="#000000" loext:opacity="100%" fo:letter-spacing="normal" fo:font-style="normal" fo:font-weight="normal" officeooo:rsid="01595f51" style:font-name-asian="Andale Sans UI" style:font-style-asian="normal" style:font-weight-asian="normal" style:font-name-complex="Tahoma" style:font-style-complex="normal" style:font-weight-complex="normal"/>
    </style:style>
    <style:style style:name="T171" style:family="text">
      <style:text-properties fo:color="#000000" loext:opacity="100%" fo:letter-spacing="normal" fo:font-style="normal" fo:font-weight="normal" officeooo:rsid="014c6bcc" style:font-name-asian="Andale Sans UI" style:font-style-asian="normal" style:font-weight-asian="normal" style:font-name-complex="Tahoma" style:font-style-complex="normal" style:font-weight-complex="normal"/>
    </style:style>
    <style:style style:name="T172" style:family="text">
      <style:text-properties fo:color="#000000" loext:opacity="100%" fo:letter-spacing="normal" fo:font-style="normal" fo:font-weight="normal" officeooo:rsid="0034e2b4" style:font-name-asian="Andale Sans UI" style:font-style-asian="normal" style:font-weight-asian="normal" style:font-name-complex="Tahoma" style:font-style-complex="normal" style:font-weight-complex="normal"/>
    </style:style>
    <style:style style:name="T173" style:family="text">
      <style:text-properties fo:color="#000000" loext:opacity="100%" fo:letter-spacing="normal" fo:font-style="normal" fo:font-weight="normal" officeooo:rsid="0034e2b4" style:letter-kerning="false" style:font-name-asian="Andale Sans UI" style:font-style-asian="normal" style:font-weight-asian="normal" style:font-name-complex="Tahoma" style:font-style-complex="normal" style:font-weight-complex="normal"/>
    </style:style>
    <style:style style:name="T174" style:family="text">
      <style:text-properties fo:color="#000000" loext:opacity="100%" fo:letter-spacing="normal" fo:font-style="normal" fo:font-weight="normal" officeooo:rsid="014c6bcc" style:letter-kerning="false" style:font-name-asian="Andale Sans UI" style:font-style-asian="normal" style:font-weight-asian="normal" style:font-name-complex="Tahoma" style:font-style-complex="normal" style:font-weight-complex="normal"/>
    </style:style>
    <style:style style:name="T175" style:family="text">
      <style:text-properties fo:font-variant="normal" fo:text-transform="none"/>
    </style:style>
    <style:style style:name="T176" style:family="text">
      <style:text-properties fo:font-variant="normal" fo:text-transform="none" fo:color="#000000" loext:opacity="100%" style:font-name="Linux Libertine S.O.Cist." fo:font-size="12pt" fo:letter-spacing="normal" fo:language="la" fo:country="VA" fo:font-style="normal" fo:font-weight="normal" officeooo:rsid="001a66ba" style:font-size-asian="12pt" style:language-asian="zh" style:country-asian="CN" style:language-complex="hi" style:country-complex="IN"/>
    </style:style>
    <style:style style:name="T177" style:family="text">
      <style:text-properties fo:font-variant="normal" fo:text-transform="none" fo:color="#000000" loext:opacity="100%" style:font-name="Linux Libertine S.O.Cist." fo:font-size="12pt" fo:letter-spacing="normal" fo:language="la" fo:country="VA" fo:font-style="normal" fo:font-weight="normal" officeooo:rsid="002cc0ad" style:font-size-asian="12pt" style:language-asian="zh" style:country-asian="CN" style:language-complex="hi" style:country-complex="IN"/>
    </style:style>
    <style:style style:name="T178" style:family="text">
      <style:text-properties fo:font-variant="normal" fo:text-transform="none" fo:color="#000000" loext:opacity="100%" style:font-name="Linux Libertine S.O.Cist.1" fo:font-size="12pt" fo:letter-spacing="normal" fo:language="la" fo:country="VA" fo:font-style="normal" fo:font-weight="normal" officeooo:rsid="0087c59c"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79" style:family="text">
      <style:text-properties fo:font-variant="normal" fo:text-transform="none" fo:color="#000000" loext:opacity="100%" style:font-name="Linux Libertine S.O.Cist.1" fo:font-size="12pt" fo:letter-spacing="normal" fo:language="la" fo:country="VA" fo:font-style="normal" fo:font-weight="normal" officeooo:rsid="010d0bca"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180" style:family="text">
      <style:text-properties fo:font-variant="normal" fo:text-transform="none" fo:color="#000000" loext:opacity="100%" style:font-name="Linux Libertine S.O.Cist.1" fo:font-size="12pt" fo:letter-spacing="normal" fo:language="la" fo:country="VA" fo:font-style="normal" fo:font-weight="normal" officeooo:rsid="00336121" style:font-size-asian="12pt" style:language-asian="zh" style:country-asian="CN" style:font-size-complex="12pt" style:language-complex="hi" style:country-complex="IN"/>
    </style:style>
    <style:style style:name="T181" style:family="text">
      <style:text-properties fo:font-variant="normal" fo:text-transform="none" fo:color="#000000" loext:opacity="100%" style:font-name="Linux Libertine S.O.Cist.1" fo:font-size="12pt" fo:letter-spacing="normal" fo:language="la" fo:country="VA" fo:font-style="normal" fo:font-weight="normal" officeooo:rsid="0152cb18" style:font-size-asian="12pt" style:language-asian="zh" style:country-asian="CN" style:font-size-complex="12pt" style:language-complex="hi" style:country-complex="IN"/>
    </style:style>
    <style:style style:name="T182" style:family="text">
      <style:text-properties fo:font-variant="normal" fo:text-transform="none" fo:color="#000000" loext:opacity="100%" style:font-name="Linux Libertine S.O.Cist.1" fo:font-size="12pt" fo:letter-spacing="normal" fo:language="la" fo:country="VA" fo:font-style="normal" fo:font-weight="normal" officeooo:rsid="0152cb18" style:letter-kerning="false" style:font-name-asian="Arial Unicode MS" style:font-size-asian="12pt" style:language-asian="zh" style:country-asian="CN" style:font-name-complex="Arial Unicode MS" style:font-size-complex="12pt" style:language-complex="hi" style:country-complex="IN"/>
    </style:style>
    <style:style style:name="T183" style:family="text">
      <style:text-properties fo:font-variant="normal" fo:text-transform="none" fo:color="#00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4" style:family="text">
      <style:text-properties fo:font-variant="normal" fo:text-transform="none" fo:color="#000000" loext:opacity="100%" style:font-name="Linux Libertine S.O.Cist.1" fo:font-size="12pt" fo:letter-spacing="normal" fo:language="cs" fo:country="CZ" fo:font-style="normal" fo:font-weight="normal" officeooo:rsid="0151229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5" style:family="text">
      <style:text-properties fo:font-variant="normal" fo:text-transform="none" fo:color="#000000" loext:opacity="100%" style:font-name="Linux Libertine S.O.Cist.1" fo:font-size="12pt" fo:letter-spacing="normal" fo:language="cs" fo:country="CZ" fo:font-style="normal" fo:font-weight="normal" officeooo:rsid="0155e55c"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6" style:family="text">
      <style:text-properties fo:font-variant="normal" fo:text-transform="none" fo:color="#000000" loext:opacity="100%" style:font-name="Linux Libertine S.O.Cist.1" fo:font-size="12pt" fo:letter-spacing="normal" fo:language="cs" fo:country="CZ" fo:font-style="normal" fo:font-weight="normal" officeooo:rsid="015c93f4"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7" style:family="text">
      <style:text-properties fo:font-variant="normal" fo:text-transform="none" fo:color="#000000" loext:opacity="100%" style:font-name="Linux Libertine S.O.Cist.1" fo:font-size="12pt" fo:letter-spacing="normal" fo:language="cs" fo:country="CZ" fo:font-style="normal" fo:font-weight="normal" officeooo:rsid="0030a648"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8" style:family="text">
      <style:text-properties fo:font-variant="normal" fo:text-transform="none" fo:color="#000000" loext:opacity="100%" style:font-name="Linux Libertine S.O.Cist.1" fo:font-size="12pt" fo:letter-spacing="normal" fo:language="cs" fo:country="CZ" fo:font-style="normal" fo:font-weight="normal" officeooo:rsid="016034a5"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189" style:family="text">
      <style:text-properties fo:font-variant="normal" fo:text-transform="none" fo:color="#000000" loext:opacity="100%" style:font-name="Linux Libertine S.O.Cist.1" fo:font-size="12pt" fo:letter-spacing="normal" fo:language="cs" fo:country="CZ" fo:font-style="normal" fo:font-weight="normal" officeooo:rsid="01672e8f" style:letter-kerning="false" style:font-name-asian="Arial Unicode MS" style:font-size-asian="12pt" style:language-asian="zh" style:country-asian="CN" style:font-name-complex="Arial Unicode MS" style:font-size-complex="12pt" style:language-complex="hi" style:country-complex="IN"/>
    </style:style>
    <style:style style:name="T190" style:family="text">
      <style:text-properties fo:font-variant="normal" fo:text-transform="none" fo:color="#000000" loext:opacity="100%" style:font-name="Linux Libertine S.O.Cist.1" fo:font-size="12pt" fo:letter-spacing="normal" fo:language="cs" fo:country="CZ" fo:font-style="normal" fo:font-weight="normal" officeooo:rsid="0152cb18" style:letter-kerning="false" style:font-name-asian="Arial Unicode MS" style:font-size-asian="12pt" style:language-asian="zh" style:country-asian="CN" style:font-name-complex="Arial Unicode MS" style:font-size-complex="12pt" style:language-complex="hi" style:country-complex="IN"/>
    </style:style>
    <style:style style:name="T191" style:family="text">
      <style:text-properties fo:font-variant="normal" fo:text-transform="none" fo:color="#000000" loext:opacity="100%" style:font-name="Linux Libertine S.O.Cist.1" fo:font-size="12pt" fo:letter-spacing="normal" fo:language="cs" fo:country="CZ" fo:font-style="normal" fo:font-weight="normal" officeooo:rsid="015e8786" style:letter-kerning="false" style:font-name-asian="Arial Unicode MS" style:font-size-asian="12pt" style:language-asian="zh" style:country-asian="CN" style:font-name-complex="Arial Unicode MS" style:font-size-complex="12pt" style:language-complex="hi" style:country-complex="IN"/>
    </style:style>
    <style:style style:name="T192" style:family="text">
      <style:text-properties fo:font-variant="normal" fo:text-transform="none" fo:color="#000000" loext:opacity="100%" style:font-name="Linux Libertine S.O.Cist.1" fo:font-size="12pt" fo:letter-spacing="normal" fo:language="cs" fo:country="CZ" fo:font-style="normal" fo:font-weight="normal" officeooo:rsid="00336121" style:font-size-asian="12pt" style:language-asian="zh" style:country-asian="CN" style:font-size-complex="12pt" style:language-complex="hi" style:country-complex="IN"/>
    </style:style>
    <style:style style:name="T193" style:family="text">
      <style:text-properties fo:font-variant="normal" fo:text-transform="none" fo:color="#000000" loext:opacity="100%" style:font-name="Linux Libertine S.O.Cist.1" fo:font-size="12pt" fo:letter-spacing="normal" fo:language="cs" fo:country="CZ" fo:font-style="normal" fo:font-weight="normal" officeooo:rsid="01672e8f" style:font-size-asian="12pt" style:language-asian="zh" style:country-asian="CN" style:font-size-complex="12pt" style:language-complex="hi" style:country-complex="IN"/>
    </style:style>
    <style:style style:name="T194" style:family="text">
      <style:text-properties fo:font-variant="normal" fo:text-transform="none" fo:color="#000000" loext:opacity="100%" style:font-name="Linux Libertine S.O.Cist.1" fo:font-size="12pt" fo:letter-spacing="normal" fo:language="cs" fo:country="CZ" fo:font-style="normal" fo:font-weight="normal" officeooo:rsid="0152cb18" style:font-size-asian="12pt" style:language-asian="zh" style:country-asian="CN" style:font-size-complex="12pt" style:language-complex="hi" style:country-complex="IN"/>
    </style:style>
    <style:style style:name="T195" style:family="text">
      <style:text-properties fo:font-variant="normal" fo:text-transform="none" fo:color="#000000" loext:opacity="100%" style:font-name="Linux Libertine S.O.Cist.1" fo:font-size="12pt" fo:letter-spacing="normal" fo:language="cs" fo:country="CZ" fo:font-style="italic" fo:font-weight="normal" officeooo:rsid="0155e55c" style:letter-kerning="false" style:font-name-asian="Andale Sans UI" style:font-size-asian="12pt" style:language-asian="zh" style:country-asian="CN" style:font-style-asian="italic" style:font-weight-asian="normal" style:font-name-complex="Tahoma" style:font-size-complex="12pt" style:language-complex="hi" style:country-complex="IN" style:font-style-complex="italic" style:font-weight-complex="normal"/>
    </style:style>
    <style:style style:name="T196" style:family="text">
      <style:text-properties fo:font-variant="normal" fo:text-transform="none" fo:color="#000000" loext:opacity="100%" style:font-name="Linux Libertine S.O.Cist.1" fo:font-size="12pt" fo:language="la" fo:country="VA" style:font-size-asian="12pt" style:language-asian="zh" style:country-asian="CN" style:font-size-complex="12pt" style:language-complex="hi" style:country-complex="IN"/>
    </style:style>
    <style:style style:name="T197" style:family="text">
      <style:text-properties fo:font-variant="normal" fo:text-transform="none" fo:color="#000000" loext:opacity="100%" style:font-name="Linux Libertine S.O.Cist.1" fo:font-size="12pt" fo:language="la" fo:country="VA" officeooo:rsid="0034a540" style:letter-kerning="false" style:font-name-asian="Arial Unicode MS" style:font-size-asian="12pt" style:language-asian="zh" style:country-asian="CN" style:font-name-complex="Arial Unicode MS" style:font-size-complex="12pt" style:language-complex="hi" style:country-complex="IN"/>
    </style:style>
    <style:style style:name="T198" style:family="text">
      <style:text-properties fo:font-variant="normal" fo:text-transform="none" fo:color="#000000" loext:opacity="100%" fo:font-size="12pt" officeooo:rsid="0034a540" style:letter-kerning="false" style:font-name-asian="Arial Unicode MS" style:font-size-asian="12pt" style:font-name-complex="Arial Unicode MS" style:font-size-complex="12pt"/>
    </style:style>
    <style:style style:name="T199" style:family="text">
      <style:text-properties fo:font-variant="normal" fo:text-transform="none" fo:font-style="italic" officeooo:rsid="00a45de9" style:font-style-asian="italic" style:font-style-complex="italic"/>
    </style:style>
    <style:style style:name="T200" style:family="text">
      <style:text-properties fo:font-variant="normal" fo:text-transform="none" fo:font-style="italic" officeooo:rsid="031859e8" style:font-style-asian="italic" style:font-style-complex="italic"/>
    </style:style>
    <style:style style:name="T201" style:family="text">
      <style:text-properties fo:font-variant="normal" fo:text-transform="none" fo:font-style="italic" officeooo:rsid="00c90118" style:font-style-asian="italic" style:font-style-complex="italic"/>
    </style:style>
    <style:style style:name="T202" style:family="text">
      <style:text-properties fo:font-variant="normal" fo:text-transform="none" officeooo:rsid="00b2394b"/>
    </style:style>
    <style:style style:name="T203" style:family="text">
      <style:text-properties fo:font-variant="normal" fo:text-transform="none" officeooo:rsid="00c360e7"/>
    </style:style>
    <style:style style:name="T204" style:family="text">
      <style:text-properties fo:font-variant="normal" fo:text-transform="none" style:font-name="Linux Libertine S.O.Cist.1" fo:font-size="12pt" fo:language="cs" fo:country="CZ" fo:font-style="italic" officeooo:rsid="00a45de9" style:font-size-asian="12pt" style:font-style-asian="italic" style:font-size-complex="12pt" style:font-style-complex="italic"/>
    </style:style>
    <style:style style:name="T205" style:family="text">
      <style:text-properties fo:font-variant="normal" fo:text-transform="none" style:font-name="Linux Libertine S.O.Cist.1" fo:font-size="12pt" fo:language="cs" fo:country="CZ" fo:font-style="italic" officeooo:rsid="031859e8" style:font-size-asian="12pt" style:font-style-asian="italic" style:font-size-complex="12pt" style:font-style-complex="italic"/>
    </style:style>
    <style:style style:name="T206" style:family="text">
      <style:text-properties fo:font-variant="normal" fo:text-transform="none" fo:color="#ff0000" loext:opacity="100%" style:font-name="Linux Libertine S.O.Cist.1" fo:font-size="12pt" fo:letter-spacing="normal" fo:language="cs" fo:country="CZ"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07" style:family="text">
      <style:text-properties fo:font-variant="normal" fo:text-transform="none" fo:color="#ff0000" loext:opacity="100%" style:font-name="Linux Libertine S.O.Cist.1" fo:font-size="12pt" fo:letter-spacing="normal" fo:language="cs" fo:country="CZ" fo:font-style="normal" fo:font-weight="normal" officeooo:rsid="0030a648" style:letter-kerning="fals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08" style:family="text">
      <style:text-properties fo:font-variant="normal" fo:text-transform="none" fo:color="#ff0000" loext:opacity="100%" style:font-name="Linux Libertine S.O.Cist.1" fo:font-size="12pt" fo:letter-spacing="normal" fo:language="cs" fo:country="CZ" fo:font-style="normal" fo:font-weight="normal" officeooo:rsid="00336121" style:font-size-asian="12pt" style:language-asian="zh" style:country-asian="CN" style:font-size-complex="12pt" style:language-complex="hi" style:country-complex="IN"/>
    </style:style>
    <style:style style:name="T209" style:family="text">
      <style:text-properties fo:font-variant="normal" fo:text-transform="none" fo:color="#ff0000" loext:opacity="100%" style:font-name="Linux Libertine S.O.Cist.1" fo:font-size="12pt" fo:letter-spacing="normal" fo:language="la" fo:country="VA" fo:font-style="normal" fo:font-weight="normal" officeooo:rsid="00336121" style:font-size-asian="12pt" style:language-asian="zh" style:country-asian="CN" style:font-size-complex="12pt" style:language-complex="hi" style:country-complex="IN"/>
    </style:style>
    <style:style style:name="T210" style:family="text">
      <style:text-properties fo:font-variant="normal" fo:text-transform="none" fo:color="#ff0000" loext:opacity="100%" style:font-name="Linux Libertine S.O.Cist.1" fo:font-size="12pt" fo:language="la" fo:country="VA" officeooo:rsid="0034a540" style:letter-kerning="false" style:font-name-asian="Arial Unicode MS" style:font-size-asian="12pt" style:language-asian="zh" style:country-asian="CN" style:font-name-complex="Arial Unicode MS" style:font-size-complex="12pt" style:language-complex="hi" style:country-complex="IN"/>
    </style:style>
    <style:style style:name="T211" style:family="text">
      <style:text-properties fo:font-variant="normal" fo:text-transform="none" fo:color="#00000a" loext:opacity="100%" style:font-name="Linux Libertine S.O.Cist.1" fo:font-size="12pt" fo:language="cs" fo:country="CZ" officeooo:rsid="015ef638" style:letter-kerning="false" style:font-name-asian="Arial Unicode MS" style:font-size-asian="12pt" style:language-asian="zh" style:country-asian="CN" style:font-name-complex="Arial Unicode MS" style:font-size-complex="12pt" style:language-complex="hi" style:country-complex="IN"/>
    </style:style>
    <style:style style:name="T212" style:family="text">
      <style:text-properties fo:font-variant="normal" fo:text-transform="none" fo:color="#00000a" loext:opacity="100%" style:font-name="Linux Libertine S.O.Cist.1" fo:font-size="12pt" fo:language="cs" fo:country="CZ" officeooo:rsid="016e38cb" style:letter-kerning="false" style:font-name-asian="Arial Unicode MS" style:font-size-asian="12pt" style:language-asian="zh" style:country-asian="CN" style:font-name-complex="Arial Unicode MS" style:font-size-complex="12pt" style:language-complex="hi" style:country-complex="IN"/>
    </style:style>
    <style:style style:name="T213" style:family="text">
      <style:text-properties fo:font-variant="normal" fo:text-transform="none" fo:color="#00000a" loext:opacity="100%" style:font-name="Linux Libertine S.O.Cist.1" fo:font-size="12pt" fo:language="cs" fo:country="CZ" officeooo:rsid="015f7b66" style:letter-kerning="false" style:font-name-asian="Arial Unicode MS" style:font-size-asian="12pt" style:language-asian="zh" style:country-asian="CN" style:font-name-complex="Arial Unicode MS" style:font-size-complex="12pt" style:language-complex="hi" style:country-complex="IN"/>
    </style:style>
    <style:style style:name="T214" style:family="text">
      <style:text-properties fo:font-variant="normal" fo:text-transform="none" fo:color="#00000a" loext:opacity="100%" style:font-name="Linux Libertine S.O.Cist.1" fo:font-size="12pt" fo:language="cs" fo:country="CZ" fo:font-style="italic" officeooo:rsid="015f7b66"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15" style:family="text">
      <style:text-properties fo:font-variant="normal" fo:text-transform="none" fo:color="#00000a" loext:opacity="100%" style:font-name="Linux Libertine S.O.Cist.1" fo:font-size="12pt" fo:language="cs" fo:country="CZ" fo:font-style="italic" officeooo:rsid="016034a5"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16" style:family="text">
      <style:text-properties fo:font-variant="normal" fo:text-transform="none" fo:color="#00000a" loext:opacity="100%" style:font-name="Linux Libertine S.O.Cist.1" fo:font-size="12pt" fo:language="cs" fo:country="CZ" fo:font-style="normal" officeooo:rsid="015f7b66"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217" style:family="text">
      <style:text-properties fo:font-variant="normal" fo:text-transform="none" fo:color="#00000a" loext:opacity="100%" style:font-name="Linux Libertine S.O.Cist.1" fo:font-size="12pt" fo:language="cs" fo:country="CZ" fo:font-style="normal" officeooo:rsid="016034a5"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218" style:family="text">
      <style:text-properties fo:font-variant="normal" fo:text-transform="none" fo:color="#00000a" loext:opacity="100%" style:font-name="Linux Libertine S.O.Cist.1" fo:font-size="12pt" fo:language="cs" fo:country="CZ" fo:font-style="normal" officeooo:rsid="016e38cb"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219" style:family="text">
      <style:text-properties officeooo:rsid="001a66ba"/>
    </style:style>
    <style:style style:name="T220" style:family="text">
      <style:text-properties officeooo:rsid="001b6961"/>
    </style:style>
    <style:style style:name="T221" style:family="text">
      <style:text-properties officeooo:rsid="00237e97"/>
    </style:style>
    <style:style style:name="T222" style:family="text">
      <style:text-properties officeooo:rsid="002836ec"/>
    </style:style>
    <style:style style:name="T223" style:family="text">
      <style:text-properties officeooo:rsid="002a0737"/>
    </style:style>
    <style:style style:name="T224" style:family="text">
      <style:text-properties officeooo:rsid="002cc0ad"/>
    </style:style>
    <style:style style:name="T225" style:family="text">
      <style:text-properties officeooo:rsid="002d8dda"/>
    </style:style>
    <style:style style:name="T226" style:family="text">
      <style:text-properties officeooo:rsid="0044210b"/>
    </style:style>
    <style:style style:name="T227" style:family="text">
      <style:text-properties officeooo:rsid="00842c81"/>
    </style:style>
    <style:style style:name="T228" style:family="text">
      <style:text-properties officeooo:rsid="0050af77"/>
    </style:style>
    <style:style style:name="T229" style:family="text">
      <style:text-properties officeooo:rsid="00514d93"/>
    </style:style>
    <style:style style:name="T230" style:family="text">
      <style:text-properties officeooo:rsid="0051fec7"/>
    </style:style>
    <style:style style:name="T231" style:family="text">
      <style:text-properties officeooo:rsid="0052f399"/>
    </style:style>
    <style:style style:name="T232" style:family="text">
      <style:text-properties officeooo:rsid="00532bd1"/>
    </style:style>
    <style:style style:name="T233" style:family="text">
      <style:text-properties officeooo:rsid="00598f62"/>
    </style:style>
    <style:style style:name="T234" style:family="text">
      <style:text-properties officeooo:rsid="0059c61a"/>
    </style:style>
    <style:style style:name="T235" style:family="text">
      <style:text-properties officeooo:rsid="005ef38a"/>
    </style:style>
    <style:style style:name="T236" style:family="text">
      <style:text-properties officeooo:rsid="006405a9"/>
    </style:style>
    <style:style style:name="T237" style:family="text">
      <style:text-properties officeooo:rsid="0069f007"/>
    </style:style>
    <style:style style:name="T238" style:family="text">
      <style:text-properties style:use-window-font-color="true" loext:opacity="0%"/>
    </style:style>
    <style:style style:name="T239" style:family="text">
      <style:text-properties style:use-window-font-color="true" loext:opacity="0%" style:font-name="Cloister" fo:font-size="18pt" fo:font-weight="normal" style:font-weight-asian="normal" style:font-weight-complex="normal"/>
    </style:style>
    <style:style style:name="T240" style:family="text">
      <style:text-properties style:use-window-font-color="true" loext:opacity="0%" style:font-name="Cloister" fo:font-size="18pt" fo:font-weight="normal" officeooo:rsid="007413a1" style:font-weight-asian="normal" style:font-weight-complex="normal"/>
    </style:style>
    <style:style style:name="T241" style:family="text">
      <style:text-properties style:use-window-font-color="true" loext:opacity="0%" style:font-name="Cloister" fo:font-size="18pt" fo:language="la" fo:country="VA" fo:font-weight="normal" officeooo:rsid="01018dbd" style:font-size-asian="16pt" style:language-asian="zh" style:country-asian="CN" style:font-weight-asian="normal" style:font-size-complex="16pt" style:language-complex="hi" style:country-complex="IN" style:font-weight-complex="normal"/>
    </style:style>
    <style:style style:name="T242" style:family="text">
      <style:text-properties style:use-window-font-color="true" loext:opacity="0%" style:font-name="Cloister"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243" style:family="text">
      <style:text-properties style:use-window-font-color="true" loext:opacity="0%" style:font-name="Cloister" fo:font-size="24pt" fo:language="la" fo:country="VA" fo:font-weight="normal" officeooo:rsid="00b75b39" style:font-size-asian="24pt" style:language-asian="zh" style:country-asian="CN" style:font-weight-asian="normal" style:font-size-complex="24pt" style:language-complex="hi" style:country-complex="IN" style:font-weight-complex="normal"/>
    </style:style>
    <style:style style:name="T244" style:family="text">
      <style:text-properties style:use-window-font-color="true" loext:opacity="0%" style:font-name="Cloister" fo:font-size="24pt" fo:language="la" fo:country="VA" fo:font-weight="normal" officeooo:rsid="00f1e1ba" style:font-size-asian="24pt" style:language-asian="zh" style:country-asian="CN" style:font-weight-asian="normal" style:font-size-complex="24pt" style:language-complex="hi" style:country-complex="IN" style:font-weight-complex="normal"/>
    </style:style>
    <style:style style:name="T245" style:family="text">
      <style:text-properties officeooo:rsid="00749a20"/>
    </style:style>
    <style:style style:name="T246" style:family="text">
      <style:text-properties officeooo:rsid="007751ec"/>
    </style:style>
    <style:style style:name="T247" style:family="text">
      <style:text-properties officeooo:rsid="00781d73"/>
    </style:style>
    <style:style style:name="T248" style:family="text">
      <style:text-properties fo:font-size="12pt" fo:font-style="normal" style:font-size-asian="12pt" style:font-style-asian="normal" style:font-size-complex="12pt" style:font-style-complex="normal"/>
    </style:style>
    <style:style style:name="T249" style:family="text">
      <style:text-properties fo:font-size="12pt" fo:font-style="normal" officeooo:rsid="009fb036" style:font-size-asian="12pt" style:font-style-asian="normal" style:font-size-complex="12pt" style:font-style-complex="normal"/>
    </style:style>
    <style:style style:name="T250" style:family="text">
      <style:text-properties fo:font-size="12pt" fo:font-style="normal" officeooo:rsid="008d1713" style:font-size-asian="12pt" style:font-style-asian="normal" style:font-size-complex="12pt" style:font-style-complex="normal"/>
    </style:style>
    <style:style style:name="T251" style:family="text">
      <style:text-properties fo:font-size="12pt" fo:font-style="normal" officeooo:rsid="00890d5b" style:font-size-asian="12pt" style:font-style-asian="normal" style:font-size-complex="12pt" style:font-style-complex="normal"/>
    </style:style>
    <style:style style:name="T252" style:family="text">
      <style:text-properties fo:font-size="12pt" fo:font-style="normal" officeooo:rsid="008daf40" style:font-size-asian="12pt" style:font-style-asian="normal" style:font-size-complex="12pt" style:font-style-complex="normal"/>
    </style:style>
    <style:style style:name="T253" style:family="text">
      <style:text-properties fo:font-size="12pt" fo:font-style="normal" officeooo:rsid="008b762c" style:font-size-asian="12pt" style:font-style-asian="normal" style:font-size-complex="12pt" style:font-style-complex="normal"/>
    </style:style>
    <style:style style:name="T254" style:family="text">
      <style:text-properties fo:font-size="12pt" fo:font-style="normal" officeooo:rsid="0089aeed" style:font-size-asian="12pt" style:font-style-asian="normal" style:font-size-complex="12pt" style:font-style-complex="normal"/>
    </style:style>
    <style:style style:name="T255" style:family="text">
      <style:text-properties fo:font-size="12pt" fo:font-style="normal" officeooo:rsid="00921382" style:font-size-asian="12pt" style:font-style-asian="normal" style:font-size-complex="12pt" style:font-style-complex="normal"/>
    </style:style>
    <style:style style:name="T256" style:family="text">
      <style:text-properties fo:font-size="12pt" fo:font-style="normal" officeooo:rsid="008f91d4" style:font-size-asian="12pt" style:font-style-asian="normal" style:font-size-complex="12pt" style:font-style-complex="normal"/>
    </style:style>
    <style:style style:name="T257" style:family="text">
      <style:text-properties fo:font-size="12pt" fo:font-style="normal" officeooo:rsid="00908bcd" style:font-size-asian="12pt" style:font-style-asian="normal" style:font-size-complex="12pt" style:font-style-complex="normal"/>
    </style:style>
    <style:style style:name="T258" style:family="text">
      <style:text-properties fo:font-size="12pt" fo:font-style="normal" officeooo:rsid="0092822d" style:font-size-asian="12pt" style:font-style-asian="normal" style:font-size-complex="12pt" style:font-style-complex="normal"/>
    </style:style>
    <style:style style:name="T259" style:family="text">
      <style:text-properties fo:font-size="12pt" fo:font-style="normal" officeooo:rsid="00944d95" style:font-size-asian="12pt" style:font-style-asian="normal" style:font-size-complex="12pt" style:font-style-complex="normal"/>
    </style:style>
    <style:style style:name="T260" style:family="text">
      <style:text-properties fo:font-size="12pt" fo:font-style="normal" officeooo:rsid="0095f68d" style:font-size-asian="12pt" style:font-style-asian="normal" style:font-size-complex="12pt" style:font-style-complex="normal"/>
    </style:style>
    <style:style style:name="T261" style:family="text">
      <style:text-properties fo:font-size="12pt" fo:font-style="normal" officeooo:rsid="009618a6" style:font-size-asian="12pt" style:font-style-asian="normal" style:font-size-complex="12pt" style:font-style-complex="normal"/>
    </style:style>
    <style:style style:name="T262" style:family="text">
      <style:text-properties fo:font-size="12pt" fo:font-style="normal" officeooo:rsid="0096b4f4" style:font-size-asian="12pt" style:font-style-asian="normal" style:font-size-complex="12pt" style:font-style-complex="normal"/>
    </style:style>
    <style:style style:name="T263" style:family="text">
      <style:text-properties fo:font-size="12pt" fo:font-style="normal" officeooo:rsid="00ce0cca" style:font-size-asian="12pt" style:font-style-asian="normal" style:font-size-complex="12pt" style:font-style-complex="normal"/>
    </style:style>
    <style:style style:name="T264" style:family="text">
      <style:text-properties fo:font-size="12pt" fo:font-style="normal" officeooo:rsid="00ce7038" style:font-size-asian="12pt" style:font-style-asian="normal" style:font-size-complex="12pt" style:font-style-complex="normal"/>
    </style:style>
    <style:style style:name="T265" style:family="text">
      <style:text-properties fo:font-size="12pt" fo:font-style="normal" officeooo:rsid="00cfa181" style:font-size-asian="12pt" style:font-style-asian="normal" style:font-size-complex="12pt" style:font-style-complex="normal"/>
    </style:style>
    <style:style style:name="T266" style:family="text">
      <style:text-properties fo:font-size="12pt" fo:font-style="normal" officeooo:rsid="00d48d7e" style:font-size-asian="12pt" style:font-style-asian="normal" style:font-size-complex="12pt" style:font-style-complex="normal"/>
    </style:style>
    <style:style style:name="T267" style:family="text">
      <style:text-properties fo:font-size="12pt" fo:font-style="normal" officeooo:rsid="00dceedc" style:font-size-asian="12pt" style:font-style-asian="normal" style:font-size-complex="12pt" style:font-style-complex="normal"/>
    </style:style>
    <style:style style:name="T268" style:family="text">
      <style:text-properties fo:font-size="12pt" fo:font-style="normal" officeooo:rsid="0120e4c1" style:font-size-asian="12pt" style:font-style-asian="normal" style:font-size-complex="12pt" style:font-style-complex="normal"/>
    </style:style>
    <style:style style:name="T269" style:family="text">
      <style:text-properties fo:font-size="12pt" fo:language="la" fo:country="VA" style:font-size-asian="12pt" style:language-asian="zh" style:country-asian="CN" style:language-complex="hi" style:country-complex="IN"/>
    </style:style>
    <style:style style:name="T270" style:family="text">
      <style:text-properties fo:font-size="12pt" style:font-size-asian="12pt"/>
    </style:style>
    <style:style style:name="T271" style:family="text">
      <style:text-properties fo:font-size="12pt" officeooo:rsid="00514d93" style:font-size-asian="12pt"/>
    </style:style>
    <style:style style:name="T272" style:family="text">
      <style:text-properties fo:font-size="12pt" officeooo:rsid="00892b11" style:font-size-asian="12pt"/>
    </style:style>
    <style:style style:name="T273" style:family="text">
      <style:text-properties fo:font-size="12pt" officeooo:rsid="005efca3" style:font-size-asian="12pt"/>
    </style:style>
    <style:style style:name="T274" style:family="text">
      <style:text-properties fo:font-size="12pt" officeooo:rsid="00781d73" style:font-size-asian="12pt"/>
    </style:style>
    <style:style style:name="T275" style:family="text">
      <style:text-properties fo:font-size="12pt" officeooo:rsid="0020acde" style:font-size-asian="12pt"/>
    </style:style>
    <style:style style:name="T276" style:family="text">
      <style:text-properties fo:font-size="12pt" officeooo:rsid="00749a20" style:font-size-asian="12pt"/>
    </style:style>
    <style:style style:name="T277" style:family="text">
      <style:text-properties fo:font-size="12pt" officeooo:rsid="0079dea1" style:font-size-asian="12pt"/>
    </style:style>
    <style:style style:name="T278" style:family="text">
      <style:text-properties fo:font-size="12pt" officeooo:rsid="008cc610" style:font-size-asian="12pt"/>
    </style:style>
    <style:style style:name="T279" style:family="text">
      <style:text-properties fo:font-size="12pt" officeooo:rsid="0096fea9" style:font-size-asian="12pt"/>
    </style:style>
    <style:style style:name="T280" style:family="text">
      <style:text-properties fo:font-size="12pt" officeooo:rsid="0099aebc" style:font-size-asian="12pt"/>
    </style:style>
    <style:style style:name="T281" style:family="text">
      <style:text-properties fo:font-size="12pt" officeooo:rsid="00a083ab" style:font-size-asian="12pt"/>
    </style:style>
    <style:style style:name="T282" style:family="text">
      <style:text-properties fo:font-size="12pt" officeooo:rsid="00fc8169" style:font-size-asian="12pt"/>
    </style:style>
    <style:style style:name="T283" style:family="text">
      <style:text-properties fo:font-size="12pt" fo:font-style="italic" officeooo:rsid="008d1713" style:font-size-asian="12pt" style:font-style-asian="italic" style:font-size-complex="12pt" style:font-style-complex="italic"/>
    </style:style>
    <style:style style:name="T284" style:family="text">
      <style:text-properties fo:font-size="12pt" fo:font-style="italic" officeooo:rsid="00ce0cca" style:font-size-asian="12pt" style:font-style-asian="italic" style:font-size-complex="12pt" style:font-style-complex="italic"/>
    </style:style>
    <style:style style:name="T285" style:family="text">
      <style:text-properties fo:font-size="12pt" fo:font-style="italic" officeooo:rsid="00dceedc" style:font-size-asian="12pt" style:font-style-asian="italic" style:font-size-complex="12pt" style:font-style-complex="italic"/>
    </style:style>
    <style:style style:name="T286" style:family="text">
      <style:text-properties fo:font-size="12pt" fo:font-style="italic" officeooo:rsid="009618a6" style:font-size-asian="12pt" style:font-style-asian="italic" style:font-size-complex="12pt" style:font-style-complex="italic"/>
    </style:style>
    <style:style style:name="T287" style:family="text">
      <style:text-properties fo:font-size="12pt" fo:font-style="italic" officeooo:rsid="00fc6183" style:font-size-asian="12pt" style:font-style-asian="italic" style:font-size-complex="12pt" style:font-style-complex="italic"/>
    </style:style>
    <style:style style:name="T288" style:family="text">
      <style:text-properties officeooo:rsid="007add0a"/>
    </style:style>
    <style:style style:name="T289" style:family="text">
      <style:text-properties officeooo:rsid="00855daa"/>
    </style:style>
    <style:style style:name="T290" style:family="text">
      <style:text-properties officeooo:rsid="00897d16"/>
    </style:style>
    <style:style style:name="T291" style:family="text">
      <style:text-properties officeooo:rsid="0084f75f"/>
    </style:style>
    <style:style style:name="T292" style:family="text">
      <style:text-properties officeooo:rsid="0083723e"/>
    </style:style>
    <style:style style:name="T293" style:family="text">
      <style:text-properties officeooo:rsid="0079a0a8"/>
    </style:style>
    <style:style style:name="T294" style:family="text">
      <style:text-properties officeooo:rsid="0097585b"/>
    </style:style>
    <style:style style:name="T295" style:family="text">
      <style:text-properties officeooo:rsid="0098dfbf"/>
    </style:style>
    <style:style style:name="T296" style:family="text">
      <style:text-properties officeooo:rsid="008badd7"/>
    </style:style>
    <style:style style:name="T297" style:family="text">
      <style:text-properties officeooo:rsid="008cc610"/>
    </style:style>
    <style:style style:name="T298" style:family="text">
      <style:text-properties style:font-name="Linux Libertine S.O.Cist.1"/>
    </style:style>
    <style:style style:name="T299" style:family="text">
      <style:text-properties style:font-name="Linux Libertine S.O.Cist.1" officeooo:rsid="008cc610"/>
    </style:style>
    <style:style style:name="T300" style:family="text">
      <style:text-properties style:font-name="Linux Libertine S.O.Cist.1" officeooo:rsid="00514d93"/>
    </style:style>
    <style:style style:name="T301" style:family="text">
      <style:text-properties style:font-name="Linux Libertine S.O.Cist.1" officeooo:rsid="0096fea9"/>
    </style:style>
    <style:style style:name="T302" style:family="text">
      <style:text-properties style:font-name="Linux Libertine S.O.Cist.1" officeooo:rsid="009731f2"/>
    </style:style>
    <style:style style:name="T303" style:family="text">
      <style:text-properties style:font-name="Linux Libertine S.O.Cist.1" fo:font-size="12pt" fo:language="la" fo:country="VA" style:font-size-asian="12pt" style:language-asian="zh" style:country-asian="CN" style:language-complex="hi" style:country-complex="IN"/>
    </style:style>
    <style:style style:name="T304" style:family="text">
      <style:text-properties style:font-name="Linux Libertine S.O.Cist.1" fo:font-size="12pt" fo:language="la" fo:country="VA" officeooo:rsid="0151c01e" style:font-size-asian="12pt" style:language-asian="zh" style:country-asian="CN" style:language-complex="hi" style:country-complex="IN"/>
    </style:style>
    <style:style style:name="T305" style:family="text">
      <style:text-properties style:font-name="Linux Libertine S.O.Cist.1" fo:font-size="12pt" fo:language="cs" fo:country="CZ" style:font-size-asian="12pt"/>
    </style:style>
    <style:style style:name="T306" style:family="text">
      <style:text-properties style:font-name="Linux Libertine S.O.Cist.1" fo:font-size="12pt" fo:language="cs" fo:country="CZ" style:font-size-asian="12pt" style:font-size-complex="12pt"/>
    </style:style>
    <style:style style:name="T307" style:family="text">
      <style:text-properties style:font-name="Linux Libertine S.O.Cist.1" fo:font-size="12pt" fo:language="cs" fo:country="CZ" officeooo:rsid="0067414b" style:font-size-asian="12pt" style:font-size-complex="12pt"/>
    </style:style>
    <style:style style:name="T308" style:family="text">
      <style:text-properties style:font-name="Linux Libertine S.O.Cist.1" fo:font-size="12pt" fo:language="cs" fo:country="CZ" officeooo:rsid="00eaf551" style:font-size-asian="12pt" style:font-size-complex="12pt"/>
    </style:style>
    <style:style style:name="T309" style:family="text">
      <style:text-properties style:font-name="Linux Libertine S.O.Cist.1" fo:font-size="12pt" fo:language="cs" fo:country="CZ" officeooo:rsid="018e7b1a" style:font-size-asian="12pt" style:font-size-complex="12pt"/>
    </style:style>
    <style:style style:name="T310" style:family="text">
      <style:text-properties style:font-name="Linux Libertine S.O.Cist.1" fo:font-size="12pt" fo:language="cs" fo:country="CZ" officeooo:rsid="00b12c45" style:font-size-asian="12pt" style:font-size-complex="12pt"/>
    </style:style>
    <style:style style:name="T311" style:family="text">
      <style:text-properties style:font-name="Linux Libertine S.O.Cist.1" fo:font-size="12pt" fo:language="cs" fo:country="CZ" officeooo:rsid="00bd1c9e" style:font-size-asian="12pt" style:font-size-complex="12pt"/>
    </style:style>
    <style:style style:name="T312" style:family="text">
      <style:text-properties style:font-name="Linux Libertine S.O.Cist.1" fo:font-size="12pt" fo:language="cs" fo:country="CZ" officeooo:rsid="00f17a5d" style:font-size-asian="12pt" style:font-size-complex="12pt"/>
    </style:style>
    <style:style style:name="T313" style:family="text">
      <style:text-properties style:font-name="Linux Libertine S.O.Cist.1" fo:font-size="12pt" fo:language="cs" fo:country="CZ" officeooo:rsid="00bde8e8" style:font-size-asian="12pt" style:font-size-complex="12pt"/>
    </style:style>
    <style:style style:name="T314" style:family="text">
      <style:text-properties style:font-name="Linux Libertine S.O.Cist.1" fo:font-size="12pt" fo:language="cs" fo:country="CZ" officeooo:rsid="00b2394b" style:font-size-asian="12pt" style:font-size-complex="12pt"/>
    </style:style>
    <style:style style:name="T315" style:family="text">
      <style:text-properties style:font-name="Linux Libertine S.O.Cist.1" fo:font-size="12pt" fo:language="cs" fo:country="CZ" officeooo:rsid="019783c5" style:font-size-asian="12pt" style:font-size-complex="12pt"/>
    </style:style>
    <style:style style:name="T316" style:family="text">
      <style:text-properties style:font-name="Linux Libertine S.O.Cist.1" fo:font-size="12pt" fo:language="cs" fo:country="CZ" officeooo:rsid="00a45de9" style:font-size-asian="12pt" style:font-size-complex="12pt"/>
    </style:style>
    <style:style style:name="T317" style:family="text">
      <style:text-properties style:font-name="Linux Libertine S.O.Cist.1" fo:font-size="12pt" fo:language="cs" fo:country="CZ" officeooo:rsid="00c360e7" style:font-size-asian="12pt" style:font-size-complex="12pt"/>
    </style:style>
    <style:style style:name="T318" style:family="text">
      <style:text-properties style:font-name="Linux Libertine S.O.Cist.1" fo:font-size="12pt" fo:language="cs" fo:country="CZ" officeooo:rsid="00f664f6" style:font-size-asian="12pt" style:font-size-complex="12pt"/>
    </style:style>
    <style:style style:name="T319" style:family="text">
      <style:text-properties style:font-name="Linux Libertine S.O.Cist.1" fo:font-size="12pt" fo:language="cs" fo:country="CZ" officeooo:rsid="00fc6183" style:font-size-asian="12pt" style:font-size-complex="12pt"/>
    </style:style>
    <style:style style:name="T320" style:family="text">
      <style:text-properties style:font-name="Linux Libertine S.O.Cist.1" fo:font-size="12pt" fo:language="cs" fo:country="CZ" officeooo:rsid="0080a618" style:font-size-asian="12pt" style:font-size-complex="12pt"/>
    </style:style>
    <style:style style:name="T321" style:family="text">
      <style:text-properties style:font-name="Linux Libertine S.O.Cist.1" fo:font-size="12pt" fo:language="cs" fo:country="CZ" officeooo:rsid="00855daa" style:font-size-asian="12pt" style:font-size-complex="12pt"/>
    </style:style>
    <style:style style:name="T322" style:family="text">
      <style:text-properties style:font-name="Linux Libertine S.O.Cist.1" fo:font-size="12pt" fo:language="cs" fo:country="CZ" officeooo:rsid="00e1316a" style:font-size-asian="12pt" style:font-size-complex="12pt"/>
    </style:style>
    <style:style style:name="T323" style:family="text">
      <style:text-properties style:font-name="Linux Libertine S.O.Cist.1" fo:font-size="12pt" fo:language="cs" fo:country="CZ" officeooo:rsid="00fc8169" style:font-size-asian="12pt" style:font-size-complex="12pt"/>
    </style:style>
    <style:style style:name="T324" style:family="text">
      <style:text-properties style:font-name="Linux Libertine S.O.Cist.1" fo:font-size="12pt" fo:language="cs" fo:country="CZ" officeooo:rsid="009386b8" style:font-size-asian="12pt" style:font-size-complex="12pt"/>
    </style:style>
    <style:style style:name="T325" style:family="text">
      <style:text-properties style:font-name="Linux Libertine S.O.Cist.1" fo:font-size="12pt" fo:language="cs" fo:country="CZ" officeooo:rsid="00fe73f6" style:font-size-asian="12pt" style:font-size-complex="12pt"/>
    </style:style>
    <style:style style:name="T326" style:family="text">
      <style:text-properties style:font-name="Linux Libertine S.O.Cist.1" fo:font-size="12pt" fo:language="cs" fo:country="CZ" officeooo:rsid="01069b32" style:font-size-asian="12pt" style:font-size-complex="12pt"/>
    </style:style>
    <style:style style:name="T327" style:family="text">
      <style:text-properties style:font-name="Linux Libertine S.O.Cist.1" fo:font-size="12pt" fo:language="cs" fo:country="CZ" officeooo:rsid="0107c385" style:font-size-asian="12pt" style:font-size-complex="12pt"/>
    </style:style>
    <style:style style:name="T328" style:family="text">
      <style:text-properties style:font-name="Linux Libertine S.O.Cist.1" fo:font-size="12pt" fo:language="cs" fo:country="CZ" officeooo:rsid="00e456dc" style:font-size-asian="12pt" style:font-size-complex="12pt"/>
    </style:style>
    <style:style style:name="T329" style:family="text">
      <style:text-properties style:font-name="Linux Libertine S.O.Cist.1" fo:font-size="12pt" fo:language="cs" fo:country="CZ" officeooo:rsid="008e2864" style:font-size-asian="12pt" style:font-size-complex="12pt"/>
    </style:style>
    <style:style style:name="T330" style:family="text">
      <style:text-properties style:font-name="Linux Libertine S.O.Cist.1" fo:font-size="12pt" fo:language="cs" fo:country="CZ" officeooo:rsid="0108445a" style:font-size-asian="12pt" style:font-size-complex="12pt"/>
    </style:style>
    <style:style style:name="T331" style:family="text">
      <style:text-properties style:font-name="Linux Libertine S.O.Cist.1" fo:font-size="12pt" fo:language="cs" fo:country="CZ" officeooo:rsid="010d0bca" style:font-size-asian="12pt" style:font-size-complex="12pt"/>
    </style:style>
    <style:style style:name="T332" style:family="text">
      <style:text-properties style:font-name="Linux Libertine S.O.Cist.1" fo:font-size="12pt" fo:language="cs" fo:country="CZ" officeooo:rsid="010e5852" style:font-size-asian="12pt" style:font-size-complex="12pt"/>
    </style:style>
    <style:style style:name="T333" style:family="text">
      <style:text-properties style:font-name="Linux Libertine S.O.Cist.1" fo:font-size="12pt" fo:language="cs" fo:country="CZ" officeooo:rsid="01121a9f" style:font-size-asian="12pt" style:font-size-complex="12pt"/>
    </style:style>
    <style:style style:name="T334" style:family="text">
      <style:text-properties style:font-name="Linux Libertine S.O.Cist.1" fo:font-size="12pt" fo:language="cs" fo:country="CZ" officeooo:rsid="009da4b0" style:font-size-asian="12pt" style:font-size-complex="12pt"/>
    </style:style>
    <style:style style:name="T335" style:family="text">
      <style:text-properties style:font-name="Linux Libertine S.O.Cist.1" fo:font-size="12pt" fo:language="cs" fo:country="CZ" officeooo:rsid="00e8581c" style:font-size-asian="12pt" style:font-size-complex="12pt"/>
    </style:style>
    <style:style style:name="T336" style:family="text">
      <style:text-properties style:font-name="Linux Libertine S.O.Cist.1" fo:font-size="12pt" fo:language="cs" fo:country="CZ" officeooo:rsid="01146c38" style:font-size-asian="12pt" style:font-size-complex="12pt"/>
    </style:style>
    <style:style style:name="T337" style:family="text">
      <style:text-properties style:font-name="Linux Libertine S.O.Cist.1" fo:font-size="12pt" fo:language="cs" fo:country="CZ" officeooo:rsid="0119430b" style:font-size-asian="12pt" style:font-size-complex="12pt"/>
    </style:style>
    <style:style style:name="T338" style:family="text">
      <style:text-properties style:font-name="Linux Libertine S.O.Cist.1" fo:font-size="12pt" fo:language="cs" fo:country="CZ" officeooo:rsid="011ad82b" style:font-size-asian="12pt" style:font-size-complex="12pt"/>
    </style:style>
    <style:style style:name="T339" style:family="text">
      <style:text-properties style:font-name="Linux Libertine S.O.Cist.1" fo:font-size="12pt" fo:language="cs" fo:country="CZ" officeooo:rsid="011bfb45" style:font-size-asian="12pt" style:font-size-complex="12pt"/>
    </style:style>
    <style:style style:name="T340" style:family="text">
      <style:text-properties style:font-name="Linux Libertine S.O.Cist.1" fo:font-size="12pt" fo:language="cs" fo:country="CZ" officeooo:rsid="011d93eb" style:font-size-asian="12pt" style:font-size-complex="12pt"/>
    </style:style>
    <style:style style:name="T341" style:family="text">
      <style:text-properties style:font-name="Linux Libertine S.O.Cist.1" fo:font-size="12pt" fo:language="cs" fo:country="CZ" officeooo:rsid="00f1e1ba" style:font-size-asian="12pt" style:font-size-complex="12pt"/>
    </style:style>
    <style:style style:name="T342" style:family="text">
      <style:text-properties style:font-name="Linux Libertine S.O.Cist.1" fo:font-size="12pt" fo:language="cs" fo:country="CZ" officeooo:rsid="00f8d6ca" style:font-size-asian="12pt" style:font-size-complex="12pt"/>
    </style:style>
    <style:style style:name="T343" style:family="text">
      <style:text-properties style:font-name="Linux Libertine S.O.Cist.1" fo:font-size="12pt" fo:language="cs" fo:country="CZ" officeooo:rsid="00f23a2d" style:font-size-asian="12pt" style:font-size-complex="12pt"/>
    </style:style>
    <style:style style:name="T344" style:family="text">
      <style:text-properties style:font-name="Linux Libertine S.O.Cist.1" fo:font-size="12pt" fo:language="cs" fo:country="CZ" officeooo:rsid="0016d416" style:font-size-asian="12pt" style:font-size-complex="12pt"/>
    </style:style>
    <style:style style:name="T345" style:family="text">
      <style:text-properties style:font-name="Linux Libertine S.O.Cist.1" fo:font-size="12pt" fo:language="cs" fo:country="CZ" officeooo:rsid="00f9a981" style:font-size-asian="12pt" style:font-size-complex="12pt"/>
    </style:style>
    <style:style style:name="T346" style:family="text">
      <style:text-properties style:font-name="Linux Libertine S.O.Cist.1" fo:font-size="12pt" fo:language="cs" fo:country="CZ" officeooo:rsid="00fb2203" style:font-size-asian="12pt" style:font-size-complex="12pt"/>
    </style:style>
    <style:style style:name="T347" style:family="text">
      <style:text-properties style:font-name="Linux Libertine S.O.Cist.1" fo:font-size="12pt" fo:language="cs" fo:country="CZ" officeooo:rsid="01270998" style:font-size-asian="12pt" style:font-size-complex="12pt"/>
    </style:style>
    <style:style style:name="T348" style:family="text">
      <style:text-properties style:font-name="Linux Libertine S.O.Cist.1" fo:font-size="12pt" fo:language="cs" fo:country="CZ" officeooo:rsid="01290ae1" style:font-size-asian="12pt" style:font-size-complex="12pt"/>
    </style:style>
    <style:style style:name="T349" style:family="text">
      <style:text-properties style:font-name="Linux Libertine S.O.Cist.1" fo:font-size="12pt" fo:language="cs" fo:country="CZ" officeooo:rsid="01307081" style:font-size-asian="12pt" style:font-size-complex="12pt"/>
    </style:style>
    <style:style style:name="T350" style:family="text">
      <style:text-properties style:font-name="Linux Libertine S.O.Cist.1" fo:font-size="12pt" fo:language="cs" fo:country="CZ" officeooo:rsid="0130ea38" style:font-size-asian="12pt" style:font-size-complex="12pt"/>
    </style:style>
    <style:style style:name="T351" style:family="text">
      <style:text-properties style:font-name="Linux Libertine S.O.Cist.1" fo:font-size="12pt" fo:language="cs" fo:country="CZ" officeooo:rsid="0144c09a" style:font-size-asian="12pt" style:font-size-complex="12pt"/>
    </style:style>
    <style:style style:name="T352" style:family="text">
      <style:text-properties style:font-name="Linux Libertine S.O.Cist.1" fo:font-size="12pt" fo:language="cs" fo:country="CZ" officeooo:rsid="0095cada" style:font-size-asian="12pt"/>
    </style:style>
    <style:style style:name="T353" style:family="text">
      <style:text-properties style:font-name="Linux Libertine S.O.Cist.1" fo:font-size="12pt" fo:language="cs" fo:country="CZ" officeooo:rsid="00fe73f6" style:font-size-asian="12pt"/>
    </style:style>
    <style:style style:name="T354" style:family="text">
      <style:text-properties style:font-name="Linux Libertine S.O.Cist.1" fo:font-size="12pt" fo:language="cs" fo:country="CZ" officeooo:rsid="009731f2" style:font-size-asian="12pt"/>
    </style:style>
    <style:style style:name="T355" style:family="text">
      <style:text-properties style:font-name="Linux Libertine S.O.Cist.1" fo:font-size="12pt" fo:language="cs" fo:country="CZ" officeooo:rsid="0095f980" style:font-size-asian="12pt"/>
    </style:style>
    <style:style style:name="T356" style:family="text">
      <style:text-properties style:font-name="Linux Libertine S.O.Cist.1" fo:font-size="12pt" fo:language="cs" fo:country="CZ" officeooo:rsid="00ff234d" style:font-size-asian="12pt"/>
    </style:style>
    <style:style style:name="T357" style:family="text">
      <style:text-properties style:font-name="Linux Libertine S.O.Cist.1" fo:font-size="12pt" fo:language="cs" fo:country="CZ" officeooo:rsid="010098bf" style:font-size-asian="12pt"/>
    </style:style>
    <style:style style:name="T358" style:family="text">
      <style:text-properties style:font-name="Linux Libertine S.O.Cist.1" fo:font-size="12pt" fo:language="cs" fo:country="CZ" officeooo:rsid="01035a32" style:font-size-asian="12pt"/>
    </style:style>
    <style:style style:name="T359" style:family="text">
      <style:text-properties style:font-name="Linux Libertine S.O.Cist.1" fo:font-size="12pt" fo:language="cs" fo:country="CZ" officeooo:rsid="00892b11" style:font-size-asian="12pt"/>
    </style:style>
    <style:style style:name="T360" style:family="text">
      <style:text-properties style:font-name="Linux Libertine S.O.Cist.1" fo:font-size="12pt" fo:language="cs" fo:country="CZ" officeooo:rsid="005efca3" style:font-size-asian="12pt"/>
    </style:style>
    <style:style style:name="T361" style:family="text">
      <style:text-properties style:font-name="Linux Libertine S.O.Cist.1" fo:font-size="12pt" fo:language="cs" fo:country="CZ" officeooo:rsid="0020acde" style:font-size-asian="12pt"/>
    </style:style>
    <style:style style:name="T362" style:family="text">
      <style:text-properties style:font-name="Linux Libertine S.O.Cist.1" fo:font-size="12pt" fo:language="cs" fo:country="CZ" officeooo:rsid="010f83b0" style:font-size-asian="12pt"/>
    </style:style>
    <style:style style:name="T363" style:family="text">
      <style:text-properties style:font-name="Linux Libertine S.O.Cist.1" fo:font-size="12pt" fo:language="cs" fo:country="CZ" officeooo:rsid="010fa55f" style:font-size-asian="12pt"/>
    </style:style>
    <style:style style:name="T364" style:family="text">
      <style:text-properties style:font-name="Linux Libertine S.O.Cist.1" fo:font-size="12pt" fo:language="cs" fo:country="CZ" officeooo:rsid="0110506b" style:font-size-asian="12pt"/>
    </style:style>
    <style:style style:name="T365" style:family="text">
      <style:text-properties style:font-name="Linux Libertine S.O.Cist.1" fo:font-size="12pt" fo:language="cs" fo:country="CZ" officeooo:rsid="01109c41" style:font-size-asian="12pt"/>
    </style:style>
    <style:style style:name="T366" style:family="text">
      <style:text-properties style:font-name="Linux Libertine S.O.Cist.1" fo:font-size="12pt" fo:language="cs" fo:country="CZ" officeooo:rsid="01113de4" style:font-size-asian="12pt"/>
    </style:style>
    <style:style style:name="T367" style:family="text">
      <style:text-properties style:font-name="Linux Libertine S.O.Cist.1" fo:font-size="12pt" fo:language="cs" fo:country="CZ" officeooo:rsid="01121a9f" style:font-size-asian="12pt"/>
    </style:style>
    <style:style style:name="T368" style:family="text">
      <style:text-properties style:font-name="Linux Libertine S.O.Cist.1" fo:font-size="12pt" fo:language="cs" fo:country="CZ" style:font-size-asian="12pt" style:language-asian="zh" style:country-asian="CN" style:language-complex="hi" style:country-complex="IN"/>
    </style:style>
    <style:style style:name="T369" style:family="text">
      <style:text-properties style:font-name="Linux Libertine S.O.Cist.1" fo:font-size="12pt" fo:language="cs" fo:country="CZ" officeooo:rsid="015db4d1" style:font-size-asian="12pt" style:language-asian="zh" style:country-asian="CN" style:language-complex="hi" style:country-complex="IN"/>
    </style:style>
    <style:style style:name="T370" style:family="text">
      <style:text-properties style:font-name="Linux Libertine S.O.Cist.1" fo:font-size="12pt" fo:language="cs" fo:country="CZ" officeooo:rsid="016e38cb" style:font-size-asian="12pt" style:language-asian="zh" style:country-asian="CN" style:language-complex="hi" style:country-complex="IN"/>
    </style:style>
    <style:style style:name="T371" style:family="text">
      <style:text-properties style:font-name="Linux Libertine S.O.Cist.1" fo:font-size="12pt" fo:language="cs" fo:country="CZ" officeooo:rsid="0151c01e" style:font-size-asian="12pt" style:language-asian="zh" style:country-asian="CN" style:language-complex="hi" style:country-complex="IN"/>
    </style:style>
    <style:style style:name="T372" style:family="text">
      <style:text-properties style:font-name="Linux Libertine S.O.Cist.1" fo:font-size="12pt" fo:language="cs" fo:country="CZ" officeooo:rsid="01290ae1" style:font-size-asian="12pt"/>
    </style:style>
    <style:style style:name="T373" style:family="text">
      <style:text-properties style:font-name="Linux Libertine S.O.Cist.1" fo:font-size="12pt" fo:language="cs" fo:country="CZ" fo:font-style="italic" officeooo:rsid="00b2394b" style:font-size-asian="12pt" style:font-style-asian="italic" style:font-size-complex="12pt" style:font-style-complex="italic"/>
    </style:style>
    <style:style style:name="T374" style:family="text">
      <style:text-properties style:font-name="Linux Libertine S.O.Cist.1" fo:font-size="12pt" fo:language="cs" fo:country="CZ" fo:font-style="italic" officeooo:rsid="00c4b11f" style:font-size-asian="12pt" style:font-style-asian="italic" style:font-size-complex="12pt" style:font-style-complex="italic"/>
    </style:style>
    <style:style style:name="T375" style:family="text">
      <style:text-properties style:font-name="Linux Libertine S.O.Cist.1" fo:font-size="12pt" fo:language="cs" fo:country="CZ" fo:font-style="italic" officeooo:rsid="00a45de9" style:font-size-asian="12pt" style:font-style-asian="italic" style:font-size-complex="12pt" style:font-style-complex="italic"/>
    </style:style>
    <style:style style:name="T376" style:family="text">
      <style:text-properties style:font-name="Linux Libertine S.O.Cist.1" fo:font-size="12pt" fo:language="cs" fo:country="CZ" fo:font-style="italic" officeooo:rsid="030553bf" style:font-size-asian="12pt" style:font-style-asian="italic" style:font-size-complex="12pt" style:font-style-complex="italic"/>
    </style:style>
    <style:style style:name="T377" style:family="text">
      <style:text-properties style:font-name="Linux Libertine S.O.Cist.1" fo:font-size="12pt" fo:language="cs" fo:country="CZ" fo:font-style="italic" officeooo:rsid="00dbef36" style:font-size-asian="12pt" style:font-style-asian="italic" style:font-size-complex="12pt" style:font-style-complex="italic"/>
    </style:style>
    <style:style style:name="T378" style:family="text">
      <style:text-properties style:font-name="Linux Libertine S.O.Cist.1" fo:font-size="12pt" fo:language="cs" fo:country="CZ" fo:font-style="italic" officeooo:rsid="0083f1d8" style:font-size-asian="12pt" style:font-style-asian="italic" style:font-size-complex="12pt" style:font-style-complex="italic"/>
    </style:style>
    <style:style style:name="T379" style:family="text">
      <style:text-properties style:font-name="Linux Libertine S.O.Cist.1" fo:font-size="12pt" fo:language="cs" fo:country="CZ" fo:font-style="italic" officeooo:rsid="0067414b" style:font-size-asian="12pt" style:font-style-asian="italic" style:font-size-complex="12pt" style:font-style-complex="italic"/>
    </style:style>
    <style:style style:name="T380" style:family="text">
      <style:text-properties style:font-name="Linux Libertine S.O.Cist.1" fo:font-size="12pt" fo:language="cs" fo:country="CZ" fo:font-style="italic" officeooo:rsid="01069b32" style:font-size-asian="12pt" style:font-style-asian="italic" style:font-size-complex="12pt" style:font-style-complex="italic"/>
    </style:style>
    <style:style style:name="T381" style:family="text">
      <style:text-properties style:font-name="Linux Libertine S.O.Cist.1" fo:font-size="12pt" fo:language="cs" fo:country="CZ" fo:font-style="italic" officeooo:rsid="0108445a" style:font-size-asian="12pt" style:font-style-asian="italic" style:font-size-complex="12pt" style:font-style-complex="italic"/>
    </style:style>
    <style:style style:name="T382" style:family="text">
      <style:text-properties style:font-name="Linux Libertine S.O.Cist.1" fo:font-size="12pt" fo:language="cs" fo:country="CZ" fo:font-style="italic" officeooo:rsid="010e5852" style:font-size-asian="12pt" style:font-style-asian="italic" style:font-size-complex="12pt" style:font-style-complex="italic"/>
    </style:style>
    <style:style style:name="T383" style:family="text">
      <style:text-properties style:font-name="Linux Libertine S.O.Cist.1" fo:font-size="12pt" fo:language="cs" fo:country="CZ" fo:font-style="italic" officeooo:rsid="018e7b1a" style:font-size-asian="12pt" style:font-style-asian="italic" style:font-size-complex="12pt" style:font-style-complex="italic"/>
    </style:style>
    <style:style style:name="T384" style:family="text">
      <style:text-properties style:font-name="Linux Libertine S.O.Cist.1" fo:font-size="12pt" fo:language="cs" fo:country="CZ" fo:font-style="italic" officeooo:rsid="00c360e7" style:font-size-asian="12pt" style:font-style-asian="italic" style:font-size-complex="12pt" style:font-style-complex="italic"/>
    </style:style>
    <style:style style:name="T385" style:family="text">
      <style:text-properties style:font-name="Linux Libertine S.O.Cist.1" fo:font-size="12pt" fo:language="cs" fo:country="CZ" fo:font-style="italic" officeooo:rsid="01121a9f" style:font-size-asian="12pt" style:font-style-asian="italic" style:font-style-complex="italic"/>
    </style:style>
    <style:style style:name="T386" style:family="text">
      <style:text-properties style:font-name="Linux Libertine S.O.Cist.1" fo:font-size="12pt" fo:language="cs" fo:country="CZ" fo:font-style="italic" style:text-underline-style="none" officeooo:rsid="011d93eb" style:font-size-asian="12pt" style:font-style-asian="italic" style:font-size-complex="12pt" style:font-style-complex="italic"/>
    </style:style>
    <style:style style:name="T387" style:family="text">
      <style:text-properties style:font-name="Linux Libertine S.O.Cist.1" fo:font-size="12pt" fo:language="cs" fo:country="CZ" fo:font-style="normal" officeooo:rsid="00c4b11f" style:font-size-asian="12pt" style:font-style-asian="normal" style:font-size-complex="12pt" style:font-style-complex="normal"/>
    </style:style>
    <style:style style:name="T388" style:family="text">
      <style:text-properties style:font-name="Linux Libertine S.O.Cist.1" fo:font-size="12pt" fo:language="cs" fo:country="CZ" fo:font-style="normal" officeooo:rsid="00a45de9" style:font-size-asian="12pt" style:font-style-asian="normal" style:font-size-complex="12pt" style:font-style-complex="normal"/>
    </style:style>
    <style:style style:name="T389" style:family="text">
      <style:text-properties style:font-name="Linux Libertine S.O.Cist.1" fo:font-size="12pt" fo:language="cs" fo:country="CZ" fo:font-style="normal" officeooo:rsid="00f2fb43" style:font-size-asian="12pt" style:font-style-asian="normal" style:font-size-complex="12pt" style:font-style-complex="normal"/>
    </style:style>
    <style:style style:name="T390" style:family="text">
      <style:text-properties style:font-name="Linux Libertine S.O.Cist.1" fo:font-size="12pt" fo:language="cs" fo:country="CZ" fo:font-style="normal" officeooo:rsid="007b405e" style:font-size-asian="12pt" style:font-style-asian="normal" style:font-size-complex="12pt" style:font-style-complex="normal"/>
    </style:style>
    <style:style style:name="T391" style:family="text">
      <style:text-properties style:font-name="Linux Libertine S.O.Cist.1" fo:font-size="12pt" fo:language="cs" fo:country="CZ" fo:font-style="normal" officeooo:rsid="00e1316a" style:font-size-asian="12pt" style:font-style-asian="normal" style:font-size-complex="12pt" style:font-style-complex="normal"/>
    </style:style>
    <style:style style:name="T392" style:family="text">
      <style:text-properties style:font-name="Linux Libertine S.O.Cist.1" fo:font-size="12pt" fo:language="cs" fo:country="CZ" fo:font-style="normal" officeooo:rsid="007b7a65" style:font-size-asian="12pt" style:font-style-asian="normal" style:font-size-complex="12pt" style:font-style-complex="normal"/>
    </style:style>
    <style:style style:name="T393" style:family="text">
      <style:text-properties style:font-name="Linux Libertine S.O.Cist.1" fo:font-size="12pt" fo:language="cs" fo:country="CZ" fo:font-style="normal" officeooo:rsid="007dea76" style:font-size-asian="12pt" style:font-style-asian="normal" style:font-size-complex="12pt" style:font-style-complex="normal"/>
    </style:style>
    <style:style style:name="T394" style:family="text">
      <style:text-properties style:font-name="Linux Libertine S.O.Cist.1" fo:font-size="12pt" fo:language="cs" fo:country="CZ" fo:font-style="normal" officeooo:rsid="007ea7e8" style:font-size-asian="12pt" style:font-style-asian="normal" style:font-size-complex="12pt" style:font-style-complex="normal"/>
    </style:style>
    <style:style style:name="T395" style:family="text">
      <style:text-properties style:font-name="Linux Libertine S.O.Cist.1" fo:font-size="12pt" fo:language="cs" fo:country="CZ" fo:font-style="normal" officeooo:rsid="007fd889" style:font-size-asian="12pt" style:font-style-asian="normal" style:font-size-complex="12pt" style:font-style-complex="normal"/>
    </style:style>
    <style:style style:name="T396" style:family="text">
      <style:text-properties style:font-name="Linux Libertine S.O.Cist.1" fo:font-size="12pt" fo:language="cs" fo:country="CZ" fo:font-style="normal" officeooo:rsid="00fc8169" style:font-size-asian="12pt" style:font-style-asian="normal" style:font-size-complex="12pt" style:font-style-complex="normal"/>
    </style:style>
    <style:style style:name="T397" style:family="text">
      <style:text-properties style:font-name="Linux Libertine S.O.Cist.1" fo:font-size="12pt" fo:language="cs" fo:country="CZ" fo:font-style="normal" officeooo:rsid="0080a618" style:font-size-asian="12pt" style:font-style-asian="normal" style:font-size-complex="12pt" style:font-style-complex="normal"/>
    </style:style>
    <style:style style:name="T398" style:family="text">
      <style:text-properties style:font-name="Linux Libertine S.O.Cist.1" fo:font-size="12pt" fo:language="cs" fo:country="CZ" fo:font-style="normal" officeooo:rsid="0083f1d8" style:font-size-asian="12pt" style:font-style-asian="normal" style:font-size-complex="12pt" style:font-style-complex="normal"/>
    </style:style>
    <style:style style:name="T399" style:family="text">
      <style:text-properties style:font-name="Linux Libertine S.O.Cist.1" fo:font-size="12pt" fo:language="cs" fo:country="CZ" fo:font-style="normal" officeooo:rsid="00855daa" style:font-size-asian="12pt" style:font-style-asian="normal" style:font-size-complex="12pt" style:font-style-complex="normal"/>
    </style:style>
    <style:style style:name="T400" style:family="text">
      <style:text-properties style:font-name="Linux Libertine S.O.Cist.1" fo:font-size="12pt" fo:language="cs" fo:country="CZ" fo:font-style="normal" officeooo:rsid="0086c791" style:font-size-asian="12pt" style:font-style-asian="normal" style:font-size-complex="12pt" style:font-style-complex="normal"/>
    </style:style>
    <style:style style:name="T401" style:family="text">
      <style:text-properties style:font-name="Linux Libertine S.O.Cist.1" fo:font-size="12pt" fo:language="cs" fo:country="CZ" fo:font-style="normal" officeooo:rsid="00903992" style:font-size-asian="12pt" style:font-style-asian="normal" style:font-size-complex="12pt" style:font-style-complex="normal"/>
    </style:style>
    <style:style style:name="T402" style:family="text">
      <style:text-properties style:font-name="Linux Libertine S.O.Cist.1" fo:font-size="12pt" fo:language="cs" fo:country="CZ" fo:font-style="normal" officeooo:rsid="00e456dc" style:font-size-asian="12pt" style:font-style-asian="normal" style:font-size-complex="12pt" style:font-style-complex="normal"/>
    </style:style>
    <style:style style:name="T403" style:family="text">
      <style:text-properties style:font-name="Linux Libertine S.O.Cist.1" fo:font-size="12pt" fo:language="cs" fo:country="CZ" fo:font-style="normal" officeooo:rsid="0091e276" style:font-size-asian="12pt" style:font-style-asian="normal" style:font-size-complex="12pt" style:font-style-complex="normal"/>
    </style:style>
    <style:style style:name="T404" style:family="text">
      <style:text-properties style:font-name="Linux Libertine S.O.Cist.1" fo:font-size="12pt" fo:language="cs" fo:country="CZ" fo:font-style="normal" officeooo:rsid="00fe73f6" style:font-size-asian="12pt" style:font-style-asian="normal" style:font-size-complex="12pt" style:font-style-complex="normal"/>
    </style:style>
    <style:style style:name="T405" style:family="text">
      <style:text-properties style:font-name="Linux Libertine S.O.Cist.1" fo:font-size="12pt" fo:language="cs" fo:country="CZ" fo:font-style="normal" officeooo:rsid="0108445a" style:font-size-asian="12pt" style:font-style-asian="normal" style:font-size-complex="12pt" style:font-style-complex="normal"/>
    </style:style>
    <style:style style:name="T406" style:family="text">
      <style:text-properties style:font-name="Linux Libertine S.O.Cist.1" fo:font-size="12pt" fo:language="cs" fo:country="CZ" fo:font-style="normal" officeooo:rsid="0109d7eb" style:font-size-asian="12pt" style:font-style-asian="normal" style:font-size-complex="12pt" style:font-style-complex="normal"/>
    </style:style>
    <style:style style:name="T407" style:family="text">
      <style:text-properties style:font-name="Linux Libertine S.O.Cist.1" fo:font-size="12pt" fo:language="cs" fo:country="CZ" fo:font-style="normal" officeooo:rsid="010bd2bc" style:font-size-asian="12pt" style:font-style-asian="normal" style:font-size-complex="12pt" style:font-style-complex="normal"/>
    </style:style>
    <style:style style:name="T408" style:family="text">
      <style:text-properties style:font-name="Linux Libertine S.O.Cist.1" fo:font-size="12pt" fo:language="cs" fo:country="CZ" fo:font-style="normal" officeooo:rsid="010e5852" style:font-size-asian="12pt" style:font-style-asian="normal" style:font-size-complex="12pt" style:font-style-complex="normal"/>
    </style:style>
    <style:style style:name="T409" style:family="text">
      <style:text-properties style:font-name="Linux Libertine S.O.Cist.1" fo:font-size="12pt" fo:language="cs" fo:country="CZ" fo:font-style="normal" officeooo:rsid="01121a9f" style:font-size-asian="12pt" style:font-style-asian="normal" style:font-size-complex="12pt" style:font-style-complex="normal"/>
    </style:style>
    <style:style style:name="T410" style:family="text">
      <style:text-properties style:font-name="Linux Libertine S.O.Cist.1" fo:font-size="12pt" fo:language="cs" fo:country="CZ" fo:font-style="normal" officeooo:rsid="011d93eb" style:font-size-asian="12pt" style:font-style-asian="normal" style:font-size-complex="12pt" style:font-style-complex="normal"/>
    </style:style>
    <style:style style:name="T411" style:family="text">
      <style:text-properties style:font-name="Linux Libertine S.O.Cist.1" fo:font-size="12pt" fo:language="cs" fo:country="CZ" fo:font-style="normal" officeooo:rsid="00f9a981" style:font-size-asian="12pt" style:font-style-asian="normal" style:font-size-complex="12pt" style:font-style-complex="normal"/>
    </style:style>
    <style:style style:name="T412" style:family="text">
      <style:text-properties style:font-name="Linux Libertine S.O.Cist.1" fo:font-size="12pt" fo:language="cs" fo:country="CZ" fo:font-style="normal" officeooo:rsid="016e8f44" style:font-size-asian="12pt" style:font-style-asian="normal" style:font-size-complex="12pt" style:font-style-complex="normal"/>
    </style:style>
    <style:style style:name="T413" style:family="text">
      <style:text-properties style:font-name="Linux Libertine S.O.Cist.1" fo:font-size="12pt" fo:language="cs" fo:country="CZ" fo:font-style="normal" officeooo:rsid="01672e8f" style:font-size-asian="12pt" style:font-style-asian="normal" style:font-size-complex="12pt" style:font-style-complex="normal"/>
    </style:style>
    <style:style style:name="T414" style:family="text">
      <style:text-properties style:font-name="Linux Libertine S.O.Cist.1" fo:font-size="12pt" fo:language="cs" fo:country="CZ" fo:font-style="normal" officeooo:rsid="016803c9" style:font-size-asian="12pt" style:font-style-asian="normal" style:font-size-complex="12pt" style:font-style-complex="normal"/>
    </style:style>
    <style:style style:name="T415" style:family="text">
      <style:text-properties style:font-name="Linux Libertine S.O.Cist.1" fo:font-size="12pt" fo:language="cs" fo:country="CZ" fo:font-style="normal" officeooo:rsid="0143eb52" style:font-size-asian="12pt" style:font-style-asian="normal" style:font-size-complex="12pt" style:font-style-complex="normal"/>
    </style:style>
    <style:style style:name="T416" style:family="text">
      <style:text-properties style:font-name="Linux Libertine S.O.Cist.1" fo:font-size="12pt" fo:language="cs" fo:country="CZ" fo:font-style="normal" officeooo:rsid="0145543b" style:font-size-asian="12pt" style:font-style-asian="normal" style:font-size-complex="12pt" style:font-style-complex="normal"/>
    </style:style>
    <style:style style:name="T417" style:family="text">
      <style:text-properties style:font-name="Linux Libertine S.O.Cist.1" fo:font-size="12pt" fo:language="cs" fo:country="CZ" fo:font-style="normal" officeooo:rsid="00598f62" style:font-size-asian="12pt" style:font-style-asian="normal" style:font-style-complex="normal"/>
    </style:style>
    <style:style style:name="T418" style:family="text">
      <style:text-properties style:font-name="Linux Libertine S.O.Cist.1" fo:font-size="12pt" fo:language="cs" fo:country="CZ" fo:font-style="normal" officeooo:rsid="0086c791" style:font-size-asian="12pt" style:font-style-asian="normal" style:font-style-complex="normal"/>
    </style:style>
    <style:style style:name="T419" style:family="text">
      <style:text-properties style:font-name="Linux Libertine S.O.Cist.1" fo:font-size="12pt" fo:language="cs" fo:country="CZ" fo:font-style="normal" officeooo:rsid="00fc8169" style:font-size-asian="12pt" style:font-style-asian="normal" style:font-style-complex="normal"/>
    </style:style>
    <style:style style:name="T420" style:family="text">
      <style:text-properties style:font-name="Linux Libertine S.O.Cist.1" fo:font-size="12pt" fo:language="cs" fo:country="CZ" fo:font-style="normal" officeooo:rsid="0095f980" style:font-size-asian="12pt" style:font-style-asian="normal" style:font-style-complex="normal"/>
    </style:style>
    <style:style style:name="T421" style:family="text">
      <style:text-properties style:font-name="Linux Libertine S.O.Cist.1" fo:font-size="12pt" fo:language="cs" fo:country="CZ" fo:font-style="normal" officeooo:rsid="006b9661" style:font-size-asian="12pt" style:font-style-asian="normal" style:font-style-complex="normal"/>
    </style:style>
    <style:style style:name="T422" style:family="text">
      <style:text-properties style:font-name="Linux Libertine S.O.Cist.1" fo:font-size="12pt" fo:language="cs" fo:country="CZ" fo:font-style="normal" officeooo:rsid="00ff234d" style:font-size-asian="12pt" style:font-style-asian="normal" style:font-style-complex="normal"/>
    </style:style>
    <style:style style:name="T423" style:family="text">
      <style:text-properties style:font-name="Linux Libertine S.O.Cist.1" fo:font-size="12pt" fo:language="cs" fo:country="CZ" fo:font-style="normal" officeooo:rsid="010098bf" style:font-size-asian="12pt" style:font-style-asian="normal" style:font-style-complex="normal"/>
    </style:style>
    <style:style style:name="T424" style:family="text">
      <style:text-properties style:font-name="Linux Libertine S.O.Cist.1" fo:font-size="12pt" fo:language="cs" fo:country="CZ" fo:font-style="normal" officeooo:rsid="01109c41" style:font-size-asian="12pt" style:font-style-asian="normal" style:font-style-complex="normal"/>
    </style:style>
    <style:style style:name="T425" style:family="text">
      <style:text-properties style:font-name="Linux Libertine S.O.Cist.1" fo:font-size="12pt" fo:language="cs" fo:country="CZ" fo:font-style="normal" officeooo:rsid="0096fea9" style:font-size-asian="12pt" style:font-style-asian="normal" style:font-style-complex="normal"/>
    </style:style>
    <style:style style:name="T426" style:family="text">
      <style:text-properties style:font-name="Linux Libertine S.O.Cist.1" fo:font-size="12pt" fo:language="cs" fo:country="CZ" fo:font-style="normal" officeooo:rsid="01116aeb" style:font-size-asian="12pt" style:font-style-asian="normal" style:font-style-complex="normal"/>
    </style:style>
    <style:style style:name="T427" style:family="text">
      <style:text-properties style:font-name="Linux Libertine S.O.Cist.1" fo:font-size="12pt" fo:language="cs" fo:country="CZ" fo:font-style="normal" officeooo:rsid="01121a9f" style:font-size-asian="12pt" style:font-style-asian="normal" style:font-style-complex="normal"/>
    </style:style>
    <style:style style:name="T428" style:family="text">
      <style:text-properties style:font-name="Linux Libertine S.O.Cist.1" fo:font-size="12pt" fo:language="cs" fo:country="CZ" fo:font-style="normal" officeooo:rsid="00a40db0" style:font-size-asian="12pt" style:font-style-asian="normal" style:font-style-complex="normal"/>
    </style:style>
    <style:style style:name="T429" style:family="text">
      <style:text-properties style:font-name="Linux Libertine S.O.Cist.1" fo:font-size="12pt" fo:language="cs" fo:country="CZ" fo:font-style="normal" officeooo:rsid="00a737e9" style:font-size-asian="12pt" style:font-style-asian="normal" style:font-style-complex="normal"/>
    </style:style>
    <style:style style:name="T430" style:family="text">
      <style:text-properties style:font-name="Linux Libertine S.O.Cist.1" fo:font-size="12pt" fo:language="cs" fo:country="CZ" fo:font-style="normal" officeooo:rsid="00a5a528" style:font-size-asian="12pt" style:font-style-asian="normal" style:font-style-complex="normal"/>
    </style:style>
    <style:style style:name="T431" style:family="text">
      <style:text-properties style:font-name="Linux Libertine S.O.Cist.1" fo:font-size="12pt" fo:language="cs" fo:country="CZ" fo:font-style="normal" officeooo:rsid="011746ad" style:font-size-asian="12pt" style:font-style-asian="normal" style:font-style-complex="normal"/>
    </style:style>
    <style:style style:name="T432" style:family="text">
      <style:text-properties style:font-name="Linux Libertine S.O.Cist.1" fo:font-size="12pt" fo:language="cs" fo:country="CZ" fo:font-style="normal" officeooo:rsid="012a9ce6" style:font-size-asian="12pt" style:font-style-asian="normal" style:font-style-complex="normal"/>
    </style:style>
    <style:style style:name="T433" style:family="text">
      <style:text-properties style:font-name="Linux Libertine S.O.Cist.1" fo:font-size="12pt" fo:language="cs" fo:country="CZ" fo:font-style="normal" officeooo:rsid="0145543b" style:font-size-asian="12pt" style:font-style-asian="normal" style:font-style-complex="normal"/>
    </style:style>
    <style:style style:name="T434" style:family="text">
      <style:text-properties style:font-name="Linux Libertine S.O.Cist.1" fo:font-size="12pt" fo:language="cs" fo:country="CZ" officeooo:rsid="00cc23a2" fo:background-color="transparent" loext:char-shading-value="0" style:font-size-asian="12pt" style:font-size-complex="12pt"/>
    </style:style>
    <style:style style:name="T435" style:family="text">
      <style:text-properties style:font-name="Linux Libertine S.O.Cist.1" fo:font-size="12pt" fo:language="cs" fo:country="CZ" officeooo:rsid="00fa4f51" fo:background-color="transparent" loext:char-shading-value="0" style:font-size-asian="12pt" style:font-size-complex="12pt"/>
    </style:style>
    <style:style style:name="T436" style:family="text">
      <style:text-properties style:font-name="Linux Libertine S.O.Cist.1" fo:font-size="12pt" fo:language="cs" fo:country="CZ" officeooo:rsid="012056d5" fo:background-color="transparent" loext:char-shading-value="0" style:font-size-asian="12pt" style:font-size-complex="12pt"/>
    </style:style>
    <style:style style:name="T437" style:family="text">
      <style:text-properties style:font-name="Linux Libertine S.O.Cist.1" fo:font-size="12pt" fo:language="cs" fo:country="CZ" officeooo:rsid="0120e4c1" fo:background-color="transparent" loext:char-shading-value="0" style:font-size-asian="12pt" style:font-size-complex="12pt"/>
    </style:style>
    <style:style style:name="T438" style:family="text">
      <style:text-properties style:font-name="Linux Libertine S.O.Cist.1" fo:font-size="12pt" officeooo:rsid="01912b4e" style:font-size-asian="12pt" style:font-size-complex="12pt"/>
    </style:style>
    <style:style style:name="T439" style:family="text">
      <style:text-properties style:font-name="Linux Libertine S.O.Cist.1" fo:font-size="12pt" officeooo:rsid="019a5bec" style:font-size-asian="12pt" style:font-size-complex="12pt"/>
    </style:style>
    <style:style style:name="T440" style:family="text">
      <style:text-properties officeooo:rsid="008f914c"/>
    </style:style>
    <style:style style:name="T441" style:family="text">
      <style:text-properties officeooo:rsid="00927a67"/>
    </style:style>
    <style:style style:name="T442" style:family="text">
      <style:text-properties officeooo:rsid="0096fea9"/>
    </style:style>
    <style:style style:name="T443" style:family="text">
      <style:text-properties officeooo:rsid="009731f2"/>
    </style:style>
    <style:style style:name="T444" style:family="text">
      <style:text-properties officeooo:rsid="009da4b0"/>
    </style:style>
    <style:style style:name="T445" style:family="text">
      <style:text-properties officeooo:rsid="00a40db0"/>
    </style:style>
    <style:style style:name="T446" style:family="text">
      <style:text-properties style:font-name="Cloister" fo:font-size="18pt" fo:language="la" fo:country="VA" fo:font-weight="normal" style:font-size-asian="20pt" style:language-asian="zh" style:country-asian="CN" style:font-weight-asian="normal" style:font-size-complex="20pt" style:language-complex="hi" style:country-complex="IN" style:font-weight-complex="normal"/>
    </style:style>
    <style:style style:name="T447" style:family="text">
      <style:text-properties style:font-name="Cloister" fo:font-size="18pt" fo:language="la" fo:country="VA" fo:font-weight="normal" officeooo:rsid="002a2f39" style:font-size-asian="20pt" style:language-asian="zh" style:country-asian="CN" style:font-weight-asian="normal" style:font-size-complex="20pt" style:language-complex="hi" style:country-complex="IN" style:font-weight-complex="normal"/>
    </style:style>
    <style:style style:name="T448" style:family="text">
      <style:text-properties style:font-name="Cloister" fo:font-size="18pt" fo:language="la" fo:country="VA" fo:font-weight="normal" style:font-size-asian="16pt" style:language-asian="zh" style:country-asian="CN" style:font-weight-asian="normal" style:font-size-complex="16pt" style:language-complex="hi" style:country-complex="IN" style:font-weight-complex="normal"/>
    </style:style>
    <style:style style:name="T449" style:family="text">
      <style:text-properties style:font-name="Cloister" fo:font-size="18pt" fo:language="la" fo:country="VA" fo:font-weight="normal" officeooo:rsid="0050af77" style:font-size-asian="16pt" style:language-asian="zh" style:country-asian="CN" style:font-weight-asian="normal" style:font-size-complex="16pt" style:language-complex="hi" style:country-complex="IN" style:font-weight-complex="normal"/>
    </style:style>
    <style:style style:name="T450" style:family="text">
      <style:text-properties style:font-name="Cloister" fo:font-size="18pt" fo:language="la" fo:country="VA" fo:font-weight="normal" officeooo:rsid="008d4908" style:font-size-asian="16pt" style:language-asian="zh" style:country-asian="CN" style:font-weight-asian="normal" style:font-size-complex="16pt" style:language-complex="hi" style:country-complex="IN" style:font-weight-complex="normal"/>
    </style:style>
    <style:style style:name="T451" style:family="text">
      <style:text-properties style:font-name="Cloister" fo:font-size="18pt" fo:language="la" fo:country="VA" fo:font-weight="normal" officeooo:rsid="0082c1bd" style:font-size-asian="16pt" style:language-asian="zh" style:country-asian="CN" style:font-weight-asian="normal" style:font-size-complex="16pt" style:language-complex="hi" style:country-complex="IN" style:font-weight-complex="normal"/>
    </style:style>
    <style:style style:name="T452" style:family="text">
      <style:text-properties style:font-name="Cloister" fo:font-size="18pt" fo:language="la" fo:country="VA" fo:font-weight="normal" officeooo:rsid="005dc090" style:font-size-asian="16pt" style:language-asian="zh" style:country-asian="CN" style:font-weight-asian="normal" style:font-size-complex="16pt" style:language-complex="hi" style:country-complex="IN" style:font-weight-complex="normal"/>
    </style:style>
    <style:style style:name="T453" style:family="text">
      <style:text-properties style:font-name="Cloister" fo:font-size="18pt" fo:language="la" fo:country="VA" fo:font-weight="normal" officeooo:rsid="007170ed" style:font-size-asian="16pt" style:language-asian="zh" style:country-asian="CN" style:font-weight-asian="normal" style:font-size-complex="16pt" style:language-complex="hi" style:country-complex="IN" style:font-weight-complex="normal"/>
    </style:style>
    <style:style style:name="T454" style:family="text">
      <style:text-properties style:font-name="Cloister" fo:font-size="18pt" fo:language="la" fo:country="VA" fo:font-weight="normal" officeooo:rsid="00751475" style:font-size-asian="16pt" style:language-asian="zh" style:country-asian="CN" style:font-weight-asian="normal" style:font-size-complex="16pt" style:language-complex="hi" style:country-complex="IN" style:font-weight-complex="normal"/>
    </style:style>
    <style:style style:name="T455" style:family="text">
      <style:text-properties style:font-name="Cloister" fo:font-size="18pt" fo:language="la" fo:country="VA" fo:font-weight="normal" officeooo:rsid="01018dbd" style:font-size-asian="16pt" style:language-asian="zh" style:country-asian="CN" style:font-weight-asian="normal" style:font-size-complex="16pt" style:language-complex="hi" style:country-complex="IN" style:font-weight-complex="normal"/>
    </style:style>
    <style:style style:name="T456" style:family="text">
      <style:text-properties style:font-name="Cloister" fo:font-size="18pt" fo:font-weight="normal" style:font-weight-asian="normal" style:font-weight-complex="normal"/>
    </style:style>
    <style:style style:name="T457" style:family="text">
      <style:text-properties style:font-name="Cloister" fo:font-size="18pt" fo:font-weight="normal" officeooo:rsid="007413a1" style:font-weight-asian="normal" style:font-weight-complex="normal"/>
    </style:style>
    <style:style style:name="T458" style:family="text">
      <style:text-properties style:font-name="Cloister" fo:language="la" fo:country="VA" fo:font-weight="normal" style:language-asian="zh" style:country-asian="CN" style:font-weight-asian="normal" style:language-complex="hi" style:country-complex="IN" style:font-weight-complex="normal"/>
    </style:style>
    <style:style style:name="T459" style:family="text">
      <style:text-properties style:font-name="Cloister" fo:language="la" fo:country="VA" fo:font-weight="normal" officeooo:rsid="0018d2cb" style:language-asian="zh" style:country-asian="CN" style:font-weight-asian="normal" style:language-complex="hi" style:country-complex="IN" style:font-weight-complex="normal"/>
    </style:style>
    <style:style style:name="T460" style:family="text">
      <style:text-properties style:font-name="Cloister" fo:language="la" fo:country="VA" fo:font-weight="normal" officeooo:rsid="026cc9d8" style:language-asian="zh" style:country-asian="CN" style:font-weight-asian="normal" style:language-complex="hi" style:country-complex="IN" style:font-weight-complex="normal"/>
    </style:style>
    <style:style style:name="T461" style:family="text">
      <style:text-properties style:font-name="Linux Libertine S.O.Cist." fo:font-size="12pt" style:font-size-asian="12pt"/>
    </style:style>
    <style:style style:name="T462" style:family="text">
      <style:text-properties style:font-name="Linux Libertine S.O.Cist." fo:font-size="12pt" officeooo:rsid="002c4f4e" style:font-size-asian="12pt"/>
    </style:style>
    <style:style style:name="T463" style:family="text">
      <style:text-properties style:font-name="Linux Libertine S.O.Cist." fo:font-size="12pt" officeooo:rsid="001a66ba" style:font-size-asian="12pt"/>
    </style:style>
    <style:style style:name="T464" style:family="text">
      <style:text-properties style:font-name="Linux Libertine S.O.Cist." fo:font-size="12pt" officeooo:rsid="002635b3" style:font-size-asian="12pt"/>
    </style:style>
    <style:style style:name="T465" style:family="text">
      <style:text-properties style:font-name="Linux Libertine S.O.Cist." fo:font-size="12pt" officeooo:rsid="021a88f1" style:font-size-asian="12pt"/>
    </style:style>
    <style:style style:name="T466" style:family="text">
      <style:text-properties style:font-name="Linux Libertine S.O.Cist." fo:font-size="12pt" officeooo:rsid="0020acde" style:font-size-asian="12pt"/>
    </style:style>
    <style:style style:name="T467" style:family="text">
      <style:text-properties style:font-name="Linux Libertine S.O.Cist." fo:font-size="12pt" officeooo:rsid="002d8dda" style:font-size-asian="12pt"/>
    </style:style>
    <style:style style:name="T468" style:family="text">
      <style:text-properties style:font-name="Linux Libertine S.O.Cist." fo:font-size="12pt" officeooo:rsid="00ae54d6" style:font-size-asian="12pt"/>
    </style:style>
    <style:style style:name="T469" style:family="text">
      <style:text-properties style:font-name="Linux Libertine S.O.Cist." fo:font-size="12pt" fo:font-style="normal" style:font-size-asian="12pt" style:font-style-asian="normal" style:font-size-complex="12pt" style:font-style-complex="normal"/>
    </style:style>
    <style:style style:name="T470" style:family="text">
      <style:text-properties style:font-name="Linux Libertine S.O.Cist." fo:font-size="12pt" fo:font-style="normal" fo:background-color="transparent" loext:char-shading-value="0" style:font-size-asian="12pt" style:font-style-asian="normal" style:font-size-complex="12pt" style:font-style-complex="normal"/>
    </style:style>
    <style:style style:name="T471" style:family="text">
      <style:text-properties style:font-name="Linux Libertine S.O.Cist." fo:font-size="12pt" fo:language="la" fo:country="VA" style:font-size-asian="12pt" style:language-asian="zh" style:country-asian="CN" style:language-complex="hi" style:country-complex="IN"/>
    </style:style>
    <style:style style:name="T472" style:family="text">
      <style:text-properties style:font-name="Linux Libertine S.O.Cist." fo:font-size="12pt" fo:language="cs" fo:country="CZ" fo:font-style="normal" officeooo:rsid="0021cda4" style:font-size-asian="12pt" style:font-style-asian="normal" style:font-size-complex="12pt" style:font-style-complex="normal"/>
    </style:style>
    <style:style style:name="T473" style:family="text">
      <style:text-properties style:font-name="Linux Libertine S.O.Cist." fo:font-size="12pt" fo:language="cs" fo:country="CZ" fo:font-style="normal" officeooo:rsid="00237e97" style:font-size-asian="12pt" style:font-style-asian="normal" style:font-size-complex="12pt" style:font-style-complex="normal"/>
    </style:style>
    <style:style style:name="T474" style:family="text">
      <style:text-properties style:font-name="Linux Libertine S.O.Cist." fo:font-size="12pt" fo:language="cs" fo:country="CZ" fo:font-style="normal" officeooo:rsid="00ac728a" style:font-size-asian="12pt" style:font-style-asian="normal" style:font-size-complex="12pt" style:font-style-complex="normal"/>
    </style:style>
    <style:style style:name="T475" style:family="text">
      <style:text-properties style:font-name="Linux Libertine S.O.Cist." fo:font-size="12pt" fo:language="cs" fo:country="CZ" fo:font-style="normal" officeooo:rsid="0024bdd4" style:font-size-asian="12pt" style:font-style-asian="normal" style:font-size-complex="12pt" style:font-style-complex="normal"/>
    </style:style>
    <style:style style:name="T476" style:family="text">
      <style:text-properties style:font-name="Linux Libertine S.O.Cist." fo:font-size="12pt" fo:language="cs" fo:country="CZ" fo:font-style="normal" officeooo:rsid="00eaf551" style:font-size-asian="12pt" style:font-style-asian="normal" style:font-size-complex="12pt" style:font-style-complex="normal"/>
    </style:style>
    <style:style style:name="T477" style:family="text">
      <style:text-properties style:font-name="Linux Libertine S.O.Cist." fo:font-size="12pt" fo:language="cs" fo:country="CZ" fo:font-style="normal" officeooo:rsid="00544a3b" style:font-size-asian="12pt" style:font-style-asian="normal" style:font-size-complex="12pt" style:font-style-complex="normal"/>
    </style:style>
    <style:style style:name="T478" style:family="text">
      <style:text-properties style:font-name="Linux Libertine S.O.Cist." fo:font-size="12pt" fo:language="cs" fo:country="CZ" fo:font-style="normal" officeooo:rsid="00555d6f" style:font-size-asian="12pt" style:font-style-asian="normal" style:font-size-complex="12pt" style:font-style-complex="normal"/>
    </style:style>
    <style:style style:name="T479" style:family="text">
      <style:text-properties style:font-name="Linux Libertine S.O.Cist." fo:font-size="12pt" fo:language="cs" fo:country="CZ" fo:font-style="normal" officeooo:rsid="005c60ef" style:font-size-asian="12pt" style:font-style-asian="normal" style:font-size-complex="12pt" style:font-style-complex="normal"/>
    </style:style>
    <style:style style:name="T480" style:family="text">
      <style:text-properties style:font-name="Linux Libertine S.O.Cist." fo:font-size="12pt" fo:language="cs" fo:country="CZ" fo:font-style="normal" officeooo:rsid="00f17a5d" style:font-size-asian="12pt" style:font-style-asian="normal" style:font-size-complex="12pt" style:font-style-complex="normal"/>
    </style:style>
    <style:style style:name="T481" style:family="text">
      <style:text-properties style:font-name="Linux Libertine S.O.Cist." fo:font-size="12pt" fo:language="cs" fo:country="CZ" fo:font-style="normal" officeooo:rsid="00c07219" style:font-size-asian="12pt" style:font-style-asian="normal" style:font-size-complex="12pt" style:font-style-complex="normal"/>
    </style:style>
    <style:style style:name="T482" style:family="text">
      <style:text-properties style:font-name="Linux Libertine S.O.Cist." fo:font-size="12pt" fo:language="cs" fo:country="CZ" fo:font-style="normal" officeooo:rsid="00b6565e" style:font-size-asian="12pt" style:font-style-asian="normal" style:font-size-complex="12pt" style:font-style-complex="normal"/>
    </style:style>
    <style:style style:name="T483" style:family="text">
      <style:text-properties style:font-name="Linux Libertine S.O.Cist." fo:font-size="12pt" fo:language="cs" fo:country="CZ" fo:font-style="normal" officeooo:rsid="00dceedc" style:font-size-asian="12pt" style:font-style-asian="normal" style:font-size-complex="12pt" style:font-style-complex="normal"/>
    </style:style>
    <style:style style:name="T484" style:family="text">
      <style:text-properties style:font-name="Linux Libertine S.O.Cist." fo:font-size="12pt" fo:language="cs" fo:country="CZ" fo:font-style="normal" officeooo:rsid="001e0140" style:font-size-asian="12pt" style:font-style-asian="normal" style:font-size-complex="12pt" style:font-style-complex="normal"/>
    </style:style>
    <style:style style:name="T485" style:family="text">
      <style:text-properties style:font-name="Linux Libertine S.O.Cist." fo:font-size="12pt" fo:language="cs" fo:country="CZ" fo:font-style="normal" officeooo:rsid="011a81e2" style:font-size-asian="12pt" style:font-style-asian="normal" style:font-size-complex="12pt" style:font-style-complex="normal"/>
    </style:style>
    <style:style style:name="T486" style:family="text">
      <style:text-properties style:font-name="Linux Libertine S.O.Cist." fo:font-size="12pt" fo:language="cs" fo:country="CZ" fo:font-style="normal" officeooo:rsid="0119430b" style:font-size-asian="12pt" style:font-style-asian="normal" style:font-size-complex="12pt" style:font-style-complex="normal"/>
    </style:style>
    <style:style style:name="T487" style:family="text">
      <style:text-properties style:font-name="Linux Libertine S.O.Cist." fo:font-size="12pt" fo:language="cs" fo:country="CZ" fo:font-style="normal" officeooo:rsid="0030b48e" style:font-size-asian="12pt" style:font-style-asian="normal" style:font-size-complex="12pt" style:font-style-complex="normal"/>
    </style:style>
    <style:style style:name="T488" style:family="text">
      <style:text-properties style:font-name="Linux Libertine S.O.Cist." fo:font-size="12pt" fo:language="cs" fo:country="CZ" fo:font-style="normal" officeooo:rsid="004ea88a" style:font-size-asian="12pt" style:font-style-asian="normal" style:font-size-complex="12pt" style:font-style-complex="normal"/>
    </style:style>
    <style:style style:name="T489" style:family="text">
      <style:text-properties style:font-name="Linux Libertine S.O.Cist." fo:font-size="12pt" fo:language="cs" fo:country="CZ" fo:font-style="normal" officeooo:rsid="00ebe9da" style:font-size-asian="12pt" style:font-style-asian="normal" style:font-size-complex="12pt" style:font-style-complex="normal"/>
    </style:style>
    <style:style style:name="T490" style:family="text">
      <style:text-properties style:font-name="Linux Libertine S.O.Cist." fo:font-size="12pt" fo:language="cs" fo:country="CZ" fo:font-style="normal" officeooo:rsid="00b2394b" style:font-size-asian="12pt" style:font-style-asian="normal" style:font-size-complex="12pt" style:font-style-complex="normal"/>
    </style:style>
    <style:style style:name="T491" style:family="text">
      <style:text-properties style:font-name="Linux Libertine S.O.Cist." fo:font-size="12pt" fo:language="cs" fo:country="CZ" fo:font-style="normal" officeooo:rsid="003d8dd9" style:font-size-asian="12pt" style:font-style-asian="normal" style:font-size-complex="12pt" style:font-style-complex="normal"/>
    </style:style>
    <style:style style:name="T492" style:family="text">
      <style:text-properties style:font-name="Linux Libertine S.O.Cist." fo:font-size="12pt" fo:language="cs" fo:country="CZ" fo:font-style="normal" officeooo:rsid="011ad82b" style:font-size-asian="12pt" style:font-style-asian="normal" style:font-size-complex="12pt" style:font-style-complex="normal"/>
    </style:style>
    <style:style style:name="T493" style:family="text">
      <style:text-properties style:font-name="Linux Libertine S.O.Cist." fo:font-size="12pt" fo:language="cs" fo:country="CZ" fo:font-style="normal" officeooo:rsid="00342c68" style:font-size-asian="12pt" style:font-style-asian="normal" style:font-size-complex="12pt" style:font-style-complex="normal"/>
    </style:style>
    <style:style style:name="T494" style:family="text">
      <style:text-properties style:font-name="Linux Libertine S.O.Cist." fo:font-size="12pt" fo:language="cs" fo:country="CZ" fo:font-style="normal" officeooo:rsid="011baecb" style:font-size-asian="12pt" style:font-style-asian="normal" style:font-size-complex="12pt" style:font-style-complex="normal"/>
    </style:style>
    <style:style style:name="T495" style:family="text">
      <style:text-properties style:font-name="Linux Libertine S.O.Cist." fo:font-size="12pt" fo:language="cs" fo:country="CZ" fo:font-style="normal" officeooo:rsid="011bfb45" style:font-size-asian="12pt" style:font-style-asian="normal" style:font-size-complex="12pt" style:font-style-complex="normal"/>
    </style:style>
    <style:style style:name="T496" style:family="text">
      <style:text-properties style:font-name="Linux Libertine S.O.Cist." fo:font-size="12pt" fo:language="cs" fo:country="CZ" fo:font-style="normal" officeooo:rsid="005845e3" style:font-size-asian="12pt" style:font-style-asian="normal" style:font-size-complex="12pt" style:font-style-complex="normal"/>
    </style:style>
    <style:style style:name="T497" style:family="text">
      <style:text-properties style:font-name="Linux Libertine S.O.Cist." fo:font-size="12pt" fo:language="cs" fo:country="CZ" fo:font-style="normal" officeooo:rsid="011d93eb" style:font-size-asian="12pt" style:font-style-asian="normal" style:font-size-complex="12pt" style:font-style-complex="normal"/>
    </style:style>
    <style:style style:name="T498" style:family="text">
      <style:text-properties style:font-name="Linux Libertine S.O.Cist." fo:font-size="12pt" fo:language="cs" fo:country="CZ" fo:font-style="normal" officeooo:rsid="0068dda5" style:font-size-asian="12pt" style:font-style-asian="normal" style:font-size-complex="12pt" style:font-style-complex="normal"/>
    </style:style>
    <style:style style:name="T499" style:family="text">
      <style:text-properties style:font-name="Linux Libertine S.O.Cist." fo:font-size="12pt" fo:language="cs" fo:country="CZ" fo:font-style="normal" officeooo:rsid="0066e9fb" style:font-size-asian="12pt" style:font-style-asian="normal" style:font-size-complex="12pt" style:font-style-complex="normal"/>
    </style:style>
    <style:style style:name="T500" style:family="text">
      <style:text-properties style:font-name="Linux Libertine S.O.Cist." fo:font-size="12pt" fo:language="cs" fo:country="CZ" fo:font-style="normal" officeooo:rsid="00c58a3c" style:font-size-asian="12pt" style:font-style-asian="normal" style:font-size-complex="12pt" style:font-style-complex="normal"/>
    </style:style>
    <style:style style:name="T501" style:family="text">
      <style:text-properties style:font-name="Linux Libertine S.O.Cist." fo:font-size="12pt" fo:language="cs" fo:country="CZ" fo:font-style="normal" officeooo:rsid="01356064" style:font-size-asian="12pt" style:font-style-asian="normal" style:font-size-complex="12pt" style:font-style-complex="normal"/>
    </style:style>
    <style:style style:name="T502" style:family="text">
      <style:text-properties style:font-name="Linux Libertine S.O.Cist." fo:font-size="12pt" fo:language="cs" fo:country="CZ" fo:font-style="normal" officeooo:rsid="013907cc" style:font-size-asian="12pt" style:font-style-asian="normal" style:font-size-complex="12pt" style:font-style-complex="normal"/>
    </style:style>
    <style:style style:name="T503" style:family="text">
      <style:text-properties style:font-name="Linux Libertine S.O.Cist." fo:font-size="12pt" fo:language="cs" fo:country="CZ" fo:font-style="normal" officeooo:rsid="013d70df" style:font-size-asian="12pt" style:font-style-asian="normal" style:font-size-complex="12pt" style:font-style-complex="normal"/>
    </style:style>
    <style:style style:name="T504" style:family="text">
      <style:text-properties style:font-name="Linux Libertine S.O.Cist." fo:font-size="12pt" fo:language="cs" fo:country="CZ" fo:font-style="normal" officeooo:rsid="00408ffd" style:font-size-asian="12pt" style:font-style-asian="normal" style:font-style-complex="normal"/>
    </style:style>
    <style:style style:name="T505" style:family="text">
      <style:text-properties style:font-name="Linux Libertine S.O.Cist." fo:font-size="12pt" fo:language="cs" fo:country="CZ" fo:font-style="normal" officeooo:rsid="00ebe9da" style:font-size-asian="12pt" style:font-style-asian="normal" style:font-style-complex="normal"/>
    </style:style>
    <style:style style:name="T506" style:family="text">
      <style:text-properties style:font-name="Linux Libertine S.O.Cist." fo:font-size="12pt" fo:language="cs" fo:country="CZ" fo:font-style="normal" officeooo:rsid="002836ec" style:font-size-asian="12pt" style:font-style-asian="normal" style:font-style-complex="normal"/>
    </style:style>
    <style:style style:name="T507" style:family="text">
      <style:text-properties style:font-name="Linux Libertine S.O.Cist." fo:font-size="12pt" fo:language="cs" fo:country="CZ" fo:font-style="normal" officeooo:rsid="00b33a76" style:font-size-asian="12pt" style:font-style-asian="normal" style:font-style-complex="normal"/>
    </style:style>
    <style:style style:name="T508" style:family="text">
      <style:text-properties style:font-name="Linux Libertine S.O.Cist." fo:font-size="12pt" fo:language="cs" fo:country="CZ" fo:font-style="normal" officeooo:rsid="00ed0826" style:font-size-asian="12pt" style:font-style-asian="normal" style:font-style-complex="normal"/>
    </style:style>
    <style:style style:name="T509" style:family="text">
      <style:text-properties style:font-name="Linux Libertine S.O.Cist." fo:font-size="12pt" fo:language="cs" fo:country="CZ" fo:font-style="normal" officeooo:rsid="00ed0d89" style:font-size-asian="12pt" style:font-style-asian="normal" style:font-style-complex="normal"/>
    </style:style>
    <style:style style:name="T510" style:family="text">
      <style:text-properties style:font-name="Linux Libertine S.O.Cist." fo:font-size="12pt" fo:language="cs" fo:country="CZ" fo:font-style="normal" officeooo:rsid="006da8a2" style:font-size-asian="12pt" style:font-style-asian="normal" style:font-style-complex="normal"/>
    </style:style>
    <style:style style:name="T511" style:family="text">
      <style:text-properties style:font-name="Linux Libertine S.O.Cist." fo:font-size="12pt" fo:language="cs" fo:country="CZ" fo:font-style="normal" officeooo:rsid="00f8aaea" style:font-size-asian="12pt" style:font-style-asian="normal" style:font-style-complex="normal"/>
    </style:style>
    <style:style style:name="T512" style:family="text">
      <style:text-properties style:font-name="Linux Libertine S.O.Cist." fo:font-size="12pt" fo:language="cs" fo:country="CZ" fo:font-style="normal" officeooo:rsid="00d031dc" style:font-size-asian="12pt" style:font-style-asian="normal" style:font-style-complex="normal"/>
    </style:style>
    <style:style style:name="T513" style:family="text">
      <style:text-properties style:font-name="Linux Libertine S.O.Cist." fo:font-size="12pt" fo:language="cs" fo:country="CZ" fo:font-style="normal" officeooo:rsid="00aaa2a6" style:font-size-asian="12pt" style:font-style-asian="normal" style:font-style-complex="normal"/>
    </style:style>
    <style:style style:name="T514" style:family="text">
      <style:text-properties style:font-name="Linux Libertine S.O.Cist." fo:font-size="12pt" fo:language="cs" fo:country="CZ" fo:font-style="normal" officeooo:rsid="00abe810" style:font-size-asian="12pt" style:font-style-asian="normal" style:font-style-complex="normal"/>
    </style:style>
    <style:style style:name="T515" style:family="text">
      <style:text-properties style:font-name="Linux Libertine S.O.Cist." fo:font-size="12pt" fo:language="cs" fo:country="CZ" fo:font-style="normal" officeooo:rsid="00dd3ebc" style:font-size-asian="12pt" style:font-style-asian="normal" style:font-style-complex="normal"/>
    </style:style>
    <style:style style:name="T516" style:family="text">
      <style:text-properties style:font-name="Linux Libertine S.O.Cist." fo:font-size="12pt" fo:language="cs" fo:country="CZ" fo:font-style="normal" officeooo:rsid="00af7d91" style:font-size-asian="12pt" style:font-style-asian="normal" style:font-style-complex="normal"/>
    </style:style>
    <style:style style:name="T517" style:family="text">
      <style:text-properties style:font-name="Linux Libertine S.O.Cist." fo:font-size="12pt" fo:language="cs" fo:country="CZ" fo:font-style="normal" officeooo:rsid="00abed10" style:font-size-asian="12pt" style:font-style-asian="normal" style:font-style-complex="normal"/>
    </style:style>
    <style:style style:name="T518" style:family="text">
      <style:text-properties style:font-name="Linux Libertine S.O.Cist." fo:font-size="12pt" fo:language="cs" fo:country="CZ" fo:font-style="normal" officeooo:rsid="00fc8169" style:font-size-asian="12pt" style:font-style-asian="normal" style:font-style-complex="normal"/>
    </style:style>
    <style:style style:name="T519" style:family="text">
      <style:text-properties style:font-name="Linux Libertine S.O.Cist." fo:font-size="12pt" fo:language="cs" fo:country="CZ" fo:font-style="normal" officeooo:rsid="006b9661" style:font-size-asian="12pt" style:font-style-asian="normal" style:font-style-complex="normal"/>
    </style:style>
    <style:style style:name="T520" style:family="text">
      <style:text-properties style:font-name="Linux Libertine S.O.Cist." fo:font-size="12pt" fo:language="cs" fo:country="CZ" fo:font-style="normal" officeooo:rsid="00598f62" style:font-size-asian="12pt" style:font-style-asian="normal" style:font-style-complex="normal"/>
    </style:style>
    <style:style style:name="T521" style:family="text">
      <style:text-properties style:font-name="Linux Libertine S.O.Cist." fo:font-size="12pt" fo:language="cs" fo:country="CZ" fo:font-style="normal" officeooo:rsid="01203dcc" style:font-size-asian="12pt" style:font-style-asian="normal" style:font-style-complex="normal"/>
    </style:style>
    <style:style style:name="T522" style:family="text">
      <style:text-properties style:font-name="Linux Libertine S.O.Cist." fo:font-size="12pt" fo:language="cs" fo:country="CZ" fo:font-style="normal" officeooo:rsid="012056d5" style:font-size-asian="12pt" style:font-style-asian="normal" style:font-style-complex="normal"/>
    </style:style>
    <style:style style:name="T523" style:family="text">
      <style:text-properties style:font-name="Linux Libertine S.O.Cist." fo:font-size="12pt" fo:language="cs" fo:country="CZ" fo:font-style="normal" officeooo:rsid="0126bf54" style:font-size-asian="12pt" style:font-style-asian="normal" style:font-style-complex="normal"/>
    </style:style>
    <style:style style:name="T524" style:family="text">
      <style:text-properties style:font-name="Linux Libertine S.O.Cist." fo:font-size="12pt" fo:language="cs" fo:country="CZ" fo:font-style="normal" fo:font-weight="normal" officeooo:rsid="00a56d94" style:font-size-asian="12pt" style:font-style-asian="normal" style:font-weight-asian="normal" style:font-style-complex="normal" style:font-weight-complex="normal"/>
    </style:style>
    <style:style style:name="T525" style:family="text">
      <style:text-properties style:font-name="Linux Libertine S.O.Cist." fo:font-size="12pt" fo:language="cs" fo:country="CZ" fo:font-style="normal" fo:font-weight="normal" officeooo:rsid="0126bf54" style:font-size-asian="12pt" style:font-style-asian="normal" style:font-weight-asian="normal" style:font-style-complex="normal" style:font-weight-complex="normal"/>
    </style:style>
    <style:style style:name="T526" style:family="text">
      <style:text-properties style:font-name="Linux Libertine S.O.Cist." fo:font-size="12pt" fo:language="cs" fo:country="CZ" style:font-size-asian="12pt"/>
    </style:style>
    <style:style style:name="T527" style:family="text">
      <style:text-properties style:font-name="Linux Libertine S.O.Cist." fo:font-size="12pt" fo:language="cs" fo:country="CZ" officeooo:rsid="002f0f98" style:font-size-asian="12pt" style:font-size-complex="12pt"/>
    </style:style>
    <style:style style:name="T528" style:family="text">
      <style:text-properties style:font-name="Linux Libertine S.O.Cist." fo:font-size="12pt" fo:language="cs" fo:country="CZ" officeooo:rsid="00ebe9da" style:font-size-asian="12pt" style:font-size-complex="12pt"/>
    </style:style>
    <style:style style:name="T529" style:family="text">
      <style:text-properties style:font-name="Linux Libertine S.O.Cist." fo:font-size="12pt" fo:language="cs" fo:country="CZ" officeooo:rsid="003d8dd9" style:font-size-asian="12pt" style:font-size-complex="12pt"/>
    </style:style>
    <style:style style:name="T530" style:family="text">
      <style:text-properties style:font-name="Linux Libertine S.O.Cist." fo:font-size="12pt" fo:language="cs" fo:country="CZ" officeooo:rsid="004ea88a" style:font-size-asian="12pt" style:font-size-complex="12pt"/>
    </style:style>
    <style:style style:name="T531" style:family="text">
      <style:text-properties style:font-name="Linux Libertine S.O.Cist." fo:font-size="12pt" fo:language="cs" fo:country="CZ" officeooo:rsid="0037ede5" style:font-size-asian="12pt" style:font-size-complex="12pt"/>
    </style:style>
    <style:style style:name="T532" style:family="text">
      <style:text-properties style:font-name="Linux Libertine S.O.Cist." fo:font-size="12pt" fo:language="cs" fo:country="CZ" officeooo:rsid="00572d72" style:font-size-asian="12pt" style:font-size-complex="12pt"/>
    </style:style>
    <style:style style:name="T533" style:family="text">
      <style:text-properties style:font-name="Linux Libertine S.O.Cist." fo:font-size="12pt" fo:language="cs" fo:country="CZ" officeooo:rsid="00f19b61" style:font-size-asian="12pt" style:font-size-complex="12pt"/>
    </style:style>
    <style:style style:name="T534" style:family="text">
      <style:text-properties style:font-name="Linux Libertine S.O.Cist." fo:font-size="12pt" fo:language="cs" fo:country="CZ" officeooo:rsid="00601ece" style:font-size-asian="12pt" style:font-size-complex="12pt"/>
    </style:style>
    <style:style style:name="T535" style:family="text">
      <style:text-properties style:font-name="Linux Libertine S.O.Cist." fo:font-size="12pt" fo:language="cs" fo:country="CZ" officeooo:rsid="00f664f6" style:font-size-asian="12pt" style:font-size-complex="12pt"/>
    </style:style>
    <style:style style:name="T536" style:family="text">
      <style:text-properties style:font-name="Linux Libertine S.O.Cist." fo:font-size="12pt" fo:language="cs" fo:country="CZ" officeooo:rsid="00b6565e" style:font-size-asian="12pt" style:font-size-complex="12pt"/>
    </style:style>
    <style:style style:name="T537" style:family="text">
      <style:text-properties style:font-name="Linux Libertine S.O.Cist." fo:font-size="12pt" fo:language="cs" fo:country="CZ" officeooo:rsid="00f848fa" style:font-size-asian="12pt" style:font-size-complex="12pt"/>
    </style:style>
    <style:style style:name="T538" style:family="text">
      <style:text-properties style:font-name="Linux Libertine S.O.Cist." fo:font-size="12pt" fo:language="cs" fo:country="CZ" officeooo:rsid="0068dda5" style:font-size-asian="12pt" style:font-size-complex="12pt"/>
    </style:style>
    <style:style style:name="T539" style:family="text">
      <style:text-properties style:font-name="Linux Libertine S.O.Cist." fo:font-size="12pt" fo:language="cs" fo:country="CZ" officeooo:rsid="0066e9fb" style:font-size-asian="12pt" style:font-size-complex="12pt"/>
    </style:style>
    <style:style style:name="T540" style:family="text">
      <style:text-properties style:font-name="Linux Libertine S.O.Cist." fo:font-size="12pt" fo:language="cs" fo:country="CZ" officeooo:rsid="0069eacd" style:font-size-asian="12pt" style:font-size-complex="12pt"/>
    </style:style>
    <style:style style:name="T541" style:family="text">
      <style:text-properties style:font-name="Linux Libertine S.O.Cist." fo:font-size="12pt" fo:language="cs" fo:country="CZ" officeooo:rsid="00673acc" style:font-size-asian="12pt" style:font-size-complex="12pt"/>
    </style:style>
    <style:style style:name="T542" style:family="text">
      <style:text-properties style:font-name="Linux Libertine S.O.Cist." fo:font-size="12pt" fo:language="cs" fo:country="CZ" officeooo:rsid="009cb8a2" style:font-size-asian="12pt" style:font-size-complex="12pt"/>
    </style:style>
    <style:style style:name="T543" style:family="text">
      <style:text-properties style:font-name="Linux Libertine S.O.Cist." fo:font-size="12pt" fo:language="cs" fo:country="CZ" officeooo:rsid="00dceedc" style:font-size-asian="12pt" style:font-size-complex="12pt"/>
    </style:style>
    <style:style style:name="T544" style:family="text">
      <style:text-properties style:font-name="Linux Libertine S.O.Cist." fo:font-size="12pt" fo:language="cs" fo:country="CZ" officeooo:rsid="00fc6183" style:font-size-asian="12pt" style:font-size-complex="12pt"/>
    </style:style>
    <style:style style:name="T545" style:family="text">
      <style:text-properties style:font-name="Linux Libertine S.O.Cist." fo:font-size="12pt" fo:language="cs" fo:country="CZ" officeooo:rsid="009fb252" style:font-size-asian="12pt" style:font-size-complex="12pt"/>
    </style:style>
    <style:style style:name="T546" style:family="text">
      <style:text-properties style:font-name="Linux Libertine S.O.Cist." fo:font-size="12pt" fo:language="cs" fo:country="CZ" officeooo:rsid="00fc8169" style:font-size-asian="12pt" style:font-size-complex="12pt"/>
    </style:style>
    <style:style style:name="T547" style:family="text">
      <style:text-properties style:font-name="Linux Libertine S.O.Cist." fo:font-size="12pt" fo:language="cs" fo:country="CZ" officeooo:rsid="011ad82b" style:font-size-asian="12pt" style:font-size-complex="12pt"/>
    </style:style>
    <style:style style:name="T548" style:family="text">
      <style:text-properties style:font-name="Linux Libertine S.O.Cist." fo:font-size="12pt" fo:language="cs" fo:country="CZ" officeooo:rsid="011baecb" style:font-size-asian="12pt" style:font-size-complex="12pt"/>
    </style:style>
    <style:style style:name="T549" style:family="text">
      <style:text-properties style:font-name="Linux Libertine S.O.Cist." fo:font-size="12pt" fo:language="cs" fo:country="CZ" officeooo:rsid="005c60ef" style:font-size-asian="12pt" style:font-size-complex="12pt"/>
    </style:style>
    <style:style style:name="T550" style:family="text">
      <style:text-properties style:font-name="Linux Libertine S.O.Cist." fo:font-size="12pt" fo:language="cs" fo:country="CZ" officeooo:rsid="005845e3" style:font-size-asian="12pt" style:font-size-complex="12pt"/>
    </style:style>
    <style:style style:name="T551" style:family="text">
      <style:text-properties style:font-name="Linux Libertine S.O.Cist." fo:font-size="12pt" fo:language="cs" fo:country="CZ" officeooo:rsid="011d93eb" style:font-size-asian="12pt" style:font-size-complex="12pt"/>
    </style:style>
    <style:style style:name="T552" style:family="text">
      <style:text-properties style:font-name="Linux Libertine S.O.Cist." fo:font-size="12pt" fo:language="cs" fo:country="CZ" officeooo:rsid="006405a9" style:font-size-asian="12pt" style:font-size-complex="12pt"/>
    </style:style>
    <style:style style:name="T553" style:family="text">
      <style:text-properties style:font-name="Linux Libertine S.O.Cist." fo:font-size="12pt" fo:language="cs" fo:country="CZ" officeooo:rsid="011f3e06" style:font-size-asian="12pt" style:font-size-complex="12pt"/>
    </style:style>
    <style:style style:name="T554" style:family="text">
      <style:text-properties style:font-name="Linux Libertine S.O.Cist." fo:font-size="12pt" fo:language="cs" fo:country="CZ" officeooo:rsid="0123504e" style:font-size-asian="12pt" style:font-size-complex="12pt"/>
    </style:style>
    <style:style style:name="T555" style:family="text">
      <style:text-properties style:font-name="Linux Libertine S.O.Cist." fo:font-size="12pt" fo:language="cs" fo:country="CZ" officeooo:rsid="01236df8" style:font-size-asian="12pt" style:font-size-complex="12pt"/>
    </style:style>
    <style:style style:name="T556" style:family="text">
      <style:text-properties style:font-name="Linux Libertine S.O.Cist." fo:font-size="12pt" fo:language="cs" fo:country="CZ" officeooo:rsid="01241ab5" style:font-size-asian="12pt" style:font-size-complex="12pt"/>
    </style:style>
    <style:style style:name="T557" style:family="text">
      <style:text-properties style:font-name="Linux Libertine S.O.Cist." fo:font-size="12pt" fo:language="cs" fo:country="CZ" officeooo:rsid="013907cc" style:font-size-asian="12pt" style:font-size-complex="12pt"/>
    </style:style>
    <style:style style:name="T558" style:family="text">
      <style:text-properties style:font-name="Linux Libertine S.O.Cist." fo:font-size="12pt" fo:language="cs" fo:country="CZ" officeooo:rsid="013d70df" style:font-size-asian="12pt" style:font-size-complex="12pt"/>
    </style:style>
    <style:style style:name="T559" style:family="text">
      <style:text-properties style:font-name="Linux Libertine S.O.Cist." fo:font-size="12pt" fo:language="cs" fo:country="CZ" officeooo:rsid="013e5089" style:font-size-asian="12pt" style:font-size-complex="12pt"/>
    </style:style>
    <style:style style:name="T560" style:family="text">
      <style:text-properties style:font-name="Linux Libertine S.O.Cist." fo:font-size="12pt" fo:language="cs" fo:country="CZ" officeooo:rsid="013efcba" style:font-size-asian="12pt" style:font-size-complex="12pt"/>
    </style:style>
    <style:style style:name="T561" style:family="text">
      <style:text-properties style:font-name="Linux Libertine S.O.Cist." fo:font-size="12pt" fo:language="cs" fo:country="CZ" officeooo:rsid="0142359f" style:font-size-asian="12pt" style:font-size-complex="12pt"/>
    </style:style>
    <style:style style:name="T562" style:family="text">
      <style:text-properties style:font-name="Linux Libertine S.O.Cist." fo:font-size="12pt" fo:language="cs" fo:country="CZ" officeooo:rsid="003f7c6e" style:font-size-asian="12pt"/>
    </style:style>
    <style:style style:name="T563" style:family="text">
      <style:text-properties style:font-name="Linux Libertine S.O.Cist." fo:font-size="12pt" fo:language="cs" fo:country="CZ" officeooo:rsid="004c51d3" style:font-size-asian="12pt"/>
    </style:style>
    <style:style style:name="T564" style:family="text">
      <style:text-properties style:font-name="Linux Libertine S.O.Cist." fo:font-size="12pt" fo:language="cs" fo:country="CZ" officeooo:rsid="00ebe9da" style:font-size-asian="12pt"/>
    </style:style>
    <style:style style:name="T565" style:family="text">
      <style:text-properties style:font-name="Linux Libertine S.O.Cist." fo:font-size="12pt" fo:language="cs" fo:country="CZ" officeooo:rsid="00598f62" style:font-size-asian="12pt"/>
    </style:style>
    <style:style style:name="T566" style:family="text">
      <style:text-properties style:font-name="Linux Libertine S.O.Cist." fo:font-size="12pt" fo:language="cs" fo:country="CZ" officeooo:rsid="00f19b61" style:font-size-asian="12pt"/>
    </style:style>
    <style:style style:name="T567" style:family="text">
      <style:text-properties style:font-name="Linux Libertine S.O.Cist." fo:font-size="12pt" fo:language="cs" fo:country="CZ" officeooo:rsid="005a4a2d" style:font-size-asian="12pt"/>
    </style:style>
    <style:style style:name="T568" style:family="text">
      <style:text-properties style:font-name="Linux Libertine S.O.Cist." fo:font-size="12pt" fo:language="cs" fo:country="CZ" officeooo:rsid="005d614e" style:font-size-asian="12pt"/>
    </style:style>
    <style:style style:name="T569" style:family="text">
      <style:text-properties style:font-name="Linux Libertine S.O.Cist." fo:font-size="12pt" fo:language="cs" fo:country="CZ" officeooo:rsid="00c2c0a9" style:font-size-asian="12pt"/>
    </style:style>
    <style:style style:name="T570" style:family="text">
      <style:text-properties style:font-name="Linux Libertine S.O.Cist." fo:font-size="12pt" fo:language="cs" fo:country="CZ" officeooo:rsid="00514d93" style:font-size-asian="12pt"/>
    </style:style>
    <style:style style:name="T571" style:family="text">
      <style:text-properties style:font-name="Linux Libertine S.O.Cist." fo:font-size="12pt" fo:language="cs" fo:country="CZ" officeooo:rsid="00892b11" style:font-size-asian="12pt"/>
    </style:style>
    <style:style style:name="T572" style:family="text">
      <style:text-properties style:font-name="Linux Libertine S.O.Cist." fo:font-size="12pt" fo:language="cs" fo:country="CZ" officeooo:rsid="005efca3" style:font-size-asian="12pt"/>
    </style:style>
    <style:style style:name="T573" style:family="text">
      <style:text-properties style:font-name="Linux Libertine S.O.Cist." fo:font-size="12pt" fo:language="cs" fo:country="CZ" officeooo:rsid="00f848fa" style:font-size-asian="12pt"/>
    </style:style>
    <style:style style:name="T574" style:family="text">
      <style:text-properties style:font-name="Linux Libertine S.O.Cist." fo:font-size="12pt" fo:language="cs" fo:country="CZ" officeooo:rsid="0020acde" style:font-size-asian="12pt"/>
    </style:style>
    <style:style style:name="T575" style:family="text">
      <style:text-properties style:font-name="Linux Libertine S.O.Cist." fo:font-size="12pt" fo:language="cs" fo:country="CZ" officeooo:rsid="006b9661" style:font-size-asian="12pt"/>
    </style:style>
    <style:style style:name="T576" style:family="text">
      <style:text-properties style:font-name="Linux Libertine S.O.Cist." fo:font-size="12pt" fo:language="cs" fo:country="CZ" officeooo:rsid="00c58a3c" style:font-size-asian="12pt"/>
    </style:style>
    <style:style style:name="T577" style:family="text">
      <style:text-properties style:font-name="Linux Libertine S.O.Cist." fo:font-size="12pt" fo:language="cs" fo:country="CZ" officeooo:rsid="006c92a9" style:font-size-asian="12pt"/>
    </style:style>
    <style:style style:name="T578" style:family="text">
      <style:text-properties style:font-name="Linux Libertine S.O.Cist." fo:font-size="12pt" fo:language="cs" fo:country="CZ" officeooo:rsid="00a4f081" style:font-size-asian="12pt"/>
    </style:style>
    <style:style style:name="T579" style:family="text">
      <style:text-properties style:font-name="Linux Libertine S.O.Cist." fo:font-size="12pt" fo:language="cs" fo:country="CZ" officeooo:rsid="00fc8169" style:font-size-asian="12pt"/>
    </style:style>
    <style:style style:name="T580" style:family="text">
      <style:text-properties style:font-name="Linux Libertine S.O.Cist." fo:font-size="12pt" fo:language="cs" fo:country="CZ" officeooo:rsid="00aaa2a6" style:font-size-asian="12pt"/>
    </style:style>
    <style:style style:name="T581" style:family="text">
      <style:text-properties style:font-name="Linux Libertine S.O.Cist." fo:font-size="12pt" fo:language="cs" fo:country="CZ" officeooo:rsid="00291a8d" style:font-size-asian="12pt"/>
    </style:style>
    <style:style style:name="T582" style:family="text">
      <style:text-properties style:font-name="Linux Libertine S.O.Cist." fo:font-size="12pt" fo:language="cs" fo:country="CZ" officeooo:rsid="027a22bc" style:font-size-asian="12pt"/>
    </style:style>
    <style:style style:name="T583" style:family="text">
      <style:text-properties style:font-name="Linux Libertine S.O.Cist." fo:font-size="12pt" fo:language="cs" fo:country="CZ" officeooo:rsid="011aae00" style:font-size-asian="12pt"/>
    </style:style>
    <style:style style:name="T584" style:family="text">
      <style:text-properties style:font-name="Linux Libertine S.O.Cist." fo:font-size="12pt" fo:language="cs" fo:country="CZ" officeooo:rsid="00c07219" style:font-size-asian="12pt"/>
    </style:style>
    <style:style style:name="T585" style:family="text">
      <style:text-properties style:font-name="Linux Libertine S.O.Cist." fo:font-size="12pt" fo:language="cs" fo:country="CZ" officeooo:rsid="011d93eb" style:font-size-asian="12pt"/>
    </style:style>
    <style:style style:name="T586" style:family="text">
      <style:text-properties style:font-name="Linux Libertine S.O.Cist." fo:font-size="12pt" fo:language="cs" fo:country="CZ" officeooo:rsid="01252441" style:font-size-asian="12pt"/>
    </style:style>
    <style:style style:name="T587" style:family="text">
      <style:text-properties style:font-name="Linux Libertine S.O.Cist." fo:font-size="12pt" fo:language="cs" fo:country="CZ" officeooo:rsid="0126bf54" style:font-size-asian="12pt"/>
    </style:style>
    <style:style style:name="T588" style:family="text">
      <style:text-properties style:font-name="Linux Libertine S.O.Cist." fo:font-size="12pt" fo:language="cs" fo:country="CZ" officeooo:rsid="013907cc" style:font-size-asian="12pt"/>
    </style:style>
    <style:style style:name="T589" style:family="text">
      <style:text-properties style:font-name="Linux Libertine S.O.Cist." fo:font-size="12pt" fo:language="cs" fo:country="CZ" officeooo:rsid="013e5089" style:font-size-asian="12pt"/>
    </style:style>
    <style:style style:name="T590" style:family="text">
      <style:text-properties style:font-name="Linux Libertine S.O.Cist." fo:font-size="12pt" fo:language="cs" fo:country="CZ" fo:font-style="italic" officeooo:rsid="00572d72" style:font-size-asian="12pt" style:font-style-asian="italic" style:font-size-complex="12pt" style:font-style-complex="italic"/>
    </style:style>
    <style:style style:name="T591" style:family="text">
      <style:text-properties style:font-name="Linux Libertine S.O.Cist." fo:font-size="12pt" fo:language="cs" fo:country="CZ" fo:font-style="italic" officeooo:rsid="00dceedc" style:font-size-asian="12pt" style:font-style-asian="italic" style:font-size-complex="12pt" style:font-style-complex="italic"/>
    </style:style>
    <style:style style:name="T592" style:family="text">
      <style:text-properties style:font-name="Linux Libertine S.O.Cist." fo:font-size="12pt" fo:language="cs" fo:country="CZ" fo:font-style="italic" officeooo:rsid="011ad82b" style:font-size-asian="12pt" style:font-style-asian="italic" style:font-size-complex="12pt" style:font-style-complex="italic"/>
    </style:style>
    <style:style style:name="T593" style:family="text">
      <style:text-properties style:font-name="Linux Libertine S.O.Cist." fo:font-size="12pt" fo:language="cs" fo:country="CZ" fo:font-style="italic" officeooo:rsid="00ebe9da" style:font-size-asian="12pt" style:font-style-asian="italic" style:font-size-complex="12pt" style:font-style-complex="italic"/>
    </style:style>
    <style:style style:name="T594" style:family="text">
      <style:text-properties style:font-name="Linux Libertine S.O.Cist." fo:font-size="12pt" fo:language="cs" fo:country="CZ" fo:font-style="italic" officeooo:rsid="003d8dd9" style:font-size-asian="12pt" style:font-style-asian="italic" style:font-size-complex="12pt" style:font-style-complex="italic"/>
    </style:style>
    <style:style style:name="T595" style:family="text">
      <style:text-properties style:font-name="Linux Libertine S.O.Cist." fo:font-size="12pt" fo:language="cs" fo:country="CZ" fo:font-style="italic" officeooo:rsid="005845e3" style:font-size-asian="12pt" style:font-style-asian="italic" style:font-size-complex="12pt" style:font-style-complex="italic"/>
    </style:style>
    <style:style style:name="T596" style:family="text">
      <style:text-properties style:font-name="Linux Libertine S.O.Cist." fo:font-size="12pt" fo:language="cs" fo:country="CZ" fo:font-style="italic" officeooo:rsid="00598f62" style:font-size-asian="12pt" style:font-style-asian="italic" style:font-style-complex="italic"/>
    </style:style>
    <style:style style:name="T597" style:family="text">
      <style:text-properties style:font-name="Linux Libertine S.O.Cist." fo:font-size="12pt" fo:language="cs" fo:country="CZ" fo:font-style="italic" officeooo:rsid="00aaa2a6" style:font-size-asian="12pt" style:font-style-asian="italic" style:font-style-complex="italic"/>
    </style:style>
    <style:style style:name="T598" style:family="text">
      <style:text-properties style:font-name="Linux Libertine S.O.Cist." fo:font-size="12pt" fo:language="cs" fo:country="CZ" fo:font-style="italic" officeooo:rsid="00fc8169" style:font-size-asian="12pt" style:font-style-asian="italic" style:font-style-complex="italic"/>
    </style:style>
    <style:style style:name="T599" style:family="text">
      <style:text-properties style:font-name="Linux Libertine S.O.Cist." fo:font-size="12pt" fo:language="cs" fo:country="CZ" fo:font-style="italic" officeooo:rsid="00dd3ebc" style:font-size-asian="12pt" style:font-style-asian="italic" style:font-style-complex="italic"/>
    </style:style>
    <style:style style:name="T600" style:family="text">
      <style:text-properties style:font-name="Linux Libertine S.O.Cist." fo:font-size="12pt" fo:language="cs" fo:country="CZ" fo:font-style="italic" officeooo:rsid="00abe810" style:font-size-asian="12pt" style:font-style-asian="italic" style:font-style-complex="italic"/>
    </style:style>
    <style:style style:name="T601" style:family="text">
      <style:text-properties style:font-name="Linux Libertine S.O.Cist." fo:font-size="12pt" fo:language="cs" fo:country="CZ" fo:font-style="italic" officeooo:rsid="00abed10" style:font-size-asian="12pt" style:font-style-asian="italic" style:font-style-complex="italic"/>
    </style:style>
    <style:style style:name="T602" style:family="text">
      <style:text-properties style:font-name="Linux Libertine S.O.Cist." fo:font-size="12pt" fo:language="cs" fo:country="CZ" fo:font-style="italic" officeooo:rsid="00291a8d" style:font-size-asian="12pt" style:font-style-asian="italic" style:font-style-complex="italic"/>
    </style:style>
    <style:style style:name="T603" style:family="text">
      <style:text-properties style:font-name="Linux Libertine S.O.Cist." fo:font-size="12pt" fo:language="cs" fo:country="CZ" fo:font-style="italic" officeooo:rsid="002a0737" style:font-size-asian="12pt" style:font-style-asian="italic" style:font-style-complex="italic"/>
    </style:style>
    <style:style style:name="T604" style:family="text">
      <style:text-properties style:font-name="Linux Libertine S.O.Cist." fo:font-size="12pt" fo:language="cs" fo:country="CZ" fo:font-style="italic" officeooo:rsid="0126bf54" style:font-size-asian="12pt" style:font-style-asian="italic" style:font-style-complex="italic"/>
    </style:style>
    <style:style style:name="T605" style:family="text">
      <style:text-properties style:font-name="Linux Libertine S.O.Cist." fo:font-size="12pt" fo:language="cs" fo:country="CZ" fo:font-style="italic" fo:font-weight="normal" officeooo:rsid="00a56d94" style:font-size-asian="12pt" style:font-style-asian="italic" style:font-weight-asian="normal" style:font-style-complex="italic" style:font-weight-complex="normal"/>
    </style:style>
    <style:style style:name="T606" style:family="text">
      <style:text-properties style:font-name="Linux Libertine S.O.Cist." fo:font-size="12pt" fo:language="cs" fo:country="CZ" fo:font-style="italic" fo:font-weight="normal" officeooo:rsid="0126bf54" style:font-size-asian="12pt" style:font-style-asian="italic" style:font-weight-asian="normal" style:font-style-complex="italic" style:font-weight-complex="normal"/>
    </style:style>
    <style:style style:name="T607" style:family="text">
      <style:text-properties style:font-name="Linux Libertine S.O.Cist." fo:font-size="12pt" fo:language="cs" fo:country="CZ" officeooo:rsid="0068dda5" fo:background-color="transparent" loext:char-shading-value="0" style:font-size-asian="12pt" style:font-size-complex="12pt"/>
    </style:style>
    <style:style style:name="T608" style:family="text">
      <style:text-properties style:font-name="Linux Libertine S.O.Cist." fo:font-size="10pt" fo:language="cs" fo:country="CZ" fo:font-style="normal" officeooo:rsid="00dd3ebc" style:font-size-asian="10pt" style:font-style-asian="normal" style:font-size-complex="10pt" style:font-style-complex="normal"/>
    </style:style>
    <style:style style:name="T609" style:family="text">
      <style:text-properties fo:font-variant="small-caps"/>
    </style:style>
    <style:style style:name="T610" style:family="text">
      <style:text-properties fo:font-variant="small-caps" officeooo:rsid="001b6961"/>
    </style:style>
    <style:style style:name="T611" style:family="text">
      <style:text-properties fo:font-variant="small-caps" officeooo:rsid="00237e97"/>
    </style:style>
    <style:style style:name="T612" style:family="text">
      <style:text-properties fo:font-variant="small-caps" style:font-name="Linux Libertine S.O.Cist." fo:font-size="12pt" style:font-size-asian="12pt"/>
    </style:style>
    <style:style style:name="T613" style:family="text">
      <style:text-properties fo:font-variant="small-caps" style:font-name="Linux Libertine S.O.Cist." fo:font-size="12pt" officeooo:rsid="002c4f4e" style:font-size-asian="12pt"/>
    </style:style>
    <style:style style:name="T614" style:family="text">
      <style:text-properties fo:font-variant="small-caps" style:font-name="Linux Libertine S.O.Cist." fo:font-size="12pt" fo:font-style="normal" style:font-size-asian="12pt" style:font-style-asian="normal" style:font-size-complex="12pt" style:font-style-complex="normal"/>
    </style:style>
    <style:style style:name="T615" style:family="text">
      <style:text-properties fo:font-variant="small-caps" style:font-name="Linux Libertine S.O.Cist." fo:font-size="12pt" fo:font-style="normal" officeooo:rsid="00544a3b" style:font-size-asian="12pt" style:font-style-asian="normal" style:font-size-complex="12pt" style:font-style-complex="normal"/>
    </style:style>
    <style:style style:name="T616" style:family="text">
      <style:text-properties fo:font-variant="small-caps" style:font-name="Linux Libertine S.O.Cist." fo:font-size="12pt" fo:language="cs" fo:country="CZ" fo:font-style="normal" officeooo:rsid="0024bdd4" style:font-size-asian="12pt" style:font-style-asian="normal" style:font-size-complex="12pt" style:font-style-complex="normal"/>
    </style:style>
    <style:style style:name="T617" style:family="text">
      <style:text-properties fo:font-variant="small-caps" style:font-name="Linux Libertine S.O.Cist." fo:font-size="12pt" fo:language="cs" fo:country="CZ" fo:font-style="normal" officeooo:rsid="0021cda4" style:font-size-asian="12pt" style:font-style-asian="normal" style:font-size-complex="12pt" style:font-style-complex="normal"/>
    </style:style>
    <style:style style:name="T618" style:family="text">
      <style:text-properties fo:font-variant="small-caps" style:font-name="Linux Libertine S.O.Cist." fo:font-size="12pt" fo:language="cs" fo:country="CZ" fo:font-style="normal" officeooo:rsid="001e0140" style:font-size-asian="12pt" style:font-style-asian="normal" style:font-size-complex="12pt" style:font-style-complex="normal"/>
    </style:style>
    <style:style style:name="T619" style:family="text">
      <style:text-properties fo:font-variant="small-caps" style:font-name="Linux Libertine S.O.Cist." fo:font-size="12pt" fo:language="cs" fo:country="CZ" fo:font-style="normal" officeooo:rsid="0030b48e" style:font-size-asian="12pt" style:font-style-asian="normal" style:font-size-complex="12pt" style:font-style-complex="normal"/>
    </style:style>
    <style:style style:name="T620" style:family="text">
      <style:text-properties fo:font-variant="small-caps" style:font-name="Linux Libertine S.O.Cist." fo:font-size="12pt" fo:language="cs" fo:country="CZ" fo:font-style="normal" officeooo:rsid="00342c68" style:font-size-asian="12pt" style:font-style-asian="normal" style:font-size-complex="12pt" style:font-style-complex="normal"/>
    </style:style>
    <style:style style:name="T621" style:family="text">
      <style:text-properties fo:font-variant="small-caps" style:font-name="Linux Libertine S.O.Cist." fo:font-size="12pt" fo:language="cs" fo:country="CZ" fo:font-style="normal" officeooo:rsid="004ea88a" style:font-size-asian="12pt" style:font-style-asian="normal" style:font-size-complex="12pt" style:font-style-complex="normal"/>
    </style:style>
    <style:style style:name="T622" style:family="text">
      <style:text-properties fo:font-variant="small-caps" style:font-name="Linux Libertine S.O.Cist." fo:font-size="12pt" fo:language="cs" fo:country="CZ" fo:font-style="normal" officeooo:rsid="00408ffd" style:font-size-asian="12pt" style:font-style-asian="normal" style:font-style-complex="normal"/>
    </style:style>
    <style:style style:name="T623" style:family="text">
      <style:text-properties fo:font-variant="small-caps" style:font-name="Linux Libertine S.O.Cist." fo:font-size="12pt" fo:language="cs" fo:country="CZ" fo:font-style="normal" officeooo:rsid="006da8a2" style:font-size-asian="12pt" style:font-style-asian="normal" style:font-style-complex="normal"/>
    </style:style>
    <style:style style:name="T624" style:family="text">
      <style:text-properties fo:font-variant="small-caps" style:font-name="Linux Libertine S.O.Cist." fo:font-size="12pt" fo:language="cs" fo:country="CZ" fo:font-style="normal" officeooo:rsid="00abed10" style:font-size-asian="12pt" style:font-style-asian="normal" style:font-style-complex="normal"/>
    </style:style>
    <style:style style:name="T625" style:family="text">
      <style:text-properties fo:font-variant="small-caps" style:font-name="Linux Libertine S.O.Cist." fo:font-size="12pt" fo:language="cs" fo:country="CZ" fo:font-style="normal" officeooo:rsid="00d031dc" style:font-size-asian="12pt" style:font-style-asian="normal" style:font-style-complex="normal"/>
    </style:style>
    <style:style style:name="T626" style:family="text">
      <style:text-properties fo:font-variant="small-caps" style:font-name="Linux Libertine S.O.Cist." fo:font-size="12pt" fo:language="cs" fo:country="CZ" fo:font-style="normal" officeooo:rsid="006b9661" style:font-size-asian="12pt" style:font-style-asian="normal" style:font-style-complex="normal"/>
    </style:style>
    <style:style style:name="T627" style:family="text">
      <style:text-properties fo:font-variant="small-caps" style:font-name="Linux Libertine S.O.Cist." fo:font-size="12pt" fo:language="cs" fo:country="CZ" style:font-size-asian="12pt"/>
    </style:style>
    <style:style style:name="T628" style:family="text">
      <style:text-properties fo:font-variant="small-caps" style:font-name="Linux Libertine S.O.Cist." fo:font-size="12pt" fo:language="cs" fo:country="CZ" officeooo:rsid="002f0f98" style:font-size-asian="12pt" style:font-size-complex="12pt"/>
    </style:style>
    <style:style style:name="T629" style:family="text">
      <style:text-properties fo:font-variant="small-caps" style:font-name="Linux Libertine S.O.Cist." fo:font-size="12pt" fo:language="cs" fo:country="CZ" officeooo:rsid="0037ede5" style:font-size-asian="12pt" style:font-size-complex="12pt"/>
    </style:style>
    <style:style style:name="T630" style:family="text">
      <style:text-properties fo:font-variant="small-caps" style:font-name="Linux Libertine S.O.Cist." fo:font-size="12pt" fo:language="cs" fo:country="CZ" officeooo:rsid="00572d72" style:font-size-asian="12pt" style:font-size-complex="12pt"/>
    </style:style>
    <style:style style:name="T631" style:family="text">
      <style:text-properties fo:font-variant="small-caps" style:font-name="Linux Libertine S.O.Cist." fo:font-size="12pt" fo:language="cs" fo:country="CZ" officeooo:rsid="0066e9fb" style:font-size-asian="12pt" style:font-size-complex="12pt"/>
    </style:style>
    <style:style style:name="T632" style:family="text">
      <style:text-properties fo:font-variant="small-caps" style:font-name="Linux Libertine S.O.Cist." fo:font-size="12pt" fo:language="cs" fo:country="CZ" officeooo:rsid="009cb8a2" style:font-size-asian="12pt" style:font-size-complex="12pt"/>
    </style:style>
    <style:style style:name="T633" style:family="text">
      <style:text-properties fo:font-variant="small-caps" style:font-name="Linux Libertine S.O.Cist." fo:font-size="12pt" fo:language="cs" fo:country="CZ" officeooo:rsid="009fb252" style:font-size-asian="12pt" style:font-size-complex="12pt"/>
    </style:style>
    <style:style style:name="T634" style:family="text">
      <style:text-properties fo:font-variant="small-caps" style:font-name="Linux Libertine S.O.Cist." fo:font-size="12pt" fo:language="cs" fo:country="CZ" officeooo:rsid="005c60ef" style:font-size-asian="12pt" style:font-size-complex="12pt"/>
    </style:style>
    <style:style style:name="T635" style:family="text">
      <style:text-properties fo:font-variant="small-caps" style:font-name="Linux Libertine S.O.Cist." fo:font-size="12pt" fo:language="cs" fo:country="CZ" officeooo:rsid="0068dda5" style:font-size-asian="12pt" style:font-size-complex="12pt"/>
    </style:style>
    <style:style style:name="T636" style:family="text">
      <style:text-properties fo:font-variant="small-caps" style:font-name="Linux Libertine S.O.Cist." fo:font-size="12pt" fo:language="cs" fo:country="CZ" officeooo:rsid="006405a9" style:font-size-asian="12pt" style:font-size-complex="12pt"/>
    </style:style>
    <style:style style:name="T637" style:family="text">
      <style:text-properties fo:font-variant="small-caps" style:font-name="Linux Libertine S.O.Cist." fo:font-size="12pt" fo:language="cs" fo:country="CZ" officeooo:rsid="003f7c6e" style:font-size-asian="12pt"/>
    </style:style>
    <style:style style:name="T638" style:family="text">
      <style:text-properties fo:font-variant="small-caps" style:font-name="Linux Libertine S.O.Cist." fo:font-size="12pt" fo:language="cs" fo:country="CZ" officeooo:rsid="00598f62" style:font-size-asian="12pt"/>
    </style:style>
    <style:style style:name="T639" style:family="text">
      <style:text-properties fo:font-variant="small-caps" style:font-name="Linux Libertine S.O.Cist." fo:font-size="12pt" fo:language="cs" fo:country="CZ" officeooo:rsid="005a4a2d" style:font-size-asian="12pt"/>
    </style:style>
    <style:style style:name="T640" style:family="text">
      <style:text-properties fo:font-variant="small-caps" style:font-name="Linux Libertine S.O.Cist." fo:font-size="12pt" fo:language="cs" fo:country="CZ" officeooo:rsid="002c4f4e" style:font-size-asian="12pt"/>
    </style:style>
    <style:style style:name="T641" style:family="text">
      <style:text-properties fo:font-variant="small-caps" style:font-name="Linux Libertine S.O.Cist." fo:font-size="12pt" fo:language="cs" fo:country="CZ" officeooo:rsid="006b9661" style:font-size-asian="12pt"/>
    </style:style>
    <style:style style:name="T642" style:family="text">
      <style:text-properties fo:font-variant="small-caps" style:font-name="Linux Libertine S.O.Cist." fo:font-size="12pt" fo:language="cs" fo:country="CZ" officeooo:rsid="006c92a9" style:font-size-asian="12pt"/>
    </style:style>
    <style:style style:name="T643" style:family="text">
      <style:text-properties fo:font-variant="small-caps" style:font-name="Linux Libertine S.O.Cist." fo:font-size="12pt" fo:language="cs" fo:country="CZ" officeooo:rsid="00a4f081" style:font-size-asian="12pt"/>
    </style:style>
    <style:style style:name="T644" style:family="text">
      <style:text-properties fo:font-variant="small-caps" style:font-name="Linux Libertine S.O.Cist." fo:font-size="12pt" fo:language="cs" fo:country="CZ" officeooo:rsid="00aaa2a6" style:font-size-asian="12pt"/>
    </style:style>
    <style:style style:name="T645" style:family="text">
      <style:text-properties fo:font-variant="small-caps" style:font-name="Linux Libertine S.O.Cist." fo:font-size="12pt" fo:language="cs" fo:country="CZ" officeooo:rsid="00291a8d" style:font-size-asian="12pt"/>
    </style:style>
    <style:style style:name="T646" style:family="text">
      <style:text-properties fo:font-variant="small-caps" officeooo:rsid="002836ec"/>
    </style:style>
    <style:style style:name="T647" style:family="text">
      <style:text-properties fo:font-variant="small-caps" officeooo:rsid="00ae54d6"/>
    </style:style>
    <style:style style:name="T648" style:family="text">
      <style:text-properties fo:font-variant="small-caps" officeooo:rsid="00b2394b"/>
    </style:style>
    <style:style style:name="T649" style:family="text">
      <style:text-properties fo:font-variant="small-caps" officeooo:rsid="0050af77"/>
    </style:style>
    <style:style style:name="T650" style:family="text">
      <style:text-properties fo:font-variant="small-caps" officeooo:rsid="005c60ef"/>
    </style:style>
    <style:style style:name="T651" style:family="text">
      <style:text-properties fo:font-variant="small-caps" officeooo:rsid="00598f62"/>
    </style:style>
    <style:style style:name="T652" style:family="text">
      <style:text-properties fo:font-variant="small-caps" officeooo:rsid="005a4a2d"/>
    </style:style>
    <style:style style:name="T653" style:family="text">
      <style:text-properties fo:font-variant="small-caps" officeooo:rsid="007751ec"/>
    </style:style>
    <style:style style:name="T654" style:family="text">
      <style:text-properties fo:font-variant="small-caps" fo:font-size="12pt" style:font-size-asian="12pt"/>
    </style:style>
    <style:style style:name="T655" style:family="text">
      <style:text-properties fo:font-variant="small-caps" fo:font-size="12pt" officeooo:rsid="002c4f4e" style:font-size-asian="12pt"/>
    </style:style>
    <style:style style:name="T656" style:family="text">
      <style:text-properties fo:font-variant="small-caps" fo:font-size="12pt" fo:font-style="normal" style:font-size-asian="12pt" style:font-style-asian="normal" style:font-size-complex="12pt" style:font-style-complex="normal"/>
    </style:style>
    <style:style style:name="T657" style:family="text">
      <style:text-properties fo:font-variant="small-caps" fo:font-size="12pt" fo:font-style="normal" officeooo:rsid="00ce0cca" style:font-size-asian="12pt" style:font-style-asian="normal" style:font-size-complex="12pt" style:font-style-complex="normal"/>
    </style:style>
    <style:style style:name="T658" style:family="text">
      <style:text-properties fo:font-variant="small-caps" fo:font-size="12pt" fo:font-style="normal" officeooo:rsid="00544a3b" style:font-size-asian="12pt" style:font-style-asian="normal" style:font-size-complex="12pt" style:font-style-complex="normal"/>
    </style:style>
    <style:style style:name="T659" style:family="text">
      <style:text-properties fo:font-variant="small-caps" officeooo:rsid="00d0280b"/>
    </style:style>
    <style:style style:name="T660" style:family="text">
      <style:text-properties fo:font-variant="small-caps" officeooo:rsid="00d54f99"/>
    </style:style>
    <style:style style:name="T661" style:family="text">
      <style:text-properties fo:font-variant="small-caps" officeooo:rsid="00d6dff3"/>
    </style:style>
    <style:style style:name="T662" style:family="text">
      <style:text-properties fo:font-variant="small-caps" officeooo:rsid="00dadf38"/>
    </style:style>
    <style:style style:name="T663" style:family="text">
      <style:text-properties fo:font-variant="small-caps" officeooo:rsid="0098dfbf"/>
    </style:style>
    <style:style style:name="T664" style:family="text">
      <style:text-properties fo:font-variant="small-caps" fo:font-style="italic" style:font-style-asian="italic" style:font-style-complex="italic"/>
    </style:style>
    <style:style style:name="T665" style:family="text">
      <style:text-properties fo:font-variant="small-caps" officeooo:rsid="00e456dc"/>
    </style:style>
    <style:style style:name="T666" style:family="text">
      <style:text-properties fo:font-variant="small-caps" officeooo:rsid="00927a67"/>
    </style:style>
    <style:style style:name="T667" style:family="text">
      <style:text-properties fo:font-variant="small-caps" officeooo:rsid="008cc610"/>
    </style:style>
    <style:style style:name="T668" style:family="text">
      <style:text-properties fo:font-variant="small-caps" officeooo:rsid="0096fea9"/>
    </style:style>
    <style:style style:name="T669" style:family="text">
      <style:text-properties fo:font-variant="small-caps" officeooo:rsid="00e76a6b"/>
    </style:style>
    <style:style style:name="T670" style:family="text">
      <style:text-properties fo:font-variant="small-caps" officeooo:rsid="00a40db0"/>
    </style:style>
    <style:style style:name="T671" style:family="text">
      <style:text-properties fo:font-variant="small-caps" style:font-name="Linux Libertine S.O.Cist.1" fo:font-size="12pt" fo:language="cs" fo:country="CZ" style:font-size-asian="12pt"/>
    </style:style>
    <style:style style:name="T672" style:family="text">
      <style:text-properties fo:font-variant="small-caps" style:font-name="Linux Libertine S.O.Cist.1" fo:font-size="12pt" fo:language="cs" fo:country="CZ" officeooo:rsid="0067414b" style:font-size-asian="12pt" style:font-size-complex="12pt"/>
    </style:style>
    <style:style style:name="T673" style:family="text">
      <style:text-properties fo:font-variant="small-caps" style:font-name="Linux Libertine S.O.Cist.1" fo:font-size="12pt" fo:language="cs" fo:country="CZ" officeooo:rsid="018e7b1a" style:font-size-asian="12pt" style:font-size-complex="12pt"/>
    </style:style>
    <style:style style:name="T674" style:family="text">
      <style:text-properties fo:font-variant="small-caps" style:font-name="Linux Libertine S.O.Cist.1" fo:font-size="12pt" fo:language="cs" fo:country="CZ" officeooo:rsid="00bde8e8" style:font-size-asian="12pt" style:font-size-complex="12pt"/>
    </style:style>
    <style:style style:name="T675" style:family="text">
      <style:text-properties fo:font-variant="small-caps" style:font-name="Linux Libertine S.O.Cist.1" fo:font-size="12pt" fo:language="cs" fo:country="CZ" officeooo:rsid="00b2394b" style:font-size-asian="12pt" style:font-size-complex="12pt"/>
    </style:style>
    <style:style style:name="T676" style:family="text">
      <style:text-properties fo:font-variant="small-caps" style:font-name="Linux Libertine S.O.Cist.1" fo:font-size="12pt" fo:language="cs" fo:country="CZ" officeooo:rsid="009386b8" style:font-size-asian="12pt" style:font-size-complex="12pt"/>
    </style:style>
    <style:style style:name="T677" style:family="text">
      <style:text-properties fo:font-variant="small-caps" style:font-name="Linux Libertine S.O.Cist.1" fo:font-size="12pt" fo:language="cs" fo:country="CZ" officeooo:rsid="0107c385" style:font-size-asian="12pt" style:font-size-complex="12pt"/>
    </style:style>
    <style:style style:name="T678" style:family="text">
      <style:text-properties fo:font-variant="small-caps" style:font-name="Linux Libertine S.O.Cist.1" fo:font-size="12pt" fo:language="cs" fo:country="CZ" officeooo:rsid="00e456dc" style:font-size-asian="12pt" style:font-size-complex="12pt"/>
    </style:style>
    <style:style style:name="T679" style:family="text">
      <style:text-properties fo:font-variant="small-caps" style:font-name="Linux Libertine S.O.Cist.1" fo:font-size="12pt" fo:language="cs" fo:country="CZ" officeooo:rsid="0108445a" style:font-size-asian="12pt" style:font-size-complex="12pt"/>
    </style:style>
    <style:style style:name="T680" style:family="text">
      <style:text-properties fo:font-variant="small-caps" style:font-name="Linux Libertine S.O.Cist.1" fo:font-size="12pt" fo:language="cs" fo:country="CZ" officeooo:rsid="008e2864" style:font-size-asian="12pt" style:font-size-complex="12pt"/>
    </style:style>
    <style:style style:name="T681" style:family="text">
      <style:text-properties fo:font-variant="small-caps" style:font-name="Linux Libertine S.O.Cist.1" fo:font-size="12pt" fo:language="cs" fo:country="CZ" officeooo:rsid="010d0bca" style:font-size-asian="12pt" style:font-size-complex="12pt"/>
    </style:style>
    <style:style style:name="T682" style:family="text">
      <style:text-properties fo:font-variant="small-caps" style:font-name="Linux Libertine S.O.Cist.1" fo:font-size="12pt" fo:language="cs" fo:country="CZ" officeooo:rsid="010e5852" style:font-size-asian="12pt" style:font-size-complex="12pt"/>
    </style:style>
    <style:style style:name="T683" style:family="text">
      <style:text-properties fo:font-variant="small-caps" style:font-name="Linux Libertine S.O.Cist.1" fo:font-size="12pt" fo:language="cs" fo:country="CZ" officeooo:rsid="009da4b0" style:font-size-asian="12pt" style:font-size-complex="12pt"/>
    </style:style>
    <style:style style:name="T684" style:family="text">
      <style:text-properties fo:font-variant="small-caps" style:font-name="Linux Libertine S.O.Cist.1" fo:font-size="12pt" fo:language="cs" fo:country="CZ" officeooo:rsid="000e95db" style:font-size-asian="12pt" style:font-size-complex="12pt"/>
    </style:style>
    <style:style style:name="T685" style:family="text">
      <style:text-properties fo:font-variant="small-caps" style:font-name="Linux Libertine S.O.Cist.1" fo:font-size="12pt" fo:language="cs" fo:country="CZ" officeooo:rsid="0145543b" style:font-size-asian="12pt" style:font-size-complex="12pt"/>
    </style:style>
    <style:style style:name="T686" style:family="text">
      <style:text-properties fo:font-variant="small-caps" style:font-name="Linux Libertine S.O.Cist.1" fo:font-size="12pt" fo:language="cs" fo:country="CZ" officeooo:rsid="0095cada" style:font-size-asian="12pt"/>
    </style:style>
    <style:style style:name="T687" style:family="text">
      <style:text-properties fo:font-variant="small-caps" style:font-name="Linux Libertine S.O.Cist.1" fo:font-size="12pt" fo:language="cs" fo:country="CZ" officeooo:rsid="002c4f4e" style:font-size-asian="12pt"/>
    </style:style>
    <style:style style:name="T688" style:family="text">
      <style:text-properties fo:font-variant="small-caps" style:font-name="Linux Libertine S.O.Cist.1" fo:font-size="12pt" fo:language="cs" fo:country="CZ" officeooo:rsid="010fa55f" style:font-size-asian="12pt"/>
    </style:style>
    <style:style style:name="T689" style:family="text">
      <style:text-properties fo:font-variant="small-caps" style:font-name="Linux Libertine S.O.Cist.1" fo:font-size="12pt" fo:language="cs" fo:country="CZ" officeooo:rsid="01109c41" style:font-size-asian="12pt"/>
    </style:style>
    <style:style style:name="T690" style:family="text">
      <style:text-properties fo:font-variant="small-caps" style:font-name="Linux Libertine S.O.Cist.1" fo:font-size="12pt" fo:language="cs" fo:country="CZ" officeooo:rsid="00cc23a2" fo:background-color="transparent" loext:char-shading-value="0" style:font-size-asian="12pt" style:font-size-complex="12pt"/>
    </style:style>
    <style:style style:name="T691" style:family="text">
      <style:text-properties fo:font-variant="small-caps" style:font-name="Linux Libertine S.O.Cist.1" fo:font-size="12pt" fo:language="cs" fo:country="CZ" fo:font-style="normal" officeooo:rsid="007b405e" style:font-size-asian="12pt" style:font-style-asian="normal" style:font-size-complex="12pt" style:font-style-complex="normal"/>
    </style:style>
    <style:style style:name="T692" style:family="text">
      <style:text-properties fo:font-variant="small-caps" style:font-name="Linux Libertine S.O.Cist.1" fo:font-size="12pt" fo:language="cs" fo:country="CZ" fo:font-style="normal" officeooo:rsid="005845e3" style:font-size-asian="12pt" style:font-style-asian="normal" style:font-size-complex="12pt" style:font-style-complex="normal"/>
    </style:style>
    <style:style style:name="T693" style:family="text">
      <style:text-properties fo:font-variant="small-caps" style:font-name="Linux Libertine S.O.Cist.1" fo:font-size="12pt" fo:language="cs" fo:country="CZ" fo:font-style="normal" officeooo:rsid="0083f1d8" style:font-size-asian="12pt" style:font-style-asian="normal" style:font-size-complex="12pt" style:font-style-complex="normal"/>
    </style:style>
    <style:style style:name="T694" style:family="text">
      <style:text-properties fo:font-variant="small-caps" style:font-name="Linux Libertine S.O.Cist.1" fo:font-size="12pt" fo:language="cs" fo:country="CZ" fo:font-style="normal" officeooo:rsid="00903992" style:font-size-asian="12pt" style:font-style-asian="normal" style:font-size-complex="12pt" style:font-style-complex="normal"/>
    </style:style>
    <style:style style:name="T695" style:family="text">
      <style:text-properties fo:font-variant="small-caps" style:font-name="Linux Libertine S.O.Cist.1" fo:font-size="12pt" fo:language="cs" fo:country="CZ" fo:font-style="normal" officeooo:rsid="0109d7eb" style:font-size-asian="12pt" style:font-style-asian="normal" style:font-size-complex="12pt" style:font-style-complex="normal"/>
    </style:style>
    <style:style style:name="T696" style:family="text">
      <style:text-properties fo:font-variant="small-caps" style:font-name="Linux Libertine S.O.Cist.1" fo:font-size="12pt" fo:language="cs" fo:country="CZ" fo:font-style="normal" officeooo:rsid="0086c791" style:font-size-asian="12pt" style:font-style-asian="normal" style:font-style-complex="normal"/>
    </style:style>
    <style:style style:name="T697" style:family="text">
      <style:text-properties fo:font-variant="small-caps" style:font-name="Linux Libertine S.O.Cist.1" fo:font-size="12pt" fo:language="cs" fo:country="CZ" fo:font-style="normal" officeooo:rsid="0095f980" style:font-size-asian="12pt" style:font-style-asian="normal" style:font-style-complex="normal"/>
    </style:style>
    <style:style style:name="T698" style:family="text">
      <style:text-properties fo:font-variant="small-caps" style:font-name="Linux Libertine S.O.Cist.1" fo:font-size="12pt" fo:language="cs" fo:country="CZ" fo:font-style="normal" officeooo:rsid="01109c41" style:font-size-asian="12pt" style:font-style-asian="normal" style:font-style-complex="normal"/>
    </style:style>
    <style:style style:name="T699" style:family="text">
      <style:text-properties fo:font-variant="small-caps" style:font-name="Linux Libertine S.O.Cist.1" fo:font-size="12pt" fo:language="cs" fo:country="CZ" fo:font-style="normal" officeooo:rsid="01116aeb" style:font-size-asian="12pt" style:font-style-asian="normal" style:font-style-complex="normal"/>
    </style:style>
    <style:style style:name="T700" style:family="text">
      <style:text-properties fo:font-variant="small-caps" style:font-name="Linux Libertine S.O.Cist.1" fo:font-size="12pt" fo:language="cs" fo:country="CZ" fo:font-style="normal" officeooo:rsid="00a40db0" style:font-size-asian="12pt" style:font-style-asian="normal" style:font-style-complex="normal"/>
    </style:style>
    <style:style style:name="T701" style:family="text">
      <style:text-properties fo:font-variant="small-caps" style:font-name="Linux Libertine S.O.Cist.1" fo:font-size="12pt" officeooo:rsid="01912b4e" style:font-size-asian="12pt" style:font-size-complex="12pt"/>
    </style:style>
    <style:style style:name="T702" style:family="text">
      <style:text-properties fo:font-variant="small-caps" style:font-name="Linux Libertine S.O.Cist.1" fo:font-size="12pt" fo:language="la" fo:country="VA" style:font-size-asian="12pt" style:language-asian="zh" style:country-asian="CN" style:language-complex="hi" style:country-complex="IN"/>
    </style:style>
    <style:style style:name="T703" style:family="text">
      <style:text-properties fo:font-variant="small-caps" fo:color="#000000" loext:opacity="100%" style:font-name="Linux Libertine S.O.Cist.1" fo:font-size="12pt" fo:letter-spacing="normal" fo:language="la" fo:country="VA" fo:font-style="normal" fo:font-weight="normal" officeooo:rsid="0087c59c" style:font-name-asian="Andale Sans UI" style:font-size-asian="12pt" style:language-asian="zh" style:country-asian="CN" style:font-style-asian="normal" style:font-weight-asian="normal" style:font-name-complex="Tahoma" style:font-size-complex="12pt" style:language-complex="hi" style:country-complex="IN"/>
    </style:style>
    <style:style style:name="T704" style:family="text">
      <style:text-properties fo:font-variant="small-caps" fo:color="#000000" loext:opacity="100%" style:font-name="Linux Libertine S.O.Cist.1" fo:font-size="12pt" fo:letter-spacing="normal" fo:language="la" fo:country="VA" fo:font-style="normal" fo:font-weight="normal" officeooo: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05" style:family="text">
      <style:text-properties fo:font-variant="small-caps" fo:color="#000000" loext:opacity="100%" style:font-name="Linux Libertine S.O.Cist.1" fo:font-size="12pt" fo:letter-spacing="normal" fo:language="la" fo:country="VA" fo:font-style="normal" fo:font-weight="normal" officeooo:rsid="0030a648"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06" style:family="text">
      <style:text-properties fo:font-variant="small-caps" fo:color="#000000" loext:opacity="100%" style:font-name="Linux Libertine S.O.Cist.1" fo:font-size="12pt" fo:letter-spacing="normal" fo:language="la" fo:country="VA" fo:font-style="normal" fo:font-weight="normal" officeooo: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707" style:family="text">
      <style:text-properties fo:font-variant="small-caps" fo:color="#000000" loext:opacity="100%" style:font-name="Linux Libertine S.O.Cist.1" fo:font-size="12pt" fo:language="la" fo:country="VA" style:font-size-asian="12pt" style:language-asian="zh" style:country-asian="CN" style:font-size-complex="12pt" style:language-complex="hi" style:country-complex="IN"/>
    </style:style>
    <style:style style:name="T708" style:family="text">
      <style:text-properties fo:font-variant="small-caps" fo:color="#000000" loext:opacity="100%" style:font-name="Linux Libertine S.O.Cist.1" fo:font-size="12pt" fo:language="la" fo:country="VA" officeooo:rsid="00336121" style:font-size-asian="12pt" style:language-asian="zh" style:country-asian="CN" style:font-size-complex="12pt" style:language-complex="hi" style:country-complex="IN"/>
    </style:style>
    <style:style style:name="T709" style:family="text">
      <style:text-properties fo:font-variant="small-caps" fo:color="#000000" loext:opacity="100%" style:font-name="Linux Libertine S.O.Cist.1" fo:font-size="12pt" fo:language="la" fo:country="VA" officeooo:rsid="014bdb55" style:font-size-asian="12pt" style:language-asian="zh" style:country-asian="CN" style:font-size-complex="12pt" style:language-complex="hi" style:country-complex="IN"/>
    </style:style>
    <style:style style:name="T710" style:family="text">
      <style:text-properties fo:font-variant="small-caps" fo:color="#000000" loext:opacity="100%" style:font-name="Linux Libertine S.O.Cist.1" fo:font-size="12pt" fo:language="la" fo:country="VA" officeooo:rsid="0034a540" style:letter-kerning="false" style:font-name-asian="Arial Unicode MS" style:font-size-asian="12pt" style:language-asian="zh" style:country-asian="CN" style:font-name-complex="Arial Unicode MS" style:font-size-complex="12pt" style:language-complex="hi" style:country-complex="IN"/>
    </style:style>
    <style:style style:name="T711" style:family="text">
      <style:text-properties fo:font-variant="small-caps" officeooo:rsid="019a5bec"/>
    </style:style>
    <style:style style:name="T712" style:family="text">
      <style:text-properties fo:font-variant="small-caps" fo:color="#00000a" loext:opacity="100%" style:font-name="Linux Libertine S.O.Cist.1" fo:font-size="12pt" fo:language="cs" fo:country="CZ" officeooo:rsid="01595f51" style:letter-kerning="false" style:font-name-asian="Arial Unicode MS" style:font-size-asian="12pt" style:language-asian="zh" style:country-asian="CN" style:font-name-complex="Arial Unicode MS" style:font-size-complex="12pt" style:language-complex="hi" style:country-complex="IN"/>
    </style:style>
    <style:style style:name="T713" style:family="text">
      <style:text-properties fo:font-variant="small-caps" fo:color="#00000a" loext:opacity="100%" style:font-name="Linux Libertine S.O.Cist.1" fo:font-size="12pt" fo:language="cs" fo:country="CZ" officeooo:rsid="015ef638" style:letter-kerning="false" style:font-name-asian="Arial Unicode MS" style:font-size-asian="12pt" style:language-asian="zh" style:country-asian="CN" style:font-name-complex="Arial Unicode MS" style:font-size-complex="12pt" style:language-complex="hi" style:country-complex="IN"/>
    </style:style>
    <style:style style:name="T714" style:family="text">
      <style:text-properties fo:font-variant="small-caps" fo:color="#00000a" loext:opacity="100%" style:font-name="Linux Libertine S.O.Cist.1" fo:font-size="12pt" fo:language="cs" fo:country="CZ" officeooo:rsid="016034a5" style:letter-kerning="false" style:font-name-asian="Arial Unicode MS" style:font-size-asian="12pt" style:language-asian="zh" style:country-asian="CN" style:font-name-complex="Arial Unicode MS" style:font-size-complex="12pt" style:language-complex="hi" style:country-complex="IN"/>
    </style:style>
    <style:style style:name="T715" style:family="text">
      <style:text-properties fo:font-variant="small-caps" fo:color="#00000a" loext:opacity="100%" style:font-name="Linux Libertine S.O.Cist.1" fo:font-size="12pt" fo:language="cs" fo:country="CZ" officeooo:rsid="01638403" style:letter-kerning="false" style:font-name-asian="Arial Unicode MS" style:font-size-asian="12pt" style:language-asian="zh" style:country-asian="CN" style:font-name-complex="Arial Unicode MS" style:font-size-complex="12pt" style:language-complex="hi" style:country-complex="IN"/>
    </style:style>
    <style:style style:name="T716" style:family="text">
      <style:text-properties fo:font-variant="small-caps" fo:color="#00000a" loext:opacity="100%" style:font-name="Linux Libertine S.O.Cist.1" fo:font-size="12pt" fo:language="cs" fo:country="CZ" officeooo:rsid="0165acce" style:letter-kerning="false" style:font-name-asian="Arial Unicode MS" style:font-size-asian="12pt" style:language-asian="zh" style:country-asian="CN" style:font-name-complex="Arial Unicode MS" style:font-size-complex="12pt" style:language-complex="hi" style:country-complex="IN"/>
    </style:style>
    <style:style style:name="T717" style:family="text">
      <style:text-properties fo:font-variant="small-caps" fo:color="#00000a" loext:opacity="100%" style:font-name="Linux Libertine S.O.Cist.1" fo:font-size="12pt" fo:language="cs" fo:country="CZ" officeooo:rsid="016e8f44" style:letter-kerning="false" style:font-name-asian="Arial Unicode MS" style:font-size-asian="12pt" style:language-asian="zh" style:country-asian="CN" style:font-name-complex="Arial Unicode MS" style:font-size-complex="12pt" style:language-complex="hi" style:country-complex="IN"/>
    </style:style>
    <style:style style:name="T718" style:family="text">
      <style:text-properties fo:font-variant="small-caps" fo:color="#00000a" loext:opacity="100%" style:font-name="Linux Libertine S.O.Cist.1" fo:font-size="12pt" fo:language="cs" fo:country="CZ" officeooo:rsid="01684f86" style:letter-kerning="false" style:font-name-asian="Arial Unicode MS" style:font-size-asian="12pt" style:language-asian="zh" style:country-asian="CN" style:font-name-complex="Arial Unicode MS" style:font-size-complex="12pt" style:language-complex="hi" style:country-complex="IN"/>
    </style:style>
    <style:style style:name="T719" style:family="text">
      <style:text-properties fo:font-variant="small-caps" fo:color="#00000a" loext:opacity="100%" style:font-name="Linux Libertine S.O.Cist.1" fo:font-size="12pt" fo:language="cs" fo:country="CZ" fo:font-style="normal" officeooo:rsid="01672e8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720" style:family="text">
      <style:text-properties fo:font-variant="small-caps" fo:color="#00000a" loext:opacity="100%" style:font-name="Linux Libertine S.O.Cist.1" fo:font-size="12pt" fo:language="cs" fo:country="CZ" fo:font-style="normal" officeooo:rsid="016b7df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721" style:family="text">
      <style:text-properties fo:font-variant="small-caps" officeooo:rsid="015ff1a4"/>
    </style:style>
    <style:style style:name="T722" style:family="text">
      <style:text-properties fo:font-variant="small-caps" fo:language="la" fo:country="VA" style:language-asian="zh" style:country-asian="CN" style:language-complex="hi" style:country-complex="IN"/>
    </style:style>
    <style:style style:name="T723" style:family="text">
      <style:text-properties officeooo:rsid="00ae54d6"/>
    </style:style>
    <style:style style:name="T724" style:family="text">
      <style:text-properties officeooo:rsid="0062114f"/>
    </style:style>
    <style:style style:name="T725" style:family="text">
      <style:text-properties officeooo:rsid="000f3e75"/>
    </style:style>
    <style:style style:name="T726" style:family="text">
      <style:text-properties officeooo:rsid="00a45de9"/>
    </style:style>
    <style:style style:name="T727" style:family="text">
      <style:text-properties officeooo:rsid="00afed25"/>
    </style:style>
    <style:style style:name="T728" style:family="text">
      <style:text-properties fo:font-weight="bold" officeooo:rsid="0062114f" style:font-weight-asian="bold" style:font-weight-complex="bold"/>
    </style:style>
    <style:style style:name="T729" style:family="text">
      <style:text-properties officeooo:rsid="00b12c45"/>
    </style:style>
    <style:style style:name="T730" style:family="text">
      <style:text-properties officeooo:rsid="00b2394b"/>
    </style:style>
    <style:style style:name="T731" style:family="text">
      <style:text-properties officeooo:rsid="00b33a76"/>
    </style:style>
    <style:style style:name="T732" style:family="text">
      <style:text-properties officeooo:rsid="00b4b8f4"/>
    </style:style>
    <style:style style:name="T733" style:family="text">
      <style:text-properties officeooo:rsid="00ba9246"/>
    </style:style>
    <style:style style:name="T734" style:family="text">
      <style:text-properties officeooo:rsid="00bd1c9e"/>
    </style:style>
    <style:style style:name="T735" style:family="text">
      <style:text-properties officeooo:rsid="00bde8e8"/>
    </style:style>
    <style:style style:name="T736" style:family="text">
      <style:text-properties officeooo:rsid="00c2c0a9"/>
    </style:style>
    <style:style style:name="T737" style:family="text">
      <style:text-properties officeooo:rsid="00c360e7"/>
    </style:style>
    <style:style style:name="T738" style:family="text">
      <style:text-properties officeooo:rsid="00c74461"/>
    </style:style>
    <style:style style:name="T739" style:family="text">
      <style:text-properties officeooo:rsid="00c90118"/>
    </style:style>
    <style:style style:name="T740" style:family="text">
      <style:text-properties officeooo:rsid="00ce0cca"/>
    </style:style>
    <style:style style:name="T741" style:family="text">
      <style:text-properties officeooo:rsid="00d0280b"/>
    </style:style>
    <style:style style:name="T742" style:family="text">
      <style:text-properties officeooo:rsid="00d54f99"/>
    </style:style>
    <style:style style:name="T743" style:family="text">
      <style:text-properties officeooo:rsid="00d6dff3"/>
    </style:style>
    <style:style style:name="T744" style:family="text">
      <style:text-properties officeooo:rsid="00dadf38"/>
    </style:style>
    <style:style style:name="T745" style:family="text">
      <style:text-properties fo:language="el" fo:country="GR" officeooo:rsid="00dadf38"/>
    </style:style>
    <style:style style:name="T746" style:family="text">
      <style:text-properties officeooo:rsid="00dbef36"/>
    </style:style>
    <style:style style:name="T747" style:family="text">
      <style:text-properties officeooo:rsid="00dd3ebc"/>
    </style:style>
    <style:style style:name="T748" style:family="text">
      <style:text-properties officeooo:rsid="00dfe192"/>
    </style:style>
    <style:style style:name="T749" style:family="text">
      <style:text-properties officeooo:rsid="00dffe46"/>
    </style:style>
    <style:style style:name="T750" style:family="text">
      <style:text-properties officeooo:rsid="00e00326"/>
    </style:style>
    <style:style style:name="T751" style:family="text">
      <style:text-properties officeooo:rsid="00e1316a"/>
    </style:style>
    <style:style style:name="T752" style:family="text">
      <style:text-properties officeooo:rsid="00e307de"/>
    </style:style>
    <style:style style:name="T753" style:family="text">
      <style:text-properties officeooo:rsid="00e456dc"/>
    </style:style>
    <style:style style:name="T754" style:family="text">
      <style:text-properties officeooo:rsid="00e76a6b"/>
    </style:style>
    <style:style style:name="T755" style:family="text">
      <style:text-properties officeooo:rsid="00e8581c"/>
    </style:style>
    <style:style style:name="T756" style:family="text">
      <style:text-properties officeooo:rsid="00e8f1fa"/>
    </style:style>
    <style:style style:name="T757" style:family="text">
      <style:text-properties officeooo:rsid="00e9be23"/>
    </style:style>
    <style:style style:name="T758" style:family="text">
      <style:text-properties officeooo:rsid="00fc6183"/>
    </style:style>
    <style:style style:name="T759" style:family="text">
      <style:text-properties officeooo:rsid="00fc8169"/>
    </style:style>
    <style:style style:name="T760" style:family="text">
      <style:text-properties officeooo:rsid="00fd80d9"/>
    </style:style>
    <style:style style:name="T761" style:family="text">
      <style:text-properties officeooo:rsid="00fe73f6"/>
    </style:style>
    <style:style style:name="T762" style:family="text">
      <style:text-properties fo:color="#00000a" loext:opacity="100%" style:font-name="Linux Libertine S.O.Cist.1" fo:font-size="12pt" fo:language="la" fo:country="VA" fo:font-weight="normal" officeooo:rsid="0062535e" style:font-size-asian="12pt" style:language-asian="zh" style:country-asian="CN" style:font-weight-asian="normal" style:font-size-complex="12pt" style:language-complex="hi" style:country-complex="IN" style:font-weight-complex="normal"/>
    </style:style>
    <style:style style:name="T763" style:family="text">
      <style:text-properties fo:color="#00000a" loext:opacity="100%" style:font-name="Linux Libertine S.O.Cist.1" fo:font-size="12pt" fo:language="la" fo:country="VA" fo:font-weight="normal" officeooo:rsid="01069b32" style:font-size-asian="12pt" style:language-asian="zh" style:country-asian="CN" style:font-weight-asian="normal" style:font-size-complex="12pt" style:language-complex="hi" style:country-complex="IN" style:font-weight-complex="normal"/>
    </style:style>
    <style:style style:name="T764" style:family="text">
      <style:text-properties fo:color="#00000a" loext:opacity="100%" style:font-name="Linux Libertine S.O.Cist.1" fo:font-size="12pt" fo:language="la" fo:country="VA" officeooo:rsid="01595f51" style:letter-kerning="false" style:font-name-asian="Arial Unicode MS" style:font-size-asian="12pt" style:language-asian="zh" style:country-asian="CN" style:font-name-complex="Arial Unicode MS" style:font-size-complex="12pt" style:language-complex="hi" style:country-complex="IN"/>
    </style:style>
    <style:style style:name="T765" style:family="text">
      <style:text-properties fo:color="#00000a" loext:opacity="100%" style:font-name="Linux Libertine S.O.Cist.1" fo:font-size="12pt" fo:language="la" fo:country="VA" officeooo:rsid="014a2ac1" style:letter-kerning="false" style:font-name-asian="Arial Unicode MS" style:font-size-asian="12pt" style:language-asian="zh" style:country-asian="CN" style:font-name-complex="Arial Unicode MS" style:font-size-complex="12pt" style:language-complex="hi" style:country-complex="IN"/>
    </style:style>
    <style:style style:name="T766" style:family="text">
      <style:text-properties fo:color="#00000a" loext:opacity="100%" style:font-name="Linux Libertine S.O.Cist.1" fo:font-size="12pt" fo:language="la" fo:country="VA" officeooo:rsid="0159e450" style:letter-kerning="false" style:font-name-asian="Arial Unicode MS" style:font-size-asian="12pt" style:language-asian="zh" style:country-asian="CN" style:font-name-complex="Arial Unicode MS" style:font-size-complex="12pt" style:language-complex="hi" style:country-complex="IN"/>
    </style:style>
    <style:style style:name="T767" style:family="text">
      <style:text-properties fo:color="#00000a" loext:opacity="100%" style:font-name="Linux Libertine S.O.Cist.1" fo:font-size="12pt" fo:language="la" fo:country="VA" officeooo:rsid="0151c01e" style:letter-kerning="false" style:font-name-asian="Arial Unicode MS" style:font-size-asian="12pt" style:language-asian="zh" style:country-asian="CN" style:font-name-complex="Arial Unicode MS" style:font-size-complex="12pt" style:language-complex="hi" style:country-complex="IN"/>
    </style:style>
    <style:style style:name="T768" style:family="text">
      <style:text-properties fo:color="#00000a" loext:opacity="100%" style:font-name="Linux Libertine S.O.Cist.1" fo:font-size="12pt" fo:language="cs" fo:country="CZ" officeooo:rsid="01595f51" style:letter-kerning="false" style:font-name-asian="Arial Unicode MS" style:font-size-asian="12pt" style:language-asian="zh" style:country-asian="CN" style:font-name-complex="Arial Unicode MS" style:font-size-complex="12pt" style:language-complex="hi" style:country-complex="IN"/>
    </style:style>
    <style:style style:name="T769" style:family="text">
      <style:text-properties fo:color="#00000a" loext:opacity="100%" style:font-name="Linux Libertine S.O.Cist.1" fo:font-size="12pt" fo:language="cs" fo:country="CZ" officeooo:rsid="015c93f4" style:letter-kerning="false" style:font-name-asian="Arial Unicode MS" style:font-size-asian="12pt" style:language-asian="zh" style:country-asian="CN" style:font-name-complex="Arial Unicode MS" style:font-size-complex="12pt" style:language-complex="hi" style:country-complex="IN"/>
    </style:style>
    <style:style style:name="T770" style:family="text">
      <style:text-properties fo:color="#00000a" loext:opacity="100%" style:font-name="Linux Libertine S.O.Cist.1" fo:font-size="12pt" fo:language="cs" fo:country="CZ" officeooo:rsid="016e38cb" style:letter-kerning="false" style:font-name-asian="Arial Unicode MS" style:font-size-asian="12pt" style:language-asian="zh" style:country-asian="CN" style:font-name-complex="Arial Unicode MS" style:font-size-complex="12pt" style:language-complex="hi" style:country-complex="IN"/>
    </style:style>
    <style:style style:name="T771" style:family="text">
      <style:text-properties fo:color="#00000a" loext:opacity="100%" style:font-name="Linux Libertine S.O.Cist.1" fo:font-size="12pt" fo:language="cs" fo:country="CZ" officeooo:rsid="0159e450" style:letter-kerning="false" style:font-name-asian="Arial Unicode MS" style:font-size-asian="12pt" style:language-asian="zh" style:country-asian="CN" style:font-name-complex="Arial Unicode MS" style:font-size-complex="12pt" style:language-complex="hi" style:country-complex="IN"/>
    </style:style>
    <style:style style:name="T772" style:family="text">
      <style:text-properties fo:color="#00000a" loext:opacity="100%" style:font-name="Linux Libertine S.O.Cist.1" fo:font-size="12pt" fo:language="cs" fo:country="CZ" officeooo:rsid="015bcafa" style:letter-kerning="false" style:font-name-asian="Arial Unicode MS" style:font-size-asian="12pt" style:language-asian="zh" style:country-asian="CN" style:font-name-complex="Arial Unicode MS" style:font-size-complex="12pt" style:language-complex="hi" style:country-complex="IN"/>
    </style:style>
    <style:style style:name="T773" style:family="text">
      <style:text-properties fo:color="#00000a" loext:opacity="100%" style:font-name="Linux Libertine S.O.Cist.1" fo:font-size="12pt" fo:language="cs" fo:country="CZ" officeooo:rsid="015ca2a5" style:letter-kerning="false" style:font-name-asian="Arial Unicode MS" style:font-size-asian="12pt" style:language-asian="zh" style:country-asian="CN" style:font-name-complex="Arial Unicode MS" style:font-size-complex="12pt" style:language-complex="hi" style:country-complex="IN"/>
    </style:style>
    <style:style style:name="T774" style:family="text">
      <style:text-properties fo:color="#00000a" loext:opacity="100%" style:font-name="Linux Libertine S.O.Cist.1" fo:font-size="12pt" fo:language="cs" fo:country="CZ" officeooo:rsid="015db4d1" style:letter-kerning="false" style:font-name-asian="Arial Unicode MS" style:font-size-asian="12pt" style:language-asian="zh" style:country-asian="CN" style:font-name-complex="Arial Unicode MS" style:font-size-complex="12pt" style:language-complex="hi" style:country-complex="IN"/>
    </style:style>
    <style:style style:name="T775" style:family="text">
      <style:text-properties fo:color="#00000a" loext:opacity="100%" style:font-name="Linux Libertine S.O.Cist.1" fo:font-size="12pt" fo:language="cs" fo:country="CZ" officeooo:rsid="015e8786" style:letter-kerning="false" style:font-name-asian="Arial Unicode MS" style:font-size-asian="12pt" style:language-asian="zh" style:country-asian="CN" style:font-name-complex="Arial Unicode MS" style:font-size-complex="12pt" style:language-complex="hi" style:country-complex="IN"/>
    </style:style>
    <style:style style:name="T776" style:family="text">
      <style:text-properties fo:color="#00000a" loext:opacity="100%" style:font-name="Linux Libertine S.O.Cist.1" fo:font-size="12pt" fo:language="cs" fo:country="CZ" officeooo:rsid="0151c01e" style:letter-kerning="false" style:font-name-asian="Arial Unicode MS" style:font-size-asian="12pt" style:language-asian="zh" style:country-asian="CN" style:font-name-complex="Arial Unicode MS" style:font-size-complex="12pt" style:language-complex="hi" style:country-complex="IN"/>
    </style:style>
    <style:style style:name="T777" style:family="text">
      <style:text-properties fo:color="#00000a" loext:opacity="100%" style:font-name="Linux Libertine S.O.Cist.1" fo:font-size="12pt" fo:language="cs" fo:country="CZ" officeooo:rsid="016034a5" style:letter-kerning="false" style:font-name-asian="Arial Unicode MS" style:font-size-asian="12pt" style:language-asian="zh" style:country-asian="CN" style:font-name-complex="Arial Unicode MS" style:font-size-complex="12pt" style:language-complex="hi" style:country-complex="IN"/>
    </style:style>
    <style:style style:name="T778" style:family="text">
      <style:text-properties fo:color="#00000a" loext:opacity="100%" style:font-name="Linux Libertine S.O.Cist.1" fo:font-size="12pt" fo:language="cs" fo:country="CZ" officeooo:rsid="0160a4bb" style:letter-kerning="false" style:font-name-asian="Arial Unicode MS" style:font-size-asian="12pt" style:language-asian="zh" style:country-asian="CN" style:font-name-complex="Arial Unicode MS" style:font-size-complex="12pt" style:language-complex="hi" style:country-complex="IN"/>
    </style:style>
    <style:style style:name="T779" style:family="text">
      <style:text-properties fo:color="#00000a" loext:opacity="100%" style:font-name="Linux Libertine S.O.Cist.1" fo:font-size="12pt" fo:language="cs" fo:country="CZ" officeooo:rsid="01638403" style:letter-kerning="false" style:font-name-asian="Arial Unicode MS" style:font-size-asian="12pt" style:language-asian="zh" style:country-asian="CN" style:font-name-complex="Arial Unicode MS" style:font-size-complex="12pt" style:language-complex="hi" style:country-complex="IN"/>
    </style:style>
    <style:style style:name="T780" style:family="text">
      <style:text-properties fo:color="#00000a" loext:opacity="100%" style:font-name="Linux Libertine S.O.Cist.1" fo:font-size="12pt" fo:language="cs" fo:country="CZ" officeooo:rsid="01619dbe" style:letter-kerning="false" style:font-name-asian="Arial Unicode MS" style:font-size-asian="12pt" style:language-asian="zh" style:country-asian="CN" style:font-name-complex="Arial Unicode MS" style:font-size-complex="12pt" style:language-complex="hi" style:country-complex="IN"/>
    </style:style>
    <style:style style:name="T781" style:family="text">
      <style:text-properties fo:color="#00000a" loext:opacity="100%" style:font-name="Linux Libertine S.O.Cist.1" fo:font-size="12pt" fo:language="cs" fo:country="CZ" officeooo:rsid="0164dcb1" style:letter-kerning="false" style:font-name-asian="Arial Unicode MS" style:font-size-asian="12pt" style:language-asian="zh" style:country-asian="CN" style:font-name-complex="Arial Unicode MS" style:font-size-complex="12pt" style:language-complex="hi" style:country-complex="IN"/>
    </style:style>
    <style:style style:name="T782" style:family="text">
      <style:text-properties fo:color="#00000a" loext:opacity="100%" style:font-name="Linux Libertine S.O.Cist.1" fo:font-size="12pt" fo:language="cs" fo:country="CZ" officeooo:rsid="00f8d6ca" style:letter-kerning="false" style:font-name-asian="Arial Unicode MS" style:font-size-asian="12pt" style:language-asian="zh" style:country-asian="CN" style:font-name-complex="Arial Unicode MS" style:font-size-complex="12pt" style:language-complex="hi" style:country-complex="IN"/>
    </style:style>
    <style:style style:name="T783" style:family="text">
      <style:text-properties fo:color="#00000a" loext:opacity="100%" style:font-name="Linux Libertine S.O.Cist.1" fo:font-size="12pt" fo:language="cs" fo:country="CZ" officeooo:rsid="0165acce" style:letter-kerning="false" style:font-name-asian="Arial Unicode MS" style:font-size-asian="12pt" style:language-asian="zh" style:country-asian="CN" style:font-name-complex="Arial Unicode MS" style:font-size-complex="12pt" style:language-complex="hi" style:country-complex="IN"/>
    </style:style>
    <style:style style:name="T784" style:family="text">
      <style:text-properties fo:color="#00000a" loext:opacity="100%" style:font-name="Linux Libertine S.O.Cist.1" fo:font-size="12pt" fo:language="cs" fo:country="CZ" officeooo:rsid="016300ac" style:letter-kerning="false" style:font-name-asian="Arial Unicode MS" style:font-size-asian="12pt" style:language-asian="zh" style:country-asian="CN" style:font-name-complex="Arial Unicode MS" style:font-size-complex="12pt" style:language-complex="hi" style:country-complex="IN"/>
    </style:style>
    <style:style style:name="T785" style:family="text">
      <style:text-properties fo:color="#00000a" loext:opacity="100%" style:font-name="Linux Libertine S.O.Cist.1" fo:font-size="12pt" fo:language="cs" fo:country="CZ" officeooo:rsid="016e8f44" style:letter-kerning="false" style:font-name-asian="Arial Unicode MS" style:font-size-asian="12pt" style:language-asian="zh" style:country-asian="CN" style:font-name-complex="Arial Unicode MS" style:font-size-complex="12pt" style:language-complex="hi" style:country-complex="IN"/>
    </style:style>
    <style:style style:name="T786" style:family="text">
      <style:text-properties fo:color="#00000a" loext:opacity="100%" style:font-name="Linux Libertine S.O.Cist.1" fo:font-size="12pt" fo:language="cs" fo:country="CZ" officeooo:rsid="01672e8f" style:letter-kerning="false" style:font-name-asian="Arial Unicode MS" style:font-size-asian="12pt" style:language-asian="zh" style:country-asian="CN" style:font-name-complex="Arial Unicode MS" style:font-size-complex="12pt" style:language-complex="hi" style:country-complex="IN"/>
    </style:style>
    <style:style style:name="T787" style:family="text">
      <style:text-properties fo:color="#00000a" loext:opacity="100%" style:font-name="Linux Libertine S.O.Cist.1" fo:font-size="12pt" fo:language="cs" fo:country="CZ" officeooo:rsid="01684f86" style:letter-kerning="false" style:font-name-asian="Arial Unicode MS" style:font-size-asian="12pt" style:language-asian="zh" style:country-asian="CN" style:font-name-complex="Arial Unicode MS" style:font-size-complex="12pt" style:language-complex="hi" style:country-complex="IN"/>
    </style:style>
    <style:style style:name="T788" style:family="text">
      <style:text-properties fo:color="#00000a" loext:opacity="100%" style:font-name="Linux Libertine S.O.Cist.1" fo:font-size="12pt" fo:language="cs" fo:country="CZ" officeooo:rsid="01693bc2" style:letter-kerning="false" style:font-name-asian="Arial Unicode MS" style:font-size-asian="12pt" style:language-asian="zh" style:country-asian="CN" style:font-name-complex="Arial Unicode MS" style:font-size-complex="12pt" style:language-complex="hi" style:country-complex="IN"/>
    </style:style>
    <style:style style:name="T789" style:family="text">
      <style:text-properties fo:color="#00000a" loext:opacity="100%" style:font-name="Linux Libertine S.O.Cist.1" fo:font-size="12pt" fo:language="cs" fo:country="CZ" fo:font-style="italic" officeooo:rsid="015c93f4"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90" style:family="text">
      <style:text-properties fo:color="#00000a" loext:opacity="100%" style:font-name="Linux Libertine S.O.Cist.1" fo:font-size="12pt" fo:language="cs" fo:country="CZ" fo:font-style="italic" officeooo:rsid="0160a4bb"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91" style:family="text">
      <style:text-properties fo:color="#00000a" loext:opacity="100%" style:font-name="Linux Libertine S.O.Cist.1" fo:font-size="12pt" fo:language="cs" fo:country="CZ" fo:font-style="italic" officeooo:rsid="01638403"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92" style:family="text">
      <style:text-properties fo:color="#00000a" loext:opacity="100%" style:font-name="Linux Libertine S.O.Cist.1" fo:font-size="12pt" fo:language="cs" fo:country="CZ" fo:font-style="italic" officeooo:rsid="01619dbe"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93" style:family="text">
      <style:text-properties fo:color="#00000a" loext:opacity="100%" style:font-name="Linux Libertine S.O.Cist.1" fo:font-size="12pt" fo:language="cs" fo:country="CZ" fo:font-style="italic" officeooo:rsid="016b7dff"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794" style:family="text">
      <style:text-properties fo:color="#00000a" loext:opacity="100%" style:font-name="Linux Libertine S.O.Cist.1" fo:font-size="12pt" fo:language="cs" fo:country="CZ" fo:font-style="italic" fo:font-weight="bold" officeooo:rsid="016b7dff" style:letter-kerning="false" style:font-name-asian="Arial Unicode MS" style:font-size-asian="12pt" style:language-asian="zh" style:country-asian="CN" style:font-style-asian="italic" style:font-weight-asian="bold" style:font-name-complex="Arial Unicode MS" style:font-size-complex="12pt" style:language-complex="hi" style:country-complex="IN" style:font-style-complex="italic" style:font-weight-complex="bold"/>
    </style:style>
    <style:style style:name="T795" style:family="text">
      <style:text-properties fo:color="#00000a" loext:opacity="100%" style:font-name="Linux Libertine S.O.Cist.1" fo:font-size="12pt" fo:language="cs" fo:country="CZ" fo:font-style="normal" officeooo:rsid="01638403"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796" style:family="text">
      <style:text-properties fo:color="#00000a" loext:opacity="100%" style:font-name="Linux Libertine S.O.Cist.1" fo:font-size="12pt" fo:language="cs" fo:country="CZ" fo:font-style="normal" officeooo:rsid="016e8f44"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797" style:family="text">
      <style:text-properties fo:color="#00000a" loext:opacity="100%" style:font-name="Linux Libertine S.O.Cist.1" fo:font-size="12pt" fo:language="cs" fo:country="CZ" fo:font-style="normal" officeooo:rsid="016b7df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798" style:family="text">
      <style:text-properties fo:color="#00000a" loext:opacity="100%" style:font-name="Linux Libertine S.O.Cist.1" fo:font-size="12pt" fo:language="cs" fo:country="CZ" fo:font-style="normal" officeooo:rsid="016c99d2"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799" style:family="text">
      <style:text-properties fo:color="#00000a" loext:opacity="100%" style:font-name="Linux Libertine S.O.Cist.1" fo:font-size="12pt" fo:language="cs" fo:country="CZ" fo:font-style="normal" officeooo:rsid="015413a9"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00" style:family="text">
      <style:text-properties fo:color="#00000a" loext:opacity="100%" style:font-name="Linux Libertine S.O.Cist.1" fo:font-size="12pt" fo:language="cs" fo:country="CZ" fo:font-style="normal" officeooo:rsid="015c93f4"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01" style:family="text">
      <style:text-properties fo:color="#00000a" loext:opacity="100%" style:font-name="Linux Libertine S.O.Cist.1" fo:font-size="10pt" fo:language="cs" fo:country="CZ" fo:font-style="normal" officeooo:rsid="016b7dff"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802" style:family="text">
      <style:text-properties fo:color="#00000a" loext:opacity="100%" style:font-name="Cloister" fo:font-size="24pt" fo:language="la" fo:country="VA" fo:font-weight="normal" style:font-size-asian="24pt" style:language-asian="zh" style:country-asian="CN" style:font-weight-asian="normal" style:font-size-complex="24pt" style:language-complex="hi" style:country-complex="IN" style:font-weight-complex="normal"/>
    </style:style>
    <style:style style:name="T803" style:family="text">
      <style:text-properties fo:color="#00000a" loext:opacity="100%" style:font-name="Cloister" fo:font-size="24pt" fo:language="la" fo:country="VA" fo:font-weight="normal" officeooo:rsid="0148202e" style:font-size-asian="24pt" style:language-asian="zh" style:country-asian="CN" style:font-weight-asian="normal" style:font-size-complex="24pt" style:language-complex="hi" style:country-complex="IN" style:font-weight-complex="normal"/>
    </style:style>
    <style:style style:name="T804" style:family="text">
      <style:text-properties fo:color="#00000a" loext:opacity="100%" style:font-name="Cloister" fo:font-size="18pt" fo:letter-spacing="normal" fo:language="la" fo:country="VA" fo:font-style="normal" fo:font-weight="normal"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05" style:family="text">
      <style:text-properties fo:color="#00000a" loext:opacity="100%" style:font-name="Cloister" fo:font-size="18pt" fo:letter-spacing="normal" fo:language="la" fo:country="VA" fo:font-style="normal" fo:font-weight="normal" officeooo:rsid="00f1e1ba" fo:background-color="#ffffff" loext:char-shading-value="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T806" style:family="text">
      <style:text-properties fo:color="#00000a" loext:opacity="100%" fo:font-size="12pt" officeooo:rsid="0165b3d9" style:letter-kerning="false" style:font-name-asian="Arial Unicode MS" style:font-size-asian="12pt" style:font-name-complex="Arial Unicode MS" style:font-size-complex="12pt"/>
    </style:style>
    <style:style style:name="T807" style:family="text">
      <style:text-properties officeooo:rsid="0109d7eb"/>
    </style:style>
    <style:style style:name="T808" style:family="text">
      <style:text-properties officeooo:rsid="01129566"/>
    </style:style>
    <style:style style:name="T809" style:family="text">
      <style:text-properties officeooo:rsid="01146c38"/>
    </style:style>
    <style:style style:name="T810" style:family="text">
      <style:text-properties officeooo:rsid="011746ad"/>
    </style:style>
    <style:style style:name="T811" style:family="text">
      <style:text-properties officeooo:rsid="011aae00"/>
    </style:style>
    <style:style style:name="T812" style:family="text">
      <style:text-properties officeooo:rsid="011d93eb"/>
    </style:style>
    <style:style style:name="T813" style:family="text">
      <style:text-properties officeooo:rsid="012056d5"/>
    </style:style>
    <style:style style:name="T814" style:family="text">
      <style:text-properties officeooo:rsid="0120e4c1"/>
    </style:style>
    <style:style style:name="T815" style:family="text">
      <style:text-properties officeooo:rsid="00f1e1ba"/>
    </style:style>
    <style:style style:name="T816" style:family="text">
      <style:text-properties officeooo:rsid="01921938"/>
    </style:style>
    <style:style style:name="T817" style:family="text">
      <style:text-properties fo:language="cs" fo:country="CZ" officeooo:rsid="01badf0b"/>
    </style:style>
    <style:style style:name="T818" style:family="text">
      <style:text-properties officeooo:rsid="01512290"/>
    </style:style>
    <style:style style:name="T819" style:family="text">
      <style:text-properties officeooo:rsid="019a5bec"/>
    </style:style>
    <style:style style:name="T820" style:family="text">
      <style:text-properties officeooo:rsid="01998884"/>
    </style:style>
    <style:style style:name="T821" style:family="text">
      <style:text-properties officeooo:rsid="0104b4f7"/>
    </style:style>
    <style:style style:name="T822" style:family="text">
      <style:text-properties officeooo:rsid="0150c414"/>
    </style:style>
    <style:style style:name="T823" style:family="text">
      <style:text-properties officeooo:rsid="0149a1b9"/>
    </style:style>
    <style:style style:name="T824" style:family="text">
      <style:text-properties officeooo:rsid="014bbbe6"/>
    </style:style>
    <style:style style:name="T825" style:family="text">
      <style:text-properties officeooo:rsid="00f23a2d"/>
    </style:style>
    <style:style style:name="T826" style:family="text">
      <style:text-properties officeooo:rsid="0152cb18"/>
    </style:style>
    <style:style style:name="T827" style:family="text">
      <style:text-properties officeooo:rsid="01544dfc"/>
    </style:style>
    <style:style style:name="T828" style:family="text">
      <style:text-properties officeooo:rsid="01501233"/>
    </style:style>
    <style:style style:name="T829" style:family="text">
      <style:text-properties officeooo:rsid="015413a9"/>
    </style:style>
    <style:style style:name="T830" style:family="text">
      <style:text-properties officeooo:rsid="015ff1a4"/>
    </style:style>
    <style:style style:name="T831" style:family="text">
      <style:text-properties officeooo:rsid="016f0534"/>
    </style:style>
    <style:style style:name="T832" style:family="text">
      <style:text-properties officeooo:rsid="0126bf54"/>
    </style:style>
    <style:style style:name="T833" style:family="text">
      <style:text-properties officeooo:rsid="01270998"/>
    </style:style>
    <style:style style:name="T834" style:family="text">
      <style:text-properties officeooo:rsid="0127f387"/>
    </style:style>
    <style:style style:name="T835" style:family="text">
      <style:text-properties officeooo:rsid="012a9ce6"/>
    </style:style>
    <style:style style:name="T836" style:family="text">
      <style:text-properties officeooo:rsid="012c9651"/>
    </style:style>
    <style:style style:name="T837" style:family="text">
      <style:text-properties officeooo:rsid="012e4d43"/>
    </style:style>
    <style:style style:name="T838" style:family="text">
      <style:text-properties officeooo:rsid="012fedb3"/>
    </style:style>
    <style:style style:name="T839" style:family="text">
      <style:text-properties officeooo:rsid="01307081"/>
    </style:style>
    <style:style style:name="T840" style:family="text">
      <style:text-properties officeooo:rsid="0132f0c8"/>
    </style:style>
    <style:style style:name="T841" style:family="text">
      <style:text-properties officeooo:rsid="0135aad6"/>
    </style:style>
    <style:style style:name="T842" style:family="text">
      <style:text-properties officeooo:rsid="0137a3d9"/>
    </style:style>
    <style:style style:name="T843" style:family="text">
      <style:text-properties officeooo:rsid="013907cc"/>
    </style:style>
    <style:style style:name="T844" style:family="text">
      <style:text-properties officeooo:rsid="013af327"/>
    </style:style>
    <style:style style:name="T845" style:family="text">
      <style:text-properties officeooo:rsid="013efcba"/>
    </style:style>
    <style:style style:name="T846" style:family="text">
      <style:text-properties officeooo:rsid="0140e2a9"/>
    </style:style>
    <style:style style:name="T847" style:family="text">
      <style:text-properties officeooo:rsid="0142359f"/>
    </style:style>
    <style:style style:name="T848" style:family="text">
      <style:text-properties officeooo:rsid="0143eb52"/>
    </style:style>
    <style:style style:name="T849" style:family="text">
      <style:text-properties officeooo:rsid="0144c09a"/>
    </style:style>
    <style:style style:name="T850" style:family="text">
      <style:text-properties officeooo:rsid="0145543b"/>
    </style:style>
    <style:style style:name="T851" style:family="text">
      <style:text-properties officeooo:rsid="014735a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21"><text:span text:style-name="T11">D</text:span><text:span text:style-name="T458">ominica </text:span><text:span text:style-name="T12">R</text:span><text:span text:style-name="T459">esurrection</text:span><text:span text:style-name="T460">is</text:span></text:p>
            <text:p text:style-name="P23"><draw:frame draw:style-name="fr2" draw:name="Obrázek1" text:anchor-type="char" svg:x="6.729cm" svg:y="0.085cm" svg:width="5.045cm" svg:height="0.977cm" draw:z-index="1"><draw:image xlink:href="Pictures/1000D9C800001619000004479F6E61981687BC91.emf" xlink:type="simple" xlink:show="embed" xlink:actuate="onLoad" draw:mime-type="image/x-emf"/><draw:image xlink:href="Pictures/10000001000000D6000000296F455FFE6B3C8CA9.png" xlink:type="simple" xlink:show="embed" xlink:actuate="onLoad" draw:mime-type="image/png"/></draw:frame></text:p>
            <text:p text:style-name="P27"/>
          </table:table-cell>
          <table:covered-table-cell/>
        </table:table-row>
        <table:table-row table:style-name="Tabulka1.1">
          <table:table-cell table:style-name="Tabulka1.A1" office:value-type="string">
            <text:p text:style-name="P32">In I. Nocturno</text:p>
            <text:p text:style-name="P34">De Epístola beáti Pauli Apóstoli ad Romános.</text:p>
            <text:p text:style-name="P37">Lectio j. <text:span text:style-name="T724">Cap. </text:span><text:span text:style-name="T728">6</text:span><text:span text:style-name="T724">.</text:span></text:p>
            <text:p text:style-name="P142"><text:span text:style-name="T609">Qui</text:span> mórtui sumus peccáto, quómodo adhuc vivémus in illo? An ignorátis quia quicúmque baptizáti sumus in Christo Jesu, in morte ipsíus baptizáti sumus? Consepúlti enim sumus cum illo per baptísmum in mortem: ut quomodo Christus surréxit a m<text:span text:style-name="T839">ó</text:span>rtuis per glóriam Patris, ita et nos in novitáte vitæ ambulémus. </text:p>
            <text:p text:style-name="P142"/>
          </table:table-cell>
          <table:table-cell table:style-name="Tabulka1.A1" office:value-type="string">
            <text:p text:style-name="P2"/>
            <text:p text:style-name="P2"/>
            <text:p text:style-name="P2"/>
            <text:p text:style-name="P163"><text:span text:style-name="T672">Hříchu </text:span><text:span text:style-name="T307">jsme přece zemřeli, jak bychom v něm mohli </text:span><text:span text:style-name="T337">ještě</text:span><text:span text:style-name="T307"> žít? Nevíte snad, že všichni, kteří jsme </text:span><text:span text:style-name="T349">byli </text:span><text:span text:style-name="T307">pokřtěni v Krista Ježíše, byli jsme pokřtěni v jeho smrt? Byli jsme tedy křtem spolu s ním pohřbeni ve smrt, abychom, </text:span><text:span text:style-name="T350">tak </text:span><text:span text:style-name="T307">jako Kristus byl vzkříšen z mrtvých sl</text:span><text:span text:style-name="T350">á</text:span><text:span text:style-name="T307">vou svého Otce, </text:span><text:span text:style-name="T308">také</text:span><text:span text:style-name="T307"> my vstoupili na cestu nového života. </text:span></text:p>
          </table:table-cell>
        </table:table-row>
        <table:table-row table:style-name="Tabulka1.1">
          <table:table-cell table:style-name="Tabulka1.A1" office:value-type="string">
            <text:p text:style-name="P37">Lectio ij.</text:p>
            <text:p text:style-name="P204"><text:span text:style-name="T609">Si</text:span> enim complantáti facti sumus similitúdini mortis ejus: simul et r<text:span text:style-name="T727">esurrectiónis érimus. Hoc sciéntes, quia vetus homo noster simul crucifíxus est, ut destruátur corpus peccáti, et ultra non serviámus peccáto. Qui enim mórtuus est, justificátus est a peccáto.</text:span></text:p>
            <text:p text:style-name="P67"/>
          </table:table-cell>
          <table:table-cell table:style-name="Tabulka1.A1" office:value-type="string">
            <text:p text:style-name="P5"/>
            <text:p text:style-name="P171"><text:span text:style-name="T673">Jestliže </text:span><text:span text:style-name="T309">jsme s ním sjednoceni, </text:span><text:span text:style-name="T308">neboť</text:span><text:span text:style-name="T309"> máme účast na jeho smrti, budeme mít účast i na jeho zmrt</text:span><text:span text:style-name="T308">­</text:span><text:span text:style-name="T309">výchvstání. Víme přece, že starý člověk v nás byl spolu s ním ukřižován, aby tělo ovládané hříchem bylo zbaveno moci a my </text:span><text:span text:style-name="T310">jsme </text:span><text:span text:style-name="T309">už hříchu neotročili. Vždyť ten, kdo zemřel, je vysvobozen z moci hřích</text:span><text:span text:style-name="T310">u</text:span><text:span text:style-name="T309">. </text:span></text:p>
          </table:table-cell>
        </table:table-row>
        <table:table-row table:style-name="Tabulka1.1">
          <table:table-cell table:style-name="Tabulka1.A1" office:value-type="string">
            <text:p text:style-name="P37">Lectio iij.</text:p>
            <text:p text:style-name="P204"><text:span text:style-name="T609">Si</text:span> autem mórtui sumus cum Christo: crédimus quia simul étiam vivémus cum Christo: sciéntes quod Christus resúrgens ex mórtuis jam non móritur, mors illi ultra non dominábitur. Quod enim mórtuus est peccáto, mórtuus est semel: quod autem vivit, vivit Deo. </text:p>
            <text:p text:style-name="P14"/>
          </table:table-cell>
          <table:table-cell table:style-name="Tabulka1.A1" office:value-type="string">
            <text:p text:style-name="P5"/>
            <text:p text:style-name="P172"><text:span text:style-name="T673">Jestliže</text:span><text:span text:style-name="T309"> jsme spolu s Kristem zemřeli, věříme, že spolu s ním budeme také žít. Vždyť víme, že Kristus, když byl vzkříšen z mrtvých, už neumírá, smrt nad ním už ne</text:span><text:span text:style-name="T337">má moc</text:span><text:span text:style-name="T309">. Když zemřel, zemřel hříchu jednou provždy, když nyní žije, žije Bohu. </text:span></text:p>
          </table:table-cell>
        </table:table-row>
        <table:table-row table:style-name="Tabulka1.1">
          <table:table-cell table:style-name="Tabulka1.A1" office:value-type="string">
            <text:p text:style-name="P37">Lectio i<text:span text:style-name="T725">v</text:span>.</text:p>
            <text:p text:style-name="P204"><text:span text:style-name="T609">Ita</text:span> et vos existimáte, vos mórtuos quidem esse peccáto, vivéntes autem Deo, in Christo Jesu Dómino nostro. Non ergo regnet peccátum in vestro mortáli córpore ut obediátis concupiscéntiis ejus. Sed neque exhibeátis membra vestra arma iniquitátis peccáto: sed exhibéte vos Deo, tamquam ex mórtuis vivéntes: et membra vestra arma justítiae Deo. </text:p>
            <text:p text:style-name="P14"/>
          </table:table-cell>
          <table:table-cell table:style-name="Tabulka1.A1" office:value-type="string">
            <text:p text:style-name="P5"/>
            <text:p text:style-name="P235"><text:span text:style-name="T609">Tak</text:span> i vy počítejte s tím, že jste mrtvi hříchu, ale živi Bohu v Kristu Ježíši. Nechť tedy hřích neovládá vaše smrtelné tělo, abyste <text:span text:style-name="T729">ne</text:span>poslouchali <text:span text:style-name="T729">všech jeho žádostivostí. Avšak</text:span> ani nepropůjčujte hříchu své tělo za nástroj nepravosti, ale jako ti, kteří byli vyvedeni ze smrti do života, propůjčujte sami sebe a své tělo Bohu za nástroj spravedlnosti. <text:s/></text:p>
            <text:p text:style-name="P3"><text:span text:style-name="T726">(</text:span><text:span text:style-name="T199">Č</text:span><text:span text:style-name="T200">EP</text:span><text:span text:style-name="T54">, </text:span><text:span text:style-name="T55">upraveno</text:span><text:span text:style-name="T73">)</text:span></text:p>
          </table:table-cell>
        </table:table-row>
        <table:table-row table:style-name="Tabulka1.1">
          <table:table-cell table:style-name="Tabulka1.A1" office:value-type="string">
            <text:p text:style-name="P86">In II. Nocturno</text:p>
            <text:p text:style-name="P74">Sermo sancti Gregórii Nazianzéni.</text:p>
            <text:p text:style-name="P81">Serm. 1. et 2. de Paschate.</text:p>
            <text:p text:style-name="P94"><text:bookmark-start text:name="__DdeLink__2400_16731447091131111111112"/><text:span text:style-name="T3">Lectio</text:span><text:bookmark-end text:name="__DdeLink__2400_16731447091131111111112"/><text:span text:style-name="T3"> v. </text:span></text:p>
            <text:p text:style-name="P217"><text:span text:style-name="T609">Pascha</text:span> Dómini, Pascha, iterúmque Pascha dicam in honórem Trinitátis. Hæc nobis festivitátum festívitas, et celebritátum celébritas, tanto céteris ómnibus non solum humánis et humi defíxis, sed iis etiam, quæ ipsíus Christi <text:soft-page-break/>sunt, ac propter ipsum celebrántur, supérior, quanto sol stellas antecéllit. Heri agnus mactabátur, et postes ungebántur, luxítque primogénita Ægyptus, ac nos exterminátor prætériit (signáculum quippe terróri ipsi ac veneratióni fuit) pretiosóque sánguine protécti sumus.</text:p>
            <text:p text:style-name="P96"/>
          </table:table-cell>
          <table:table-cell table:style-name="Tabulka1.A1" office:value-type="string">
            <text:p text:style-name="P102"/>
            <text:p text:style-name="P102"/>
            <text:p text:style-name="P102"/>
            <text:p text:style-name="P102"/>
            <text:p text:style-name="P269"><text:span text:style-name="T610">Pánova</text:span><text:span text:style-name="T220"> Pascha!</text:span> <text:span text:style-name="T220">Pascha! </text:span><text:span text:style-name="T840">A ještě jednou</text:span><text:span text:style-name="T220"> k poctě svaté Trojice </text:span><text:span text:style-name="T840">volám</text:span><text:span text:style-name="T220">, Pascha! Tato slavnost všech slavností a oslava všech oslav pro nás i všechny ostatní, nejen </text:span><text:span text:style-name="T840">pro </text:span><text:span text:style-name="T220">lidi a všechny, k</text:span><text:span text:style-name="T840">teří</text:span><text:span text:style-name="T220"> žijí na zemi, ale i pro ty, kteří jsou již </text:span><text:soft-page-break/><text:span text:style-name="T220">Kristovi, tolikrát převyšuje ostatní slavnosti, kolikrát slunce svou září převyšuje hvězdy. Včera byl zabit beránek a </text:span><text:span text:style-name="T49">jeho krví</text:span><text:span text:style-name="T220"> byly pomazány veřeje dveří, Egypt oplakal své prvorozené, ale nás anděl smrti přešel (toto znamení totiž bylo i pro něj znamením bázně a úcty), neboť jsme ochráněni drahou krví </text:span><text:span text:style-name="T50">beránkovou</text:span><text:span text:style-name="T220">. </text:span></text:p>
          </table:table-cell>
        </table:table-row>
        <table:table-row table:style-name="Tabulka1.1">
          <table:table-cell table:style-name="Tabulka1.A1" office:value-type="string">
            <text:p text:style-name="P53">Lectio vj.</text:p>
            <text:p text:style-name="P154"><text:span text:style-name="T609">Hódie</text:span> Ægyptum omníno fúgimus, et amaruléntum illum dóminum Pharaónem, et acérbos præféctos: ac luto et láterum confectióne liberáti sumus: nec quisquam est qui nos Dómino Deo nostro éxitus festum celebráre prohíbeat, et quidem celebráre, non in ferménto véteri malítiæ et nequítiæ, sed in ázymis sinceritátis et veritátis: nihil Ægyptíaci atque ímpii ferménti nobíscum feréntes. Heri cum Christo in Crucem agébar, hodie simul gloríficor. Heri commoriébar, hodie simul vivíficor. Heri consepeliébar, hodie simul resúrgo.</text:p>
            <text:p text:style-name="P79"/>
          </table:table-cell>
          <table:table-cell table:style-name="Tabulka1.A1" office:value-type="string">
            <text:p text:style-name="P102"/>
            <text:p text:style-name="P173"><text:span text:style-name="T618">Dnes</text:span><text:span text:style-name="T484"> nadobro opouštíme Egypt a krutého toho pána Faraóna spolu s jeho nelítostnými správci. Jsme osvobozeni od bláta a výroby cihel a není zde nikdo, kdo by nám bránil oslavovat </text:span><text:span text:style-name="T485">svátek odchodu </text:span><text:span text:style-name="T484">Pána našeho Boha. Oslavujeme jej tedy, ne však kvas</text:span><text:span text:style-name="T486">em</text:span><text:span text:style-name="T484"> staré špatnosti a nepravost</text:span><text:span text:style-name="T501">i</text:span><text:span text:style-name="T484">, ale nekvašeným chlebem upřímnosti a pravdy, a nenosme si s sebou ani špetku egyptského a bezbožného kvasu. Včera jsem byl spolu s Kristem veden na Kříž, dnes jsem spolu s ním vzkříšen z mrtvých. Včera jsem byl spolu s ním pohřben, dnes spolu s ním také vst</text:span><text:span text:style-name="T501">ávám</text:span><text:span text:style-name="T484"> z mrtvých. </text:span></text:p>
          </table:table-cell>
        </table:table-row>
        <table:table-row table:style-name="Tabulka1.1">
          <table:table-cell table:style-name="Tabulka1.A1" office:value-type="string">
            <text:p text:style-name="P53">Lectio vij.</text:p>
            <text:p text:style-name="P157"><text:span text:style-name="T609">At</text:span> vero ei, qui pro nobis passus est ac resurréxit, munera offerámus, nosmetípsos offerámus, hoc est opes Deo charíssimas, maximéque congruéntes. Imáginis decus imágini reddámus, dignitátem nostram agnoscámus, exémplar nostrum honóre prosequámur, mystérii vim intelligámus, et pro quo Christus morte functus est. Simus ut Christus, quoniam Christus quoque sicut nos: efficiámur dii propter ipsum, quóniam ipse quoque propter nos homo.</text:p>
            <text:p text:style-name="P99"/>
          </table:table-cell>
          <table:table-cell table:style-name="Tabulka1.A1" office:value-type="string">
            <text:p text:style-name="P102"/>
            <text:p text:style-name="P173"><text:span text:style-name="T616">P</text:span><text:span text:style-name="T617">ráv</text:span><text:span text:style-name="T616">em</text:span><text:span text:style-name="T472"> tedy tomu, jenž byl pro nás umučen a vstal z mrtvých, obětujeme dary, obětujeme</text:span><text:span text:style-name="T473"> totiž</text:span><text:span text:style-name="T472"> sami sebe </text:span><text:span text:style-name="T473">jako</text:span><text:span text:style-name="T472"> </text:span><text:span text:style-name="T501">oběti</text:span><text:span text:style-name="T472"> Bo</text:span><text:span text:style-name="T474">hu </text:span><text:span text:style-name="T472">nejdražší, což jest nanejvýš </text:span><text:span text:style-name="T475">příh</text:span><text:span text:style-name="T472">odné. </text:span><text:span text:style-name="T475">Vznešenost</text:span><text:span text:style-name="T472"> obrazu </text:span><text:span text:style-name="T476">na</text:span><text:span text:style-name="T472">vracíme </text:span><text:span text:style-name="T474">svému</text:span><text:span text:style-name="T472"> předobrazu, </text:span><text:span text:style-name="T473">uvědomujme si</text:span><text:span text:style-name="T472"> svou důstojnost a následujme </text:span><text:span text:style-name="T476">svůj</text:span><text:span text:style-name="T472"> příklad ve cti, poznáv</text:span><text:span text:style-name="T501">ej</text:span><text:span text:style-name="T472">me sílu tajemství, </text:span><text:span text:style-name="T501">též i</text:span><text:span text:style-name="T472"> pro </text:span><text:span text:style-name="T485">koho</text:span><text:span text:style-name="T472"> Kristus prošel smrtí. Buďme jako Kristus, neboť Kristus </text:span><text:span text:style-name="T473">byl</text:span><text:span text:style-name="T472"> také jako my. </text:span><text:span text:style-name="T485">Díky</text:span><text:span text:style-name="T472"> němu </text:span><text:span text:style-name="T485">j</text:span><text:span text:style-name="T472">sme </text:span><text:span text:style-name="T485">byli </text:span><text:span text:style-name="T472">učiněni bohy, neboť on sám se kvůli nám stal člověkem.</text:span></text:p>
          </table:table-cell>
        </table:table-row>
        <table:table-row table:style-name="Tabulka1.1">
          <table:table-cell table:style-name="Tabulka1.A1" office:value-type="string">
            <text:p text:style-name="P53">Lectio viij.</text:p>
            <text:p text:style-name="P157"><text:span text:style-name="T609">Assúmpsit</text:span> quod detérius erat, ut det quod præstántius est; mendícus factus est, ut nos illíus mendicitáte ditámur: servi formam suscépit, ut nos in libertátem asserámur. Descéndit, ut evehámur: tentátus est, ut vincámus: contémptus est, ut nos glória affíciat: mórtuus est, ut salútem nobis áfferat: ascéndit, ut eos, qui in peccáti lapsu jacébant, ad seípsum trahat. Omnia quíspiam donet, ómnia ei, qui seipsum redemptiónis pretium pro nobis ac culpæ nostræ succidáneum dedit, ófferat.</text:p>
            <text:p text:style-name="P79"/>
          </table:table-cell>
          <table:table-cell table:style-name="Tabulka1.A1" office:value-type="string">
            <text:p text:style-name="P102"/>
            <text:p text:style-name="P270"><text:span text:style-name="T611">Vzal</text:span><text:span text:style-name="T221"> to, co bylo podřadné, aby to pozdvihl. Stal se žebrákem, aby nás svou chudobou obohatil. Přijal podobu služebníka, aby nás upevnil ve svobodě. Sestoupil, abychom my mohli být povzneseni, byl pokoušen, abychom my zvítězili, byl potupen, aby nám získal slávu, zemřel, aby nám přinesl spásu, vystoupil na nebesa, aby ty, kteří upadli do hříchu, přitáhl k sobě. Všechno, co máme, mu dejme, obětujme všechno tomu, který sám sebe dal jako cenu za nás a výkupnou oběť za naše hříchy.</text:span></text:p>
          </table:table-cell>
        </table:table-row>
        <table:table-row table:style-name="Tabulka1.1">
          <table:table-cell table:style-name="Tabulka1.A1" office:value-type="string">
            <text:p text:style-name="P86">In III. Nocturno</text:p>
            <text:p text:style-name="P27"><text:span text:style-name="T164">Léctio sancti Evangélii secúndum </text:span><text:span text:style-name="T176">Marcum</text:span><text:span text:style-name="T164">.</text:span><text:span text:style-name="T16"> </text:span></text:p>
            <text:p text:style-name="P56">Lectio ix. Cap. <text:span text:style-name="T219">16</text:span>.</text:p>
            <text:p text:style-name="P220"><text:span text:style-name="T609">In</text:span> illo témpore: María Magdaléne, et María Jacóbi, et Salóme emérunt arómata ut veniéntes úngerent Jesum. Et réliqua.</text:p>
            <text:p text:style-name="P106"/>
            <text:p text:style-name="P107"><text:soft-page-break/>Homilía sancti Gregórii Papæ.</text:p>
            <text:p text:style-name="P59">Homil. 21. in Evangelia.</text:p>
            <text:p text:style-name="P222"><text:span text:style-name="T609">Audístis</text:span>, fratres charíssimi, quod sanctæ mulíeres, quæ Dóminum fúerant secútæ, cum aromátibus ad monuméntum venérunt, et ei, quem vivéntem diléxerant, étiam mórtuo, stúdio humanitátis obsequúntur. Sed res gesta, áliquid in sancta Ecclésia signat geréndum. Sic quippe necésse est ut audiámus quæ facta sunt, quátenus cogitémus étiam quæ nobis sint ex eórum imitatióne faciénda.</text:p>
            <text:p text:style-name="P106"/>
          </table:table-cell>
          <table:table-cell table:style-name="Tabulka1.A1" office:value-type="string">
            <text:p text:style-name="P102"/>
            <text:p text:style-name="P102"/>
            <text:p text:style-name="P102"/>
            <text:p text:style-name="P286"><text:span text:style-name="T613">Z</text:span><text:span text:style-name="T612">a</text:span><text:span text:style-name="T461"> onoho času, </text:span><text:span text:style-name="T463">Maria Magdaléna a Maria matka Jákobova a Salome </text:span><text:span text:style-name="T468">na</text:span><text:span text:style-name="T463">koupil</text:span><text:span text:style-name="T468">y</text:span><text:span text:style-name="T463"> </text:span><text:span text:style-name="T464">vonné </text:span><text:span text:style-name="T463">masti, </text:span><text:span text:style-name="T468">aby mohly přijít a </text:span><text:span text:style-name="T463">pomazat Ježíše</text:span><text:span text:style-name="T465">.</text:span><text:span text:style-name="T466"> A ostatní.</text:span></text:p>
            <text:p text:style-name="P102"/>
            <text:p text:style-name="P102"><text:soft-page-break/></text:p>
            <text:p text:style-name="P102"/>
            <text:p text:style-name="P273"><text:span text:style-name="T609">Slyšeli</text:span> jste, nejdražší bratři, že svaté ženy, jež Pána následovaly, přicházely s vonnými mastmi ke hrobu, a tomu, jejž za života milovaly, i ve smrti chtěl<text:span text:style-name="T723">y</text:span> prokázat poslední službu lidsko<text:span text:style-name="T811">sti</text:span>. Avšak tento skutek ukazuje <text:span text:style-name="T841">něco</text:span>, <text:span text:style-name="T841">co by se též </text:span>v Církvi svaté mělo <text:span text:style-name="T841">vykonávat</text:span>. Proto je tedy nezbytné, abychom si poslechli, co se vlastně stalo, abychom se mohli zamyslet, co i my máme podle jejich příkladu dělat. </text:p>
          </table:table-cell>
        </table:table-row>
        <table:table-row table:style-name="Tabulka1.1">
          <table:table-cell table:style-name="Tabulka1.A1" office:value-type="string">
            <text:p text:style-name="P56">Lectio x.</text:p>
            <text:p text:style-name="P225"><text:span text:style-name="T609">Et</text:span> nos ergo in eum, qui est mórtuus, credéntes, si odóre virtútum reférti, cum opinióne bonórum óperum Dóminum quærimus, ad monuméntum profécto illíus cum aromátibus vénimus. Illæ autem muliéres Angelos vident, quæ cum aromátibus venérunt: quia vidélicet illæ mentes supérnos cives aspíciunt, quæ cum virtútum odóribus ad Dóminum per sancta desidéria proficiscúntur.</text:p>
            <text:p text:style-name="P106"/>
          </table:table-cell>
          <table:table-cell table:style-name="Tabulka1.A1" office:value-type="string">
            <text:p text:style-name="P102"/>
            <text:p text:style-name="P276"><text:span text:style-name="T646">Tak</text:span><text:span text:style-name="T222"> tedy i my, kteří věříme v toho, jenž zemřel, </text:span><text:s/><text:span text:style-name="T222">pokud hledáme Pána vybaveni libou vůní ctností a pověstí dobrých skutků, přicházíme </text:span><text:span text:style-name="T843">tedy </text:span><text:span text:style-name="T222">k jeho hrobu s vonnými mastmi. Ony ženy, které přicházely s vonnými mastmi, však uviděly Anděly, neboť mysli, k</text:span><text:span text:style-name="T841">teré</text:span><text:span text:style-name="T222"> s</text:span><text:span text:style-name="T51"> </text:span><text:span text:style-name="T222">libou vůní ctností </text:span><text:span text:style-name="T841">při</text:span><text:span text:style-name="T222">cháze</text:span><text:span text:style-name="T841">jí</text:span><text:span text:style-name="T222"> k Pánu, vedeny svatými úmysly, moh</text:span><text:span text:style-name="T842">ou</text:span><text:span text:style-name="T222"> </text:span><text:span text:style-name="T843">uvi</text:span><text:span text:style-name="T222">dět i nebešťany. </text:span></text:p>
          </table:table-cell>
        </table:table-row>
        <table:table-row table:style-name="Tabulka1.1">
          <table:table-cell table:style-name="Tabulka1.A1" office:value-type="string">
            <text:p text:style-name="P56">Lectio xj.</text:p>
            <text:p text:style-name="P228"><text:span text:style-name="T609">Notándum</text:span> vero nobis est, quidnam sit, quod in dextris sedére Angelus cérnitur. Quid namque per sinístram, nisi vita præsens: quid vero per déxteram, nisi perpétua vita designátur? Unde in Cánticis Canticórum scriptum est: Læva ejus sub cápite meo, et déxtera illíus amplexábitur me. Quia ergo Redémptor noster jam præséntis vitæ corruptiónem transíerat, recte Angelus, qui nuntiáre perénnem ejus vitam vénerat, in déxtera sedébat</text:p>
            <text:p text:style-name="P106"/>
          </table:table-cell>
          <table:table-cell table:style-name="Tabulka1.A1" office:value-type="string">
            <text:p text:style-name="P274"/>
            <text:p text:style-name="P173"><text:span text:style-name="T645">Za</text:span><text:span text:style-name="T581"> zmínku nám zajisté stojí, co vlastně mělo znamenat, když </text:span><text:span text:style-name="T602">ž</text:span><text:span text:style-name="T603">eny </text:span><text:span text:style-name="T581">u</text:span><text:span text:style-name="T588">zře</text:span><text:span text:style-name="T581">ly, že</text:span><text:span text:style-name="T582"> </text:span><text:span text:style-name="T581">na pravé straně sedí Anděl. Co by měla znamenat levá strana, ne-li život přítomný, co </text:span><text:span text:style-name="T583">pak tedy</text:span><text:span text:style-name="T581"> pravá strana, ne-li život věčný? Proto je i v Písni písní psáno: „Levice jeho </text:span><text:span text:style-name="T603">je </text:span><text:span text:style-name="T581">pod mou hlavou, pravice jeho mne objímá.“ Neboť náš Spasitel si již prošel porušením života přítomného, správně Anděl, který přišel zvěstovat věčný život Kristův, seděl na pravé straně. </text:span></text:p>
          </table:table-cell>
        </table:table-row>
        <table:table-row table:style-name="Tabulka1.1">
          <table:table-cell table:style-name="Tabulka1.A1" office:value-type="string">
            <text:p text:style-name="P56">Lectio xij.</text:p>
            <text:p text:style-name="P231"><text:span text:style-name="T609">Qui</text:span> stola cándida coopértus appáruit: quia festivitátis nostræ gáudia nuntiávit. Candor étenim vestis splendórem nostræ denúntiat solemnitátis. Nostræ dicámus, an suæ? Sed ut fateámur vérius, et suæ dicámus, et nostræ. Illa quippe Redemptóris nostri Resurréctio, et nostra festívitas fuit, quia nos ad immortalitátem redúxit: et Angelórum festívitas éxtitit, quia nos revocándo ad cœléstia, eorum númerum implévit.</text:p>
            <text:p text:style-name="P106"/>
          </table:table-cell>
          <table:table-cell table:style-name="Tabulka1.A1" office:value-type="string">
            <text:p text:style-name="P102"/>
            <text:p text:style-name="P277"><text:span text:style-name="T647">Anděl</text:span> se zjevil v bílém rouchu: neboť nám zvěstoval radost z naší oslavy. Bílá barva oděvu totiž <text:span text:style-name="T223">ukazuje</text:span> záři naší slavnost<text:span text:style-name="T843">nost</text:span>i. Máme však říci naší, nebo <text:span text:style-name="T223">spíše </text:span>Jeho? Abychom <text:span text:style-name="T223">tedy </text:span>mluvili správ<text:span text:style-name="T811">­</text:span>něji, měli bychom říci Jeho i naší. Toto zmrtvých<text:span text:style-name="T811">­</text:span>vstání našeho Spasitele bylo <text:span text:style-name="T843">i </text:span>naš<text:span text:style-name="T843">í</text:span> oslavou, neboť nám navrátilo naši nesmrtelnost. Ukázalo se <text:span text:style-name="T843">však </text:span>býti i oslavou <text:span text:style-name="T723">A</text:span>ndělů, neboť nás znovu povolalo do nebeské říše a rozmnožilo <text:span text:style-name="T223">tak </text:span>jejich řady. </text:p>
          </table:table-cell>
        </table:table-row>
        <table:table-row table:style-name="Tabulka1.1">
          <table:table-cell table:style-name="Tabulka1.A1" table:number-columns-spanned="2" office:value-type="string">
            <text:p text:style-name="P27"><text:span text:style-name="T5">D</text:span><text:span text:style-name="T446">ominica </text:span><text:span text:style-name="T447">in</text:span><text:span text:style-name="T446"> </text:span><text:span text:style-name="T4">A</text:span><text:span text:style-name="T447">lbis</text:span></text:p>
          </table:table-cell>
          <table:covered-table-cell/>
        </table:table-row>
        <table:table-row table:style-name="Tabulka1.1">
          <table:table-cell table:style-name="Tabulka1.A1" office:value-type="string">
            <text:p text:style-name="P32">In I. Nocturno</text:p>
            <text:p text:style-name="P34">De Epístola beáti Pauli Apóstoli ad Colossénses.</text:p>
            <text:p text:style-name="P37">Lectio j. <text:span text:style-name="T724">Cap. 3.</text:span></text:p>
            <text:p text:style-name="P142"><text:soft-page-break/><text:span text:style-name="T609">Si</text:span> consurrexístis cum Christo: quæ sursum sunt quærite, ubi Christus est in déxtera Dei sedens: quæ sursum sunt sápite, non quæ super terram. Mórtui enim estis, et vita vestra est abscóndita cum Christo in Deo. Cum Christus apparúerit, vita vestra: tunc et vos apparébitis cum ipso in glória. </text:p>
            <text:p text:style-name="P142"/>
          </table:table-cell>
          <table:table-cell table:style-name="Tabulka1.A1" office:value-type="string">
            <text:p text:style-name="P2"/>
            <text:p text:style-name="P2"/>
            <text:p text:style-name="P2"/>
            <text:p text:style-name="P238"><text:soft-page-break/><text:span text:style-name="T609">Protože</text:span> jste byli <text:span text:style-name="T729">spolu </text:span>s Kristem vzkříšeni, hledejte to, co je nad vámi, kde Kristus sedí na pravici Boží. <text:span text:style-name="T729">Poznávejte, co je nahoře </text:span><text:span text:style-name="T56">v nebi</text:span>, ne <text:span text:style-name="T729">to, co je na zemi</text:span>. Zemřeli jste <text:span text:style-name="T729">totiž, </text:span>a váš život je skryt spolu s Kristem v Bohu. Ale až se ukáže Kristus, váš život, tehdy i vy se <text:span text:style-name="T730">spolu </text:span>s ním ukážete v slávě. <text:s/></text:p>
          </table:table-cell>
        </table:table-row>
        <table:table-row table:style-name="Tabulka1.1">
          <table:table-cell table:style-name="Tabulka1.A1" office:value-type="string">
            <text:p text:style-name="P37">Lectio ij.</text:p>
            <text:p text:style-name="P204"><text:span text:style-name="T609">Mortificáte</text:span> ergo membra vestra, quæ sunt super terram: fornicatiónem, immundítiam, libídinem, concupiscéntiam malam, et avarítiam, quæ est simulacrórum sérvitus: propter quæ venit ira Dei super fílios incredulitátis: in quibus et vos ambulástis aliquándo, cum viverétis in illis. Nunc autem depónite et vos ómnia: iram, indignatiónem, malítiam, blasphémiam, turpem sermónem de ore vestro. </text:p>
            <text:p text:style-name="P67"/>
          </table:table-cell>
          <table:table-cell table:style-name="Tabulka1.A1" office:value-type="string">
            <text:p text:style-name="P5"/>
            <text:p text:style-name="P240"><text:span text:style-name="T648">U</text:span><text:span text:style-name="T609">mrtvujte</text:span><text:span text:style-name="T175"> </text:span><text:span text:style-name="T202">tedy </text:span>své ú<text:span text:style-name="T730">dy, které jsou na zemi</text:span>: smilstvo, necudnost, vášeň, zlou touhu a hrabivost, která je modloslužbou. Pro takové věci přichází Boží hněv <text:span text:style-name="T730">na nevěrné syny. </text:span>I vy jste dříve tak žili, <text:span text:style-name="T730">když byly součástí vašeho života</text:span>. <text:span text:style-name="T730">A</text:span>le nyní <text:span text:style-name="T730">také vy</text:span> odhoďte to<text:span text:style-name="T730">to</text:span> všecko: hněv, <text:span text:style-name="T730">prchlivost, zlobu</text:span>, rouhání, po<text:span text:style-name="T730">tupné řeči</text:span> z<text:span text:style-name="T730">e</text:span> <text:span text:style-name="T730">svých </text:span>úst. </text:p>
          </table:table-cell>
        </table:table-row>
        <table:table-row table:style-name="Tabulka1.1">
          <table:table-cell table:style-name="Tabulka1.A1" office:value-type="string">
            <text:p text:style-name="P37">Lectio iij.</text:p>
            <text:p text:style-name="P204"><text:span text:style-name="T609">Nolíte</text:span> mentíri ínvicem expoliántes vos véterem hóminem cum áctibus suis, et induéntes novum eum, qui renovátur in agnitiónem secúndum imáginem ejus, qui creávit illum. Ubi non est Gentílis, et Judæus, circumcísio, et præpútium, Bárbarus, et Scytha, servus, et liber: sed ómnia, et in ómnibus Christus. Indúite vos ergo sicut elécti Dei, sancti, et dilécti, víscera misericórdiæ, benignitátem, humilitátem, modéstiam, patiéntiam: supportántes invicem, et donántes vobismetípsis, si quis advérsus áliquem habet querélam: sicut et Dóminus donávit vobis, ita et vos. </text:p>
            <text:p text:style-name="P14"/>
          </table:table-cell>
          <table:table-cell table:style-name="Tabulka1.A1" office:value-type="string">
            <text:p text:style-name="P5"/>
            <text:p text:style-name="P241"><text:span text:style-name="T609">Neobelhávejte</text:span> jeden druhého, svlečte ze sebe starého člověka i s jeho skutky a oblečte č<text:span text:style-name="T730">lověka </text:span>nového, který dochází pravého poznání, když <text:span text:style-name="T730">j</text:span>e obnov<text:span text:style-name="T730">en</text:span> podle obrazu <text:span text:style-name="T730">toho, který ho stvořil</text:span>. Potom už není <text:span text:style-name="T730">Pohan </text:span>a Žid, obřezaný a neobřezaný, <text:span text:style-name="T730">B</text:span>arbar, <text:span text:style-name="T730">Skyth</text:span>, otrok a svobodný: ale všechno a ve všech Kristus. Jako vyvolení Boží, svatí a milovaní, oblečte <text:span text:style-name="T730">si tedy </text:span>milosrdný soucit, dobrotu, <text:span text:style-name="T730">pokoru, </text:span>skromnost a trpělivost. <text:span text:style-name="T730">Podporujte </text:span>se <text:span text:style-name="T730">a </text:span>navzájem <text:span text:style-name="T730">si</text:span> odpouštějte, má-li kdo něco proti druhému. Jako <text:span text:style-name="T730">i </text:span>Pán odpustil vám, odpouštějte <text:span text:style-name="T730">si navzájem </text:span>i vy. <text:s/></text:p>
          </table:table-cell>
        </table:table-row>
        <table:table-row table:style-name="Tabulka1.1">
          <table:table-cell table:style-name="Tabulka1.A1" office:value-type="string">
            <text:p text:style-name="P37">Lectio i<text:span text:style-name="T725">v</text:span>.</text:p>
            <text:p text:style-name="P204">S<text:span text:style-name="T609">uper</text:span> ómnia autem hæc, charitátem habéte, quod est vínculum perfectiónis: et pax Christi exúltet in córdibus vestris, in qua et vocáti estis in uno córpore: et grati estóte. Verbum Christi hábitet in vobis abundánter, in omni sapiéntia, docéntes, et commonéntes vosmetípsos, psalmis, hymnis, et cánticis spirituálibus, in grátia cantántes in córdibus vestris Deo. Omne, quodcúmque fácitis in verbo aut in ópere, ómnia in nómine Dómini Jesu Christi, grátias agéntes Deo et Patri per ipsum. </text:p>
            <text:p text:style-name="P14"/>
          </table:table-cell>
          <table:table-cell table:style-name="Tabulka1.A1" office:value-type="string">
            <text:p text:style-name="P5"/>
            <text:p text:style-name="P174"><text:span text:style-name="T675">Nad</text:span><text:span text:style-name="T314"> všechny tyto věci </text:span><text:span text:style-name="T315">však mějte lásku, která </text:span><text:span text:style-name="T314">je poutem </text:span><text:span text:style-name="T315">dokonalosti. A pokoj Kristův </text:span><text:span text:style-name="T314">ať jásá ve vašich srdcích</text:span><text:span text:style-name="T315">, </text:span><text:span text:style-name="T314">neboť v něm </text:span><text:span text:style-name="T315">jste byli povoláni v jedno společné tělo. A buďte vděčn</text:span><text:span text:style-name="T338">í</text:span><text:span text:style-name="T315">. Nechť ve vás přebývá slovo Kristovo v </text:span><text:span text:style-name="T314">hojnosti</text:span><text:span text:style-name="T315">: se vší moudrostí se navzájem učte a napomínejte a </text:span><text:span text:style-name="T314">v milosti</text:span><text:span text:style-name="T315"> oslavujte Boha v</text:span><text:span text:style-name="T314">e</text:span><text:span text:style-name="T315"> </text:span><text:span text:style-name="T314">svých </text:span><text:span text:style-name="T315">srdcí</text:span><text:span text:style-name="T314">ch</text:span><text:span text:style-name="T315"> žalmy, </text:span><text:span text:style-name="T314">hymny</text:span><text:span text:style-name="T315"> a </text:span><text:span text:style-name="T314">duchovními </text:span><text:span text:style-name="T315">zpěv</text:span><text:span text:style-name="T314">y</text:span><text:span text:style-name="T315">. Všechno, cokoli mluvíte nebo děláte, čiňte ve jménu Pána Ježíše a skrze něho děkujte Bohu Otci. <text:s/></text:span></text:p>
            <text:p text:style-name="P125"><text:span text:style-name="T316">(</text:span><text:span text:style-name="T204">Č</text:span><text:span text:style-name="T205">EP</text:span><text:span text:style-name="T375">, </text:span><text:span text:style-name="T376">upraveno</text:span><text:span text:style-name="T388">)</text:span></text:p>
          </table:table-cell>
        </table:table-row>
        <table:table-row table:style-name="Tabulka1.1">
          <table:table-cell table:style-name="Tabulka1.A1" office:value-type="string">
            <text:p text:style-name="P86">In II. Nocturno</text:p>
            <text:p text:style-name="P74">Sermo sancti Ambrósii Epíscopi.</text:p>
            <text:p text:style-name="P81">Serm. 52. in Ps. 117. de die S. Paschæ.</text:p>
            <text:p text:style-name="P94"><text:bookmark-start text:name="__DdeLink__2400_167314470911311111111121"/><text:span text:style-name="T3">Lectio</text:span><text:bookmark-end text:name="__DdeLink__2400_167314470911311111111121"/><text:span text:style-name="T3"> v. </text:span></text:p>
            <text:p text:style-name="P217"><text:soft-page-break/><text:span text:style-name="T609">Non</text:span> immérito, fratres, hodiérna die Psalmus hic légitur in quo Prophéta exultándum præcipit et lætándum. Omnes enim creatúras ad hujus diéi festivitátem David sanctus invítat. Nam in hac die per Resurrectiónem Christi aperítur tártarus: per Neóphytos Ecclésiæ innovátur terra, cœlum per Spíritum sanctum reserátur.</text:p>
            <text:p text:style-name="P96"/>
          </table:table-cell>
          <table:table-cell table:style-name="Tabulka1.A1" office:value-type="string">
            <text:p text:style-name="P102"/>
            <text:p text:style-name="P102"/>
            <text:p text:style-name="P102"/>
            <text:p text:style-name="P102"/>
            <text:p text:style-name="P164"><text:soft-page-break/><text:span text:style-name="T628">Bratři</text:span><text:span text:style-name="T527">, ne nadarmo se dnešního dne čte tento Žalm </text:span><text:span text:style-name="T592">117</text:span><text:span text:style-name="T527">, v němž Prorok přikazuje, aby</text:span><text:span text:style-name="T528">­</text:span><text:span text:style-name="T527">chom se radovali a jásali. Svatý David totiž zve všechno stvoření k </text:span><text:span text:style-name="T529">o</text:span><text:span text:style-name="T527">slav</text:span><text:span text:style-name="T529">ě</text:span><text:span text:style-name="T527"> tohoto dne. Neboť </text:span><text:span text:style-name="T547">v </text:span><text:span text:style-name="T527">tento den Krist</text:span><text:span text:style-name="T529">us s</text:span><text:span text:style-name="T527">vým Vzkříšením otevírá </text:span><text:span text:style-name="T530">podsvětí</text:span><text:span text:style-name="T527">, </text:span><text:span text:style-name="T529">N</text:span><text:span text:style-name="T527">ovokřtěnci obnovují p</text:span><text:span text:style-name="T528">ůdu</text:span><text:span text:style-name="T527"> Církve a Duch svatý nám odemyká nebe. </text:span></text:p>
          </table:table-cell>
        </table:table-row>
        <table:table-row table:style-name="Tabulka1.1">
          <table:table-cell table:style-name="Tabulka1.A1" office:value-type="string">
            <text:p text:style-name="P53">Lectio vj.</text:p>
            <text:p text:style-name="P154"><text:span text:style-name="T609">Apértus</text:span> enim tártarus reddit mórtuos, innováta terra gérminat resurgéntes, cœlum reseratum súscipit ascendéntes. Dénique ascéndit latro in paradisum, Sanctórum córpora ingrediúntur in sanctam civitátem, ad vivos mórtui revertúntur et proféctu quodam in Resurrectióne Christi ad altióra cuncta eleménta se tollunt.</text:p>
            <text:p text:style-name="P79"/>
          </table:table-cell>
          <table:table-cell table:style-name="Tabulka1.A1" office:value-type="string">
            <text:p text:style-name="P102"/>
            <text:p text:style-name="P173"><text:span text:style-name="T619">Otevřené</text:span><text:span text:style-name="T487"> </text:span><text:span text:style-name="T488">podsvětí</text:span><text:span text:style-name="T487"> totiž </text:span><text:span text:style-name="T489">na</text:span><text:span text:style-name="T487">vrací zemřelé, obnovená země rodí ty, k</text:span><text:span text:style-name="T490">teří</text:span><text:span text:style-name="T487"> </text:span><text:span text:style-name="T491">znova </text:span><text:span text:style-name="T487">povstanou, odemčené nebe přijímá ty, k</text:span><text:span text:style-name="T502">teří</text:span><text:span text:style-name="T487"> do něj v</text:span><text:span text:style-name="T489">y</text:span><text:span text:style-name="T487">stup</text:span><text:span text:style-name="T502">uj</text:span><text:span text:style-name="T487">í. Tak tedy lotr může v</text:span><text:span text:style-name="T489">y</text:span><text:span text:style-name="T487">stoupit </text:span><text:span text:style-name="T593">až </text:span><text:span text:style-name="T487">do ráje, těla Svatých </text:span><text:span text:style-name="T490">vstoupí</text:span><text:span text:style-name="T487"> do svatého města, zesnulí se navrátí k živým a všechny </text:span><text:span text:style-name="T491">živly </text:span><text:span text:style-name="T594">a celá země</text:span><text:span text:style-name="T487"> se </text:span><text:span text:style-name="T492">dle daného řádu </text:span><text:span text:style-name="T487">ve Vzkříšení Kristově povznes</text:span><text:span text:style-name="T490">ou</text:span><text:span text:style-name="T487"> k vyšším sférám.</text:span></text:p>
          </table:table-cell>
        </table:table-row>
        <table:table-row table:style-name="Tabulka1.1">
          <table:table-cell table:style-name="Tabulka1.A1" office:value-type="string">
            <text:p text:style-name="P53">Lectio vij.</text:p>
            <text:p text:style-name="P157"><text:span text:style-name="T609">Tártarus</text:span> quos habet reddit ad súperos terra quos sépelit mittit ad cœlum: cœlum quos súscipit repræséntat ad Dóminum. Et una eadémque operatióne Salvatóris passio élevat de imis, súscitat de terrénis, cóllocat in excélsis. Resurréctio enim Christi defúnctis est vita, peccatóribus vénia, Sanctis est glória. Omnem ergo creatúram ad festivitátem Resurrectiónis Christi David sanctus invítat. Ait enim exultándum in hac die quam fecit Dóminus et lætándum.</text:p>
            <text:p text:style-name="P99"/>
          </table:table-cell>
          <table:table-cell table:style-name="Tabulka1.A1" office:value-type="string">
            <text:p text:style-name="P102"/>
            <text:p text:style-name="P175"><text:span text:style-name="T616">P</text:span><text:span text:style-name="T620">o</text:span><text:span text:style-name="T621">dsvětí</text:span><text:span text:style-name="T493"> ty, které má, </text:span><text:span text:style-name="T489">na</text:span><text:span text:style-name="T493">vrátí nahoru, země ty, které pohřbila, pošle do nebe. A nebe ty, které přijme, postaví před Pána. </text:span><text:span text:style-name="T494">J</text:span><text:span text:style-name="T493">edním </text:span><text:span text:style-name="T494">a </text:span><text:span text:style-name="T493">t</text:span><text:span text:style-name="T494">ým</text:span><text:span text:style-name="T493">ž skutkem Spasitelovo utrpení pozvedá z hlubin, zdv</text:span><text:span text:style-name="T494">í</text:span><text:span text:style-name="T493">há ze země </text:span><text:span text:style-name="T491">a </text:span><text:span text:style-name="T493">přivádí na výsosti. Vzkříšení Kristovo je totiž pro zemřelé život, pro hříšníky odpuštění, pro </text:span><text:span text:style-name="T490">S</text:span><text:span text:style-name="T493">vaté sláva. </text:span><text:span text:style-name="T491">S</text:span><text:span text:style-name="T493">vatý David zve tedy </text:span><text:span text:style-name="T491">v</text:span><text:span text:style-name="T493">šechno stvoření k osla</text:span><text:span text:style-name="T494">­</text:span><text:span text:style-name="T493">vě Kristova Vzkříšení. Praví totiž, že máme jásat a radovat se v tento den, který učinil Pán.</text:span></text:p>
          </table:table-cell>
        </table:table-row>
        <table:table-row table:style-name="Tabulka1.1">
          <table:table-cell table:style-name="Tabulka1.A1" office:value-type="string">
            <text:p text:style-name="P53">Lectio viij.</text:p>
            <text:p text:style-name="P160"><text:span text:style-name="T609">Igitur</text:span>, fratres, omnes in hac die sancta exultáre debémus: nullus se a commúni lætítia peccatórum consciéntia súbtrahat, nullus a públicis votis delictórum sárcina revocétur. Etenim peccátor, in hac die de indulgéntia non debet desperáre, est enim prærogatíva non parva. Si enim latro paradísum méruit, cur non mereátur véniam Christiánus? Etsi illi Dóminus, cum crucifígitur, miserétur, multo magis huic miserébitur, cum resúrgit. Et si passiónis humílitas tantum præstitit confiténti Resurrectiónis glória quantum tríbuet deprecánti? Lárgior enim ad præstándum solet esse, sicut ipsi scitis, læta victória, quam addícta captívitas.</text:p>
            <text:p text:style-name="P160"/>
          </table:table-cell>
          <table:table-cell table:style-name="Tabulka1.A1" office:value-type="string">
            <text:p text:style-name="P102"/>
            <text:p text:style-name="P176"><text:span text:style-name="T629">Bratři</text:span><text:span text:style-name="T531">, </text:span><text:span text:style-name="T528">proto </text:span><text:span text:style-name="T531">všichni v tento svatý den musíme jásat. Nikdo ať se neodděluje od společné radosti hříšným svědomím, nikdo ať se </text:span><text:span text:style-name="T529">nezbavuje veřejných závazků zátěží hříchů. Hříšník v tento den navíc nemusí zoufat, že by se mu nedostalo odpuštění, a to není malá výsada. Pokud si t</text:span><text:span text:style-name="T528">otiž </text:span><text:span text:style-name="T529">lotr zasloužil ráj, proč by si Křesťan neměl zasloužit </text:span><text:span text:style-name="T548">smilování</text:span><text:span text:style-name="T529">? Když se Pán smiloval nad lotrem, když byl ukřižován, </text:span><text:span text:style-name="T548">tím spíše </text:span><text:span text:style-name="T529">se smiluje nad Křesťanem, když vstane z mrtvých. A pokud se pokora v utrpení <text:s/>takto smilovala nad lotrem, který Pánu důvěřoval, oč více asi udělí sláva Vzkříšení Křesťanovi, který </text:span><text:span text:style-name="T557">jej </text:span><text:span text:style-name="T529">prosí? Štědřejší ve smilování totiž obvykle bývá, jak sami víte, radostné vítězství, než přisouzené zajetí.</text:span></text:p>
          </table:table-cell>
        </table:table-row>
        <table:table-row table:style-name="Tabulka1.1">
          <table:table-cell table:style-name="Tabulka1.A1" office:value-type="string">
            <text:p text:style-name="P86">In III. Nocturno</text:p>
            <text:p text:style-name="P27"><text:span text:style-name="T164">Léctio sancti Evangélii secúndum </text:span><text:span text:style-name="T177">Joánnem</text:span><text:span text:style-name="T164">.</text:span><text:span text:style-name="T16"> </text:span></text:p>
            <text:p text:style-name="P56">Lectio ix. Cap. <text:span text:style-name="T224">20</text:span>.</text:p>
            <text:p text:style-name="P220">In illo témpore: Cum sero esset die illo, una Sabbatórum, et fores essent clausæ, ubi erant discípuli congregáti propter metum Judæórum: venit Jesus, et stetit in médio et dixit eis: Pax vobis, Et <text:soft-page-break/>réliqua.</text:p>
            <text:p text:style-name="P106"/>
            <text:p text:style-name="P107">Homilía sancti Gregórii Papæ.</text:p>
            <text:p text:style-name="P59">Homilía 2<text:span text:style-name="T225">6</text:span>. in Evangelia.</text:p>
            <text:p text:style-name="P222"><text:span text:style-name="T609">Prima</text:span> lectiónis hujus Evangélicæ quæstio ánimum pulsat: quómodo post Resurrectiónem corpus Domínicum verum fuit, quod clausis jánuis ad discípulos íngredi pótuit? Sed sciéndum nobis est, quod divína operátio si ratióne comprehénditur, non est admirábilis: nec fides habet méritum cui humána rátio præbet experiméntum.</text:p>
            <text:p text:style-name="P106"/>
          </table:table-cell>
          <table:table-cell table:style-name="Tabulka1.A1" office:value-type="string">
            <text:p text:style-name="P102"/>
            <text:p text:style-name="P102"/>
            <text:p text:style-name="P102"/>
            <text:p text:style-name="P286"><text:span text:style-name="T462">Z</text:span><text:span text:style-name="T461">a onoho času, </text:span><text:span text:style-name="T467">když bylo pozdě onoho prvního dne po sobotě a dveře byly zavřené tam, kde se učedníci shromáždili kvůli strachu ze Židů, přišel Ježíš, postavil se uprostřed nich a řekl jim „Pokoj </text:span><text:soft-page-break/><text:span text:style-name="T467">vám.“</text:span><text:span text:style-name="T466"> A ostatní.</text:span></text:p>
            <text:p text:style-name="P102"/>
            <text:p text:style-name="P102"/>
            <text:p text:style-name="P102"/>
            <text:p text:style-name="P164"><text:span text:style-name="T637">Hned</text:span><text:span text:style-name="T562"> první otázka z tohoto Evangelního čtení </text:span><text:span text:style-name="T563">vzbudí zájem našeho ducha: jak je možné, že po Vzkříšení bylo tělo Páně pravé, když mohl skrze zavřené dveře vstoupit k učedníkům? Měli bychom však vědět, že Boží skutky, </text:span><text:span text:style-name="T588">které</text:span><text:span text:style-name="T563"> </text:span><text:span text:style-name="T588">se </text:span><text:span text:style-name="T563">da</text:span><text:span text:style-name="T588">jí</text:span><text:span text:style-name="T563"> pochopit rozumem, ne</text:span><text:span text:style-name="T588">jsou </text:span><text:span text:style-name="T563">obdivuhodné. A n</text:span><text:span text:style-name="T564">ezískáme</text:span><text:span text:style-name="T563"> ani zásluhu víry, pokud lidský rozum </text:span><text:span text:style-name="T564">dokáže </text:span><text:span text:style-name="T563">nabídn</text:span><text:span text:style-name="T564">out</text:span><text:span text:style-name="T563"> vysvětlení.</text:span></text:p>
          </table:table-cell>
        </table:table-row>
        <table:table-row table:style-name="Tabulka1.1">
          <table:table-cell table:style-name="Tabulka1.A1" office:value-type="string">
            <text:p text:style-name="P56">Lectio x.</text:p>
            <text:p text:style-name="P225"><text:span text:style-name="T609">Sed</text:span> hæc ipsa Redemptóris nostri ópera, quæ ex semetípsis comprehéndi nequáquam possunt, ex ália ejus operatióne pensánda sunt: ut rebus mirabílibus fidem præbeant facta mirabilióra. Illud enim corpus Dómini intrávit ad discípulos jánuis clausis, quod vidélicet ad humános óculos per nativitátem suam clauso exívit útero Vírginis. Quid ergo mirum, si clausis jánuis post Resurrectiónem suam in ætérnum jam victúrus intrávit, qui moritúrus véniens, non apérto útero Vírginis exívit.</text:p>
            <text:p text:style-name="P106"/>
          </table:table-cell>
          <table:table-cell table:style-name="Tabulka1.A1" office:value-type="string">
            <text:p text:style-name="P289"/>
            <text:p text:style-name="P173"><text:span text:style-name="T622">Avšak</text:span><text:span text:style-name="T504"> právě o těchto skutcích našeho Spasitele, které se samy o sobě nedají nik</text:span><text:span text:style-name="T505">terak</text:span><text:span text:style-name="T504"> pochopit, </text:span><text:span text:style-name="T506"><text:s/></text:span><text:span text:style-name="T504">máme přemýšlet p</text:span><text:span text:style-name="T508">omocí</text:span><text:span text:style-name="T504"> jinýc</text:span><text:span text:style-name="T508">h</text:span><text:span text:style-name="T504"> jeho skutků, takže podivuhodn</text:span><text:span text:style-name="T508">é</text:span><text:span text:style-name="T504"> věc</text:span><text:span text:style-name="T508">i</text:span><text:span text:style-name="T504"> d</text:span><text:span text:style-name="T508">ávají uvěřit</text:span><text:span text:style-name="T504"> skutk</text:span><text:span text:style-name="T508">ům</text:span><text:span text:style-name="T504"> </text:span><text:span text:style-name="T508">ještě </text:span><text:span text:style-name="T504">podivuhodnější</text:span><text:span text:style-name="T508">m</text:span><text:span text:style-name="T504">. Toto tělo Páně tedy k učedníkům vstoupilo zavřenými dveřmi, což </text:span><text:span text:style-name="T508">se</text:span><text:span text:style-name="T504"> </text:span><text:span text:style-name="T509">nám </text:span><text:span text:style-name="T504">li</text:span><text:span text:style-name="T508">dem zdá</text:span><text:span text:style-name="T504"> podobné </text:span><text:span text:style-name="T509">tomu</text:span><text:span text:style-name="T504">, když svým narozením Pán vyšel z uzavřeného lůna Panny. Co je tedy divného na tom, že po svém Zmrtvýchvstání vstoupil zavřenými dveřmi jako věčný vítěz, p</text:span><text:span text:style-name="T508">okud,</text:span><text:span text:style-name="T504"> </text:span><text:span text:style-name="T508">když</text:span><text:span text:style-name="T504"> při</text:span><text:span text:style-name="T508">cházel</text:span><text:span text:style-name="T504"> na svět, </text:span><text:span text:style-name="T509">aby zemřel</text:span><text:span text:style-name="T504">, vyšel z u</text:span><text:span text:style-name="T508">za</text:span><text:span text:style-name="T504">vřené</text:span><text:span text:style-name="T507">h</text:span><text:span text:style-name="T504">o lůna Panny? </text:span></text:p>
          </table:table-cell>
        </table:table-row>
        <table:table-row table:style-name="Tabulka1.1">
          <table:table-cell table:style-name="Tabulka1.A1" office:value-type="string">
            <text:p text:style-name="P56">Lectio xj.</text:p>
            <text:p text:style-name="P228"><text:span text:style-name="T609">Sed</text:span> quia ad illud corpus, quod vidéri póterat, fides intuéntium dubitábat, osténdit eis prótinus manus et latus: palpándam carnem præbuit, quam clausis jánuis introdúxit. Qua in re duo mira, et juxta humánam ratiónem sibi valde contrária osténdit: dum post Resurrectiónem suam corpus suum incorruptíbile, et tamen palpábile demo<text:span text:style-name="T731">n</text:span>strávit. Nam et corrúmpi necésse est quod palpátur: et palpári non potest quod non corrúmpitur.</text:p>
            <text:p text:style-name="P106"/>
          </table:table-cell>
          <table:table-cell table:style-name="Tabulka1.A1" office:value-type="string">
            <text:p text:style-name="P274"/>
            <text:p text:style-name="P275"><text:span text:style-name="T609">Protože</text:span> však o tom těle, které mohli vidět, víra <text:span text:style-name="T731">těch, kteří na něj hleděli,</text:span> pochybovala, ukázal jim Pán hned ruce a bok. <text:span text:style-name="T226">Mohli si tedy prohlédnout hmatatelné tělo, které prošlo zavřenými dveřmi. Tím tedy ukázal dvě podivuhodné věci, které si však podle lidského rozumu velmi odporují, </text:span><text:span text:style-name="T844">totiž</text:span><text:span text:style-name="T226"> když po Vzkříšení svém předvedl, že jeho tělo je neporušitelné, ale přece hmatatelné. Neboť zničit se nutně dá jen to, co lze nahmatat, co se však nahmatat nedá, nelze ani zničit.</text:span></text:p>
          </table:table-cell>
        </table:table-row>
        <table:table-row table:style-name="Tabulka1.1">
          <table:table-cell table:style-name="Tabulka1.A1" office:value-type="string">
            <text:p text:style-name="P56">Lectio xij.</text:p>
            <text:p text:style-name="P231"><text:span text:style-name="T609">Sed</text:span> miro modo atque inæstimábili Redémptor noster et incorruptíbile post Resurrectiónem, et palpábile corpus exhíbuit: ut monstrándo incorruptíbile, invitáret ad præmium: et præbéndo palpábile, firmáret ad fidem. Et incorruptíbilem se ergo, et palpábilem demonstrávit: ut profécto esse post Resurrectiónem osténderet corpus suum et ejúsdem natúræ, et altérius glóriæ.</text:p>
            <text:p text:style-name="P106"/>
          </table:table-cell>
          <table:table-cell table:style-name="Tabulka1.A1" office:value-type="string">
            <text:p text:style-name="P102"/>
            <text:p text:style-name="P278"><text:span text:style-name="T609">Avšak</text:span> podivuhodným a nedocenitelným způsobem ukázal náš Spasitel po svém Vzkříšení své neporušitelné, přesto však hmatatelné tělo. Když ukázal, že je neporušitelné, pozval nás tím k odměně, když pak ukázal, že je hmatatelné, posílil tím naši víru. Předvedl tedy, že je neporušitelné i hmatatelné, tím tedy po Vzkříšení ukázal, že jeho tělo je stejné podstaty, <text:span text:style-name="T732">a</text:span> zároveň však také tělo oslavené.</text:p>
          </table:table-cell>
        </table:table-row>
        <table:table-row table:style-name="Tabulka1.1">
          <table:table-cell table:style-name="Tabulka1.A1" table:number-columns-spanned="2" office:value-type="string">
            <text:p text:style-name="P26"><text:span text:style-name="T6">D</text:span><text:span text:style-name="T448">ominica </text:span><text:span text:style-name="T449">i</text:span><text:span text:style-name="T450">j</text:span><text:span text:style-name="T451">.</text:span></text:p>
            <text:p text:style-name="P61"><text:span text:style-name="T231">post Pasch</text:span>a.</text:p>
          </table:table-cell>
          <table:covered-table-cell/>
        </table:table-row>
        <table:table-row table:style-name="Tabulka1.1">
          <table:table-cell table:style-name="Tabulka1.A1" office:value-type="string">
            <text:p text:style-name="P32">In I. Nocturno</text:p>
            <text:p text:style-name="P34">Incipit liber Actuum Apostolórum.</text:p>
            <text:p text:style-name="P37"><text:soft-page-break/>Lectio j. <text:span text:style-name="T724">Cap. 1.</text:span></text:p>
            <text:p text:style-name="P142"><text:span text:style-name="T609">Primum</text:span> quidem sermónem feci de ómnibus o Theóphile, quæ coepit Jesus fácere, et docére usque in diem, qua praecípiens Apóstolis per Spíritum sanctum, quos elégit, assúmptus est: quibus et praebuit seípsum vivum post passiónem suam in multis arguméntis, per dies quadragínta appárens eis, et loquens de regno Dei. </text:p>
            <text:p text:style-name="P142"/>
          </table:table-cell>
          <table:table-cell table:style-name="Tabulka1.A1" office:value-type="string">
            <text:p text:style-name="P2"/>
            <text:p text:style-name="P2"/>
            <text:p text:style-name="P2"><text:soft-page-break/></text:p>
            <text:p text:style-name="P238"><text:span text:style-name="T609">První</text:span> knihu, Theofile, jsem napsal o všem, co Ježíš činil a učil od samého počátku až do dne, kdy v Duchu svatém přikázal svým vyvoleným <text:span text:style-name="T734">A</text:span>poštolům, jak si mají počínat, a byl <text:span text:style-name="T734">vzat vzhůru </text:span>k Bohu; jim také po svém umučení mnoha způsoby prokázal, že žije, po čtyřicet dní se jim dával spatřit a <text:span text:style-name="T735">mluvil </text:span>o království Božím. </text:p>
          </table:table-cell>
        </table:table-row>
        <table:table-row table:style-name="Tabulka1.1">
          <table:table-cell table:style-name="Tabulka1.A1" office:value-type="string">
            <text:p text:style-name="P37">Lectio ij.</text:p>
            <text:p text:style-name="P204"><text:span text:style-name="T609">Et</text:span> convéscens, præcépit eis ab Jerosólymis ne discéderent, sed expectárent promissiónem Patris, quam audístis (inquit) per os meum: quia Joánnes quidem baptizávit aqua, vos autem baptizabímini Spíritu sancto non post multos hos dies. </text:p>
            <text:p text:style-name="P67"/>
          </table:table-cell>
          <table:table-cell table:style-name="Tabulka1.A1" office:value-type="string">
            <text:p text:style-name="P5"/>
            <text:p text:style-name="P240"><text:span text:style-name="T609">Když</text:span> s nimi <text:span text:style-name="T734">pojedl</text:span>, nařídil jim, aby neodcházeli z Jeru<text:span text:style-name="T734">s</text:span>aléma: „Čekejte, až se splní Otcovo zaslíbení, o němž jste ode mne slyšeli. Jan <text:span text:style-name="T735">totiž </text:span>křtil vodou, vy však budete pokřtěni Duchem svatým, až uplyne těchto několik dní.“ <text:s/></text:p>
          </table:table-cell>
        </table:table-row>
        <table:table-row table:style-name="Tabulka1.1">
          <table:table-cell table:style-name="Tabulka1.A1" office:value-type="string">
            <text:p text:style-name="P37">Lectio iij.</text:p>
            <text:p text:style-name="P204"><text:span text:style-name="T609">Igitur</text:span> qui convénerant, interrogábant eum, dicéntes: Dómine, si in témpore hoc restítues regnum Israël? Dixit autem eis: Non est vestrum nosse témpora vel moménta, quæ Pater pósuit in sua potestáte: sed accipiétis virtútem superveniéntis Spíritus sancti in vos, et éritis mihi testes in Jerúsalem, et in omni Judæa, et Samaría, et usque ad últimum terrae. </text:p>
            <text:p text:style-name="P14"/>
          </table:table-cell>
          <table:table-cell table:style-name="Tabulka1.A1" office:value-type="string">
            <text:p text:style-name="P5"/>
            <text:p text:style-name="P172"><text:span text:style-name="T674">Nato </text:span><text:span text:style-name="T311">t</text:span><text:span text:style-name="T309">i, kteří byli s ním, se ho ptali: „Pane, už v tomto čase chceš obnovit království </text:span><text:span text:style-name="T312">israelské</text:span><text:span text:style-name="T309">?“ Řekl jim: „Není vaše věc znát čas a lhůtu, kterou si Otec ponechal ve své moci; ale dostanete sílu Ducha svatého, který na vás sestoupí, a budete mi svědky v Jeru</text:span><text:span text:style-name="T311">s</text:span><text:span text:style-name="T309">alémě a v celém Judsku, Samařsku a až na </text:span><text:span text:style-name="T313">nejdelší</text:span><text:span text:style-name="T309"> konec země.“ <text:s/></text:span></text:p>
          </table:table-cell>
        </table:table-row>
        <table:table-row table:style-name="Tabulka1.1">
          <table:table-cell table:style-name="Tabulka1.A1" office:value-type="string">
            <text:p text:style-name="P37">Lectio i<text:span text:style-name="T725">v</text:span>.</text:p>
            <text:p text:style-name="P204"><text:span text:style-name="T609">Et</text:span> cum hæc dixísset, vidéntibus illis, elevátus est: et nubes suscépit eum ab óculis eórum. Cumque intueréntur in coelum euntem illum, ecce duo viri astitérunt juxta illos in véstibus albis, qui et dixérunt: Viri Galilaei, quid statis aspiciéntes in coelum? Hic Jesus, qui assúmptus est a vobis in coelum, sic véniet quemádmodum vidístis eum euntem in coelum. Tunc revérsi sunt Jerosólymam. </text:p>
            <text:p text:style-name="P14"/>
          </table:table-cell>
          <table:table-cell table:style-name="Tabulka1.A1" office:value-type="string">
            <text:p text:style-name="P5"/>
            <text:p text:style-name="P171"><text:span text:style-name="T675">Po</text:span><text:span text:style-name="T314"> těch slovech byl před jejich zraky vzat vzhůru a oblak jim ho </text:span><text:span text:style-name="T339">sebral</text:span><text:span text:style-name="T314"> z očí. A když na něj upřeně hleděli k nebi, jak odchází, hle, stáli vedle nich dva muži v bílém rouchu a řekli: „Muži galilejští, co tu stojíte a hledíte k nebi? Tento Ježíš, který byl od vás vzat do nebe, znovu přijde právě tak, jak jste ho viděli odcházet.“ Potom se vrátili do Jerusaléma. (</text:span><text:span text:style-name="T204">Č</text:span><text:span text:style-name="T205">EP</text:span><text:span text:style-name="T375">, </text:span><text:span text:style-name="T376">upraveno</text:span><text:span text:style-name="T388">)</text:span></text:p>
          </table:table-cell>
        </table:table-row>
        <table:table-row table:style-name="Tabulka1.1">
          <table:table-cell table:style-name="Tabulka1.A1" office:value-type="string">
            <text:p text:style-name="P85">In II. Nocturno</text:p>
            <text:p text:style-name="P75"><text:span text:style-name="T227">Sermo sancti Leónis Papæ</text:span>.</text:p>
            <text:p text:style-name="P63">Serm. 1 de Ascensione Domini.</text:p>
            <text:p text:style-name="P93"><text:bookmark-start text:name="__DdeLink__2400_167314470911311111"/><text:span text:style-name="T2">Lectio</text:span><text:bookmark-end text:name="__DdeLink__2400_167314470911311111"/><text:span text:style-name="T2"> v.</text:span></text:p>
            <text:p text:style-name="P218"><text:span text:style-name="T609">H</text:span><text:span text:style-name="T649">i</text:span> dies, dilectíssimi, qui inter <text:span text:style-name="T228">R</text:span>esurrectió-nem Dómini <text:span text:style-name="T228">A</text:span>scensionémque fluxérunt, non otióso transi<text:span text:style-name="T228">é</text:span>re dec<text:span text:style-name="T228">ú</text:span>rsu: sed magna in eis confirmáta sacram<text:span text:style-name="T228">é</text:span>nta, magna sunt reveláta myst<text:span text:style-name="T228">é</text:span>ria. In iis metus diræ mortis auf<text:span text:style-name="T228">é</text:span>rtur, et non solum ánimæ, sed etiam carnis immort<text:span text:style-name="T228">á</text:span>litas declarátur. In iis per insufflatiónem Dómini inf<text:span text:style-name="T228">ú</text:span>nditur Apóstolis ómnibus Spíritus Sanctus: et be<text:span text:style-name="T228">á</text:span>to Apóstolo Petro supra c<text:span text:style-name="T228">é</text:span>teros, post regni claves, ov<text:span text:style-name="T228">í</text:span>lis Dom<text:span text:style-name="T228">í</text:span>nici cura mandátur.</text:p>
            <text:p text:style-name="P95"/>
          </table:table-cell>
          <table:table-cell table:style-name="Tabulka1.A1" office:value-type="string">
            <text:p text:style-name="P101"/>
            <text:p text:style-name="P101"/>
            <text:p text:style-name="P101"/>
            <text:p text:style-name="P101"/>
            <text:p text:style-name="P271"><text:span text:style-name="T609">Nejmilejší</text:span>, <text:span text:style-name="T232">tyto dny, které uplynuly mezi Zmrtvýchvstáním a Nanebevstoupením Páně, nepřešly jen tak nadarmo, ale byly v nich ustanoveny velké svátosti a odhalena velká tajemství. V těchto dnech byl odňat strach z kruté smrti a byla zvěstována nesmrtelnost nejen duše, ale i těla. V těchto dnech dechl Pán na Apoštoly a vlil jim Ducha Svatého. A svatého Apoštola Petra ustanovil nad všemi ostatními, svěřil mu klíče od </text:span><text:span text:style-name="T52">nebeského </text:span><text:span text:style-name="T72">království a péči o stádce Páně. </text:span></text:p>
          </table:table-cell>
        </table:table-row>
        <text:soft-page-break/>
        <table:table-row table:style-name="Tabulka1.1">
          <table:table-cell table:style-name="Tabulka1.A1" office:value-type="string">
            <text:p text:style-name="P52">Lectio vj.</text:p>
            <text:p text:style-name="P155"><text:span text:style-name="T609">In</text:span> iis diébus, du<text:span text:style-name="T228">ó</text:span>bus discípulis t<text:span text:style-name="T228">é</text:span>rtius in via Dóminus comes júngitur, et ad omnem nostræ ambiguitátis calíginem detergéndam, pavéntium ac trepidántium tárditas increpátur. Flammam f<text:span text:style-name="T228">í</text:span>dei illumináta corda conc<text:span text:style-name="T228">í</text:span>piunt: et quæ erant tépida, reser<text:span text:style-name="T228">á</text:span>nte Script<text:span text:style-name="T228">ú</text:span>ras Dómino, efficiúntur ardéntia.</text:p>
            <text:p text:style-name="P78"/>
          </table:table-cell>
          <table:table-cell table:style-name="Tabulka1.A1" office:value-type="string">
            <text:p text:style-name="P101"/>
            <text:p text:style-name="P177"><text:span text:style-name="T477">V těchto dnech se ke dvěma učedníkům na cestě připojil Pán jako jejich třetí společník a aby </text:span><text:span text:style-name="T478">nás očistil od temnoty naš</text:span><text:span text:style-name="T479">ich</text:span><text:span text:style-name="T478"> pochybností, pokáral </text:span><text:span text:style-name="T480">je </text:span><text:span text:style-name="T495">za</text:span><text:span text:style-name="T480"> </text:span><text:span text:style-name="T478">je</text:span><text:span text:style-name="T481">jich </text:span><text:span text:style-name="T478">strach, obav</text:span><text:span text:style-name="T495">y,</text:span><text:span text:style-name="T480"> a</text:span><text:span text:style-name="T481"> </text:span><text:span text:style-name="T479">váhav</text:span><text:span text:style-name="T481">ost</text:span><text:span text:style-name="T478">. Plamen víry </text:span><text:span text:style-name="T479">pak </text:span><text:span text:style-name="T478">zaž</text:span><text:span text:style-name="T481">ehl</text:span><text:span text:style-name="T478"> </text:span><text:span text:style-name="T480">v </text:span><text:span text:style-name="T479">osvícený</text:span><text:span text:style-name="T480">ch</text:span><text:span text:style-name="T478"> srdcí</text:span><text:span text:style-name="T480">ch</text:span><text:span text:style-name="T481"> a </text:span><text:span text:style-name="T480">ta,</text:span><text:span text:style-name="T481"> </text:span><text:span text:style-name="T480">třebaže</text:span><text:span text:style-name="T481"> </text:span><text:span text:style-name="T478">byla </text:span><text:span text:style-name="T503">dříve</text:span><text:span text:style-name="T478"> vlažná, když jim Pán začal vykládat Písma, najednou zaplála.</text:span></text:p>
          </table:table-cell>
        </table:table-row>
        <table:table-row table:style-name="Tabulka1.1">
          <table:table-cell table:style-name="Tabulka1.A1" office:value-type="string">
            <text:p text:style-name="P52">Lectio vij.</text:p>
            <text:p text:style-name="P158"><text:span text:style-name="T609">In</text:span> fractióne quoque panis, convescéntium aperiúntur obt<text:span text:style-name="T228">ú</text:span>tus: multo fel<text:span text:style-name="T228">í</text:span>cius eórum óculis patef<text:span text:style-name="T228">á</text:span>ctis, quibus natúræ suæ manifestáta est glorificátio, quam illórum g<text:span text:style-name="T228">é</text:span>neris nostri príncipum, quibus prævaricatiónis suæ est ing<text:span text:style-name="T228">é</text:span>sta confúsio.</text:p>
            <text:p text:style-name="P98"/>
          </table:table-cell>
          <table:table-cell table:style-name="Tabulka1.A1" office:value-type="string">
            <text:p text:style-name="P101"/>
            <text:p text:style-name="P178"><text:span text:style-name="T630">Když</text:span><text:span text:style-name="T532"> pak lámal chléb, otevřely se oči těch, kteří s ním jedli. Mnohem šťastněji </text:span><text:span text:style-name="T533">se</text:span><text:span text:style-name="T532"> otevře</text:span><text:span text:style-name="T533">l</text:span><text:span text:style-name="T532">y oči učedníků</text:span><text:span text:style-name="T558">m</text:span><text:span text:style-name="T532">, jimž byla ukázána oslava jejich přirozenosti </text:span><text:span text:style-name="T590">skrze Pána</text:span><text:span text:style-name="T532">, než oči první</text:span><text:span text:style-name="T558">m</text:span><text:span text:style-name="T532"> rodičů</text:span><text:span text:style-name="T558">m</text:span><text:span text:style-name="T532"> našeho rodu, skrze jejichž provinění přišlo na svět zmatení.</text:span></text:p>
          </table:table-cell>
        </table:table-row>
        <table:table-row table:style-name="Tabulka1.35">
          <table:table-cell table:style-name="Tabulka1.A1" office:value-type="string">
            <text:p text:style-name="P52">Lectio viij.</text:p>
            <text:p text:style-name="P161"><text:span text:style-name="T609">Inter</text:span> hæc autem, aliáque mirácula, cum discípuli trépidis cogitatiónibus æstuárent, íngerit dubitántium óculis manéntia in mánibus suis et pédibus crucis signa; et ut dilig<text:span text:style-name="T228">é</text:span>ntius pertractétur, invítat. Quia ad san<text:span text:style-name="T228">á</text:span>nda infid<text:span text:style-name="T228">é</text:span>lium c<text:span text:style-name="T228">ó</text:span>rdium v<text:span text:style-name="T228">ú</text:span>lnera, clavórum et l<text:span text:style-name="T228">á</text:span>nceæ erant serváta vestígia: ut non d<text:span text:style-name="T228">ú</text:span>bia fide, sed constantíssima sciéntia tenerétur, eam natúram in Dei Patris consessúram throno, quæ jacúerat in sepúlcro.</text:p>
            <text:p text:style-name="P161"/>
          </table:table-cell>
          <table:table-cell table:style-name="Tabulka1.A1" office:value-type="string">
            <text:p text:style-name="P101"/>
            <text:p text:style-name="P179"><text:span text:style-name="T634">V</text:span><text:span text:style-name="T630">šak</text:span><text:span text:style-name="T532"> </text:span><text:span text:style-name="T549">m</text:span><text:span text:style-name="T532">ezi </text:span><text:span text:style-name="T549">těmito a dalšími</text:span><text:span text:style-name="T532"> zázraky, když učedníky sužovaly úzkostné myšlenky, </text:span><text:span text:style-name="T550">ukázal </text:span><text:span text:style-name="T595">Pán </text:span><text:span text:style-name="T496">pochybujícím </text:span><text:span text:style-name="T497">rány</text:span><text:span text:style-name="T479"> kříže</text:span><text:span text:style-name="T496">, které zůstaly na jeho rukou a nohou, a </text:span><text:span text:style-name="T503">po</text:span><text:span text:style-name="T496">zv</text:span><text:span text:style-name="T503">al</text:span><text:span text:style-name="T496"> je, aby si je důkladně prohlédli. Aby byly totiž uzdraveny rány v srdcích nevěřících, byly zachovány i rány, </text:span><text:span text:style-name="T481">a to</text:span><text:span text:style-name="T496"> po hřebech </text:span><text:span text:style-name="T481">i </text:span><text:span text:style-name="T496">kopí, aby </text:span><text:span text:style-name="T503">ne již</text:span><text:span text:style-name="T496"> </text:span><text:span text:style-name="T479">v </text:span><text:span text:style-name="T496">pochybné víř</text:span><text:span text:style-name="T479">e</text:span><text:span text:style-name="T496">, ale s neochvějnou jistotou vyznávali, že </text:span><text:span text:style-name="T595">lidská</text:span><text:span text:style-name="T496"> přirozenost, která předtím ležela v hrobě, obdrží trůn vedle Boha Otce. <text:s/></text:span></text:p>
          </table:table-cell>
        </table:table-row>
        <table:table-row table:style-name="Tabulka1.1">
          <table:table-cell table:style-name="Tabulka1.A1" office:value-type="string">
            <text:p text:style-name="P85">In III. Nocturno</text:p>
            <text:p text:style-name="P26"><text:span text:style-name="T164">Léctio sancti Evangélii secúndum </text:span><text:span text:style-name="T165">Joánnem</text:span><text:span text:style-name="T164">.</text:span><text:span text:style-name="T16"> </text:span></text:p>
            <text:p text:style-name="P55">Lectio ix. Cap. <text:span text:style-name="T229">10</text:span>.</text:p>
            <text:p text:style-name="P221"><text:span text:style-name="T609">In</text:span> illo témpore: Dixit Jesus <text:span text:style-name="T229">P</text:span>harisæis: Ego sum pastor bonus. Bonus pastor ánimam suam dat pro óvibus suis. Et réliqua.</text:p>
            <text:p text:style-name="P105"/>
            <text:p text:style-name="P26"><text:span text:style-name="T471">Homilía sancti Gregórii Papæ</text:span><text:span text:style-name="T164">.</text:span></text:p>
            <text:p text:style-name="P58">Homilía 1<text:span text:style-name="T229">4</text:span>. in Evangélia.</text:p>
            <text:p text:style-name="P223"><text:span text:style-name="T609">Audístis</text:span>, fratres c<text:span text:style-name="T812">h</text:span>aríssimi, ex lectióne <text:span text:style-name="T230">E</text:span>vangélica eruditiónem vestram: audístis et perículum nostrum. Ecce enim is, qui non ex accidénti dono, sed essentiáliter bonus est, dicit: Ego sum pastor bonus. Atque ej<text:span text:style-name="T230">ú</text:span>sdem bonitátis formam, quam nos imitémur, adj<text:span text:style-name="T230">ú</text:span>ngit, dicens: Bonus pastor ánimam suam ponit pro óvibus suis. Fecit quod m<text:span text:style-name="T230">ó</text:span>nuit: osténdit quod jussit.</text:p>
            <text:p text:style-name="P105"/>
          </table:table-cell>
          <table:table-cell table:style-name="Tabulka1.A1" office:value-type="string">
            <text:p text:style-name="P101"/>
            <text:p text:style-name="P101"/>
            <text:p text:style-name="P101"/>
            <text:p text:style-name="P180"><text:span text:style-name="T640">Z</text:span><text:span text:style-name="T627">a</text:span><text:span text:style-name="T526"> onoho času </text:span><text:span text:style-name="T570">řekl </text:span><text:span text:style-name="T571">Ježíš </text:span><text:span text:style-name="T584">F</text:span><text:span text:style-name="T570">ari</text:span><text:span text:style-name="T585">s</text:span><text:span text:style-name="T570">eům</text:span><text:span text:style-name="T571">: „</text:span><text:span text:style-name="T570">Já jsem dobrý pastýř. Dobrý pastýř dá svůj život za své ovce.“</text:span><text:span text:style-name="T574"> A ostatní.</text:span></text:p>
            <text:p text:style-name="P101"/>
            <text:p text:style-name="P101"/>
            <text:p text:style-name="P101"/>
            <text:p text:style-name="P165"><text:span text:style-name="T638">Nejdražší</text:span><text:span text:style-name="T565"> bratři, ve čtení z Evangelia jste slyšeli, co má býti vaším poučením, slyšeli jste </text:span><text:span text:style-name="T566">však </text:span><text:span text:style-name="T565">i varování. Hle, ten, který je dobrý ze své podstaty a nikoliv </text:span><text:span text:style-name="T566">jen z</text:span><text:span text:style-name="T565"> </text:span><text:span text:style-name="T566">určité</text:span><text:span text:style-name="T565"> vlastnost</text:span><text:span text:style-name="T566">i</text:span><text:span text:style-name="T565">, říká: „Já jsem dobrý pastýř.“ A poukázal na formu tohoto dobra, kterou máme i my napodobovat, když dodal: „Dobrý pastýř dá svůj život za své ovce.“ A </text:span><text:span text:style-name="T596">sám</text:span><text:span text:style-name="T565"> učinil, co učil, </text:span><text:span text:style-name="T596">sám</text:span><text:span text:style-name="T565"> předvedl, co přikázal.</text:span></text:p>
          </table:table-cell>
        </table:table-row>
        <table:table-row table:style-name="Tabulka1.1">
          <table:table-cell table:style-name="Tabulka1.A1" office:value-type="string">
            <text:p text:style-name="P55">Lectio x.</text:p>
            <text:p text:style-name="P226"><text:span text:style-name="T609">Bonus</text:span> pastor pro óvibus suis ánimam suam pósuit, ut in sacraménto nostro corpus suum et sánguinem vérteret, et oves quas redémerat, carnis suæ aliménto satiáret. Osténsa nobis est de cont<text:span text:style-name="T230">é</text:span>mptu mortis via, quam sequámur: app<text:span text:style-name="T230">ó</text:span>sita est forma, cui imprim<text:span text:style-name="T230">á</text:span>mur.</text:p>
            <text:p text:style-name="P105"><text:soft-page-break/></text:p>
          </table:table-cell>
          <table:table-cell table:style-name="Tabulka1.A1" office:value-type="string">
            <text:p text:style-name="P101"/>
            <text:p text:style-name="P279"><text:span text:style-name="T651">Dobrý</text:span><text:span text:style-name="T233"> pastýř položil život za své ovce, aby své tělo a krev proměnil ve svátost pro nás, a ovce, které vykoupil, nasytil pokrmem svého těla. </text:span><text:s/><text:span text:style-name="T234">Tím, že pohrdnul smrtí, ukázal i nám cestu, kterou máme následovat. Postavil před nás formu, ve které i my máme býti odliti.</text:span></text:p>
          </table:table-cell>
        </table:table-row>
        <table:table-row table:style-name="Tabulka1.1">
          <table:table-cell table:style-name="Tabulka1.A1" office:value-type="string">
            <text:p text:style-name="P55">Lectio xj.</text:p>
            <text:p text:style-name="P229"><text:span text:style-name="T609">Primum</text:span> nobis est, exterióra nostra miseric<text:span text:style-name="T230">ó</text:span>rditer ovibus ejus impéndere: postr<text:span text:style-name="T230">é</text:span>mum vero, si nec<text:span text:style-name="T230">é</text:span>sse sit, <text:span text:style-name="T230">é</text:span>tiam mortem nostram pro e<text:span text:style-name="T230">í</text:span>sdem <text:span text:style-name="T230">ó</text:span>vibus ministr<text:span text:style-name="T230">á</text:span>re. A primo autem hoc m<text:span text:style-name="T230">í</text:span>nimo pervenítur ad postr<text:span text:style-name="T230">é</text:span>mum majus. Sed cum incomparabíliter longe sit mélior <text:span text:style-name="T230">á</text:span>nima, qua vívimus, quam terr<text:span text:style-name="T230">é</text:span>na subst<text:span text:style-name="T230">á</text:span>ntia, quam ext<text:span text:style-name="T230">é</text:span>rius possidémus: qui non dat pro <text:span text:style-name="T230">ó</text:span>vibus subst<text:span text:style-name="T230">á</text:span>ntiam suam, quando pro his datúrus est ánimam suam?</text:p>
            <text:p text:style-name="P105"/>
          </table:table-cell>
          <table:table-cell table:style-name="Tabulka1.A1" office:value-type="string">
            <text:p text:style-name="P101"/>
            <text:p text:style-name="P181"><text:span text:style-name="T639">Prvním</text:span><text:span text:style-name="T567"> naším úkolem je vydat </text:span><text:span text:style-name="T568">své</text:span><text:span text:style-name="T567"> vnější věci za jeho ovce, posledním pak, pokud to </text:span><text:span text:style-name="T589">bude </text:span><text:span text:style-name="T567">nutné, podstoupit třeba i smrt </text:span><text:span text:style-name="T568">za</text:span><text:span text:style-name="T567"> tyto </text:span><text:span text:style-name="T568">jeho </text:span><text:span text:style-name="T567">ovce. Od tohoto prvního malého úkolu se dojde až k poslednímu, velkému. Protože však </text:span><text:span text:style-name="T566">duše</text:span><text:span text:style-name="T567">, která </text:span><text:span text:style-name="T566">nám dává život</text:span><text:span text:style-name="T567">, </text:span><text:span text:style-name="T569">je</text:span><text:span text:style-name="T567"> ne</text:span><text:span text:style-name="T568">s</text:span><text:span text:style-name="T567">rovnatelně </text:span><text:span text:style-name="T568">a </text:span><text:span text:style-name="T567">mnohem lepší než pozemské statky, které navenek vlastníme, kdo by tyto statky nedal za ovce, když by za ně </text:span><text:span text:style-name="T568">jinak </text:span><text:span text:style-name="T567">měl dát </text:span><text:span text:style-name="T569">svůj </text:span><text:span text:style-name="T567">vlastní život? </text:span></text:p>
          </table:table-cell>
        </table:table-row>
        <table:table-row table:style-name="Tabulka1.1">
          <table:table-cell table:style-name="Tabulka1.A1" office:value-type="string">
            <text:p text:style-name="P55">Lectio xij.</text:p>
            <text:p text:style-name="P232"><text:span text:style-name="T609">Et</text:span> sunt nonn<text:span text:style-name="T230">ú</text:span>lli, qui dum plus terr<text:span text:style-name="T230">é</text:span>nam subst<text:span text:style-name="T230">á</text:span>ntiam quam oves díligunt, mérito nomen past<text:span text:style-name="T230">ó</text:span>ris perdunt: de quibus prótinus súbditur: Mercen<text:span text:style-name="T230">á</text:span>rius autem, et qui non est pastor, cujus non sunt oves pr<text:span text:style-name="T230">ó</text:span>priæ, videt lupum veniéntem, et dimíttet oves, et fugit. Non pastor, sed mercen<text:span text:style-name="T230">á</text:span>rius vocátur, qui non pro am<text:span text:style-name="T230">ó</text:span>re íntimo oves Dom<text:span text:style-name="T230">í</text:span>nicas, sed ad témporales merc<text:span text:style-name="T230">é</text:span>des pascit. </text:p>
            <text:p text:style-name="P105"/>
          </table:table-cell>
          <table:table-cell table:style-name="Tabulka1.A1" office:value-type="string">
            <text:p text:style-name="P101"/>
            <text:p text:style-name="P280"><text:span text:style-name="T652">A</text:span><text:span text:style-name="T609">však</text:span> <text:span text:style-name="T736">existují mnozí, kteří mají větší zalíbení v pozemských statcích než v ovcích, a právem tedy ztrácejí titul pastýře. O takových Pán hned dodává: „Avšak, vidí-li najatý člověk, který není pastýřem a jemuž ovce nepatří, přicházeti vlka, opouští ovce a utíká.“ Pán jej nenazývá pastýřem, ale najatým člověkem, neboť jeho ovce nepase z niterné lásky, ale za časnou mzdu.</text:span></text:p>
          </table:table-cell>
        </table:table-row>
        <table:table-row table:style-name="Tabulka1.1">
          <table:table-cell table:style-name="Tabulka1.A1" table:number-columns-spanned="2" office:value-type="string">
            <text:p text:style-name="P119"><text:span text:style-name="T35">FERIA </text:span><text:span text:style-name="T37">QUARTA</text:span><text:span text:style-name="T35"> POST DOMINICAM II. POST PASCHA</text:span><text:span text:style-name="T36">.</text:span></text:p>
            <text:p text:style-name="P119"><text:span text:style-name="T13">I</text:span><text:span text:style-name="T802">n</text:span><text:span text:style-name="T13"> </text:span><text:span text:style-name="T15">S</text:span><text:span text:style-name="T802">o</text:span><text:span text:style-name="T803">lemnitate</text:span><text:span text:style-name="T13"> S. </text:span><text:span text:style-name="T14">J</text:span><text:span text:style-name="T243">o</text:span><text:span text:style-name="T244">seph,</text:span></text:p>
            <text:p text:style-name="P120"><text:span text:style-name="T9">S</text:span><text:span text:style-name="T805">ponsi</text:span><text:span text:style-name="T8"> </text:span><text:span text:style-name="T9">B. M. V. </text:span><text:span text:style-name="T804">et</text:span><text:span text:style-name="T8"> </text:span><text:span text:style-name="T9">U</text:span><text:span text:style-name="T242">niversalis </text:span><text:span text:style-name="T10">E</text:span><text:span text:style-name="T242">cclesiæ </text:span><text:span text:style-name="T10">P</text:span><text:span text:style-name="T242">atroni.</text:span></text:p>
            <text:p text:style-name="P118"><text:span text:style-name="T815">Serm</text:span>. <text:span text:style-name="T816">maj</text:span>.</text:p>
            <text:p text:style-name="P49"><draw:frame draw:style-name="fr2" draw:name="Image1" text:anchor-type="char" svg:x="6.943cm" svg:y="-0.021cm" svg:width="4.657cm" svg:height="0.326cm" draw:z-index="3"><draw:image xlink:href="Pictures/100010E4000012280000013E5E86E14C9D26477C.wmf" xlink:type="simple" xlink:show="embed" xlink:actuate="onLoad" draw:mime-type="image/x-wmf"/><draw:image xlink:href="Pictures/10000001000000B00000000C923CE5D5925EC936.png" xlink:type="simple" xlink:show="embed" xlink:actuate="onLoad" draw:mime-type="image/png"/></draw:frame><draw:frame draw:style-name="fr2" draw:name="Obrázek4" text:anchor-type="char" svg:x="6.943cm" svg:y="-0.021cm" svg:width="4.657cm" svg:height="0.326cm" draw:z-index="4"><draw:image xlink:href="Pictures/100010E4000012280000013E5E86E14C9D26477C.wmf" xlink:type="simple" xlink:show="embed" xlink:actuate="onLoad" draw:mime-type="image/x-wmf"/><draw:image xlink:href="Pictures/10000001000000B00000000C923CE5D5925EC936.png" xlink:type="simple" xlink:show="embed" xlink:actuate="onLoad" draw:mime-type="image/png"/></draw:frame></text:p>
          </table:table-cell>
          <table:covered-table-cell/>
        </table:table-row>
        <table:table-row table:style-name="Tabulka1.1">
          <table:table-cell table:style-name="Tabulka1.A1" office:value-type="string">
            <text:p text:style-name="P36">In I. Nocturno</text:p>
            <text:p text:style-name="P35">De libro Génesis.</text:p>
            <text:p text:style-name="P38">Lectio j. Cap. <text:span text:style-name="T817">39</text:span>.</text:p>
            <text:p text:style-name="P143"><text:span text:style-name="T609">Joseph</text:span> ígitur ductus est in Ægyptum, emítque eum Pútiphar eunúchus Pharaónis, princeps exércitus, vir Ægyptius, de manu Ismaëlitárum, a quibus perdúctus erat. Fuítque Dóminus cum eo, et erat vir in cunctis próspere agens: habitavítque in domo dómini sui, qui óptime noverat Dóminum esse cum eo, et ómnia, quæ géreret, ab eo dírigi in manu illíus.</text:p>
            <text:p text:style-name="P69"><text:span text:style-name="T1">R/.</text:span> Fuit Dóminus cum Joseph, et dedit ei grátiam in conspéctu príncipis cárceris: <text:span text:style-name="T1">*</text:span> Qui trádidit in manu illíus univérsos vinctos, <text:span text:style-name="T818">allelúia.</text:span></text:p>
            <text:p text:style-name="P69"><text:span text:style-name="T1">V/.</text:span> Quidquid fiébat, sub ipso erat: Dóminus enim erat cum illo, et ómnia ópera ejus dirigébat. <text:span text:style-name="T1">*</text:span> Qui.</text:p>
            <text:p text:style-name="P144"/>
          </table:table-cell>
          <table:table-cell table:style-name="Tabulka1.A1" office:value-type="string">
            <text:p text:style-name="P121"><text:s/></text:p>
            <text:p text:style-name="P8"/>
            <text:p text:style-name="P8"/>
            <text:p text:style-name="P249"><text:span text:style-name="T609">Josef</text:span> byl tedy odveden do Egypta; tam ho od Ismaelských, kteří ho přivedli, koupil Putifar, dvořenín <text:span text:style-name="T819">F</text:span>araónův, velitel osobní stráže, Egypťan. Hospodin byl s ním, takže všecko konal se zdarem. Pán, v jehož domě bydlil, věděl velmi dobře, že Hospodin je s ním, že všecko, cokoliv <text:span text:style-name="T67">Josef </text:span>činí, <text:span text:style-name="T819">řídí Hospodinova</text:span> ruka<text:span text:style-name="T819">.</text:span></text:p>
            <text:p text:style-name="P249"/>
            <text:p text:style-name="P138"><text:span text:style-name="T206">R/.</text:span><text:span text:style-name="T183"> </text:span><text:span text:style-name="T185">Hospodin byl s </text:span><text:span text:style-name="T183">Jose</text:span><text:span text:style-name="T185">fem a dal mu milost v očích správce věznice</text:span><text:span text:style-name="T183">: </text:span><text:span text:style-name="T206">*</text:span><text:span text:style-name="T183"> </text:span><text:span text:style-name="T185">Ten mu dal moc nade všemi vězni</text:span><text:span text:style-name="T183">, </text:span><text:span text:style-name="T184">allel</text:span><text:span text:style-name="T186">uj</text:span><text:span text:style-name="T184">a.</text:span></text:p>
            <text:p text:style-name="P138"><text:span text:style-name="T206">V/.</text:span><text:span text:style-name="T183"> </text:span><text:span text:style-name="T185">Cokoliv se </text:span><text:span text:style-name="T195">tam </text:span><text:span text:style-name="T185">stalo</text:span><text:span text:style-name="T183">, </text:span><text:span text:style-name="T185">podléhalo mu</text:span><text:span text:style-name="T183">: </text:span><text:span text:style-name="T185">Hospodin totiž byl s ním a řídil všechny jeho skutky</text:span><text:span text:style-name="T183">. </text:span><text:span text:style-name="T206">*</text:span><text:span text:style-name="T183"> </text:span><text:span text:style-name="T185">Ten</text:span><text:span text:style-name="T183">.</text:span></text:p>
          </table:table-cell>
        </table:table-row>
        <table:table-row table:style-name="Tabulka1.1">
          <table:table-cell table:style-name="Tabulka1.A1" office:value-type="string">
            <text:p text:style-name="P38">Lectio ij.</text:p>
            <text:p text:style-name="P205"><text:span text:style-name="T609">Invenítque</text:span> Joseph grátiam coram dómino suo, et ministrábat ei: a quo præpósitus ómnibus gu<text:soft-page-break/>bernábat créditam sibi domum, et univérsa quæ ei trádita fúerant: benedixítque Dóminus dómui Ægyptii propter Joseph. </text:p>
            <text:p text:style-name="P115"><text:span text:style-name="T1">R/.</text:span> Esuriénte terra Ægýpti, clamávit pópulus ad regem, aliménta petens. Quibus ille respóndit: <text:span text:style-name="T1">*</text:span> Ite ad Joseph, et quidquid vobis díxerit, fácite, <text:span text:style-name="T818">allelúia.</text:span></text:p>
            <text:p text:style-name="P115"><text:span text:style-name="T1">V/.</text:span> Crescébat quotídie fames in omni terra, aperuítque Joseph univérsa hórrea, et vendébat Ægýptiis. <text:span text:style-name="T1">*</text:span> Ite.</text:p>
            <text:p text:style-name="P205"/>
          </table:table-cell>
          <table:table-cell table:style-name="Tabulka1.A1" office:value-type="string">
            <text:p text:style-name="P11"/>
            <text:p text:style-name="P287"><text:span text:style-name="T701">Nalezl</text:span><text:span text:style-name="T438"> tedy Josef milost před svým pánem, jenž učinil ho svým služebníkem, ustanovil ho nade </text:span><text:soft-page-break/><text:span text:style-name="T438">vším, takže spravoval nejen svěřený dům, nýbrž všecko, co mu bylo dáno na starost: </text:span><text:span text:style-name="T439">a </text:span><text:span text:style-name="T438">Hospodin žehnal domu Egypťanovu </text:span><text:span text:style-name="T439">díky</text:span><text:span text:style-name="T438"> Josef</text:span><text:span text:style-name="T439">ovi</text:span><text:span text:style-name="T438">.</text:span></text:p>
            <text:p text:style-name="P138"><text:span text:style-name="T23">R/.</text:span><text:span text:style-name="T112"> </text:span><text:span text:style-name="T126">Když přišel hlad na zemi egyptskou</text:span><text:span text:style-name="T112">, </text:span><text:span text:style-name="T113">volal lid ke králi a žádal potravu</text:span><text:span text:style-name="T112">. </text:span><text:span text:style-name="T113">Král jim odpověděl</text:span><text:span text:style-name="T112">: </text:span><text:span text:style-name="T23">*</text:span><text:span text:style-name="T112"> </text:span><text:span text:style-name="T126">Jděte k </text:span><text:span text:style-name="T112">Jose</text:span><text:span text:style-name="T126">fovi</text:span><text:span text:style-name="T112">, </text:span><text:span text:style-name="T113">a cokoliv vám řekne, udělejte</text:span><text:span text:style-name="T112">, </text:span><text:span text:style-name="T114">allel</text:span><text:span text:style-name="T127">uj</text:span><text:span text:style-name="T114">a.</text:span></text:p>
            <text:p text:style-name="P138"><text:span text:style-name="T24">V/.</text:span><text:span text:style-name="T115"> </text:span><text:span text:style-name="T126">Den ode dne byl větší hlad po celé zemi</text:span><text:span text:style-name="T115">, </text:span><text:span text:style-name="T113">takže </text:span><text:span text:style-name="T115">Jose</text:span><text:span text:style-name="T113">f otevřel všechny sýpky a prodával</text:span><text:span text:style-name="T137"> obilí</text:span><text:span text:style-name="T113"> Egyp</text:span><text:span text:style-name="T116">­</text:span><text:span text:style-name="T113">ťanům</text:span><text:span text:style-name="T115">. </text:span><text:span text:style-name="T24">*</text:span><text:span text:style-name="T115"> </text:span><text:span text:style-name="T126">Jděte</text:span><text:span text:style-name="T115">.</text:span></text:p>
          </table:table-cell>
        </table:table-row>
        <table:table-row table:style-name="Tabulka1.1">
          <table:table-cell table:style-name="Tabulka1.A1" office:value-type="string">
            <text:p text:style-name="P38">Lectio iij. <text:span text:style-name="T820">Cap. 41.</text:span></text:p>
            <text:p text:style-name="P206"><text:span text:style-name="T609">Plácuit</text:span> Pharaóni consílium Joseph, et cunctis minístris ejus: locutúsque est ad eos: Num inveníre potérimus talem virum, qui spíritu Dei plenus sit? Dixit ergo ad Joseph: Quia osténdit tibi Deus ómnia quæ locútus es, numquid sapientiórem et consímilem tui inveníre pótero? Tu eris super domum meam, et ad tui oris impérium cunctus populus obédiet: uno tantum regni sólio te præcédam.</text:p>
            <text:p text:style-name="P114"><text:span text:style-name="T1">R/.</text:span> Fecit me Dóminus quasi patrem regis, et dóminum univérsæ domus ejus: nolíte pavére: <text:span text:style-name="T1">*</text:span> Pro salúte enim vestra misit me Deus ante vos in Ægýptum, <text:span text:style-name="T818">allelúia.</text:span></text:p>
            <text:p text:style-name="P114"><text:span text:style-name="T1">V/.</text:span> Veníte ad me, et ego dabo vobis ómnia bona Ægýpti, et comedétis medúllam terræ. <text:span text:style-name="T1">*</text:span> Pro salúte.</text:p>
            <text:p text:style-name="P205"/>
          </table:table-cell>
          <table:table-cell table:style-name="Tabulka1.A1" office:value-type="string">
            <text:p text:style-name="P11"/>
            <text:p text:style-name="P250"><text:span text:style-name="T711">Z</text:span><text:span text:style-name="T609">alíbila</text:span> se <text:span text:style-name="T819">F</text:span>araonovi <text:span text:style-name="T819">rada Josefova, také i</text:span> všem jeho služebníkům. I pravil jim: „Bude nám možno nalézti <text:span text:style-name="T819">takového </text:span>muže plného ducha Božího, jako je tento?“ Řekl pak Josefovi: „Poněvadž ti Bůh ukázal všec<text:span text:style-name="T819">hn</text:span>o, co jsi mluvil, bud<text:span text:style-name="T819">u</text:span> mo<text:span text:style-name="T819">ct</text:span> nalézt někoho, kdo jest moudřejší než ty, nebo kdo by se tobě aspoň vyrovnal? Ty budeš nad mým domem, a rozkazů tvých úst bude poslušen všec<text:span text:style-name="T819">hen</text:span> <text:span text:style-name="T819">lid</text:span>; pouze královským trůnem tě budu převyšovati.“ </text:p>
            <text:p text:style-name="P126"><text:span text:style-name="T23">R/.</text:span><text:span text:style-name="T112"> </text:span><text:span text:style-name="T128">Učinil mě Hospodin podobným otci krále a pánem celého jeho domu</text:span><text:span text:style-name="T112">: </text:span><text:span text:style-name="T128">nebojte se</text:span><text:span text:style-name="T112">: </text:span><text:span text:style-name="T23">*</text:span><text:span text:style-name="T112"> </text:span><text:span text:style-name="T116">K vaší záchraně mě totiž Bůh poslal k vám do Egypta</text:span><text:span text:style-name="T112">, </text:span><text:span text:style-name="T114">allel</text:span><text:span text:style-name="T127">uj</text:span><text:span text:style-name="T114">a.</text:span></text:p>
            <text:p text:style-name="P126"><text:span text:style-name="T23">V/.</text:span><text:span text:style-name="T112"> </text:span><text:span text:style-name="T116">Přijďte ke mně a dám vám všechna dobra Egypta</text:span><text:span text:style-name="T112">, </text:span><text:span text:style-name="T116">a budete jíst z plodů země</text:span><text:span text:style-name="T112">. </text:span><text:span text:style-name="T23">*</text:span><text:span text:style-name="T112"> </text:span><text:span text:style-name="T128">K vaší záchraně</text:span><text:span text:style-name="T112">.</text:span></text:p>
          </table:table-cell>
        </table:table-row>
        <table:table-row table:style-name="Tabulka1.1">
          <table:table-cell table:style-name="Tabulka1.A1" office:value-type="string">
            <text:p text:style-name="P38">Lectio i<text:span text:style-name="T821">v</text:span>.</text:p>
            <text:p text:style-name="P198"><text:span text:style-name="T704">Dixítque</text:span><text:span text:style-name="T96"> rursus Phárao ad Joseph: Ecce, constítui te super univérsam terram Ægypti. Tulítque ánnulum de manu sua, et dedit eum in manu ejus: vestivítque eum stola byssina, et collo torquem áuream circumpósuit. Fecítque eum ascéndere super currum suum secúndum, clamánte præcóne, ut omnes coram eo genu flécterent, et præpósitum esse scirent univérsæ terræ Ægypti. </text:span></text:p>
            <text:p text:style-name="P127"><text:span text:style-name="T19">R/.</text:span><text:span text:style-name="T96"> Benedictiónes patris tui confortátae sunt benedictiónibus patrum ejus: </text:span><text:span text:style-name="T19">*</text:span><text:span text:style-name="T96"> </text:span><text:span text:style-name="T103">D</text:span><text:span text:style-name="T96">onec veníret desidérium cóllium aeternórum. </text:span><text:span text:style-name="T19">*</text:span><text:span text:style-name="T96"> </text:span><text:span text:style-name="T98">Allelúia.</text:span><text:span text:style-name="T96"> </text:span></text:p>
            <text:p text:style-name="P127"><text:span text:style-name="T19">V/.</text:span><text:span text:style-name="T96"> </text:span><text:span text:style-name="T103">F</text:span><text:span text:style-name="T96">iant in cápite Joseph, et in vértice Nazar</text:span><text:span text:style-name="T98">ae</text:span><text:span text:style-name="T96">i inter fratres suos: </text:span><text:span text:style-name="T19">*</text:span><text:span text:style-name="T96"> </text:span><text:span text:style-name="T103">D</text:span><text:span text:style-name="T96">onec.</text:span></text:p>
            <text:p text:style-name="P127"><text:span text:style-name="T96">G</text:span><text:span text:style-name="T98">lória Patri. </text:span><text:span text:style-name="T19">*</text:span><text:span text:style-name="T96"> </text:span><text:span text:style-name="T103">A</text:span><text:span text:style-name="T104">llelúia.</text:span></text:p>
            <text:p text:style-name="P205"/>
          </table:table-cell>
          <table:table-cell table:style-name="Tabulka1.A1" office:value-type="string">
            <text:p text:style-name="P11"/>
            <text:p text:style-name="P251"><text:span text:style-name="T609">A </text:span><text:span text:style-name="T175">opět pravil Farao Josefovi: Hle, ustanovuji tě nad celým Egyptem. I vzal prsten ze své ruky, a dal mu jej na ruku; oblékl ho v kmentové roucho a kolem hrdla mu zavěsil zlatý řetěz. Pak mu přikázal vystoupiti na svůj druhý vůz a dal hlasateli provolávati, aby všichni před ním skláněli kolena a věděli, že jest ustanoven nad celým Egyptem. </text:span></text:p>
            <text:p text:style-name="P9"><text:span text:style-name="T822">(</text:span><text:span text:style-name="T68">Hejčl, </text:span><text:span text:style-name="T69">lehce upraveno</text:span><text:span text:style-name="T81">)</text:span></text:p>
            <text:p text:style-name="P126"><text:span text:style-name="T23">R/.</text:span><text:span text:style-name="T112"> </text:span><text:span text:style-name="T129">Požehnání tvého otce bude větší než požehnání jeho otců</text:span><text:span text:style-name="T112">: </text:span><text:span text:style-name="T23">*</text:span><text:span text:style-name="T112"> </text:span><text:span text:style-name="T130">D</text:span><text:span text:style-name="T112">o</text:span><text:span text:style-name="T117">kud nepřijde touha věčných pahorků</text:span><text:span text:style-name="T112">. </text:span><text:span text:style-name="T23">*</text:span><text:span text:style-name="T112"> </text:span><text:span text:style-name="T118">Allelúia.</text:span><text:span text:style-name="T112"> </text:span></text:p>
            <text:p text:style-name="P141"><text:span text:style-name="T29">V/.</text:span><text:span text:style-name="T138"> </text:span><text:span text:style-name="T139">Sestoupí na hlavu Josefovu</text:span><text:span text:style-name="T138">, </text:span><text:span text:style-name="T139">a na </text:span><text:span text:style-name="T140">temeno</text:span><text:span text:style-name="T139"> </text:span><text:span text:style-name="T140">N</text:span><text:span text:style-name="T139">azarejce uprostřed jeho bratrů</text:span><text:span text:style-name="T138">: </text:span><text:span text:style-name="T29">*</text:span><text:span text:style-name="T138"> </text:span><text:span text:style-name="T141">D</text:span><text:span text:style-name="T138">o</text:span><text:span text:style-name="T139">kud</text:span><text:span text:style-name="T138">.</text:span></text:p>
            <text:p text:style-name="P10"><text:span text:style-name="T170">Sláva Otci</text:span><text:span text:style-name="T171">. </text:span><text:span text:style-name="T46">*</text:span><text:span text:style-name="T172"> </text:span><text:span text:style-name="T173">A</text:span><text:span text:style-name="T174">llelúia.</text:span></text:p>
          </table:table-cell>
        </table:table-row>
        <table:table-row table:style-name="Tabulka1.1">
          <table:table-cell table:style-name="Tabulka1.A1" office:value-type="string">
            <text:p text:style-name="P122">In II. Nocturno</text:p>
            <text:p text:style-name="P84">Sermo sancti Bernard<text:span text:style-name="T823">í</text:span>ni Sen<text:span text:style-name="T823">é</text:span>nsis.</text:p>
            <text:p text:style-name="P82">Serm. 1. de S. Joseph. </text:p>
            <text:p text:style-name="P42">Lectio v.</text:p>
            <text:p text:style-name="P202"><text:span text:style-name="T702">Omnium</text:span><text:span text:style-name="T303"> singulárium gratiárum alícui rationáli creatúræ communicatárum generális régula est, quod, quandocúmque divína grátia éligit áliquem ad áliquam grátiam singulárem, seu ad áliquem sublímem statum, ómnia cha</text:span><text:soft-page-break/><text:span text:style-name="T303">rísmata donat, quæ illi persónæ sic eléctæ et e</text:span><text:span text:style-name="T764">j</text:span><text:span text:style-name="T303">us offício necessária sunt atque illam copióse décorant. Quod máxime verificátum est in sanctíssimo </text:span><text:span text:style-name="T765">J</text:span><text:span text:style-name="T303">oseph, putatívo patre Dómini </text:span><text:span text:style-name="T765">J</text:span><text:span text:style-name="T303">esu Christi et vero sponso Regínæ mundi et Dóminæ Angelórum, qui ab ætérno Patre eléctus est fidélis nutrítius atque custos principálium thesaurórum suórum, scílicet Fílii e</text:span><text:span text:style-name="T766">j</text:span><text:span text:style-name="T303">us et sponsæ suæ; quod offícium fidelíssime prosecútus est. Cui proptérea Dóminus ait: Serve bone et fidélis, intra in gáudium Dómini tui.</text:span></text:p>
            <text:p text:style-name="P128"><text:span text:style-name="T30">R/.</text:span><text:span text:style-name="T303"> Angelus Dómini appáruit Joseph, dicens: Joseph, fili David, noli timére accípere Maríam cónjugem tuam: </text:span><text:span text:style-name="T30">*</text:span><text:span text:style-name="T303"> quod enim in ea natum est, de Spíritu Sancto est, </text:span><text:span text:style-name="T304">allelúia.</text:span></text:p>
            <text:p text:style-name="P128"><text:span text:style-name="T32">V/.</text:span><text:span text:style-name="T303"> </text:span><text:span text:style-name="T767">P</text:span><text:span text:style-name="T303">áriet autem </text:span><text:span text:style-name="T767">F</text:span><text:span text:style-name="T303">ílium, et vocábis nomen ejus Jesum: </text:span><text:span text:style-name="T30">*</text:span><text:span text:style-name="T303"> </text:span><text:span text:style-name="T304">Quod.</text:span></text:p>
            <text:p text:style-name="P265"/>
          </table:table-cell>
          <table:table-cell table:style-name="Tabulka1.A1" office:value-type="string">
            <text:p text:style-name="P124"><text:s/></text:p>
            <text:p text:style-name="P7"/>
            <text:p text:style-name="P7"/>
            <text:p text:style-name="P7"/>
            <text:p text:style-name="P202"><text:span text:style-name="T712">Obecným</text:span><text:span text:style-name="T341"> </text:span><text:span text:style-name="T768">pravidlem ú</text:span><text:span text:style-name="T769">plně </text:span><text:span text:style-name="T768">všech milostí, kterých se dostává rozumné bytosti je </text:span><text:span text:style-name="T770">to</text:span><text:span text:style-name="T768">, že kdykoliv si božská milost někoho vyvolí, </text:span><text:span text:style-name="T770">aby mu </text:span><text:span text:style-name="T768">uděl</text:span><text:span text:style-name="T770">ila</text:span><text:span text:style-name="T768"> nějak</text:span><text:span text:style-name="T770">ou</text:span><text:span text:style-name="T768"> </text:span><text:span text:style-name="T769">konkrétní </text:span><text:span text:style-name="T768">milosti, či k nějakému vznešenému stavu, daruje </text:span><text:span text:style-name="T770">mu </text:span><text:span text:style-name="T768">také všechny </text:span><text:soft-page-break/><text:span text:style-name="T768">dary, které jsou </text:span><text:span text:style-name="T769">oné</text:span><text:span text:style-name="T768"> osobě takto vyvolené a jejímu poslání </text:span><text:span text:style-name="T769">potřebné</text:span><text:span text:style-name="T768">, a takto ji milostmi hojně vyzdobí. </text:span><text:span text:style-name="T771">Což se nanejvýš potvrzuje v přesvatém Josefovi, otci, </text:span><text:span text:style-name="T770">který přijal za syna</text:span><text:span text:style-name="T771"> Pána Ježíše Krista, a pravém snoubenci Královny světa a Paní </text:span><text:span text:style-name="T769">A</text:span><text:span text:style-name="T771">ndělské, kterého věčný Otec vyvolil jako věrného pěstouna a strážce svých </text:span><text:span text:style-name="T770">největších</text:span><text:span text:style-name="T771"> pokladů, totiž svého Syna a </text:span><text:span text:style-name="T789">Josefovy</text:span><text:span text:style-name="T772"> snoubenky; </text:span><text:span text:style-name="T773">a tuto povinnost on nadevše věrně vykonával. A proto mu Hospodin řekl: „Služebníku dobrý a věrný, vstup do radosti svého Pána.“</text:span></text:p>
            <text:p text:style-name="P129"><text:span text:style-name="T39">R/.</text:span><text:span text:style-name="T368"> An</text:span><text:span text:style-name="T369">děl Páně se zjevil </text:span><text:span text:style-name="T368">Jose</text:span><text:span text:style-name="T369">fovi a řekl </text:span><text:span text:style-name="T370">mu</text:span><text:span text:style-name="T368">: „Jose</text:span><text:span text:style-name="T369">fe</text:span><text:span text:style-name="T368">, </text:span><text:span text:style-name="T369">synu</text:span><text:span text:style-name="T368"> Davidů</text:span><text:span text:style-name="T369">v</text:span><text:span text:style-name="T368">, </text:span><text:span text:style-name="T369">neboj se vzít k sobě svou snoubenku</text:span><text:span text:style-name="T368">: </text:span><text:span text:style-name="T39">*</text:span><text:span text:style-name="T368"> </text:span><text:span text:style-name="T369">neboť </text:span><text:span text:style-name="T774">dítě</text:span><text:span text:style-name="T369">, které se z ní narodí</text:span><text:span text:style-name="T368">, </text:span><text:span text:style-name="T369">pochází z Ducha Svatého</text:span><text:span text:style-name="T368">, </text:span><text:span text:style-name="T371">allel</text:span><text:span text:style-name="T775">uj</text:span><text:span text:style-name="T371">a.</text:span></text:p>
            <text:p text:style-name="P129"><text:span text:style-name="T41">V/.</text:span><text:span text:style-name="T773"> </text:span><text:span text:style-name="T776">P</text:span><text:span text:style-name="T774">orodí totiž Syna</text:span><text:span text:style-name="T773"> </text:span><text:span text:style-name="T774">a dáš mu jméno </text:span><text:span text:style-name="T773">Ježíš: </text:span><text:span text:style-name="T42">*</text:span><text:span text:style-name="T773"> </text:span><text:span text:style-name="T774">Neboť</text:span><text:span text:style-name="T776">.</text:span></text:p>
          </table:table-cell>
        </table:table-row>
        <table:table-row table:style-name="Tabulka1.1">
          <table:table-cell table:style-name="Tabulka1.A1" office:value-type="string">
            <text:p text:style-name="P39">Lectio vj.</text:p>
            <text:p text:style-name="P199"><text:span text:style-name="T705">Si</text:span><text:span text:style-name="T99"> cómpares </text:span><text:span text:style-name="T105">J</text:span><text:span text:style-name="T99">oseph ad totam Ecclésiam Christi, nonne iste est homo eléctus et speciális per quem et sub quo Christus est ordináte et honéste introdúctus in mundum? Si ergo Vírgini Matri tota Ecclésia sancta débitrix est, quia per eam Christum suscípere dignáta est; sic profécto post eam huic debet grátiam et reveréntiam singulárem. Ipse enim est </text:span><text:span text:style-name="T106">clavis</text:span><text:span text:style-name="T99"> Véteris Testaménti, in qua Patriarchális et Prophetális dígnitas promíssum conséquitur fructum. Porro hic est solus, qui corporáliter possédit quod eis divína dignátio repromísit. Mérito ígitur figurátur per illum </text:span><text:span text:style-name="T107">P</text:span><text:span text:style-name="T99">atriárcham Joseph, qui pópulis fruménta servávit. Sed et hic illum præcellit, quia non solum </text:span><text:span text:style-name="T96">Æ</text:span><text:span text:style-name="T99">gyptiis panem corporális vitæ, sed ómnibus eléctis panem de c</text:span><text:span text:style-name="T100">oe</text:span><text:span text:style-name="T99">lo, qui c</text:span><text:span text:style-name="T100">oe</text:span><text:span text:style-name="T99">léstem vitam tríbuit, cum multa solértia enutrívit.</text:span></text:p>
            <text:p text:style-name="P130"><text:span text:style-name="T20">R/.</text:span><text:span text:style-name="T99"> Ascéndit Joseph a Galil</text:span><text:span text:style-name="T108">ae</text:span><text:span text:style-name="T99">a de civitáte Názareth in Jud</text:span><text:span text:style-name="T108">ae</text:span><text:span text:style-name="T99">am, in civitátem David, quæ vocátur Béthlehem: </text:span><text:span text:style-name="T20">*</text:span><text:span text:style-name="T99"> Eo quod esset de domo et família David, </text:span><text:span text:style-name="T101">allelúia.</text:span></text:p>
            <text:p text:style-name="P130"><text:span text:style-name="T20">V/.</text:span><text:span text:style-name="T99"> Ut profiterétur cum María desponsáta sibi uxóre: </text:span><text:span text:style-name="T20">*</text:span><text:span text:style-name="T99"> Eo quod.</text:span></text:p>
            <text:p text:style-name="P68"/>
          </table:table-cell>
          <table:table-cell table:style-name="Tabulka1.A1" office:value-type="string">
            <text:p text:style-name="P7"/>
            <text:p text:style-name="P200"><text:span text:style-name="T713">Pokud</text:span><text:span text:style-name="T684"> </text:span><text:span text:style-name="T211">přirovnáš Josefa k celé Kristově Církvi, není právě on ten člověk vyvolený a výjimečný, skrze něhož a pod nímž byl Kristus řádně a čestně přiveden na tento svět? Pokud tedy Panně Matce dlužna je</text:span><text:span text:style-name="T212">st</text:span><text:span text:style-name="T211"> celá Církev, neboť skrze ní byla hodna přijmouti Krista, pak tedy hned po ní dluží i Josefovi jedinečnou milost a úctu. On je totiž klíčem Starého Zákona, v němž </text:span><text:span text:style-name="T213">důstojnost Patriarchů a Proroků obdrž</text:span><text:span text:style-name="T212">ela</text:span><text:span text:style-name="T213"> slíbený plod. Proto on je </text:span><text:span text:style-name="T214">z nich </text:span><text:span text:style-name="T213">jediným</text:span><text:span text:style-name="T216">, který také fyzicky obdržel to, co jim </text:span><text:span text:style-name="T214">všem </text:span><text:span text:style-name="T216">božský úradek přislíbil. Po zásluze byl tedy tomuto všemu předobrazem Patriarcha Josef, který zachoval obilí pro lid. Avšak svatý Josef, </text:span><text:span text:style-name="T214">pěstoun Páně</text:span><text:span text:style-name="T216">, jej předstihl, neboť </text:span><text:span text:style-name="T215">Patriarcha Josef </text:span><text:span text:style-name="T217">sice dal </text:span><text:span text:style-name="T216">Egypťanům chléb tělesného života, a</text:span><text:span text:style-name="T217">však</text:span><text:span text:style-name="T215"> svatý Josef </text:span><text:span text:style-name="T217">s vel</text:span><text:span text:style-name="T218">i</text:span><text:span text:style-name="T217">kou péčí vypěstoval</text:span><text:span text:style-name="T214"> </text:span><text:span text:style-name="T216">všem vyvoleným chléb z nebes, který uděluje nebeský život.</text:span></text:p>
            <text:p text:style-name="P131"><text:span text:style-name="T25">R/.</text:span><text:span text:style-name="T119"> </text:span><text:span text:style-name="T131">Vyšel </text:span><text:span text:style-name="T119">Jose</text:span><text:span text:style-name="T120">f z </text:span><text:span text:style-name="T119">Galil</text:span><text:span text:style-name="T131">eje</text:span><text:span text:style-name="T119"> </text:span><text:span text:style-name="T120">z města </text:span><text:span text:style-name="T119">N</text:span><text:span text:style-name="T120">a</text:span><text:span text:style-name="T119">zaret </text:span><text:span text:style-name="T120">do Judska</text:span><text:span text:style-name="T119">, </text:span><text:span text:style-name="T131">do města </text:span><text:span text:style-name="T119">David</text:span><text:span text:style-name="T120">ova</text:span><text:span text:style-name="T119">, </text:span><text:span text:style-name="T131">které se nazývá </text:span><text:span text:style-name="T119">B</text:span><text:span text:style-name="T120">e</text:span><text:span text:style-name="T119">tlém: </text:span><text:span text:style-name="T25">*</text:span><text:span text:style-name="T119"> </text:span><text:span text:style-name="T131">Neboť byl z domu i rodu D</text:span><text:span text:style-name="T119">avid</text:span><text:span text:style-name="T120">ova</text:span><text:span text:style-name="T119">, </text:span><text:span text:style-name="T121">allel</text:span><text:span text:style-name="T132">uj</text:span><text:span text:style-name="T121">a.</text:span></text:p>
            <text:p text:style-name="P131"><text:span text:style-name="T207">V/.</text:span><text:span text:style-name="T187"> </text:span><text:span text:style-name="T188">Aby se tam vydal s </text:span><text:span text:style-name="T187">Mar</text:span><text:span text:style-name="T188">i</text:span><text:span text:style-name="T187">í, </text:span><text:span text:style-name="T188">která s ním byla zasnoubena, aby se stala jeho ženou</text:span><text:span text:style-name="T187">: </text:span><text:span text:style-name="T207">*</text:span><text:span text:style-name="T187"> </text:span><text:span text:style-name="T188">Neboť</text:span><text:span text:style-name="T187">.</text:span></text:p>
          </table:table-cell>
        </table:table-row>
        <table:table-row table:style-name="Tabulka1.1">
          <table:table-cell table:style-name="Tabulka1.A1" office:value-type="string">
            <text:p text:style-name="P39">Lectio vij.</text:p>
            <text:p text:style-name="P200"><text:span text:style-name="T706">Profécto</text:span><text:span text:style-name="T102"> dubitándum non est, quod Christus familiaritátem, reveréntiam atque sublimíssimam dignitátem, quam illi exhíbuit dum ágeret in humánis tamquam fílius patri suo, in c</text:span><text:span text:style-name="T109">o</text:span><text:span text:style-name="T110">e</text:span><text:span text:style-name="T102">lis útique non negávit, quin pótius complévit et consummávit. Unde non immérito a Dómino subinfértur: Intra in gáudium Dómini tui. Unde, licet gáudium ætérnæ beatitúdinis in cor hóminis intret, máluit tamen Dóminus ei dícere: Intra in gáudium, ut mýstice in</text:span><text:soft-page-break/><text:span text:style-name="T102">nuátur quod gáudium illud non solum in eo sit intra, sed úndique illum circúmdans et absórbens, et ipsum velut abýssus infiníta submérgens.</text:span></text:p>
            <text:p text:style-name="P130"><text:span text:style-name="T21">R/.</text:span><text:span text:style-name="T102"> Surge, et áccipe Púerum et Matrem ejus, et fuge in Ægýptum: </text:span><text:span text:style-name="T21">*</text:span><text:span text:style-name="T102"> Et esto ibi, usque dum dicam tibi, </text:span><text:span text:style-name="T101">allelúia.</text:span></text:p>
            <text:p text:style-name="P130"><text:span text:style-name="T21">V/.</text:span><text:span text:style-name="T102"> Ut adimplerétur quod dictum est a Dómino per prophétam dicéntem: Ex Ægýpto vocávi Fílium meum. </text:span><text:span text:style-name="T22">*</text:span><text:span text:style-name="T102"> Et esto.</text:span></text:p>
            <text:p text:style-name="P15"/>
          </table:table-cell>
          <table:table-cell table:style-name="Tabulka1.A1" office:value-type="string">
            <text:p text:style-name="P6"/>
            <text:p text:style-name="P201"><text:span text:style-name="T714">Zajisté</text:span><text:span text:style-name="T342"> </text:span><text:span text:style-name="T777">ne</text:span><text:span text:style-name="T778">n</text:span><text:span text:style-name="T777">í třeb</text:span><text:span text:style-name="T778">a </text:span><text:span text:style-name="T777">po</text:span><text:span text:style-name="T778">chybovat, že Kristus </text:span><text:span text:style-name="T790">svému pěstounovi Josefovi </text:span><text:span text:style-name="T795">tuto </text:span><text:span text:style-name="T778">důvěru, úctu a nejvyšší důstojnost, kterou mu prokazoval, dokud </text:span><text:span text:style-name="T779">žil </text:span><text:span text:style-name="T791">na zem</text:span><text:span text:style-name="T790">i </text:span><text:span text:style-name="T779">lidským životem</text:span><text:span text:style-name="T792"> </text:span><text:span text:style-name="T778">jako syn svému otci,</text:span><text:span text:style-name="T780"> neupřel ani v nebi, naopak ji spíše naplnil a dokonal. Proto zajisté nikoliv bez příčiny můžeme doplnit slova Páně: „vstup do radosti svého Pána.“ </text:span><text:span text:style-name="T781">Takže</text:span><text:span text:style-name="T779">, pokud radost věčné blaženosti vstoupí do srdce člověka, bylo by lepší, </text:span><text:span text:style-name="T781">kdy</text:span><text:span text:style-name="T770">ž</text:span><text:span text:style-name="T779"> mu Pán řek</text:span><text:span text:style-name="T770">ne</text:span><text:span text:style-name="T779">: „vstup do radosti,“ aby mu </text:span><text:soft-page-break/><text:span text:style-name="T779">bylo mysticky sděleno, že tato radost nebude pouze uvnitř něho, ale za všech stran jej obklopí a pohltí, a on se do ní ponoří jako do nekonečné hlubiny.</text:span></text:p>
            <text:p text:style-name="P132"><text:span text:style-name="T26">R/.</text:span><text:span text:style-name="T122"> </text:span><text:span text:style-name="T133">Vstaň a vezmi Chlapce a jeho Matku</text:span><text:span text:style-name="T122">, </text:span><text:span text:style-name="T123">a uprchni do Egypta</text:span><text:span text:style-name="T122">: </text:span><text:span text:style-name="T26">*</text:span><text:span text:style-name="T122"> </text:span><text:span text:style-name="T123">A buď tam, dokud ti neřeknu</text:span><text:span text:style-name="T122">, </text:span><text:span text:style-name="T121">allel</text:span><text:span text:style-name="T132">uj</text:span><text:span text:style-name="T121">a.</text:span></text:p>
            <text:p text:style-name="P116"/>
            <text:p text:style-name="P132"><text:span text:style-name="T27">V/.</text:span><text:span text:style-name="T134"> </text:span><text:span text:style-name="T133">Aby se naplnilo, co o Pánu řekl prorok těmito slovy: „Z Egypta jsem povolal svého Syna</text:span><text:span text:style-name="T134">. </text:span><text:span text:style-name="T28">*</text:span><text:span text:style-name="T134"> </text:span><text:span text:style-name="T133">A buď</text:span><text:span text:style-name="T134">.</text:span></text:p>
          </table:table-cell>
        </table:table-row>
        <table:table-row table:style-name="Tabulka1.1">
          <table:table-cell table:style-name="Tabulka1.A1" office:value-type="string">
            <text:p text:style-name="P39">Lectio viij.</text:p>
            <text:p text:style-name="P200"><text:span text:style-name="T706">Meménto</text:span><text:span text:style-name="T102"> ígitur nostri, beáte </text:span><text:span text:style-name="T109">J</text:span><text:span text:style-name="T102">oseph, et tuæ oratiónis suffrágio apud tuum putatívum Fílium intercéde; sed et Beatíssimam Vírginem sponsam tuam nobis propítiam redde, quæ mater est e</text:span><text:span text:style-name="T111">j</text:span><text:span text:style-name="T102">us, qui cum Patre et Spíritu Sancto vivit et regnat per infiníta s</text:span><text:span text:style-name="T109">a</text:span><text:span text:style-name="T110">e</text:span><text:span text:style-name="T102">cula. Amen.</text:span></text:p>
            <text:p text:style-name="P128"><text:span text:style-name="T21">R/.</text:span><text:span text:style-name="T102"> Cum indúcerent púerum Jesum paréntes ejus, ut fácerent secúndum consuetúdinem legis pro eo: </text:span><text:span text:style-name="T21">*</text:span><text:span text:style-name="T102"> Accépit eum Símeon in ulnas suas, et benedíxit Deum. </text:span><text:span text:style-name="T101">Allelúia, allelúia.</text:span></text:p>
            <text:p text:style-name="P128"><text:span text:style-name="T21">V/.</text:span><text:span text:style-name="T102"> Et erat Pater ejus et Mater mirántes super his, quæ dicebántur de illo: </text:span><text:span text:style-name="T21">*</text:span><text:span text:style-name="T102"> Accépit.</text:span></text:p>
            <text:p text:style-name="P128"><text:span text:style-name="T102">Glória Patri. </text:span><text:span text:style-name="T21">*</text:span><text:span text:style-name="T102"> </text:span><text:span text:style-name="T101">Allelúia.</text:span><text:span text:style-name="T102"> </text:span></text:p>
            <text:p text:style-name="P68"/>
          </table:table-cell>
          <table:table-cell table:style-name="Tabulka1.A1" office:value-type="string">
            <text:p text:style-name="P7"/>
            <text:p text:style-name="P200"><text:span text:style-name="T715">Pamatuj</text:span><text:span text:style-name="T342"> </text:span><text:span text:style-name="T779">tedy na nás, svatý Josefe</text:span><text:span text:style-name="T782">, </text:span><text:span text:style-name="T779">a </text:span><text:span text:style-name="T781">modlitbou </text:span><text:span text:style-name="T770">i </text:span><text:span text:style-name="T781">prosbou se za nás přimlouvej u syna, kterého jsi přijal za svého; avšak i Nejblahoslavenější Pannu, svou snoubenku, nám příznivě nakloň, neboť je matkou toho, jenž s Otcem a Duchem Svatým žije a kraluje po nekonečné věky. Amen. </text:span></text:p>
            <text:p text:style-name="P133"><text:span text:style-name="T26">R/.</text:span><text:span text:style-name="T122"> </text:span><text:span text:style-name="T135">Když rodiče přivedli chlapce Ježíše</text:span><text:span text:style-name="T122">, </text:span><text:span text:style-name="T124">aby s ním učinili vše dle zvyklostí zákona</text:span><text:span text:style-name="T122">: </text:span><text:span text:style-name="T26">*</text:span><text:span text:style-name="T122"> </text:span><text:span text:style-name="T124">Vzal jej </text:span><text:span text:style-name="T122">S</text:span><text:span text:style-name="T124">i</text:span><text:span text:style-name="T122">meon </text:span><text:span text:style-name="T124">do své náruče</text:span><text:span text:style-name="T122">, </text:span><text:span text:style-name="T135">a dobrořečil Bohu</text:span><text:span text:style-name="T122">. </text:span><text:span text:style-name="T121">Allel</text:span><text:span text:style-name="T125">uj</text:span><text:span text:style-name="T121">a, allel</text:span><text:span text:style-name="T125">uj</text:span><text:span text:style-name="T121">a.</text:span></text:p>
            <text:p text:style-name="P133"><text:span text:style-name="T26">V/.</text:span><text:span text:style-name="T122"> </text:span><text:span text:style-name="T135">A jeho Otec i Matka se velmi divili na tím, co se o něm říkalo</text:span><text:span text:style-name="T122">: </text:span><text:span text:style-name="T26">*</text:span><text:span text:style-name="T122"> </text:span><text:span text:style-name="T135">Vzal</text:span><text:span text:style-name="T122">.</text:span></text:p>
            <text:p text:style-name="P133"><text:span text:style-name="T135">Sláva Otci</text:span><text:span text:style-name="T134">. </text:span><text:span text:style-name="T27">*</text:span><text:span text:style-name="T134"> </text:span><text:span text:style-name="T136">Allel</text:span><text:span text:style-name="T127">uj</text:span><text:span text:style-name="T136">a.</text:span><text:span text:style-name="T134"> </text:span></text:p>
          </table:table-cell>
        </table:table-row>
        <table:table-row table:style-name="Tabulka1.1">
          <table:table-cell table:style-name="Tabulka1.A1" office:value-type="string">
            <text:p text:style-name="P122">In III. Nocturno</text:p>
            <text:p text:style-name="P31"><text:span text:style-name="T88">Léctio sancti Evangélii </text:span><text:span text:style-name="T89">secúndum </text:span><text:span text:style-name="T93">Lucam</text:span><text:span text:style-name="T88">.</text:span><text:span text:style-name="T33"> </text:span></text:p>
            <text:p text:style-name="P31"><text:span text:style-name="T33">Lectio ix. Cap. </text:span><text:span text:style-name="T38">3</text:span><text:span text:style-name="T33">.</text:span></text:p>
            <text:p text:style-name="P207"><text:span text:style-name="T609">In</text:span> illo témpore: Factum est autem cum baptizarétur omnis pópulus, et Jesu baptiz<text:span text:style-name="T824">á</text:span>to et or<text:span text:style-name="T824">á</text:span>nte, ap<text:span text:style-name="T824">é</text:span>rtum est c<text:span text:style-name="T824">oe</text:span>lum. Et réliqua.</text:p>
            <text:p text:style-name="P110"/>
            <text:p text:style-name="P84"><text:span text:style-name="T825">Homilía</text:span> sancti Augustíni Epíscopi.</text:p>
            <text:p text:style-name="P83">Liber 2. de Consensu Evang.</text:p>
            <text:p text:style-name="P166"><text:span text:style-name="T708">Manif</text:span><text:span text:style-name="T709">é</text:span><text:span text:style-name="T708">stum</text:span><text:span text:style-name="T90"> est illud quod ait: Ut putabátur fílius Joseph, propter illos dix</text:span><text:span text:style-name="T91">í</text:span><text:span text:style-name="T90">sse, qui eum ex Joseph, sicut alii hómines nascúntur, natum arbitrántur. Quos autem movet, quod álios progenitóres Matthæus enúmerat, descéndens a David usque ad Joseph, álios autem Lucas, ascéndens a Joseph usque ad David: fácile est, ut advértant, duos patres habére p</text:span><text:span text:style-name="T92">o</text:span><text:span text:style-name="T90">tuísse Joseph: unum a quo génitus, álterum a quo fúerit adoptátus. </text:span></text:p>
            <text:p text:style-name="P139"><text:span text:style-name="T34">R/.</text:span><text:span text:style-name="T90"> Ibant paréntes Jesu per omnes annos in Jerúsalem, in die solémni Paschæ: </text:span><text:span text:style-name="T180">consumptísque diébus, cum redírent, remánsit puer </text:span><text:span text:style-name="T182">J</text:span><text:span text:style-name="T180">esus in </text:span><text:span text:style-name="T182">J</text:span><text:span text:style-name="T180">erúsalem: </text:span><text:span text:style-name="T209">*</text:span><text:span text:style-name="T180"> Et non cognovérunt paréntes e</text:span><text:span text:style-name="T181">j</text:span><text:span text:style-name="T180">us, </text:span><text:span text:style-name="T181">allelúia</text:span><text:span text:style-name="T180">.</text:span></text:p>
            <text:p text:style-name="P139"><text:span text:style-name="T34">V/.</text:span><text:span text:style-name="T90"> Existimántes autem illum esse in comitátu, requirébant eum inter cognátos et notos: </text:span><text:span text:style-name="T34">*</text:span><text:span text:style-name="T90"> Et non.</text:span></text:p>
            <text:p text:style-name="P110"/>
          </table:table-cell>
          <table:table-cell table:style-name="Tabulka1.A1" office:value-type="string">
            <text:p text:style-name="P123"><text:s/></text:p>
            <text:p text:style-name="P7"/>
            <text:p text:style-name="P7"/>
            <text:p text:style-name="P200"><text:span text:style-name="T716">Za</text:span><text:span text:style-name="T343"> </text:span><text:span text:style-name="T783">onoho času, když chodil všechen lid, aby se dal pokřtít, a i Ježíš byl pokřtěn a modlil se, když v tom se otevřela nebesa</text:span><text:span text:style-name="T344">. </text:span><text:span text:style-name="T306">A ostatní.</text:span></text:p>
            <text:p text:style-name="P7"/>
            <text:p text:style-name="P7"/>
            <text:p text:style-name="P202"><text:span text:style-name="T717">Zjevné</text:span><text:span text:style-name="T345"> </text:span><text:span text:style-name="T783">je, ž</text:span><text:span text:style-name="T784">e když</text:span><text:span text:style-name="T783"> se píše: „Aby byl považován za syna Josefova,“ </text:span><text:span text:style-name="T785">je </text:span><text:span text:style-name="T784">tomu </text:span><text:span text:style-name="T785">tak proto, </text:span><text:span text:style-name="T786">aby lidé </text:span><text:span text:style-name="T783">říkali, že </text:span><text:span text:style-name="T786">se narodil z Josefa, stejně jako se rodí jiní lidé, </text:span><text:span text:style-name="T785">a </text:span><text:span text:style-name="T786">toto považovali za pravdu. Pokud někoho zneklidňuje, že jiné předky vypočítává Matouš, který vychází od Davida až k Josefovi, jiné </text:span><text:span text:style-name="T784">pak </text:span><text:span text:style-name="T786">Lukáš, který začíná od Josefa a jde zpět až k Davidovi, odpověď je snadná. </text:span><text:span text:style-name="T784">J</text:span><text:span text:style-name="T786">e třeba si uvědomit, že Josef měl dva otce: jednoho, který jej zrodil, a druhého, který jej přijal za vlastního. </text:span></text:p>
            <text:p text:style-name="P140"><text:span text:style-name="T40">R/.</text:span><text:span text:style-name="T142"> </text:span><text:span text:style-name="T150">Rodiče Ježíšovi šli jako každý rok do </text:span><text:span text:style-name="T142">Jer</text:span><text:span text:style-name="T143">u</text:span><text:span text:style-name="T142">salém</text:span><text:span text:style-name="T143">a</text:span><text:span text:style-name="T142">, </text:span><text:span text:style-name="T143">v den slavnosti </text:span><text:span text:style-name="T142">Pasch</text:span><text:span text:style-name="T143">y:</text:span><text:span text:style-name="T142"> </text:span><text:span text:style-name="T189">když se naplnil čas, aby odešli</text:span><text:span text:style-name="T192">, </text:span><text:span text:style-name="T193">c</text:span><text:span text:style-name="T189">hlapec </text:span><text:span text:style-name="T190">J</text:span><text:span text:style-name="T192">ežíš </text:span><text:span text:style-name="T193">zůstal v </text:span><text:span text:style-name="T190">J</text:span><text:span text:style-name="T192">er</text:span><text:span text:style-name="T193">u</text:span><text:span text:style-name="T192">salémě: </text:span><text:span text:style-name="T208">*</text:span><text:span text:style-name="T192"> </text:span><text:span text:style-name="T189">A jeho rodiče to nevěděli</text:span><text:span text:style-name="T192">, </text:span><text:span text:style-name="T194">allel</text:span><text:span text:style-name="T191">uj</text:span><text:span text:style-name="T194">a</text:span><text:span text:style-name="T192">.</text:span></text:p>
            <text:p text:style-name="P140"><text:span text:style-name="T43">V/.</text:span><text:span text:style-name="T151"> </text:span><text:span text:style-name="T150">Mysleli si totiž, že je s ostatními</text:span><text:span text:style-name="T151">, </text:span><text:span text:style-name="T150">ptali se </text:span><text:span text:style-name="T152">tedy</text:span><text:span text:style-name="T150"> po něm mezi příbuznými a známými</text:span><text:span text:style-name="T151">: </text:span><text:span text:style-name="T43">*</text:span><text:span text:style-name="T151"> </text:span><text:span text:style-name="T150">A jeho</text:span><text:span text:style-name="T151">.</text:span></text:p>
          </table:table-cell>
        </table:table-row>
        <table:table-row table:style-name="Tabulka1.1">
          <table:table-cell table:style-name="Tabulka1.A1" office:value-type="string">
            <text:p text:style-name="P42">Lectio x.</text:p>
            <text:p text:style-name="P208"><text:soft-page-break/><text:span text:style-name="T609">Antíqua </text:span><text:span text:style-name="T175">est enim consuetúdo adoptándi étiam in illo pópulo Dei, ut sibi fílios fácerent, quos non ipsi genuíssent. Unde intellígitur Lucas patrem Joseph, non a quo génitus, sed a quo fuerat adoptátus, suscepísse in Evangelio suo, cujus progenitóres sursum versus commémorat, donec exíret ad David. </text:span></text:p>
            <text:p text:style-name="P111"><text:span text:style-name="T1">R/.</text:span> Dicit Mater Jesu ad illum: Fili, quid fecísti nobis sic? <text:span text:style-name="T1">*</text:span> Ecce pater tuus et ego doléntes quærebámus te, <text:span text:style-name="T826">allelúia.</text:span></text:p>
            <text:p text:style-name="P111"><text:span text:style-name="T1">V/.</text:span> Et ait ad illos: Quid est, quod me quærebátis? nesciebátis, quia in his quæ Patris mei sunt, opórtet me esse? <text:span text:style-name="T1">*</text:span> Ecce.</text:p>
            <text:p text:style-name="P110"/>
          </table:table-cell>
          <table:table-cell table:style-name="Tabulka1.A1" office:value-type="string">
            <text:p text:style-name="P7"/>
            <text:p text:style-name="P200"><text:soft-page-break/><text:span text:style-name="T719">Adopce,</text:span><text:span text:style-name="T411"> </text:span><text:span text:style-name="T412">tedy </text:span><text:span text:style-name="T413">p</text:span><text:span text:style-name="T411">ř</text:span><text:span text:style-name="T413">ijímání za vlastního, je totiž prastarý zvyk i u sam</text:span><text:span text:style-name="T412">otn</text:span><text:span text:style-name="T413">ého lidu Božího, aby </text:span><text:span text:style-name="T412">tak </text:span><text:span text:style-name="T413">mohli přijmout za syny i ty, které sami nezrodili. Proto Lukáš nepovažuje za otce Josefova toho, který jej zrodil, a</text:span><text:span text:style-name="T796">le</text:span><text:span text:style-name="T413"> toho, který jej přijal za svého, </text:span><text:span text:style-name="T796">uvádí jej</text:span><text:span text:style-name="T414"> ve svém Evangeliu, a jeho předky připomíná v dalších verších, dokud nedojde k Davidovi.</text:span></text:p>
            <text:p text:style-name="P134"><text:span text:style-name="T40">R/.</text:span><text:span text:style-name="T142"> </text:span><text:span text:style-name="T144">Ježíšova </text:span><text:span text:style-name="T142">Mat</text:span><text:span text:style-name="T144">ka</text:span><text:span text:style-name="T142"> ř</text:span><text:span text:style-name="T144">ekla synovi</text:span><text:span text:style-name="T142">: „</text:span><text:span text:style-name="T144">Synu</text:span><text:span text:style-name="T142">, </text:span><text:span text:style-name="T144">proč jsi nám to učinil</text:span><text:span text:style-name="T142">? </text:span><text:span text:style-name="T40">*</text:span><text:span text:style-name="T142"> </text:span><text:span text:style-name="T153">Hle, tvůj otec a já jsme tě v bolest</text:span><text:span text:style-name="T152">ech</text:span><text:span text:style-name="T153"> hledali</text:span><text:span text:style-name="T142">,“ </text:span><text:span text:style-name="T145">allel</text:span><text:span text:style-name="T154">uj</text:span><text:span text:style-name="T145">a.</text:span></text:p>
            <text:p text:style-name="P134"><text:span text:style-name="T44">V/.</text:span><text:span text:style-name="T160"> </text:span><text:span text:style-name="T162">A </text:span><text:span text:style-name="T163">on jim </text:span><text:span text:style-name="T162">řekl</text:span><text:span text:style-name="T160">: „Proč jste mě hledali? Nevěděli jste, že mi náleží být</text:span><text:span text:style-name="T161">i</text:span><text:span text:style-name="T160"> tam, kde je můj Otec?“ </text:span><text:span text:style-name="T44">*</text:span><text:span text:style-name="T160"> </text:span><text:span text:style-name="T162">Hle</text:span><text:span text:style-name="T160">.</text:span></text:p>
          </table:table-cell>
        </table:table-row>
        <table:table-row table:style-name="Tabulka1.1">
          <table:table-cell table:style-name="Tabulka1.A1" office:value-type="string">
            <text:p text:style-name="P42">Lectio xj.</text:p>
            <text:p text:style-name="P200"><text:span text:style-name="T707">Cum </text:span><text:span text:style-name="T196">enim necésse sit, utróque Evangelísta vera narránte, et Matthæo scílicet et Luca, ut unus eórum ejus patris oríginem tenéret qui genúerat; alter ejus qui adoptáverat Joseph; quem probabílius intellígimus adoptántis oríginem ténuisse quam eum, qui nóluit Joseph génitum dícere ab illo cujus eum fílium esse narrábat? Matthæus </text:span><text:span text:style-name="T88">autem dicens, Abraham génuit Isaac, Isaac génuit Jacob, atque ita in hoc verbo, quod est, </text:span><text:span text:style-name="T94">g</text:span><text:span text:style-name="T88">énuit, persevérans, donec in último dí</text:span><text:span text:style-name="T92">c</text:span><text:span text:style-name="T88">eret, Jacob autem génuit Joseph; satis expréssit ad eum patrem se perduxísse oríginem generántium, a quo Joseph non adoptátus, sed génitus erat. </text:span></text:p>
            <text:p text:style-name="P112"><text:span text:style-name="T1">R/.</text:span> Descéndit Jesus cum eis, et venit Názareth: <text:span text:style-name="T1">*</text:span> Et erat súbditus illis, <text:span text:style-name="T827">allelúia.</text:span></text:p>
            <text:p text:style-name="P135"><text:span text:style-name="T34">V/.</text:span><text:span text:style-name="T90"> Proficiébat sapiéntia, et ætáte, et grátia apud Deum et hómines: </text:span><text:span text:style-name="T34">*</text:span><text:span text:style-name="T90"> </text:span><text:span text:style-name="T95">Et erat.</text:span><text:span text:style-name="T90"> </text:span></text:p>
            <text:p text:style-name="P110"/>
          </table:table-cell>
          <table:table-cell table:style-name="Tabulka1.A1" office:value-type="string">
            <text:p text:style-name="P7"/>
            <text:p text:style-name="P200"><text:span text:style-name="T718">Pokud</text:span><text:span text:style-name="T346"> </text:span><text:span text:style-name="T787">je to však důležité, oba Evangelisté říkají pravdu, i Matouš i Lukáš, kdy jeden považuje za původ otce toho, k</text:span><text:span text:style-name="T785">terý</text:span><text:span text:style-name="T787"> jej zrodil; ten druhý pak toho, k</text:span><text:span text:style-name="T785">terý</text:span><text:span text:style-name="T787"> Josefa přijal za vlastního. Komu však spíše uvěříme, když píše o původu adoptovaného, než tomu, kdo nechtěl napsat, že jej zrodil ten, koho uvedl jako jeho otce? Matouš totiž praví: „Abrahám zrodil Isáka, Isák zrodil Jákoba,“ a toto slovo, totiž „zrodil,“ používá i nadále, dokud naposled neřekne „Jákob pak zrodil Josefa;“ tím dostatečně </text:span><text:span text:style-name="T788">jasně vyjádřil, že původ všech předků dovedl až k tomu, který Josefa zrodil a nikoliv k tomu, který jej přijal za svého. </text:span></text:p>
            <text:p text:style-name="P136"><text:span text:style-name="T40">R/.</text:span><text:span text:style-name="T142"> </text:span><text:span text:style-name="T155">A Ježíš šel s nimi a přišel do </text:span><text:span text:style-name="T142">N</text:span><text:span text:style-name="T146">a</text:span><text:span text:style-name="T142">zaret</text:span><text:span text:style-name="T146">a</text:span><text:span text:style-name="T142">: </text:span><text:span text:style-name="T40">* </text:span><text:span text:style-name="T155">A poslouchal je</text:span><text:span text:style-name="T142">, </text:span><text:span text:style-name="T147">allel</text:span><text:span text:style-name="T156">uj</text:span><text:span text:style-name="T147">a.</text:span></text:p>
            <text:p text:style-name="P136"><text:span text:style-name="T43">V/.</text:span><text:span text:style-name="T151"> </text:span><text:span text:style-name="T155">Prospíval moudrostí, věkem i milostí u Boha i u lidí</text:span><text:span text:style-name="T151">: </text:span><text:span text:style-name="T43">*</text:span><text:span text:style-name="T151"> </text:span><text:span text:style-name="T155">A poslouchal</text:span><text:span text:style-name="T157">.</text:span><text:span text:style-name="T151"> </text:span></text:p>
          </table:table-cell>
        </table:table-row>
        <table:table-row table:style-name="Tabulka1.1">
          <table:table-cell table:style-name="Tabulka1.A1" office:value-type="string">
            <text:p text:style-name="P42">Lectio xij.</text:p>
            <text:p text:style-name="P209"><text:span text:style-name="T609">Quamquam</text:span><text:span text:style-name="T175"> si étiam Lucas génitum díceret Joseph ab Heli, nec sic nos hoc verbum perturbáre debéret, ut áliud crederémus quam ab uno Evangelísta gignéntem, ab áltero adoptántem patrem fuísse commemorátum. Neque enim absúrde quisque dícitur non carne</text:span> sed c<text:span text:style-name="T828">h</text:span>aritáte genuísse, quem fílium sibi adoptáverit. At vero étiam nos, quibus dedit Deus potestátem fílios ejus fíeri, de natúra atque substántia sua non nos génuit, sicut únicum Fílium, sed útique dilectióne adoptávit.</text:p>
            <text:p text:style-name="P209"/>
            <text:p text:style-name="P113"><text:span text:style-name="T1">R/.</text:span> Fidélis servus et prudens, quem constítuit Dóminus super famíliam suam: <text:span text:style-name="T1">*</text:span> Amen dico vobis, quóniam super ómnia bona sua constítuet eum. <text:span text:style-name="T829">Allelúia, allelúia.</text:span></text:p>
            <text:p text:style-name="P113"><text:span text:style-name="T1">℣.</text:span> Qui custos est Dómini sui, glorificátur. <text:span text:style-name="T1">*</text:span> Amen. </text:p>
            <text:p text:style-name="P113">Glória Patri. <text:span text:style-name="T1">*</text:span> <text:span text:style-name="T829">Allelúia.</text:span></text:p>
            <text:p text:style-name="P110"><text:soft-page-break/></text:p>
          </table:table-cell>
          <table:table-cell table:style-name="Tabulka1.A1" office:value-type="string">
            <text:p text:style-name="P7"/>
            <text:p text:style-name="P200"><text:span text:style-name="T720">Avšak </text:span><text:span text:style-name="T797">pokud zase Lukáš říká, že Josefa zrodil Heli (</text:span><text:span text:style-name="T801">pozn.</text:span><text:span text:style-name="T797"> </text:span><text:span text:style-name="T793">Lukáš píše, že Josef </text:span><text:span text:style-name="T794">byl syn </text:span><text:span text:style-name="T793">Heliův, nepoužívá slovo „zrodil“</text:span><text:span text:style-name="T797">), ani v tomto případě nás to slovo nemusí zneklidňovat, že bychom věřili něčemu jinému, když podle jednoho Evangelisty byl tím, k</text:span><text:span text:style-name="T796">do</text:span><text:span text:style-name="T797"> ho zrodil, podle jiného otcem, který jej přijal za svého. Není totiž vůbec nesmyslné, pokud někdo říká, že pokud někdo přijme chlapce </text:span><text:span text:style-name="T796">za</text:span><text:span text:style-name="T797"> svého syna, zrodil jej tak nikoliv podle těla, ale v lásce. A opravdu, také nás, když nám Bůh dal moc stát se božími dětmi, nezrodil ze své přirozenosti a podstaty jako svého jediného Syna, ale v lásce nás přijal za vlastní.</text:span></text:p>
            <text:p text:style-name="P137"><text:span text:style-name="T40">R/.</text:span><text:span text:style-name="T142"> </text:span><text:span text:style-name="T158">Služebník věrný a moudrý</text:span><text:span text:style-name="T142">, </text:span><text:span text:style-name="T148">jehož Pán ustanovil nad svou rodinou</text:span><text:span text:style-name="T142">: </text:span><text:span text:style-name="T40">*</text:span><text:span text:style-name="T142"> Amen </text:span><text:span text:style-name="T148">pravím vám</text:span><text:span text:style-name="T142">, ž</text:span><text:span text:style-name="T148">e nad všemi svými statky jej ustanoví</text:span><text:span text:style-name="T142">. </text:span><text:span text:style-name="T149">Allel</text:span><text:span text:style-name="T159">uj</text:span><text:span text:style-name="T149">a, allel</text:span><text:span text:style-name="T159">uj</text:span><text:span text:style-name="T149">a.</text:span></text:p>
            <text:p text:style-name="P137"><text:span text:style-name="T40">℣.</text:span><text:span text:style-name="T142"> </text:span><text:span text:style-name="T158">Neboť je strážcem svého Pána, bude oslaven</text:span><text:span text:style-name="T142">. </text:span><text:span text:style-name="T40">*</text:span><text:span text:style-name="T142"> Amen. </text:span></text:p>
            <text:p text:style-name="P137"><text:span text:style-name="T798">Sláva Otci</text:span><text:span text:style-name="T797">. </text:span><text:span text:style-name="T45">*</text:span><text:span text:style-name="T797"> </text:span><text:span text:style-name="T799">Allel</text:span><text:span text:style-name="T800">uj</text:span><text:span text:style-name="T799">a.</text:span></text:p>
          </table:table-cell>
        </table:table-row>
        <table:table-row table:style-name="Tabulka1.1">
          <table:table-cell table:style-name="Tabulka1.A1" office:value-type="string">
            <text:p text:style-name="P43">Evangelium. </text:p>
            <text:p text:style-name="P72">Sequéntia sancti Evangélii secúndum Lucam. <text:span text:style-name="T1">c. 3</text:span> </text:p>
            <text:p text:style-name="P151"><text:span text:style-name="T609">In</text:span> illo témpore: Factum est autem cum baptizarétur omnis pópulus, et Jesu baptizáto, et oránte, apértum est coelum: et descéndit Spíritus sanctus corporáli spécie sicut colúmba in ipsum: et vox de coelo facta est: Tu es Fílius meus diléctus, in te complácui mihi. Et ipse Jesus erat incípiens quasi annórum trigínta, ut putabátur, fílius Joseph.</text:p>
            <text:p text:style-name="P151"/>
          </table:table-cell>
          <table:table-cell table:style-name="Tabulka1.A1" office:value-type="string">
            <text:p text:style-name="P50">Evangelium. </text:p>
            <text:p text:style-name="P73"><text:span text:style-name="T830">Pokračování svatého </text:span>Evang<text:span text:style-name="T830">e</text:span>li<text:span text:style-name="T830">a</text:span> <text:span text:style-name="T830">podle </text:span>Lu<text:span text:style-name="T830">káše</text:span>. <text:span text:style-name="T47">kap</text:span><text:span text:style-name="T1">. 3</text:span> </text:p>
            <text:p text:style-name="P153"><text:span text:style-name="T721">Za</text:span> <text:span text:style-name="T830">onoho času</text:span>: Když se všechen lid dával křtít a když byl pokřtěn i Ježíš a modlil se, otevřelo se nebe a Duch svatý sestoupil na něj v tělesné podobě jako holubice a z nebe se ozval hlas: „Ty jsi můj milovaný Syn, tebe jsem si vyvolil.“ Když Ježíš začínal své dílo, bylo mu asi třicet let. Jak se mělo za to, byl syn Josefů<text:span text:style-name="T830">v</text:span>.</text:p>
          </table:table-cell>
        </table:table-row>
        <table:table-row table:style-name="Tabulka1.1">
          <table:table-cell table:style-name="Tabulka1.A1" office:value-type="string">
            <text:p text:style-name="P43">Oratio.</text:p>
            <text:p text:style-name="P203"><text:span text:style-name="T722">D</text:span><text:span text:style-name="T710">eus,</text:span><text:span text:style-name="T197"> qui ineffábili providéntia beátum Joseph sanctíssimæ Genitrícis tuæ Sponsum elígere dignátus es, </text:span><text:span text:style-name="T210">*</text:span><text:span text:style-name="T197"> præsta quæsumus: ut, quem protectórem venerámur in terris, </text:span><text:span text:style-name="T210">§</text:span><text:span text:style-name="T197"> intercessórem habére mereámur in coelis. Qui vivis et regnas.</text:span></text:p>
            <text:p text:style-name="P152"/>
          </table:table-cell>
          <table:table-cell table:style-name="Tabulka1.A1" office:value-type="string">
            <text:p text:style-name="P51"/>
            <text:p text:style-name="P266"><text:span text:style-name="T609">Bože</text:span>, <text:span text:style-name="T806">jenž</text:span> jsi nevýslovnou proz<text:span text:style-name="T831">ř</text:span>etelnost<text:span text:style-name="T831">í</text:span> vyvoliti r<text:span text:style-name="T831">áč</text:span>il svat<text:span text:style-name="T831">é</text:span>ho <text:span text:style-name="T198">Josefa</text:span> za snoubence sv<text:span text:style-name="T831">é</text:span> nejsvětější Rodi<text:span text:style-name="T831">č</text:span>ky, dej, pros<text:span text:style-name="T831">í</text:span>me, abychom toho, jej<text:span text:style-name="T831">ž</text:span> uct<text:span text:style-name="T831">í</text:span>v<text:span text:style-name="T831">á</text:span>me jako ochr<text:span text:style-name="T831">á</text:span>nce na zemi, zaslou<text:span text:style-name="T831">ž</text:span>ili si m<text:span text:style-name="T831">í</text:span>ti p<text:span text:style-name="T831">ří</text:span>mluvcem v nebi: Jen<text:span text:style-name="T831">ž</text:span> <text:span text:style-name="T831">ž</text:span>ije<text:span text:style-name="T831">š</text:span> a kraluje<text:span text:style-name="T831">š</text:span> na v<text:span text:style-name="T831">ě</text:span>ky v<text:span text:style-name="T831">ě</text:span>k<text:span text:style-name="T831">ův</text:span>. Amen.</text:p>
          </table:table-cell>
        </table:table-row>
        <table:table-row table:style-name="Tabulka1.1">
          <table:table-cell table:style-name="Tabulka1.A1" table:number-columns-spanned="2" office:value-type="string">
            <text:p text:style-name="P26"><text:span text:style-name="T6">D</text:span><text:span text:style-name="T448">ominica </text:span><text:span text:style-name="T452">i</text:span><text:span text:style-name="T449">i</text:span><text:span text:style-name="T450">j</text:span><text:span text:style-name="T451">.</text:span></text:p>
            <text:p text:style-name="P61"><text:span text:style-name="T231">post Pasch</text:span>a.</text:p>
          </table:table-cell>
          <table:covered-table-cell/>
        </table:table-row>
        <table:table-row table:style-name="Tabulka1.1">
          <table:table-cell table:style-name="Tabulka1.A1" office:value-type="string">
            <text:p text:style-name="P32">In I. Nocturno</text:p>
            <text:p text:style-name="P34">Incipit liber Apocalypsis beáti Joánnis Apóstoli.</text:p>
            <text:p text:style-name="P37">Lectio j. <text:span text:style-name="T724">Cap. 1.</text:span></text:p>
            <text:p text:style-name="P142"><text:span text:style-name="T609">Apocalypsis</text:span> Jesu Christi, quam dedit illi Deus palam fácere servis suis, quæ opórtet fíeri cito: et significávit, mittens per Angelum suum servo suo Joánni, qui testimónium perhíbuit verbo Dei, et testimónium Jesu Christi, quæcúmque vidit. Beátus, qui legit, et audit verba prophetíae hujus: et servat ea, quæ in ea scripta sunt: tempus enim prope est. </text:p>
            <text:p text:style-name="P142"/>
          </table:table-cell>
          <table:table-cell table:style-name="Tabulka1.A1" office:value-type="string">
            <text:p text:style-name="P2"/>
            <text:p text:style-name="P2"/>
            <text:p text:style-name="P2"/>
            <text:p text:style-name="P238"><text:span text:style-name="T609">Zjevení </text:span><text:span text:style-name="T175">Ježíš</text:span><text:span text:style-name="T203">e</text:span><text:span text:style-name="T175"> Krist</text:span><text:span text:style-name="T203">a</text:span>, které <text:span text:style-name="T737">mu </text:span>Bůh dal, aby ukázal svým služebníkům, co se má <text:span text:style-name="T737">v</text:span>brz<text:span text:style-name="T737">ku</text:span> stát; <text:span text:style-name="T737">a dal to najevo tím, že poslal svého A</text:span>nděla svému služebníku Janovi. Ten <text:span text:style-name="T737">vydal svědectví o </text:span>Boží<text:span text:style-name="T737">m</text:span> slov<text:span text:style-name="T737">u</text:span> a svědectví Ježíše Krista <text:span text:style-name="T737">o </text:span>vše<text:span text:style-name="T737">m</text:span>, co viděl. Blaze tomu, kdo č<text:span text:style-name="T737">te a slyší</text:span> slova tohoto proroctví, a blaze těm, <text:span text:style-name="T737">kteří </text:span>zachovávají <text:span text:style-name="T737">to</text:span>, co je <text:span text:style-name="T737">v nich</text:span> napsáno, neboť čas je blízko. </text:p>
          </table:table-cell>
        </table:table-row>
        <table:table-row table:style-name="Tabulka1.1">
          <table:table-cell table:style-name="Tabulka1.A1" office:value-type="string">
            <text:p text:style-name="P37">Lectio ij.</text:p>
            <text:p text:style-name="P204"><text:span text:style-name="T609">Joánnes</text:span> septem Ecclésiis, quæ sunt in Asia. Grátia vobis, et pax ab eo, qui est, et qui erat, et qui ventúrus est: et a septem spirítibus, qui in conspéctu throni ejus sunt: et a Jesu Christo, qui est testis fidélis, primogénitus mortuórum, et princeps regum terræ, qui diléxit nos, et lavit nos a peccátis nostris in sánguine suo, et fecit nos regnum, et sacerdótes Deo et Patri suo: ipsi glória, et impérium in sæcula sæculórum: Amen. </text:p>
            <text:p text:style-name="P67"/>
          </table:table-cell>
          <table:table-cell table:style-name="Tabulka1.A1" office:value-type="string">
            <text:p text:style-name="P5"/>
            <text:p text:style-name="P171"><text:span text:style-name="T673">Jan</text:span><text:span text:style-name="T309"> sedmi církvím, </text:span><text:span text:style-name="T317">které jsou</text:span><text:span text:style-name="T309"> v </text:span><text:span text:style-name="T383">ří</text:span><text:span text:style-name="T384">mské provincii </text:span><text:span text:style-name="T309">Asi</text:span><text:span text:style-name="T340">e</text:span><text:span text:style-name="T309">. Milost vám a pokoj od toho, který jest a který byl a který </text:span><text:span text:style-name="T317">má přijít</text:span><text:span text:style-name="T309">, i od sedmi duchů před jeho trůnem a od Ježíše Krista, </text:span><text:span text:style-name="T317">který je </text:span><text:span text:style-name="T309">věrný</text:span><text:span text:style-name="T317">m</text:span><text:span text:style-name="T309"> svědk</text:span><text:span text:style-name="T317">em</text:span><text:span text:style-name="T309">, prvorozený z mrtvých a vládce králů země. </text:span><text:span text:style-name="T340">To</text:span><text:span text:style-name="T309">mu, jenž nás miluje a svou krví nás </text:span><text:span text:style-name="T317">obmyl od </text:span><text:span text:style-name="T309">hříchů </text:span><text:span text:style-name="T317">a </text:span><text:span text:style-name="T309">učinil nás královským kněžstvem Boha, svého Otce: jemu </text:span><text:span text:style-name="T386">buď </text:span><text:span text:style-name="T309">sláva i moc na věky </text:span><text:span text:style-name="T317">věkův:</text:span><text:span text:style-name="T309"> Amen. <text:s/></text:span></text:p>
          </table:table-cell>
        </table:table-row>
        <table:table-row table:style-name="Tabulka1.1">
          <table:table-cell table:style-name="Tabulka1.A1" office:value-type="string">
            <text:p text:style-name="P37">Lectio iij.</text:p>
            <text:p text:style-name="P204">E<text:span text:style-name="T609">cce</text:span> venit cum núbibus, et vidébit eum omnis óculus, et qui eum pupugérunt. Et plangent se super eum omnes tribus terræ: Etiam: Amen. Ego <text:soft-page-break/>sum Alpha, et Oméga, princípium, et finis, dicit Dóminus Deus: qui est, et qui erat, et qui ventúrus est omnípotens. </text:p>
            <text:p text:style-name="P14"/>
          </table:table-cell>
          <table:table-cell table:style-name="Tabulka1.A1" office:value-type="string">
            <text:p text:style-name="P5"/>
            <text:p text:style-name="P172"><text:span text:style-name="T673">Hle</text:span><text:span text:style-name="T309">, přichází v oblacích! Uzří ho každé oko, i ti, </text:span><text:span text:style-name="T317">kteří</text:span><text:span text:style-name="T309"> </text:span><text:span text:style-name="T318">jej</text:span><text:span text:style-name="T309"> probodli. </text:span><text:span text:style-name="T317">A</text:span><text:span text:style-name="T309"> budou kvůli němu naříkat všechna pokolení země. Tak jest. </text:span><text:span text:style-name="T317">A</text:span><text:span text:style-name="T309">men. Já jsem Alfa </text:span><text:soft-page-break/><text:span text:style-name="T309">i Omega, </text:span><text:span text:style-name="T317">začátek i konec, </text:span><text:span text:style-name="T309">praví Pán Bůh, ten, který jest a který byl a který </text:span><text:span text:style-name="T317">má přijít</text:span><text:span text:style-name="T309">, Všemohoucí. </text:span></text:p>
          </table:table-cell>
        </table:table-row>
        <table:table-row table:style-name="Tabulka1.1">
          <table:table-cell table:style-name="Tabulka1.A1" office:value-type="string">
            <text:p text:style-name="P37">Lectio i<text:span text:style-name="T725">v</text:span>.</text:p>
            <text:p text:style-name="P204">E<text:span text:style-name="T609">go</text:span> Joánnes frater vester, et párticeps in tribulatióne, et regno, et patiéntia in Christo Jesu: fui in ínsula, quæ appellátur Patmos propter verbum Dei, et testimónium Jesu: fui in spíritu in Domínica die, et audívi post me vocem magnam tamquam tubæ, dicéntis: Quod vides, scribe in libro: et mitte septem Ecclésiis, quæ sunt in Asia, Epheso, et Smyrnæ, et Pérgamo, et Thyatíræ, et Sardis, et Philadélphiæ, et Laodicíæ. </text:p>
            <text:p text:style-name="P14"/>
          </table:table-cell>
          <table:table-cell table:style-name="Tabulka1.A1" office:value-type="string">
            <text:p text:style-name="P5"/>
            <text:p text:style-name="P171"><text:span text:style-name="T675">Já</text:span><text:span text:style-name="T314">, Jan, váš bratr, který má s vámi účast na soužení i kralování a vytrvalosti v Kristu Ježíši, dostal jsem se pro slovo Boží a svědectví Ježíšovo na ostrov jménem Patmos. Ocitl jsem se ve vytržení ducha v den Páně, a uslyšel jsem za sebou mocný hlas jako zvuk polnice, který říkal: „Co vidíš, napiš do knihy a pošli sedmi církvím, které jsou v </text:span><text:span text:style-name="T373">ří</text:span><text:span text:style-name="T374">mské provincii </text:span><text:span text:style-name="T389">A</text:span><text:span text:style-name="T387">si</text:span><text:span text:style-name="T410">e</text:span><text:span text:style-name="T314">: do Efe</text:span><text:span text:style-name="T318">s</text:span><text:span text:style-name="T314">u, Smyrny, Pergama, Thyatir, Sard, Filadelfie a Laodi</text:span><text:span text:style-name="T318">c</text:span><text:span text:style-name="T314">eje.“ <text:s/></text:span><text:span text:style-name="T315"><text:s text:c="2"/></text:span><text:span text:style-name="T316">(</text:span><text:span text:style-name="T204">Č</text:span><text:span text:style-name="T205">EP</text:span><text:span text:style-name="T375">, </text:span><text:span text:style-name="T376">upraveno</text:span><text:span text:style-name="T388">)</text:span></text:p>
          </table:table-cell>
        </table:table-row>
        <table:table-row table:style-name="Tabulka1.1">
          <table:table-cell table:style-name="Tabulka1.A1" office:value-type="string">
            <text:p text:style-name="P85">In II. Nocturno</text:p>
            <text:p text:style-name="P75"><text:span text:style-name="T227">Sermo sancti Augustíni Epíscopi</text:span>.</text:p>
            <text:p text:style-name="P63">Serm. 147. de Tempore.</text:p>
            <text:p text:style-name="P93"><text:bookmark-start text:name="__DdeLink__2400_1673144709113111111"/><text:span text:style-name="T2">Lectio</text:span><text:bookmark-end text:name="__DdeLink__2400_1673144709113111111"/><text:span text:style-name="T2"> v.</text:span></text:p>
            <text:p text:style-name="P218">D<text:span text:style-name="T609">iébus</text:span> his sanctis Resurrectióni Dómini dedicáti<text:span text:style-name="T235">s</text:span>, quantum donánte ipso póssumus, de carnis resurrectióne tractémus. Hæc enim est fides nostra: hoc donum in Dómini nostri Jesu Christi nobis carne promíssum est, et in ipso præcéssit exémplum. Vóluit enim nobis, quod promísit in fine, non solum prænuntiáre, sed étiam demonstráre. Illi quidem, qui tunc fuérunt, cum illum vidérent, et cum expavéscerent, et spíritum se vidére créderent soliditátem córporis tenuérunt.</text:p>
            <text:p text:style-name="P95"/>
          </table:table-cell>
          <table:table-cell table:style-name="Tabulka1.A1" office:value-type="string">
            <text:p text:style-name="P101"/>
            <text:p text:style-name="P101"/>
            <text:p text:style-name="P101"/>
            <text:p text:style-name="P101"/>
            <text:p text:style-name="P167"><text:span text:style-name="T534">V těchto svatých dnech věnovaných Zmrt</text:span><text:span text:style-name="T535">­</text:span><text:span text:style-name="T534">výchvstání Páně</text:span><text:span text:style-name="T536">, </text:span><text:span text:style-name="T534">rozmlouvejme, jak jen můžeme, dá-li On, o vzkříšení těla. Tomuto totiž věříme: tento dar nám byl přislíben v těle našeho Pána Ježíše Krista a on nám také šel příkladem. Jak na konci slíbil, chtěl nám jej totiž nejen předpovědět, ale také ukázat. Totiž ti, </text:span><text:span text:style-name="T537">kteří</text:span><text:span text:style-name="T534"> s ním tehdy byli, se zalekli, když jej spatřili, a mysleli si, že vidí ducha. Pak ale poznali, že jeho tělo je skutečné, </text:span><text:span text:style-name="T551">z masa a kostí</text:span><text:span text:style-name="T534">. <text:s/></text:span></text:p>
          </table:table-cell>
        </table:table-row>
        <table:table-row table:style-name="Tabulka1.1">
          <table:table-cell table:style-name="Tabulka1.A1" office:value-type="string">
            <text:p text:style-name="P52">Lectio vj.</text:p>
            <text:p text:style-name="P155">L<text:span text:style-name="T609">ocútus</text:span> est enim non solum verbis ad aures eórum: sed étiam spécie ad óculos eórum: parúmque erat se præbére cernéndum, nisi étiam offérret pertractándum, atque palpándum. Ait enim: Quid turbáti estis, et cogitatiónes ascéndunt in cor vestrum? Putavérunt enim se spíritum vidére. Quid turbáti estis, inquit, et cogitatiónes ascéndunt in cor vestrum? Vidéte manus meas et pedes meos: palpáte, et vidéte: quia spíritus ossa et carnem non habet, sicut me vidétis habére.</text:p>
            <text:p text:style-name="P78"/>
          </table:table-cell>
          <table:table-cell table:style-name="Tabulka1.A1" office:value-type="string">
            <text:p text:style-name="P101"/>
            <text:p text:style-name="P288"><text:span text:style-name="T615">N</text:span><text:span text:style-name="T614">emluvil</text:span><text:span text:style-name="T469"> totiž pouze slovy k jejich uším, ale také krásou k jejich očím. Málo by totiž bylo, že se ukázal, aby jej viděli, pokud by jim také nenabídl, aby se jej dotkli svýma rukama. Řekl totiž: </text:span><text:span text:style-name="T470">„</text:span><text:span text:style-name="T166">Proč se děsíte a proč vaše srdce napadají takové myšlenky?“ Mysleli si totiž, že vidí ducha. „Proč se děsíte,“ pravil, „a proč vaše srdce napadají takové myšlenky? Pohleďte na mé ruce i mé nohy! Dotk</text:span><text:span text:style-name="T167">ně</text:span><text:span text:style-name="T166">te se </text:span><text:span text:style-name="T169">mě</text:span><text:span text:style-name="T166"> a vizte! Vždyť duch nemá </text:span><text:span text:style-name="T168">maso</text:span><text:span text:style-name="T166"> a</text:span><text:span text:style-name="T167">ni</text:span><text:span text:style-name="T166"> kosti, </text:span><text:span text:style-name="T168">které</text:span><text:span text:style-name="T166"> vidíte na mně.“ </text:span></text:p>
          </table:table-cell>
        </table:table-row>
        <table:table-row table:style-name="Tabulka1.1">
          <table:table-cell table:style-name="Tabulka1.A1" office:value-type="string">
            <text:p text:style-name="P52">Lectio vij.</text:p>
            <text:p text:style-name="P158">C<text:span text:style-name="T609">ontra</text:span> istam evidéntiam disputábant hómines. Quid enim áliud fácerent hómines, qui ea, quæ sunt hóminum, sápiunt, quam sic disputare de Deo contra Deum? Ille enim Deus est, isti hómines sunt. Sed Deus novit cogitatiónes hóminum, quóniam vanæ sunt. <text:span text:style-name="T236">I</text:span>n hómine carnáli tota régula intelligéndi est consuetúdo cernéndi. Quod solent vidére, credunt: quod non solent, non credunt. Præter consue<text:soft-page-break/>túdinem facit Deus mirácula quia Deus est.</text:p>
            <text:p text:style-name="P98"/>
          </table:table-cell>
          <table:table-cell table:style-name="Tabulka1.A1" office:value-type="string">
            <text:p text:style-name="P101"/>
            <text:p text:style-name="P178"><text:span text:style-name="T635">T</text:span><text:span text:style-name="T636">omuto</text:span><text:span text:style-name="T552"> jasnému důkazu však lidé </text:span><text:span text:style-name="T538">nevěřili</text:span><text:span text:style-name="T552">. Co však jiného dokáž</text:span><text:span text:style-name="T553">ou</text:span><text:span text:style-name="T552"> činit lidé, kteří </text:span><text:span text:style-name="T538">znají</text:span><text:span text:style-name="T552"> jen to, co je lidské, a tak </text:span><text:span text:style-name="T538">nedůvěřují</text:span><text:span text:style-name="T552"> Bohu ve věcech božských? Pán je totiž Bůh, oni jsou lidé. Avšak Bůh zná myšlenky lidí </text:span><text:span text:style-name="T537">a</text:span><text:span text:style-name="T552"> ví, </text:span><text:span text:style-name="T538">jak</text:span><text:span text:style-name="T552"> jsou </text:span><text:span text:style-name="T607">nicotné</text:span><text:span text:style-name="T552">. </text:span><text:span text:style-name="T538">Jediný způsob poznání v tělesném člověku je zvyklost vnímání. Co jsou zvyklí vídat, tomu věří. Na co zvyklí nejsou, tomu nevěří. Bůh však činí </text:span><text:span text:style-name="T498">zázraky</text:span><text:span text:style-name="T499"> </text:span><text:span text:style-name="T500">vzdálené našim </text:span><text:soft-page-break/><text:span text:style-name="T500">zvyklostem</text:span><text:span text:style-name="T499">, </text:span><text:span text:style-name="T498">neboť </text:span><text:span text:style-name="T499">je Bůh.</text:span></text:p>
          </table:table-cell>
        </table:table-row>
        <table:table-row table:style-name="Tabulka1.1">
          <table:table-cell table:style-name="Tabulka1.A1" office:value-type="string">
            <text:p text:style-name="P52">Lectio viij.</text:p>
            <text:p text:style-name="P161">M<text:span text:style-name="T609">ajóra</text:span> quidem mirácula sunt, tot quotídie hómines nasci qui non erant, quam paucos resurrexísse qui erant: et tamen ista mirácula non consideratióne comprehénsa sunt, sed assiduitáte viluérunt. Resurréxit Christus: absolúta est res. Corpus erat, caro erat: pependit in cruce, emísit ánimam, pósita est caro in sepúlchro. Exhíbuit illam vivam, qui vivébat in illa. Quare mirámur? quare non crédimus? Deus est, qui fecit.</text:p>
            <text:p text:style-name="P161"/>
          </table:table-cell>
          <table:table-cell table:style-name="Tabulka1.A1" office:value-type="string">
            <text:p text:style-name="P101"/>
            <text:p text:style-name="P179"><text:span text:style-name="T630">Větší</text:span><text:span text:style-name="T631">m</text:span><text:span text:style-name="T532"> zázrak</text:span><text:span text:style-name="T538">em</text:span><text:span text:style-name="T532"> totiž </text:span><text:span text:style-name="T539">je</text:span><text:span text:style-name="T532">, že se rodí tolik lidí, kteří předtím nebyli, než že </text:span><text:span text:style-name="T540">nemnozí z</text:span><text:span text:style-name="T532"> těch, kteří byli, vstanou z mrtvých. </text:span><text:span text:style-name="T541">A přece nikomu nepřijde na mysl, jak velk</text:span><text:span text:style-name="T559">é</text:span><text:span text:style-name="T541"> zázrak</text:span><text:span text:style-name="T559">y</text:span><text:span text:style-name="T541"> to j</text:span><text:span text:style-name="T559">sou</text:span><text:span text:style-name="T541">, </text:span><text:span text:style-name="T559">neboť </text:span><text:span text:style-name="T560">ustavičným</text:span><text:span text:style-name="T559"> </text:span><text:span text:style-name="T541">opakováním </text:span><text:span text:style-name="T559">ze</text:span><text:span text:style-name="T541">všedn</text:span><text:span text:style-name="T559">ěly</text:span><text:span text:style-name="T541">. Kristus vstal z mrtvých, dokonáno jest. Byl tělem z masa a kostí, visel na kříži, vypustil duši </text:span><text:span text:style-name="T537">a</text:span><text:span text:style-name="T541"> tělo bylo položeno do hrobu. Ukázal je opět živé ten, k</text:span><text:span text:style-name="T537">terý</text:span><text:span text:style-name="T541"> v něm žil. A proč se divíme? Proč nevěříme? Neboť je to Bůh, </text:span><text:span text:style-name="T537">který</text:span><text:span text:style-name="T541"> t</text:span><text:span text:style-name="T537">ak</text:span><text:span text:style-name="T541"> učinil. </text:span></text:p>
          </table:table-cell>
        </table:table-row>
        <table:table-row table:style-name="Tabulka1.1">
          <table:table-cell table:style-name="Tabulka1.A1" office:value-type="string">
            <text:p text:style-name="P85">In III. Nocturno</text:p>
            <text:p text:style-name="P26"><text:span text:style-name="T164">Léctio sancti Evangélii secúndum </text:span><text:span text:style-name="T165">Joánnem</text:span><text:span text:style-name="T164">.</text:span><text:span text:style-name="T16"> </text:span></text:p>
            <text:p text:style-name="P55">Lectio ix. Cap. <text:span text:style-name="T229">16</text:span>.</text:p>
            <text:p text:style-name="P221">I<text:span text:style-name="T609">n</text:span> illo témpore: Dixit Jesus discípulis suis: Módicum, et jam non vidébitis me: et iterum módicum, et vidébitis me: quia vado ad Patrem. Et réliqua.</text:p>
            <text:p text:style-name="P105"/>
            <text:p text:style-name="P26"><text:span text:style-name="T471">Homilía sancti Augustíni Epíscopi</text:span><text:span text:style-name="T164">.</text:span></text:p>
            <text:p text:style-name="P58">Tract. 101. in Joannem.</text:p>
            <text:p text:style-name="P223">M<text:span text:style-name="T609">ódicum</text:span> est hoc totum spátium, quo præsens pérvolat sæculum. Unde dicit idem ipse Evangelísta in Epístola sua: Nov<text:span text:style-name="T237">í</text:span>ssima hora est. Ideo namque áddidit: Quia vado ad Patrem: quod ad priórem senténtiam referéndum est, ubi ait: Módicum, et jam non vidébitis me; non ad posteriórem, ubi ait: Et iterum módicum, et vidébitis me. Eúndo quippe ad Patrem, factúrus erat, ut eum non vidérent.</text:p>
            <text:p text:style-name="P105"/>
          </table:table-cell>
          <table:table-cell table:style-name="Tabulka1.A1" office:value-type="string">
            <text:p text:style-name="P101"/>
            <text:p text:style-name="P101"/>
            <text:p text:style-name="P101"/>
            <text:p text:style-name="P180"><text:span text:style-name="T640">Z</text:span><text:span text:style-name="T627">a</text:span><text:span text:style-name="T526"> onoho času </text:span><text:span text:style-name="T570">řekl </text:span><text:span text:style-name="T571">Ježíš </text:span><text:span text:style-name="T572">svým učedníkům</text:span><text:span text:style-name="T571">: „Maličko a již mě neu</text:span><text:span text:style-name="T573">vid</text:span><text:span text:style-name="T571">íte; a opět maličko a uzříte mě: </text:span><text:span text:style-name="T572">neboť </text:span><text:span text:style-name="T571">jdu k Otci</text:span><text:span text:style-name="T570">.“</text:span><text:span text:style-name="T574"> A ostatní.</text:span></text:p>
            <text:p text:style-name="P101"/>
            <text:p text:style-name="P101"/>
            <text:p text:style-name="P101"/>
            <text:p text:style-name="P101"/>
            <text:p text:style-name="P168"><text:span text:style-name="T641">Ono</text:span><text:span text:style-name="T575"> „maličko“ je celý tento čas, kterým </text:span><text:span text:style-name="T576">prochází</text:span><text:span text:style-name="T575"> tento svět. Proto říká opět tento </text:span><text:span text:style-name="T576">E</text:span><text:span text:style-name="T575">vangelista ve své </text:span><text:span text:style-name="T576">E</text:span><text:span text:style-name="T575">pištole: „Nastala poslední hodina.“ A proto ještě přidává: „Neboť odcházím k Otci,“ což náleží k předchozí větě, ve které praví: „Maličko a již mě neu</text:span><text:span text:style-name="T573">vid</text:span><text:span text:style-name="T575">íte.“ Ne tedy k té následující, kde praví: „A opět maličko a uzříte mě.“ Věděl, že jakmile odejde k Otci, už jej učedníci </text:span><text:span text:style-name="T576">nespatří</text:span><text:span text:style-name="T575">. </text:span></text:p>
          </table:table-cell>
        </table:table-row>
        <table:table-row table:style-name="Tabulka1.1">
          <table:table-cell table:style-name="Tabulka1.A1" office:value-type="string">
            <text:p text:style-name="P55">Lectio x.</text:p>
            <text:p text:style-name="P226">A<text:span text:style-name="T609">c</text:span> per hoc non ídeo dictum est, quia fúerat moritúrus, et donec resúrgeret, ab eórum aspéctibus recessúrus: sed quod esset itúrus ad Patrem: quod fecit posteáquam resurréxit: et, cum eis per quadragínta dies conversátus, ascéndit in cœlum. Illis ergo ait: Módicum, et jam non vidébitis me; qui eum corporáliter tunc vidébant: quia itúrus erat ad Patrem, et eum deínceps mortálem visúri non erant, qualem cum ista loquerétur, vidébant.</text:p>
            <text:p text:style-name="P105"/>
          </table:table-cell>
          <table:table-cell table:style-name="Tabulka1.A1" office:value-type="string">
            <text:p text:style-name="P101"/>
            <text:p text:style-name="P182"><text:span text:style-name="T626">Avšak</text:span><text:span text:style-name="T519"> Pán toto neřekl proto, že věděl, že zemře, a dokud opět nevstane z mrtvých, sejde jim z očí. Ale</text:span><text:span text:style-name="T520"> </text:span><text:span text:style-name="T519">právě proto, že věděl, že půjde k Otci, což učinil poté, co vstal z mrtvých, přebýval s učedníky čtyřicet dnů a pak vystoupil na nebe. Řekl jim tedy: „Maličko a již mě neu</text:span><text:span text:style-name="T521">vid</text:span><text:span text:style-name="T519">íte,“ ještě když jej v tělesné podobě mohli vídat, neboť věděl, že půjde k Otci, a že jej ve smrtelném těle takto již neuvidí, jak jej ještě viděli, když jim říkal tato slova.</text:span></text:p>
          </table:table-cell>
        </table:table-row>
        <table:table-row table:style-name="Tabulka1.1">
          <table:table-cell table:style-name="Tabulka1.A1" office:value-type="string">
            <text:p text:style-name="P55">Lectio xj.</text:p>
            <text:p text:style-name="P229">Q<text:span text:style-name="T609">uod</text:span> vero áddidit: Et iterum módicum, et vidébitis me, univérsæ promísit Ecclésiæ, sicut univérsæ promísit: Ecce ego vobíscum sum usque ad consummatiónem sæculi. Non tardat Dóminus promíssum. Módicum, et vidébimus eum: ubi jam nihil rogémus, nihil interrogémus, quia nihil desiderán<text:soft-page-break/>dum remanébit, nihil quæréndum latébit. Hoc módicum longum nobis vidétur, quóniam adhuc ágitur: cum finítum fúerit, tunc sentiémus quam módicum fúerit.</text:p>
            <text:p text:style-name="P105"/>
          </table:table-cell>
          <table:table-cell table:style-name="Tabulka1.A1" office:value-type="string">
            <text:p text:style-name="P101"/>
            <text:p text:style-name="P183"><text:span text:style-name="T642">To</text:span><text:span text:style-name="T577">, co však dodal: „A opět maličko a uzříte mě,“ slíbil celé Církvi, stejně jako nám všem slíbil: „Hle, já jsem s vámi až do konce světa.“ Pán </text:span><text:span text:style-name="T573">zajisté</text:span><text:span text:style-name="T577"> neporuší svůj slib. Maličko, a uvidíme jej. Tam, kde již nic nebudeme žádat, na nic se nebudeme ptát, neboť nezbude nic, po čem bychom </text:span><text:span text:style-name="T573">mohli </text:span><text:span text:style-name="T577">touži</text:span><text:span text:style-name="T573">t</text:span><text:span text:style-name="T577">, nebu</text:span><text:soft-page-break/><text:span text:style-name="T577">de již nic skryté, co bychom mohli hledat. Toto „maličko“ se nám zdá dlouhé, neboť ještě probíhá. Až však skončí, tehdy pocítíme, že to opravdu bylo </text:span><text:span text:style-name="T573">jen</text:span><text:span text:style-name="T577"> „maličko.“ </text:span></text:p>
          </table:table-cell>
        </table:table-row>
        <table:table-row table:style-name="Tabulka1.1">
          <table:table-cell table:style-name="Tabulka1.A1" office:value-type="string">
            <text:p text:style-name="P55">Lectio xij.</text:p>
            <text:p text:style-name="P232">N<text:span text:style-name="T609">on</text:span> ergo sit gáudium nostrum quale habet mundus, de quo dictum est: Mundus autem gaudébit. Nec tamen in hujus desidérii parturitióne sine gáudio tristes simus: sed, sicut ait Apóstolus: Spe gaudéntes in tribulatióne patiéntes: quia et ipsa partúriens, cui comparáti sumus, plus gaudet de mox futúra prole, quam tristis est de præsénti dolóre.</text:p>
            <text:p text:style-name="P105"/>
          </table:table-cell>
          <table:table-cell table:style-name="Tabulka1.A1" office:value-type="string">
            <text:p text:style-name="P101"/>
            <text:p text:style-name="P184"><text:span text:style-name="T623">Naše</text:span><text:span text:style-name="T510"> radost však není taková, jakou má svět, o němž </text:span><text:span text:style-name="T511">bylo</text:span><text:span text:style-name="T510"> řečeno: „Svět se však bude radovat.“ </text:span><text:span text:style-name="T512"><text:s/></text:span><text:span text:style-name="T510">Nebuďme </text:span><text:span text:style-name="T511">tedy</text:span><text:span text:style-name="T510"> smutní </text:span><text:span text:style-name="T511">z</text:span><text:span text:style-name="T510">e zrození této touhy bez radosti. A</text:span><text:span text:style-name="T522">le</text:span><text:span text:style-name="T510">, jak praví Apoštol: „V naději se radujte, v soužení buďte trpěliví.“ Neboť i samotná rodička, k níž jsme přirovnáváni, se více raduje z přicházejícího potomka, než by byla smutná z přítomné bolesti. </text:span></text:p>
          </table:table-cell>
        </table:table-row>
        <table:table-row table:style-name="Tabulka1.1">
          <table:table-cell table:style-name="Tabulka1.A1" table:number-columns-spanned="2" office:value-type="string">
            <text:p text:style-name="P26"><text:span text:style-name="T6">D</text:span><text:span text:style-name="T448">ominica </text:span><text:span text:style-name="T452">i</text:span><text:span text:style-name="T453">v</text:span><text:span text:style-name="T451">.</text:span></text:p>
            <text:p text:style-name="P61"><text:span text:style-name="T231">post Pasch</text:span>a.</text:p>
          </table:table-cell>
          <table:covered-table-cell/>
        </table:table-row>
        <table:table-row table:style-name="Tabulka1.1">
          <table:table-cell table:style-name="Tabulka1.A1" office:value-type="string">
            <text:p text:style-name="P32">In I. Nocturno</text:p>
            <text:p text:style-name="P34">Incipit Epístola Cathólica beáti Jacóbi Apóstoli.</text:p>
            <text:p text:style-name="P37">Lectio j. <text:span text:style-name="T724">Cap. 1.</text:span></text:p>
            <text:p text:style-name="P142">J<text:span text:style-name="T609">acóbus</text:span> Dei, et Jesu Christi servus, duódecim tríbubus, quæ sunt in dispersióne, salútem. Omne gáudium existimáte fratres mei, cum in tentatiónes várias incidéritis: sciéntes quod probátio fídei vestræ patiéntiam operátur. Patiéntia autem opus perféctum habet: ut sitis perfécti et íntegri in nullo deficiéntes. </text:p>
            <text:p text:style-name="P142"/>
          </table:table-cell>
          <table:table-cell table:style-name="Tabulka1.A1" office:value-type="string">
            <text:p text:style-name="P2"/>
            <text:p text:style-name="P2"/>
            <text:p text:style-name="P2"/>
            <text:p text:style-name="P238"><text:span text:style-name="T609">Jakub</text:span>, služebník Boží a Pána <text:span text:style-name="T48">našeho</text:span> Ježíše Krista, posílá pozdrav dvanácti kmenům rozptýleným v cizině. Pokládejte to, moji bratř<text:span text:style-name="T738">i</text:span>, skutečně za radost, když upadnete do rozličných pokušení! Vždyť víte, ž<text:span text:style-name="T738">e</text:span> zkoušení vaší vír<text:span text:style-name="T738">y</text:span> přispívá k vytrvalosti. Vytrvalost však ať dokončí <text:span text:style-name="T48">vaše </text:span>dílo, abyste byli dokonalí a bezúhonní, <text:span text:style-name="T738">a nic vám nescházelo</text:span>.</text:p>
          </table:table-cell>
        </table:table-row>
        <table:table-row table:style-name="Tabulka1.1">
          <table:table-cell table:style-name="Tabulka1.A1" office:value-type="string">
            <text:p text:style-name="P37">Lectio ij.</text:p>
            <text:p text:style-name="P204"><text:span text:style-name="T609">Si</text:span> quis autem vestrum índiget sapiéntia, póstulet a Deo, qui dat ómnibus affluénter, et non impróperat: et dábitur ei. Póstulet autem in fide nihil hæsitans: qui enim hæsitat, símilis est flúctui maris, qui a vento movétur et circumfértur. Non ergo æstimet homo ille quod accípiat áliquid a Dómino. </text:p>
            <text:p text:style-name="P67"/>
          </table:table-cell>
          <table:table-cell table:style-name="Tabulka1.A1" office:value-type="string">
            <text:p text:style-name="P5"/>
            <text:p text:style-name="P240">P<text:span text:style-name="T609">ostrádá-li</text:span> však někdo z vás moudrost, ať <text:span text:style-name="T58">o ni</text:span> žádá od Boha, <text:span text:style-name="T739">který</text:span> dává všem hojně a bez výčitek, a bude mu dána. Ale ať žádá s důvěrou beze všeho pochybování, neboť kdo pochybuje, podobá se mořské vlně, která se větrem zmítá <text:span text:style-name="T739">sem a tam.</text:span> <text:span text:style-name="T739">A</text:span>ť se <text:span text:style-name="T739">tedy</text:span> takový člověk nedomnívá, že od Pána <text:span text:style-name="T739">tak</text:span><text:span text:style-name="T813">to</text:span><text:span text:style-name="T739"> </text:span>něco dostane.</text:p>
          </table:table-cell>
        </table:table-row>
        <table:table-row table:style-name="Tabulka1.1">
          <table:table-cell table:style-name="Tabulka1.A1" office:value-type="string">
            <text:p text:style-name="P37">Lectio iij.</text:p>
            <text:p text:style-name="P204"><text:span text:style-name="T609">Vir</text:span> duplex ánimo incónstans est in ómnibus viis suis. Gloriétur autem frater húmilis in exaltatióne sua: dives autem in humilitáte sua, quóniam sicut flos foeni transíbit: exórtus est enim sol cum ardóre, et arefécit fœnum, et flos ejus décidit, et decor vultus ejus depériit: ita et dives in itinéribus suis marcéscet. </text:p>
            <text:p text:style-name="P14"/>
          </table:table-cell>
          <table:table-cell table:style-name="Tabulka1.A1" office:value-type="string">
            <text:p text:style-name="P5"/>
            <text:p text:style-name="P241">Č<text:span text:style-name="T609">lověk </text:span>nerozhodný <text:span text:style-name="T739">je ducha </text:span>nestálé<text:span text:style-name="T739">ho</text:span> na všech svých cestách. Ať se <text:span text:style-name="T739">však </text:span>chlubí <text:span text:style-name="T739">pokorný </text:span>bratr svou vznešeností: boháč <text:span text:style-name="T739">pak </text:span>svou ponížeností, protože pomine jako květ trávy. Neboť vyjde slunce <text:span text:style-name="T739">se svým žárem</text:span> a usuší trávu a její květ opadne a <text:span text:style-name="T739">pomine </text:span>její <text:span text:style-name="T739">vnější </text:span>krás<text:span text:style-name="T739">a</text:span>. Tak i boháč pomine na svých cestách. </text:p>
          </table:table-cell>
        </table:table-row>
        <table:table-row table:style-name="Tabulka1.1">
          <table:table-cell table:style-name="Tabulka1.A1" office:value-type="string">
            <text:p text:style-name="P37">Lectio i<text:span text:style-name="T725">v</text:span>.</text:p>
            <text:p text:style-name="P185"><text:span text:style-name="T704">Beátus</text:span><text:span text:style-name="T96"> vir, qui suffert tentatiónem: quóniam cum probátus fúerit, acc</text:span><text:span text:style-name="T97">í</text:span><text:span text:style-name="T96">piet corónam vitæ, quam repromísit Deus diligéntibus se. Nemo cum tentátur, dicat quóniam a Deo tentátur: Deus enim </text:span><text:soft-page-break/><text:span text:style-name="T96">intentátor malórum est: ipse autem néminem tentat. Unusquísque vero tentátur a concupiscéntia sua abstráctus, et illéctus. Deínde concupiscéntia cum concéperit, parit peccátum: peccátum vero cum consummátum fúerit, génerat mortem. Nolíte itaque erráre fratres mei dilectíssimi. </text:span></text:p>
            <text:p text:style-name="P14"/>
          </table:table-cell>
          <table:table-cell table:style-name="Tabulka1.A1" office:value-type="string">
            <text:p text:style-name="P5"/>
            <text:p text:style-name="P236"><text:span text:style-name="T648">Blaze</text:span><text:span text:style-name="T730"> člověku, který obstojí v pokušení! Osvědčí-li se totiž, dostane korunu života, kterou Bůh zaslíbil těm, kteří ho milují. Ať neříká nikdo, když je pokoušen: „Od Boha jsem pokoušen.“ </text:span><text:soft-page-break/><text:span text:style-name="T730">Bůh totiž </text:span><text:span text:style-name="T57">pro nás</text:span><text:span text:style-name="T730"> nikdy nezamýšlí nic špatného, sám ani nikoho nepokouší. Ale každý bývá pokoušen, když jej láká a přitahuje jeho žádostivost. Když tedy vznikne žádostivost, zrodí hřích; hřích pak, pokud byl spáchán, plodí smrt. Neklamte se </text:span><text:span text:style-name="T74">tedy</text:span><text:span text:style-name="T730">, moji milovaní bratří! (</text:span><text:span text:style-name="T201">Hejčl</text:span><text:span text:style-name="T54">, </text:span><text:span text:style-name="T55">upraveno</text:span><text:span text:style-name="T73">)</text:span></text:p>
          </table:table-cell>
        </table:table-row>
        <table:table-row table:style-name="Tabulka1.1">
          <table:table-cell table:style-name="Tabulka1.A1" office:value-type="string">
            <text:p text:style-name="P91">In II. Nocturno</text:p>
            <text:p text:style-name="P70">Ex Tractatu sancti Cypriáni Epíscopi et Mártyris</text:p>
            <text:p text:style-name="P70">de bono patiéntiæ.</text:p>
            <text:p text:style-name="P47">Serm. <text:span text:style-name="T246">3</text:span>. <text:span text:style-name="T246">Initio</text:span>.</text:p>
            <text:p text:style-name="P18"><text:bookmark-start text:name="__DdeLink__2400_16731447091131111111"/><text:span text:style-name="T2">Lectio</text:span><text:bookmark-end text:name="__DdeLink__2400_16731447091131111111"/><text:span text:style-name="T2"> v.</text:span></text:p>
            <text:p text:style-name="P215">N<text:span text:style-name="T653">on</text:span> invénio, fratres dilectíssimi, inter c<text:span text:style-name="T246">é</text:span>teras cœléstis discipl<text:span text:style-name="T246">í</text:span>næ vias, quibus ac consequ<text:span text:style-name="T246">é</text:span>nda divínitus præmia spei ac f<text:span text:style-name="T246">í</text:span>dei nostræ secta dirígitur, quid magis sit vel utílius ad vitam, vel majus ad glóriam, qua<text:span text:style-name="T740">m</text:span> ut qui præc<text:span text:style-name="T246">é</text:span>ptis Dom<text:span text:style-name="T246">í</text:span>nicis obs<text:span text:style-name="T246">é</text:span>quio tim<text:span text:style-name="T246">ó</text:span>ris ac devotiónis innítimur, patiéntiam m<text:span text:style-name="T246">á</text:span>xime tota observatióne tue<text:span text:style-name="T246">á</text:span>mur. </text:p>
            <text:p text:style-name="P17"/>
          </table:table-cell>
          <table:table-cell table:style-name="Tabulka1.A1" office:value-type="string">
            <text:p text:style-name="P92"><text:s/></text:p>
            <text:p text:style-name="P12"/>
            <text:p text:style-name="P12"/>
            <text:p text:style-name="P12"/>
            <text:p text:style-name="P167"><text:span text:style-name="T690">Nenacházím</text:span><text:span text:style-name="T434">, nejmilovanější bratři, mezi ostatními cestami nebeského učení jin</text:span><text:span text:style-name="T436">ých</text:span><text:span text:style-name="T434"> cest, skrze něž máme naději dosáhnout</text:span><text:span text:style-name="T437">i</text:span><text:span text:style-name="T434"> božské odměny, a které, pokud následujeme svou víru, dokážou určit, co je pro život větší </text:span><text:span text:style-name="T437">nebo</text:span><text:span text:style-name="T434"> užiteč</text:span><text:span text:style-name="T435">­</text:span><text:span text:style-name="T434">nější, </text:span><text:span text:style-name="T437">či </text:span><text:span text:style-name="T434">co je větší ke slávě, a které, pokud </text:span><text:span text:style-name="T435">po nich</text:span><text:span text:style-name="T434"> budeme kráčet jako </text:span><text:span text:style-name="T435">lidé</text:span><text:span text:style-name="T434">, kteří se v bázni a oddanosti snaží poslouchat přikázání Páně, ve vytrvalosti a naprosté poslušnosti, nás dovedou ke spáse.</text:span></text:p>
          </table:table-cell>
        </table:table-row>
        <table:table-row table:style-name="Tabulka1.1">
          <table:table-cell table:style-name="Tabulka1.A1" office:value-type="string">
            <text:p text:style-name="P44">Lectio vj.</text:p>
            <text:p text:style-name="P145"><text:span text:style-name="T609">Hanc</text:span> se sect<text:span text:style-name="T246">á</text:span>ri <text:span text:style-name="T246">P</text:span>hilósophi quoque profiténtur: sed tam illic patiéntia falsa est, quam et falsa sapiéntia est. Unde enim vel s<text:span text:style-name="T246">á</text:span>piens esse, vel pátiens possit, qui nec sapiéntiam nec patiéntiam Dei novit? Nos autem, fratres dilectíssimi, qui <text:span text:style-name="T246">P</text:span>hilósophi non verbis, sed factis sumus; nec vestítu sapiéntiam, sed veritáte præférimus: qui virtútum consciéntiam magis quam jact<text:span text:style-name="T246">á</text:span>ntiam nóvimus: qui non l<text:span text:style-name="T246">ó</text:span>quimur magna, sed vívimus quasi servi et cult<text:span text:style-name="T246">ó</text:span>res Dei: patiéntiam, quam magistériis cœléstibus díscimus, obs<text:span text:style-name="T246">é</text:span>quiis spiritálibus præbe<text:span text:style-name="T246">á</text:span>mus.</text:p>
            <text:p text:style-name="P66"/>
          </table:table-cell>
          <table:table-cell table:style-name="Tabulka1.A1" office:value-type="string">
            <text:p text:style-name="P4"/>
            <text:p text:style-name="P267"><text:span text:style-name="T657">Pokud </text:span><text:span text:style-name="T263">po </text:span><text:span text:style-name="T268">této cestě</text:span><text:span text:style-name="T263"> budou kráčet </text:span><text:span text:style-name="T284">pohanští </text:span><text:span text:style-name="T263">Filosofové, také </text:span><text:span text:style-name="T264">dojdou užitku: avšak kde je falešná nauka, tam je vytrvalost zbytečná. Jak by tedy mohl být moudrý či vytrvalý ten, kdo nezná ani moudrost, ani vytrvalost Boží? My však, nejmilovanější bratři, jsme Filosofy nikoliv slovy, nýbrž skutky; dáváme přednost nikoliv oděvu moudrosti, ale pravdě: své ctnosti známe, nevychloubáme se však jimi: nemluvíme vznešeně, ale žijeme jako služebníci Boží v úctě k němu: vytrvalost, které nás učí </text:span><text:span text:style-name="T265">nebeské </text:span><text:span text:style-name="T266">nauky</text:span><text:span text:style-name="T265">, pak </text:span><text:span text:style-name="T268">projevujeme v </text:span><text:span text:style-name="T265">duchovní poslušnost</text:span><text:span text:style-name="T268">i</text:span><text:span text:style-name="T265">.</text:span></text:p>
          </table:table-cell>
        </table:table-row>
        <table:table-row table:style-name="Tabulka1.1">
          <table:table-cell table:style-name="Tabulka1.A1" office:value-type="string">
            <text:p text:style-name="P44">Lectio vij.</text:p>
            <text:p text:style-name="P148"><text:span text:style-name="T609">Est</text:span> enim nobis cum Deo virtus ista comm<text:span text:style-name="T246">ú</text:span>nis: inde patiéntia íncipit, inde claritas ejus et d<text:span text:style-name="T246">í</text:span>gnitas caput sumit. Orígo et magnitúdo patiéntiæ Deo auct<text:span text:style-name="T246">ó</text:span>re proc<text:span text:style-name="T246">é</text:span>dit. Dilig<text:span text:style-name="T246">é</text:span>nda res h<text:span text:style-name="T246">ó</text:span>mini, quæ Deo cara est. Bonum quod amat, <text:span text:style-name="T246">M</text:span>aj<text:span text:style-name="T246">é</text:span>stas div<text:span text:style-name="T246">í</text:span>na comm<text:span text:style-name="T246">é</text:span>ndat. Si Dóminus nobis et Pater Deus est, sect<text:span text:style-name="T246">é</text:span>mur patiéntiam <text:span text:style-name="T246">D</text:span>ómini páriter et <text:span text:style-name="T246">P</text:span>atris: quia et servos oportet esse obsequéntes, et fílios non decet esse degéneres.</text:p>
            <text:p text:style-name="P13"/>
          </table:table-cell>
          <table:table-cell table:style-name="Tabulka1.A1" office:value-type="string">
            <text:p text:style-name="P101"/>
            <text:p text:style-name="P282"><text:span text:style-name="T659">Máme </text:span><text:span text:style-name="T741">totiž s Bohem tuto ctnost společnou: v ní má svůj počátek vytrvalost, v ní začíná její sláva a důstojnost. Počátek a velikost vytrvalosti má svůj původ v Bohu. Člověk by měl milovat to, co je Bohu drahé. Dobr</text:span><text:span text:style-name="T845">o</text:span><text:span text:style-name="T741">, </text:span><text:span text:style-name="T845">jež </text:span><text:span text:style-name="T71">m</text:span><text:span text:style-name="T76">i</text:span><text:span text:style-name="T80">luje</text:span><text:span text:style-name="T741"> </text:span><text:span text:style-name="T61">Bůh</text:span><text:span text:style-name="T80">,</text:span><text:span text:style-name="T741"> schvaluje božská Vznešenost. Pokud je nám tedy </text:span><text:span text:style-name="T61">Ježíš</text:span><text:span text:style-name="T741"> Pánem a Bůh Otcem, následujme vytrvalost Páně i Otcovu: neboť jako služebníkům nám náleží býti poslušnými, a jako synům se nesluší, abychom se zřekli se svého dědictví.</text:span></text:p>
          </table:table-cell>
        </table:table-row>
        <table:table-row table:style-name="Tabulka1.1">
          <table:table-cell table:style-name="Tabulka1.A1" office:value-type="string">
            <text:p text:style-name="P44">Lectio viij.</text:p>
            <text:p text:style-name="P150"><text:span text:style-name="T609">Patiéntia</text:span> est, quæ nos Deo et comm<text:span text:style-name="T246">é</text:span>ndat et servat: ipsa est, quæ iram témperat, quæ linguam frenat, quæ méntem gubérnat, pacem custódit, disciplínam regit, libídinis ímpetum frangit, tum<text:span text:style-name="T246">ó</text:span>ris violéntiam cómprimit, inc<text:span text:style-name="T246">é</text:span>ndium simultátis exst<text:span text:style-name="T246">í</text:span>nguit, coércet poténtiam dívitum, inópiam <text:soft-page-break/>páuperum réfovet, tuétur in virgínibus beátam integritátem, in viduis labori<text:span text:style-name="T246">ó</text:span>sam castitátem, in conjúnctis et maritátis indivíduam caritátem: facit húmiles in prósperis, in adversis fortes, contra inj<text:span text:style-name="T246">ú</text:span>rias et contum<text:span text:style-name="T246">é</text:span>lias mites: docet delinquéntibus cito ignóscere: si ipse delínquas, diu et multum rog<text:span text:style-name="T246">á</text:span>re: tentatiónes expúgnat, persecutiónes tólerat, passiónes et martyria cons<text:span text:style-name="T246">ú</text:span>mmat. Ipsa est, quæ f<text:span text:style-name="T246">í</text:span>dei nostræ fundaménta f<text:span text:style-name="T246">í</text:span>rmiter munit.</text:p>
            <text:p text:style-name="P150"/>
          </table:table-cell>
          <table:table-cell table:style-name="Tabulka1.A1" office:value-type="string">
            <text:p text:style-name="P4"/>
            <text:p text:style-name="P243"><text:span text:style-name="T659">Vytrvalost </text:span><text:span text:style-name="T741">nás poroučí Bohu i </text:span><text:span text:style-name="T59">pro něj </text:span><text:span text:style-name="T741">zachovává: ona je tou, která mírní hněv, drží jazyk na uzdě, která ovládá mysl, chrání mír, zachovává kázeň, l</text:span><text:span text:style-name="T846">á</text:span><text:span text:style-name="T741">m</text:span><text:span text:style-name="T846">e</text:span><text:span text:style-name="T741"> nápor vášní, uklid</text:span><text:span text:style-name="T846">ňuje</text:span><text:span text:style-name="T741"> sílu </text:span><text:span text:style-name="T846">v</text:span><text:span text:style-name="T741">zrušení, hasí zápal hněvu, omez</text:span><text:span text:style-name="T846">uje</text:span><text:span text:style-name="T741"> moc bohatých, obr</text:span><text:span text:style-name="T846">ac</text:span><text:span text:style-name="T741">í bezmocnost chudých, ochraňuje pannám sva</text:span><text:soft-page-break/><text:span text:style-name="T741">tou neporušenost, vdovám nesnadnou čistotu, zasnoubeným a manželům společnou lásku: dává lidem pokoru v úspě</text:span><text:span text:style-name="T846">ších</text:span><text:span text:style-name="T741">, sílu v nesnázích, mírnost v bezpráví a urážkách: učí ublíženým rychle odpouštět a pokud jsi sám ublížil, </text:span><text:span text:style-name="T814">pak </text:span><text:span text:style-name="T741">dlou</text:span><text:span text:style-name="T814">ze</text:span><text:span text:style-name="T741"> a </text:span><text:span text:style-name="T814">mnoho</text:span><text:span text:style-name="T741"> </text:span><text:span text:style-name="T60">o odpuštění </text:span><text:span text:style-name="T76">prosit</text:span><text:span text:style-name="T75">: bojuje v pokušení, snáší pronásledování, dává konec utrpení a mučení. Vytrvalost je tou, která staví pevné základy naší víry. </text:span></text:p>
          </table:table-cell>
        </table:table-row>
        <table:table-row table:style-name="Tabulka1.1">
          <table:table-cell table:style-name="Tabulka1.A1" office:value-type="string">
            <text:p text:style-name="P85">In III. Nocturno</text:p>
            <text:p text:style-name="P19"><text:span text:style-name="T82">Léctio sancti Evangélii secúndum </text:span><text:span text:style-name="T83">Joánnem</text:span><text:span text:style-name="T82">.</text:span><text:span text:style-name="T2"> </text:span></text:p>
            <text:p text:style-name="P40">Lectio ix. Cap. <text:span text:style-name="T229">16</text:span>.</text:p>
            <text:p text:style-name="P210">I<text:span text:style-name="T609">n</text:span> illo témpore: Dixit Jesus discípulis suis: Vado ad eum qui misit me; et nemo ex vobis intérrogat me, Quo vadis? Et réliqua.</text:p>
            <text:p text:style-name="P109"/>
            <text:p text:style-name="P19"><text:span text:style-name="T269">Homilía sancti Augustíni Epíscopi</text:span><text:span text:style-name="T82">.</text:span></text:p>
            <text:p text:style-name="P46">Tract. <text:span text:style-name="T247">94</text:span>. in Joannem.</text:p>
            <text:p text:style-name="P211"><text:span text:style-name="T609">Cum</text:span> Dóminus Jesus prædixísset discípulis suis persecutiónes, quas passúri erant post ejus abscéssum, subjúnxit atque ait: Hæc autem vobis ab inítio non dixi, quia vobíscum eram: nunc autem vado ad eum, qui me misit. Ubi primum vidéndum est, utrum eis futúras non prædíxerit ante passiónes. Sed álii tres Evangelístæ satis eum prædixísse ista demónstrant, ántequam véntum esset ad cenam: qua perácta, secúndum Joánnem ista locútus est, ubi ait: Hæc autem vobis ab inítio non dixi, quia vobíscum eram.</text:p>
            <text:p text:style-name="P109"/>
          </table:table-cell>
          <table:table-cell table:style-name="Tabulka1.A1" office:value-type="string">
            <text:p text:style-name="P4"/>
            <text:p text:style-name="P4"/>
            <text:p text:style-name="P4"/>
            <text:p text:style-name="P268"><text:span text:style-name="T655">Z</text:span><text:span text:style-name="T654">a</text:span><text:span text:style-name="T270"> onoho času </text:span><text:span text:style-name="T271">řekl </text:span><text:span text:style-name="T272">Ježíš </text:span><text:span text:style-name="T273">svým učedníkům</text:span><text:span text:style-name="T272">: „</text:span><text:span text:style-name="T274">Odcházím k tomu, který mě poslal a nikdo z vás se mě neptá: Kam jdeš</text:span><text:span text:style-name="T272">?</text:span><text:span text:style-name="T271">“</text:span><text:span text:style-name="T275"> A ostatní.</text:span></text:p>
            <text:p text:style-name="P4"/>
            <text:p text:style-name="P4"/>
            <text:p text:style-name="P4"/>
            <text:p text:style-name="P252"><text:span text:style-name="T660">Když </text:span><text:span text:style-name="T742">Pán Ježíš předpovídal svým učedníkům pronásledování, která měli trpět po jeho odchodu, dodal také toto: „Tyto věci jsem vám na začátku neřekl, neboť jsem byl s vámi: nyní však odcházím k tomu, který mě poslal.“ <text:s/>Zde je tedy třeba se nejprve podívat, zda jim opravdu neříkal o budoucích pronásledování již dříve. Avšak ostatní tři Evangelisté dostatečně ukazují, že o nich mluvil ještě než odešli k </text:span><text:span text:style-name="T62">poslední </text:span><text:span text:style-name="T77">večeři: </text:span><text:span text:style-name="T79">a </text:span><text:span text:style-name="T77">když proběhla, podle Janova Evangelia řekl </text:span><text:span text:style-name="T62">Pán </text:span><text:span text:style-name="T77">toto: „Tyto </text:span><text:span text:style-name="T78">věci jsem vám </text:span><text:span text:style-name="T77">na</text:span><text:span text:style-name="T78"> začátku neř</text:span><text:span text:style-name="T77">e</text:span><text:span text:style-name="T78">kl, neboť jsem byl s vámi.“</text:span></text:p>
          </table:table-cell>
        </table:table-row>
        <table:table-row table:style-name="Tabulka1.1">
          <table:table-cell table:style-name="Tabulka1.A1" office:value-type="string">
            <text:p text:style-name="P40">Lectio x.</text:p>
            <text:p text:style-name="P212"><text:span text:style-name="T609">An</text:span> forte hinc ista sólvitur quæstio, quia et illi eum narrant passióni próximum fuísse cum hæc díceret? Non ergo ab inítio, quando cum illis erat: quia jam discessúrus, jamque ad Patrem perrectúrus hæc dixit. Et ídeo étiam secúndum illos Evangelístas verum est, quod hic dictum est: Hæc autem vobis ab inítio non dixi.</text:p>
            <text:p text:style-name="P109"/>
          </table:table-cell>
          <table:table-cell table:style-name="Tabulka1.A1" office:value-type="string">
            <text:p text:style-name="P4"/>
            <text:p text:style-name="P259"><text:span text:style-name="T661">Nevyřeší </text:span><text:span text:style-name="T743">se snad tato otázka tím, že i </text:span><text:span text:style-name="T63">ostatní Evangelisté</text:span><text:span text:style-name="T743"> o </text:span><text:span text:style-name="T63">Pánu</text:span><text:span text:style-name="T743"> psali, že se blíží jeho utrpení, když toto řekl? Ne tedy na začátku, když s nimi byl: neboť právě když odcházel a zrovna měl odejít k Otci, tak toto řekl. A proto také podle ostatních Evangelistů je tedy pravda to, co je zde řečeno: „Tyto věci jsem vám však na začátku neřekl.“</text:span></text:p>
          </table:table-cell>
        </table:table-row>
        <table:table-row table:style-name="Tabulka1.1">
          <table:table-cell table:style-name="Tabulka1.A1" office:value-type="string">
            <text:p text:style-name="P40">Lectio xj.</text:p>
            <text:p text:style-name="P213"><text:span text:style-name="T609">Sed</text:span> quid <text:span text:style-name="T247">á</text:span>gimus de fide Evangélii secúndum Matthæum, qui hæc eis a Dómino non solum cum jam Pascha esset cum discípulis cœnatúrus, imminénte passióne, verum et ab inítio denuntiáta esse comm<text:span text:style-name="T247">é</text:span>morat; ubi primum nominátim duódecim exprimúntur Apóstoli, et ad ópera divina mittúntur?</text:p>
            <text:p text:style-name="P109"/>
          </table:table-cell>
          <table:table-cell table:style-name="Tabulka1.A1" office:value-type="string">
            <text:p text:style-name="P4"/>
            <text:p text:style-name="P253"><text:span text:style-name="T609">Avšak </text:span>co uděláme s důvěryhodností Evangelia podle Matouše, který <text:span text:style-name="T744">jim toto připomíná nejen když již nastala Pascha a Pán měl spolu s učedníky večeřet a již se blížilo jeho utrpení, ale také dodává, že jim to na začátku neříkal; kd</text:span><text:span text:style-name="T846">yž</text:span><text:span text:style-name="T744"> nejprv</text:span><text:span text:style-name="T846">e</text:span><text:span text:style-name="T744"> vyjmenuje všech dvanáct Apoštolů, a posílá je konat božské skutky?</text:span></text:p>
          </table:table-cell>
        </table:table-row>
        <table:table-row table:style-name="Tabulka1.1">
          <table:table-cell table:style-name="Tabulka1.A1" office:value-type="string">
            <text:p text:style-name="P40">Lectio xij.</text:p>
            <text:p text:style-name="P214"><text:soft-page-break/><text:span text:style-name="T609">Quid</text:span> sibi ergo vult, quod hic ait: Hæc autem vobis ab inítio non dixi, quia vobíscum eram: nisi quia ea, quæ hic dicit de Spíritu <text:span text:style-name="T247">s</text:span>ancto, quod sit vent<text:span text:style-name="T247">ú</text:span>rus ad eos, et testimónium perhibit<text:span text:style-name="T247">ú</text:span>rus, quando mala illa pass<text:span text:style-name="T247">ú</text:span>ri sunt, hæc ab inítio eis non dixit, quia cum ipsis erat? Consol<text:span text:style-name="T247">á</text:span>tor ergo ille, vel advocátus (utr<text:span text:style-name="T247">ú</text:span>mque enim interpretátur, quod erat Græce Paráclitus), Christo abscedénte fúerat necess<text:span text:style-name="T247">á</text:span>rius: et ideo de illo non d<text:span text:style-name="T247">í</text:span>xerat ab inítio, quando cum illis erat, quia ejus præséntia consolabántur.</text:p>
            <text:p text:style-name="P109"/>
          </table:table-cell>
          <table:table-cell table:style-name="Tabulka1.A1" office:value-type="string">
            <text:p text:style-name="P4"/>
            <text:p text:style-name="P260"><text:soft-page-break/><text:span text:style-name="T662">Co</text:span><text:span text:style-name="T744"> jiného tedy mělo znamenat, když zde říká: „Tyto věci jsem vám však na začátku neřekl</text:span>, <text:span text:style-name="T744">neboť jsem byl s vámi,“ než že to, co zde řekl o Duchu svatém, který na ně měl sestoupit, aby vydal svědectví, když měli trpět tyto zlé věci, že všechno toto jim na začátku neřekl, neboť byl s nimi? Tento utěšitel či přímluvce (obě slova jsou překladem řeckého slova </text:span><text:span text:style-name="T745">Παράκλητος</text:span><text:span text:style-name="T744">), byl tedy nezbytný </text:span><text:span text:style-name="T64">až </text:span><text:span text:style-name="T744">po Kristově odchodu: a proto o něm nemluvil na začátku, když s nimi byl, neboť byli utěšováni jeho přítomností.</text:span></text:p>
          </table:table-cell>
        </table:table-row>
        <table:table-row table:style-name="Tabulka1.1">
          <table:table-cell table:style-name="Tabulka1.A1" table:number-columns-spanned="2" office:value-type="string">
            <text:p text:style-name="P24"><text:span text:style-name="T6">D</text:span><text:span text:style-name="T448">ominica </text:span><text:span text:style-name="T454">v</text:span><text:span text:style-name="T451">.</text:span></text:p>
            <text:p text:style-name="P62"><text:span text:style-name="T231">post Pasch</text:span>a.</text:p>
          </table:table-cell>
          <table:covered-table-cell/>
        </table:table-row>
        <table:table-row table:style-name="Tabulka1.1">
          <table:table-cell table:style-name="Tabulka1.A1" office:value-type="string">
            <text:p text:style-name="P32">In I. Nocturno</text:p>
            <text:p text:style-name="P34">Incipit Epístola prima beáti Petri Apóstoli.</text:p>
            <text:p text:style-name="P37">Lectio j. <text:span text:style-name="T724">Cap. 1.</text:span></text:p>
            <text:p text:style-name="P142">P<text:span text:style-name="T609">etrus</text:span> Apóstolus Jesu Christi, eléctis ádvenis dispersiónis Ponti, Galátiæ, Cappadóciæ, Asiæ, et Bithyniæ secúndum præsciéntiam Dei Patris, in sanctificatiónem Spíritus, in obediéntiam, et aspersiónem sánguinis Jesu Christi : Grátia vobis, et pax multiplicétur.</text:p>
            <text:p text:style-name="P142"/>
          </table:table-cell>
          <table:table-cell table:style-name="Tabulka1.A1" office:value-type="string">
            <text:p text:style-name="P2"/>
            <text:p text:style-name="P2"/>
            <text:p text:style-name="P2"/>
            <text:p text:style-name="P238"><text:span text:style-name="T609">Petr</text:span>, <text:span text:style-name="T746">A</text:span>poštol Ježíše Krista, vyvoleným, kteří přebývají jako cizinci v diaspoře v Pontu, Galacii, Kappadokii, Asii a Bithynii a byli předem vyhlédnuti od Boha Otce a posvěceni Duchem, aby se poslušně odevzdali Ježíši Kristu a byli očištěni pokropením jeho krví: Milost vám a pokoj v hojnosti.</text:p>
          </table:table-cell>
        </table:table-row>
        <table:table-row table:style-name="Tabulka1.1">
          <table:table-cell table:style-name="Tabulka1.A1" office:value-type="string">
            <text:p text:style-name="P37">Lectio ij.</text:p>
            <text:p text:style-name="P204">B<text:span text:style-name="T609">enedíctus</text:span> Deus et Pater Dómini nostri Jesu Christi, qui secúndum misericórdiam suam magnam regenerávit nos in spem vivam, per resurrectiónem Jesu Christi ex mórtuis, in hæreditátem incorruptíbilem, et incontaminátam, et immarcessí<text:span text:style-name="T758">b</text:span>ilem, conservátam in cœlis in vobis, qui in virtúte Dei custodímini per fidem in salútem, parátam revelári in témpore novissimo.</text:p>
            <text:p text:style-name="P67"/>
          </table:table-cell>
          <table:table-cell table:style-name="Tabulka1.A1" office:value-type="string">
            <text:p text:style-name="P5"/>
            <text:p text:style-name="P240"><text:span text:style-name="T609">Veleben </text:span>buď Bůh a Otec našeho Pána Ježíše Krista, <text:span text:style-name="T746">který</text:span> ná<text:span text:style-name="T746">m</text:span> ze svého velikého milosrdenství dal vzkříšením Ježíše Krista nově se narodit k živé naději. Dědictví nehynoucí, neposkvrněné a nevadnoucí je připraveno pro vás v nebesích a Boží moc vás skrze víru střeží ke spasení, které bude odhaleno v posledním čase.</text:p>
          </table:table-cell>
        </table:table-row>
        <table:table-row table:style-name="Tabulka1.1">
          <table:table-cell table:style-name="Tabulka1.A1" office:value-type="string">
            <text:p text:style-name="P37">Lectio iij.</text:p>
            <text:p text:style-name="P204">I<text:span text:style-name="T609">n</text:span> quo exultábitis, módicum nunc si opórtet contristári in váriis tentatiónibus: ut probátio vestræ fídei multo pretiósior auro (quod per ignem probátur) inveniátur in laudem, et glóriam, et honórem in revelatióne Jesu Christi: quem cum non vidéritis, dilígitis : in quem nunc quoque non vidéntes créditis : credéntes autem exultábitis lætítia inenarrábili, et glorificáta : reportántes finem fidei vestræ, salútem animárum.</text:p>
            <text:p text:style-name="P14"/>
          </table:table-cell>
          <table:table-cell table:style-name="Tabulka1.A1" office:value-type="string">
            <text:p text:style-name="P5"/>
            <text:p text:style-name="P242">Z toho se radujte, i když snad máte ještě nakrátko projít zármutkem rozmanitých zkoušek, aby se pravost vaší víry, mnohem drahocennější než pomíjející zlato <text:span text:style-name="T746">(</text:span>jež přece bývá též zkoušeno ohněm<text:span text:style-name="T746">)</text:span> prokázala k vaší chvále, slávě a cti v den, kdy se zjeví Ježíš Kristus. Ač jste ho neviděli, milujete ho; ač ho ani nyní nevidíte, přec<text:span text:style-name="T746">e</text:span> v něho věříte a jásáte nevýslovnou, <text:span text:style-name="T746">oslavenou</text:span> radostí, a tak docházíte cíle víry, spasení duší. </text:p>
          </table:table-cell>
        </table:table-row>
        <table:table-row table:style-name="Tabulka1.1">
          <table:table-cell table:style-name="Tabulka1.A1" office:value-type="string">
            <text:p text:style-name="P37">Lectio i<text:span text:style-name="T725">v</text:span>.</text:p>
            <text:p text:style-name="P204">D<text:span text:style-name="T609">e</text:span> qua salúte exquisiérunt, atque scrutáti sunt Propheéæ, qui de futúra in vobis grátia prophetavérunt : scrutántes in quod, vel quale tempus significáret in eis Spíritus Christi : prænúntians eas quæ in Christo sunt passiónes, et posterióres glóri<text:soft-page-break/>as : quibus revelátum est, quia non sibimetípsis, vobis autem ministrábant ea, quæ nunc nuntiáta sunt vobis per eos, qui evangelizavérunt vobis, Spíritu sancto misso de cœlo, in quem desíderant Angeli prospícere.</text:p>
            <text:p text:style-name="P14"/>
          </table:table-cell>
          <table:table-cell table:style-name="Tabulka1.A1" office:value-type="string">
            <text:p text:style-name="P5"/>
            <text:p text:style-name="P186"><text:span text:style-name="T675">Toto</text:span><text:span text:style-name="T314"> spasení hledali a po něm se ptali Proroci, kteří prorokovali o milosti, která je vám připravena; zkoumali, na který čas a na jaké okolnosti ukazuje Duch Kristův : když předem svědčí o těch utrpeních, jež má Kristus vytrpět, i o veliké slávě, </text:span><text:soft-page-break/><text:span text:style-name="T314">která potom přijde. Bylo jim zjeveno, že tím neslouží sami sobě, nýbrž vám; ti, k</text:span><text:span text:style-name="T319">teří</text:span><text:span text:style-name="T314"> vám přinesli Evangelium v moci Ducha svatého, seslaného z nebes, zvěs­tovali vám nyní toto spasení, které i Andělé touží spatřit.</text:span><text:span text:style-name="T315"> <text:s/></text:span><text:span text:style-name="T316">(</text:span><text:span text:style-name="T204">Č</text:span><text:span text:style-name="T205">EP</text:span><text:span text:style-name="T375">, </text:span><text:span text:style-name="T377">lehce </text:span><text:span text:style-name="T376">upraveno</text:span><text:span text:style-name="T388">)</text:span></text:p>
          </table:table-cell>
        </table:table-row>
        <table:table-row table:style-name="Tabulka1.1">
          <table:table-cell table:style-name="Tabulka1.A1" office:value-type="string">
            <text:p text:style-name="P33">In I<text:span text:style-name="T733">I</text:span>. Nocturno</text:p>
            <text:p text:style-name="P76">Ex libro sancti Ambrósii Epíscopi, de fide</text:p>
            <text:p text:style-name="P77"><text:span text:style-name="T291">Resurrectiónis</text:span>.</text:p>
            <text:p text:style-name="P104"><text:bookmark-start text:name="__DdeLink__2400_16731447091131111121"/><text:span text:style-name="T2">Lectio</text:span><text:bookmark-end text:name="__DdeLink__2400_16731447091131111121"/><text:span text:style-name="T2"> v.</text:span></text:p>
            <text:p text:style-name="P219">Q<text:span text:style-name="T609">uóniam</text:span> Dei mori non póterat sapiéntia, resúrgere autem non póterat quod mórtuum non erat: assúmitur caro, quæ mori posset: ut dum móritur quod solet, quod mórtuum <text:span text:style-name="T292">fúer</text:span>at, hoc resúrgeret. Neque enim póterat esse, nisi per hóminem, resurréctio: quóniam sicut per hóminem mors, ita et per hóminem resurréctio mortuórum. Ergo resurréxit homo, quóniam homo mórtuus est: resuscitátus homo, sed resúscitans Deus. Tunc secúndum carnem homo, nunc per ómnia Deus.</text:p>
            <text:p text:style-name="P97"/>
          </table:table-cell>
          <table:table-cell table:style-name="Tabulka1.A1" office:value-type="string">
            <text:p text:style-name="P33"><text:s/></text:p>
            <text:p text:style-name="P103"/>
            <text:p text:style-name="P103"/>
            <text:p text:style-name="P103"/>
            <text:p text:style-name="P290"><text:span text:style-name="T632">Protože</text:span><text:span text:style-name="T542"> Boží moudrost </text:span><text:span text:style-name="T554">nemůže </text:span><text:span text:style-name="T542">zemřít</text:span><text:span text:style-name="T536">, </text:span><text:span text:style-name="T554">a </text:span><text:span text:style-name="T543">ani z mrtvých </text:span><text:span text:style-name="T554">by tedy</text:span><text:span text:style-name="T543"> </text:span><text:span text:style-name="T554">nemohla </text:span><text:span text:style-name="T543">vstát, neboť </text:span><text:span text:style-name="T554">ani </text:span><text:span text:style-name="T543">nebyla mrtvá, </text:span><text:span text:style-name="T482">př</text:span><text:span text:style-name="T483">ijal</text:span><text:span text:style-name="T543"> </text:span><text:span text:style-name="T591">Bůh</text:span><text:span text:style-name="T543"> tělo, které může zemřít, aby, </text:span><text:span text:style-name="T561">a</text:span><text:span text:style-name="T543">ž tedy zemře </text:span><text:span text:style-name="T544">to</text:span><text:span text:style-name="T543">, c</text:span><text:span text:style-name="T544">o</text:span><text:span text:style-name="T543"> u</text:span><text:span text:style-name="T544">mírá</text:span><text:span text:style-name="T543">, p</text:span><text:span text:style-name="T544">ak </text:span><text:span text:style-name="T543">to, co bylo mrtvé, opět mohlo z mrtvých vstát. Také zmrtvýchvstání by se nemohlo stát jinak než skrze člověka. Neboť </text:span><text:span text:style-name="T555">stejně</text:span><text:span text:style-name="T543"> jako skrze člověka přišla smrt, tak skrze člověka přišlo vzkříšení z mrtvých. Člověk tedy vstal z mrtvých, neboť člověk zemřel. Vzkříšen byl člověk, avšak vzkřísil jej Bůh. Předtím byl Kristus tělem člověk, teď je ale vším Bůh.</text:span></text:p>
          </table:table-cell>
        </table:table-row>
        <table:table-row table:style-name="Tabulka1.1">
          <table:table-cell table:style-name="Tabulka1.A1" office:value-type="string">
            <text:p text:style-name="P54">Lectio vj.</text:p>
            <text:p text:style-name="P156">N<text:span text:style-name="T609">unc</text:span> enim secúndum carnem jam non nóvimus Christum, sed carnis grátiam tenémus, ut ipsum primítias quiescéntium, ipsum primogénitum ex mórtuis novérimus. Primítiæ útique ejúsdem sunt géneris atque naturæ, cujus et réliqui fructus: quorum pro lætióre provéntu primitíva Deo múnera deferúntur; sacrum munus pro ómnibus, et quasi reparátæ quædam liba natúræ. Primítiæ ergo quiescéntium Christus. Sed utrum suórum quiescéntium, qui quasi mortis exsórtes dulci quodam sopóre tenéntur, an ómnium mortuórum?</text:p>
            <text:p text:style-name="P80"/>
          </table:table-cell>
          <table:table-cell table:style-name="Tabulka1.A1" office:value-type="string">
            <text:p text:style-name="P103"/>
            <text:p text:style-name="P283"><text:span text:style-name="T658">N</text:span><text:span text:style-name="T656">yní</text:span><text:span text:style-name="T248"> </text:span><text:span text:style-name="T249">tedy</text:span><text:span text:style-name="T248"> již nepoznáme Krista </text:span><text:span text:style-name="T250">v těle</text:span><text:span text:style-name="T248">, avšak </text:span><text:span text:style-name="T250">díky </text:span><text:span text:style-name="T283">jeho </text:span><text:span text:style-name="T250">tělu jsme </text:span><text:span text:style-name="T251">poznali, </text:span><text:span text:style-name="T252">že byl </text:span><text:span text:style-name="T251">první</text:span><text:span text:style-name="T252">m</text:span><text:span text:style-name="T251"> </text:span><text:span text:style-name="T253">plod</text:span><text:span text:style-name="T252">em těch, kteří </text:span><text:span text:style-name="T251">ze</text:span><text:span text:style-name="T254">snu</text:span><text:span text:style-name="T251">l</text:span><text:span text:style-name="T252">i</text:span><text:span text:style-name="T251">, </text:span><text:span text:style-name="T253">prvorozen</text:span><text:span text:style-name="T249">ý</text:span><text:span text:style-name="T253"> z mrtvých. </text:span><text:span text:style-name="T267">J</text:span><text:span text:style-name="T253">eho</text:span><text:span text:style-name="T251"> </text:span><text:span text:style-name="T267">p</text:span><text:span text:style-name="T253">rvní plod je </text:span><text:span text:style-name="T267">tedy </text:span><text:span text:style-name="T255">stejného</text:span><text:span text:style-name="T253"> </text:span><text:span text:style-name="T256">druhu</text:span><text:span text:style-name="T253"> a přirozenosti, jako jsou i ostatní plody, </text:span><text:span text:style-name="T257">z nichž se odvozují původní dary Bo</text:span><text:span text:style-name="T258">hu</text:span><text:span text:style-name="T257"> pro radostnější výsledek, </text:span><text:span text:style-name="T287">on j</text:span><text:span text:style-name="T285">e </text:span><text:span text:style-name="T259">posvátný dar za všechny </text:span><text:span text:style-name="T260">a určitá oběť napravené přirozenosti. </text:span><text:span text:style-name="T261">První plod těch, kteří zesnuli, je Kristus. Avšak je prvním plodem</text:span><text:span text:style-name="T286"> </text:span><text:span text:style-name="T285">pouze</text:span><text:span text:style-name="T286"> </text:span><text:span text:style-name="T261">těch, kteří v něm zesnuli a </text:span><text:span text:style-name="T262">protože nad nimi smrt nemá moc, jakoby byli </text:span><text:span text:style-name="T267">jen </text:span><text:span text:style-name="T262">zajati</text:span><text:span text:style-name="T267"> </text:span><text:span text:style-name="T262">nějakým sladkým spánkem, nebo všech mrtvých? </text:span></text:p>
          </table:table-cell>
        </table:table-row>
        <table:table-row table:style-name="Tabulka1.1">
          <table:table-cell table:style-name="Tabulka1.A1" office:value-type="string">
            <text:p text:style-name="P54">Lectio vij.</text:p>
            <text:p text:style-name="P159">S<text:span text:style-name="T609">ed</text:span> sicut in Adam omnes moriúntur, ita et in Christo omnes vivificabúntur. <text:span text:style-name="T293">I</text:span>taque sicut primítiæ mortis in Adam, ita étiam primítiæ resurrectiónis in Christo omnes resúrgent. Sed nemo despéret; neque justus dóleat commúne consórtium resurgéndi, cum præcípuum fructum virtútis expéctet. Omnes quidem resúrgent, sed unusquísque, ut ait Apóstolus, in suo órdine. Commúnis est div<text:span text:style-name="T294">í</text:span>næ fructus cleméntiæ, sed distínctus ordo meritórum.</text:p>
            <text:p text:style-name="P100"/>
          </table:table-cell>
          <table:table-cell table:style-name="Tabulka1.A1" office:value-type="string">
            <text:p text:style-name="P103"/>
            <text:p text:style-name="P291"><text:span text:style-name="T633">Jako</text:span><text:span text:style-name="T545"> však v Adamovi všichni umírají, tak také v Kristu jsou všichni přivedeni zpět k životu. Takž</text:span><text:span text:style-name="T544">e stejně</text:span><text:span text:style-name="T545"> jako první plod smrti byl v</text:span><text:span text:style-name="T544"> </text:span><text:span text:style-name="T545">Adamovi, t</text:span><text:span text:style-name="T544">ak také </text:span><text:span text:style-name="T545">první plod zmrtvýchvstání v Kristu v</text:span><text:span text:style-name="T546">zkřísí </text:span><text:span text:style-name="T545">vš</text:span><text:span text:style-name="T546">e</text:span><text:span text:style-name="T545">chn</text:span><text:span text:style-name="T546">y</text:span><text:span text:style-name="T545">. Av</text:span><text:span text:style-name="T546">šak</text:span><text:span text:style-name="T545"> nikdo si nezoufej. Spravedlivý nemusí želet nad společností všech při vzkříšení, když očekává sladký plod své ctnosti. V</text:span><text:span text:style-name="T546">šichni</text:span><text:span text:style-name="T545"> sice vstano</text:span><text:span text:style-name="T546">u</text:span><text:span text:style-name="T545"> z mrtvých, ale každý, jak praví Apoštol, v </text:span><text:span text:style-name="T556">náležitém</text:span><text:span text:style-name="T545"> pořadí. Jeden je plod božského milosrdenství, ale různé je pořadí zásluh. </text:span></text:p>
          </table:table-cell>
        </table:table-row>
        <table:table-row table:style-name="Tabulka1.1">
          <table:table-cell table:style-name="Tabulka1.A1" office:value-type="string">
            <text:p text:style-name="P54">Lectio viij.</text:p>
            <text:p text:style-name="P162">A<text:span text:style-name="T609">dvértimus</text:span> quam grave sit sacrilégium, resurrectiónem non crédere. Si enim non resurgémus, ergo Christus gratis mórtuus est, ergo Chris<text:soft-page-break/>tus non resurréxit. Si enim nobis non resurréxit, utique non resurréxit, qui sibi cur resúrgeret, non habébat. Resurréxit in eo mundus, resurréxit in eo coelum, resurréxit in eo terra. Erit enim coelum novum, et terra nova. Sibi autem non erat necessária resurréctio, quem mortis víncula non tenébant. Nam etsi secúndum hóminem mórtuus, in ipsis tamen erat liber inférnis.</text:p>
          </table:table-cell>
          <table:table-cell table:style-name="Tabulka1.A1" office:value-type="string">
            <text:p text:style-name="P103"/>
            <text:p text:style-name="P272"><text:span text:style-name="T650">V</text:span><text:span text:style-name="T609">š</text:span><text:span text:style-name="T663">imněme</text:span><text:span text:style-name="T295"> si, jak těžkou svatokrádeží je nevěřit ve vzkříšení mrtvých. Pokud tedy nevstaneme z mrtvých, pak Kristus zemřel zbytečně, tedy Kristus </text:span><text:soft-page-break/><text:span text:style-name="T295">ani nevstal z mrtvých. Pokud však pro nás nevstal z mrtvých, pak nevstal z mrtvých vůbec, neboť pro to neměl důvod. Vstal v něm ale z mrtvých svět, nebesa i země. Budou tedy nová nebesa i nová země. Sám pro sebe z mrtvých vstávat nemusel, neboť nebyl zajatcem pout smrti. Protože i když byl jako člověk mrtev, v podsvětí samotném byl svobodný. </text:span></text:p>
          </table:table-cell>
        </table:table-row>
        <table:table-row table:style-name="Tabulka1.1">
          <table:table-cell table:style-name="Tabulka1.A1" office:value-type="string">
            <text:p text:style-name="P33">In I<text:span text:style-name="T733">II</text:span>. Nocturno</text:p>
            <text:p text:style-name="P104"><text:span text:style-name="T82">Léctio sancti Evangélii secúndum </text:span><text:span text:style-name="T83">Joánnem</text:span><text:span text:style-name="T82">.</text:span><text:span text:style-name="T2"> </text:span></text:p>
            <text:p text:style-name="P57">Lectio ix. Cap. <text:span text:style-name="T229">16</text:span>.</text:p>
            <text:p text:style-name="P234"><text:span text:style-name="T609">In</text:span> illo témpore: Dixit Jesus discípulis suis: Amen, amen dico vobis: si quid petiéritis Patrem in nómine meo, dabit vobis. Et réliqua.</text:p>
            <text:p text:style-name="P108"/>
            <text:p text:style-name="P104"><text:span text:style-name="T269">Homilía sancti </text:span><text:span text:style-name="T82">Augustíni Epíscopi.</text:span></text:p>
            <text:p text:style-name="P60">Tract. 102. in Joann.</text:p>
            <text:p text:style-name="P224">D<text:span text:style-name="T609">ómini</text:span> verba nunc ista tractánda sunt: Arnen, amen dico vobis: si quid petiéritis Patrem in nómine meo, dabit vobis. Jam dictum est in superióribus hujus Domínici sermónis pártibus, propter eos, qui nonnúlla petunt a Patre in Christi nómine, nec accípiunt: non peti in nómine Salvatóris, quidquid pétitur contra ratiónem salútis. Non enim sonum litterárum ac syllabárum, sed quod sonus ipse signíficat, et quod eo sono recte ac veráciter intellígitur, hoc accipiéndus est d<text:span text:style-name="T832">í</text:span>cere, cum dicit: in nómine meo.</text:p>
            <text:p text:style-name="P108"/>
          </table:table-cell>
          <table:table-cell table:style-name="Tabulka1.A1" office:value-type="string">
            <text:p text:style-name="P33"><text:s/></text:p>
            <text:p text:style-name="P103"/>
            <text:p text:style-name="P103"/>
            <text:p text:style-name="P284"><text:span text:style-name="T655">Z</text:span><text:span text:style-name="T654">a</text:span><text:span text:style-name="T270"> onoho času </text:span><text:span text:style-name="T271">řekl </text:span><text:span text:style-name="T272">Ježíš </text:span><text:span text:style-name="T277">svým učedníkům</text:span><text:span text:style-name="T272">: „</text:span><text:span text:style-name="T277">Amen, amen pravím vám: cokoliv budete žádat od Otce v mém jménu, dá vám to</text:span><text:span text:style-name="T271">.“</text:span><text:span text:style-name="T275"> A ostatní.</text:span></text:p>
            <text:p text:style-name="P103"/>
            <text:p text:style-name="P103"/>
            <text:p text:style-name="P103"/>
            <text:p text:style-name="P290"><text:span text:style-name="T643">Nyní</text:span><text:span text:style-name="T578"> si rozebereme tato slova Páně: „Amen, amen pravím vám: cokoliv budete žádat od Otce v mém jménu, dá vám to.“ Již bylo řečeno v dřívějších částech této řeči Páně kvůli těm, kteří žádají mnohé od Otce v Kristově jménu, ale nedostávají: ve jménu Spasitelově se nemá žádat o co</text:span><text:span text:style-name="T586">­</text:span><text:span text:style-name="T578">koliv, co nevede ke spáse. Nejde tedy o zvuk písmen a slabik, ale o to, co samotný tento zvuk znamená. A </text:span><text:span text:style-name="T587">to, </text:span><text:span text:style-name="T578">co </text:span><text:span text:style-name="T587">lze</text:span><text:span text:style-name="T578"> pod tímto zvukem správně a pravdivě <text:s/>pochopit, </text:span><text:span text:style-name="T587">právě </text:span><text:span text:style-name="T578">to má říkat ten, k</text:span><text:span text:style-name="T579">do</text:span><text:span text:style-name="T578"> chce, </text:span><text:span text:style-name="T604">aby jej </text:span><text:span text:style-name="T605">B</text:span><text:span text:style-name="T606">ů</text:span><text:span text:style-name="T605">h </text:span><text:span text:style-name="T606">vyslyšel a </text:span><text:span text:style-name="T524">dosta</text:span><text:span text:style-name="T525">l</text:span><text:span text:style-name="T524">, </text:span><text:span text:style-name="T525">když </text:span><text:span text:style-name="T606">Pán</text:span><text:span text:style-name="T525"> </text:span><text:span text:style-name="T524">říká „v mém jménu.“ </text:span></text:p>
          </table:table-cell>
        </table:table-row>
        <table:table-row table:style-name="Tabulka1.1">
          <table:table-cell table:style-name="Tabulka1.A1" office:value-type="string">
            <text:p text:style-name="P57">Lectio x.</text:p>
            <text:p text:style-name="P227">U<text:span text:style-name="T609">nde</text:span> qui hoc sentit de Christo, quod non est de único Dei Fílio sentiéndum, non petit in ejus nómine, étiam si non táceat lítteris ac syllabis Christum; quóniam in ejus nómine petit, quem cógitat, cum petit. Qui vero quod est de illo sentiéndum sentit, ipse in ejus nómine petit: et áccipit quod petit, si non contra suam salútem sempitérnam petit: accípit autem quando debet accípere. Quædam enim non negántur, sed ut cóngruo dentur témpore, differúntur.</text:p>
            <text:p text:style-name="P108"/>
          </table:table-cell>
          <table:table-cell table:style-name="Tabulka1.A1" office:value-type="string">
            <text:p text:style-name="P103"/>
            <text:p text:style-name="P281"><text:span text:style-name="T609">Proto</text:span> tedy ten, kdo si o Kristu myslí něco, co bychom si o jediném Synu Božím myslet neměli, nežádá v jeho jménu, i když v písmenech a slabikách jméno Kristovo nezamlčí, neboť žádá <text:span text:style-name="T65">pouze </text:span>ve jménu toho, na nějž <text:span text:style-name="T747">při prosbě </text:span>myslí. Avšak ten, kdo si o Kristu myslí to, co si myslet máme, ten již žádá v jeho jménu. A dostane to, oč žádá, pokud nežádá něco v rozporu s věčnou spásou. Dostane to <text:span text:style-name="T747">ale</text:span> <text:span text:style-name="T832">právě </text:span>v čas, <text:span text:style-name="T832">ve kterém</text:span> to má dostat. Některé věci totiž nejsou zamítnuty, ale odloženy na správný čas. </text:p>
          </table:table-cell>
        </table:table-row>
        <table:table-row table:style-name="Tabulka1.1">
          <table:table-cell table:style-name="Tabulka1.A1" office:value-type="string">
            <text:p text:style-name="P57">Lectio xj.</text:p>
            <text:p text:style-name="P230">I<text:span text:style-name="T609">ta</text:span> sane intelligéndum est quod ait: Dabit vobis; ut ea benefícia significáta sciántur his verbis, quæ ad eos, qui petunt, próprie pértinent. Exaudiúntur quippe omnes sancti pro seipsis, non autem pro ómnibus exaudiúntur, vel amícis, vel inimícis suis, vel quibúslibet aliis: quia non utcúmque dictum est, Dabit; sed, Dabit vobis.</text:p>
            <text:p text:style-name="P108"/>
          </table:table-cell>
          <table:table-cell table:style-name="Tabulka1.A1" office:value-type="string">
            <text:p text:style-name="P103"/>
            <text:p text:style-name="P291"><text:span text:style-name="T644">Takto</text:span><text:span text:style-name="T580"> je totiž třeba rozumět slovům, která</text:span><text:span text:style-name="T597"> </text:span><text:span text:style-name="T598">Pán</text:span><text:span text:style-name="T597"> </text:span><text:span text:style-name="T580">v</text:span><text:span text:style-name="T579">yřkl</text:span><text:span text:style-name="T580">: „</text:span><text:span text:style-name="T597">Otec </text:span><text:span text:style-name="T513">vám to dá.“ </text:span><text:span text:style-name="T514">Že těmito slovy se rozumí ta dobra, která náleží jako vlastnictví těm, kteří žádají. Vyslyšeni jsou tedy všichni svatí </text:span><text:span text:style-name="T515">(</text:span><text:span text:style-name="T608">pozn.</text:span><text:span text:style-name="T515"> </text:span><text:span text:style-name="T599">tedy Křesťané</text:span><text:span text:style-name="T515">) </text:span><text:span text:style-name="T514">sami za sebe, ne však všichni, za které prosí, ať už prosí za své přátele či nepřátele, nebo za kohokoliv jiného. Neboť nikde není psáno: „</text:span><text:span text:style-name="T600">Otec to </text:span><text:span text:style-name="T514">dá,“ ale „</text:span><text:span text:style-name="T600">Otec </text:span><text:span text:style-name="T514">vám </text:span><text:span text:style-name="T600">to </text:span><text:span text:style-name="T514">dá.“</text:span></text:p>
          </table:table-cell>
        </table:table-row>
        <table:table-row table:style-name="Tabulka1.1">
          <table:table-cell table:style-name="Tabulka1.A1" office:value-type="string">
            <text:p text:style-name="P57">Lectio xij.</text:p>
            <text:p text:style-name="P233"><text:soft-page-break/>U<text:span text:style-name="T609">t</text:span> gaudium vestrum sit plenum. Hoc quod dicit, gáudium plenum, profécto non carnále, sed spiritále gáudium est: et quando tantum erit, ut áliquid ei jam non sit addéndum, procul dubio tunc erit plenum. Quidquid ergo pétitur, quod pertíneat ad hoc gáudium consequéndum, hoc est in nómine Christi peténdum, si divinam intellígimus gratiam, si vere beatam póscimus vitam. Quidquid autem aliud pétitur, nihil pétitur: non quia nulla omníno res est, sed quia in tantæ rei comparatióne quidquid áliud concupiscitur, nihil est.</text:p>
            <text:p text:style-name="P233"/>
          </table:table-cell>
          <table:table-cell table:style-name="Tabulka1.A1" office:value-type="string">
            <text:p text:style-name="P103"/>
            <text:p text:style-name="P292"><text:soft-page-break/><text:span text:style-name="T624">A</text:span><text:span text:style-name="T625">by</text:span><text:span text:style-name="T512"> vaše radost byla úplná.“ </text:span><text:span text:style-name="T516">Úplná radost, o které zde </text:span><text:span text:style-name="T601">Pán </text:span><text:span text:style-name="T517">mluví, zajisté není radost tělesná, n</text:span><text:span text:style-name="T518">ýbrž</text:span><text:span text:style-name="T517"> duchovní. A až bude taková, že se k ní nebude dát již nic přidat, tehdy bude </text:span><text:span text:style-name="T518">n</text:span><text:span text:style-name="T517">epochyb</text:span><text:span text:style-name="T518">ně</text:span><text:span text:style-name="T517"> úplná. O cokoliv se tedy žádá, co je třeba k tomu, aby se dosáhlo této radosti, o to se má žádat ve Kristově jménu, pokud </text:span><text:span text:style-name="T523">chápeme</text:span><text:span text:style-name="T517"> božskou milost, pokud tedy opravdu žádáme o život v blaženosti. Když však žádáme o cokoliv jiného, jako bychom nežádali o nic. Ne snad, že by tato věc neexistovala, ale pokud žádáme o cokoliv jiného, ve srovnání s Božím královstvím to není nic. </text:span></text:p>
          </table:table-cell>
        </table:table-row>
        <table:table-row table:style-name="Tabulka1.1">
          <table:table-cell table:style-name="Tabulka1.A1" table:number-columns-spanned="2" office:value-type="string">
            <text:p text:style-name="P64"><text:span text:style-name="T457">I</text:span><text:span text:style-name="T240">n</text:span><text:span text:style-name="T457"> A</text:span><text:span text:style-name="T240">scensione</text:span><text:span text:style-name="T457"> </text:span><text:span text:style-name="T456">D</text:span><text:span text:style-name="T239">omini</text:span></text:p>
            <text:p text:style-name="P117"><draw:frame draw:style-name="fr2" draw:name="Obrázek2" text:anchor-type="char" svg:x="7.107cm" svg:y="0.076cm" svg:width="4.292cm" svg:height="0.307cm" draw:z-index="2"><draw:image xlink:href="Pictures/1000000100000A59000000BDDB420BAC4008388B.png" xlink:type="simple" xlink:show="embed" xlink:actuate="onLoad" draw:mime-type="image/png"/></draw:frame></text:p>
          </table:table-cell>
          <table:covered-table-cell/>
        </table:table-row>
        <table:table-row table:style-name="Tabulka1.1">
          <table:table-cell table:style-name="Tabulka1.A1" office:value-type="string">
            <text:p text:style-name="P32">In I. Nocturno</text:p>
            <text:p text:style-name="P34">Incipit liber Actuum Apostolórum.</text:p>
            <text:p text:style-name="P37">Lectio j. <text:span text:style-name="T724">Cap. 1.</text:span></text:p>
            <text:p text:style-name="P142"><text:span text:style-name="T609">Primum</text:span> quide<text:span text:style-name="T749">m s</text:span>ermónem feci d<text:span text:style-name="T749">e </text:span>ómnibus, o Theóphile, quæ coepit Jesus fácere, et docére usque in diem, qua praecípiens Apóstolis per Spíritum sanctum, quos elégit, assúmptus est: quibus et praebuit seípsum vivum post passiónem suam in multis arguméntis, per dies quadragínta appárens eis, et loquens de regno Dei. </text:p>
            <text:p text:style-name="P142"/>
          </table:table-cell>
          <table:table-cell table:style-name="Tabulka1.A1" office:value-type="string">
            <text:p text:style-name="P2"/>
            <text:p text:style-name="P2"/>
            <text:p text:style-name="P2"/>
            <text:p text:style-name="P238"><text:span text:style-name="T609">První</text:span> knihu, Theofile, jsem napsal o všem, co Ježíš činil a učil od samého počátku až do dne, kdy v Duchu svatém přikázal <text:span text:style-name="T749">A</text:span>poštolům, <text:span text:style-name="T749">které si vyvolil, </text:span><text:span text:style-name="T48">jak si mají počínat</text:span>, a byl vzat vzhůru. <text:span text:style-name="T749">J</text:span>im také po svém umučení mnoha způsoby prokázal, že žije, po čtyřicet dní se jim dával spatřit a učil je o království Božím.</text:p>
          </table:table-cell>
        </table:table-row>
        <table:table-row table:style-name="Tabulka1.1">
          <table:table-cell table:style-name="Tabulka1.A1" office:value-type="string">
            <text:p text:style-name="P37">Lectio ij.</text:p>
            <text:p text:style-name="P204"><text:span text:style-name="T609">Et</text:span> convéscens, præcépit eis ab Jerosólymis ne discéderent, sed expectárent promissiónem Patris, quam audístis (inquit) per os meum: quia Joánnes quidem baptizávit aqua, vos autem baptizabímini Spíritu sancto non post multos hos dies. Igitur qui convénerant, interrogábant eum, dicéntes: Dómine, si in témpore hoc restítues regnum Israël? Dixit autem eis: Non est vestrum nosse témpora vel moménta, quæ Pater pósuit in sua potestáte: sed accipiétis virtútem superveniéntis Spíritus sancti in vos, et éritis mihi testes in Jerúsalem, et in omni Judæa, et Samaría, et usque ad últimum terræ. </text:p>
            <text:p text:style-name="P67"/>
          </table:table-cell>
          <table:table-cell table:style-name="Tabulka1.A1" office:value-type="string">
            <text:p text:style-name="P5"/>
            <text:p text:style-name="P240"><text:span text:style-name="T609">K</text:span><text:span text:style-name="T664">dyž</text:span><text:span text:style-name="T48"> s nimi byl u stolu</text:span>, <text:span text:style-name="T749">poté, co pojedl, </text:span>jim nařídil, aby neodcházeli z Jeru<text:span text:style-name="T749">s</text:span>aléma. „Čekejte, až se splní Otcovo zaslíbení, o němž jste ode mne slyšeli. Jan křtil vodou, vy však budete pokřtěni Duchem svatým, až uplyne těchto několik dní.“ Ti, kteří s ním byli, se ho ptali: „Pane, už v tomto čase chceš obnovit království pro I<text:span text:style-name="T749">s</text:span>rael?“ Řekl jim: „Není vaše věc znát čas a lhůtu, které si Otec ponechal ve své moci; ale dostanete sílu Ducha svatého, který na vás sestoupí, a budete mi svědky v Jeru<text:span text:style-name="T749">s</text:span>alémě a v celém Judsku, Samařsku a až <text:span text:style-name="T749">do nejzazších končin </text:span>země.“ </text:p>
          </table:table-cell>
        </table:table-row>
        <table:table-row table:style-name="Tabulka1.1">
          <table:table-cell table:style-name="Tabulka1.A1" office:value-type="string">
            <text:p text:style-name="P37">Lectio iij.</text:p>
            <text:p text:style-name="P204"><text:span text:style-name="T609">Et</text:span> cum hæc dixísset, vidéntibus illis, elevátus est: et nubes suscépit eum ab óculis eórum. Cumque intueréntur in coelum eúntem illum, ecce duo viri astitérunt juxta illos in véstibus albis, qui et dixérunt: Viri Galilæi, quid statis aspiciéntes in coelum? hic Jesus, qui assumptus est a vobis in coelum, sic véniet, quemádmodum vidístis eum eúntem in coelum. </text:p>
            <text:p text:style-name="P14"/>
          </table:table-cell>
          <table:table-cell table:style-name="Tabulka1.A1" office:value-type="string">
            <text:p text:style-name="P5"/>
            <text:p text:style-name="P241"><text:span text:style-name="T609">Po</text:span> těch slovech byl před jejich zraky vzat vzhůru a oblak jim ho <text:span text:style-name="T750">vzal z očí</text:span>. A když upřeně hleděli k nebi za ním, jak odchází, hle, stáli vedle nich dva muži v bílém rouchu a řekli: „Muži <text:s/><text:span text:style-name="T750">g</text:span>alilejš<text:span text:style-name="T750">tí</text:span>, co tu stojíte a hledíte k nebi? Tento Ježíš, který byl od vás vzat do nebe, znovu přijde právě tak, jak jste ho viděli odcházet <text:span text:style-name="T750">do nebe</text:span>.“ <text:s/></text:p>
          </table:table-cell>
        </table:table-row>
        <table:table-row table:style-name="Tabulka1.1">
          <table:table-cell table:style-name="Tabulka1.A1" office:value-type="string">
            <text:p text:style-name="P37">Lectio i<text:span text:style-name="T725">v</text:span>.</text:p>
            <text:p text:style-name="P204"><text:soft-page-break/>T<text:span text:style-name="T609">unc</text:span> revérsi sunt Jerosólymam a monte, qui vocátur Olivéti, qui est juxta Jerúsalem, Sábbati habens iter. Et cum introíssent in coenáculum, ascendérunt ubi manébant Petrus et Joánnes, Jacóbus, et Andréas, Philíppus, et Thomas, Bartholomæus, et Matthaeus, Jacóbus Alphæi, et Simon Zelótes, et Judas Jacóbi. Hi omnes erant perseverántes unanímiter in oratióne cum muliéribus, et María matre Jesu, et frátribus ejus. </text:p>
            <text:p text:style-name="P14"/>
          </table:table-cell>
          <table:table-cell table:style-name="Tabulka1.A1" office:value-type="string">
            <text:p text:style-name="P5"/>
            <text:p text:style-name="P236"><text:soft-page-break/><text:span text:style-name="T648">Potom</text:span><text:span text:style-name="T730"> se z hory, které se říká Olivetská, vrátili do Jerusaléma; není to daleko, jen asi na délku sobotní cesty. Když přišli do večeřadla, vystoupili do horní místnosti domu, kde pobývali Petr a Jan, Jakub a Ondřej, Filip a Tomáš, Bartoloměj a Matouš, Jakub Alfeův a Šimon Horlivec, a Juda Jakubův. Ti všichni se svorně a vytrvale modlili spolu se ženami, s Marií, matkou Ježíšovou, a s jeho bratry. </text:span><text:s text:c="2"/><text:span text:style-name="T726">(</text:span><text:span text:style-name="T199">Č</text:span><text:span text:style-name="T200">EP</text:span><text:span text:style-name="T54">, </text:span><text:span text:style-name="T55">upraveno</text:span><text:span text:style-name="T73">)</text:span></text:p>
          </table:table-cell>
        </table:table-row>
        <table:table-row table:style-name="Tabulka1.1">
          <table:table-cell table:style-name="Tabulka1.A1" office:value-type="string">
            <text:p text:style-name="P85">In II. Nocturno</text:p>
            <text:p text:style-name="P71"><text:span text:style-name="T227">Sermo sancti Leónis Papæ</text:span>.</text:p>
            <text:p text:style-name="P48">Serm. 1 de Ascensione Domini.</text:p>
            <text:p text:style-name="P19"><text:bookmark-start text:name="__DdeLink__2400_1673144709113111112"/><text:span text:style-name="T2">Lectio</text:span><text:bookmark-end text:name="__DdeLink__2400_1673144709113111112"/><text:span text:style-name="T2"> v.</text:span></text:p>
            <text:p text:style-name="P216"><text:span text:style-name="T609">Post</text:span> beátam et gloriósam <text:span text:style-name="T288">R</text:span>esurrectiónem Dómini nostri Jesu Christi, qua verum Dei templum, Judáica impietáte resol<text:span text:style-name="T288">ú</text:span>tum, divína in tríduo poténtia suscitávit, quadragenárius hódie, dilectíssimi, sanctórum diérum explétus est númerus, sacratíssima ordinatióne dispósitus, et ad utilitátem nostræ eruditiónis impénsus: ut, dum a Dómino in hoc spátio mora præséntiæ corporális exténditur, fides resurrectiónis documéntis necessáriis munirétur. </text:p>
            <text:p text:style-name="P16"/>
          </table:table-cell>
          <table:table-cell table:style-name="Tabulka1.A1" office:value-type="string">
            <text:p text:style-name="P87"><text:s/></text:p>
            <text:p text:style-name="P4"/>
            <text:p text:style-name="P4"/>
            <text:p text:style-name="P4"/>
            <text:p text:style-name="P244"><text:span text:style-name="T609">Po</text:span> šťastném a slavném Zmrtvýchvstání našeho Pána Ježíše Krista, jímž pravý chrám Boží, židovskou bezbožností zbořený, božská moc po třech dnech opět postavila, se dnes naplnil, nejmilovanější, počet čtyřiceti svatých dnů, jak určil přeposvátný řád a učinil tak k užitku našeho vzdělání. <text:span text:style-name="T847">To proto, a</text:span>by, zatímco byla prodloužena tělesná přítomnost našeho Pána v tomto přítomném světě, byla nu<text:span text:style-name="T847">t</text:span>nými důkazy utvrzena víra ve vzkříšení.</text:p>
          </table:table-cell>
        </table:table-row>
        <table:table-row table:style-name="Tabulka1.1">
          <table:table-cell table:style-name="Tabulka1.A1" office:value-type="string">
            <text:p text:style-name="P44">Lectio vj.</text:p>
            <text:p text:style-name="P146"><text:span text:style-name="T609">Mors</text:span> enim Christi multum discipulórum corda turbáverat: et de supplício crucis, de emissióne spíritus, de exanimáti córporis sepultúra gravátis mœstitúdine méntibus, quidam diffidéntiæ torpor obrépserat. Unde beatíssimi Apóstoli, omnésque discípuli, qui et de éxitu crucis fuerant trépidi, et de fide resurrectiónis ambígui, ita sunt veritáte perspícua roboráti, ut, Dómino in cælórum eunte sublímia, non solum nulla afficeréntur tristítia, sed étiam magno gáudio repleréntur.</text:p>
            <text:p text:style-name="P66"/>
          </table:table-cell>
          <table:table-cell table:style-name="Tabulka1.A1" office:value-type="string">
            <text:p text:style-name="P4"/>
            <text:p text:style-name="P187"><text:span text:style-name="T691">Smrt</text:span><text:span text:style-name="T390"> Kristova totiž velmi </text:span><text:span text:style-name="T391">rozrušila</text:span><text:span text:style-name="T392"> </text:span><text:span text:style-name="T390">srdce učedníků. </text:span><text:span text:style-name="T391">J</text:span><text:span text:style-name="T392">ejich </text:span><text:span text:style-name="T391">d</text:span><text:span text:style-name="T392">uše byly obtíženy zármutkem z dokonaného trestu na kříži, když Pán vypustil duši a jeho bezduché tělo bylo pohřbeno, </text:span><text:span text:style-name="T393">a vplížila se do nich jakási strnulost </text:span><text:span text:style-name="T394">nevěřícnosti. Proto přesvatí Apoštolové a všichni učedníci, </text:span><text:span text:style-name="T395">kteří z Ježíšova konce na kříži dostali strach a znejistěli ve víře ve vzkříšení, tak byli posíleni očividnou pravdou, aby, </text:span><text:span text:style-name="T397">až Pán odejde do nebeských výšin, nejen</text:span><text:span text:style-name="T396">že</text:span><text:span text:style-name="T397"> netrpěli žádným smutkem, ale byli naplněni velikou radostí.</text:span></text:p>
          </table:table-cell>
        </table:table-row>
        <table:table-row table:style-name="Tabulka1.1">
          <table:table-cell table:style-name="Tabulka1.A1" office:value-type="string">
            <text:p text:style-name="P44">Lectio vij.</text:p>
            <text:p text:style-name="P148"><text:span text:style-name="T609">Et</text:span> revéra magna et ineffábilis erat causa gaudéndi, cum in conspéctu sanctæ multitúdinis super ómnium creaturárum cœléstium dignitátem humáni géneris natúra conscénderet, supergressúra Angélicos órdines, et ultra Archangelórum altitúdines elevánda: nec ullis sublimitátibus modum suæ provectiónis habitúra, nisi æterni Patris recépta conséssu, illíus glóriæ sociarétur in throno, cujus natúræ copulabátur in Fílio.</text:p>
            <text:p text:style-name="P13"/>
          </table:table-cell>
          <table:table-cell table:style-name="Tabulka1.A1" office:value-type="string">
            <text:p text:style-name="P4"/>
            <text:p text:style-name="P178"><text:span text:style-name="T320">A vpravdě vel</text:span><text:span text:style-name="T321">i</text:span><text:span text:style-name="T320">ký a </text:span><text:span text:style-name="T321">nevýslovný</text:span><text:span text:style-name="T320"> byl důvod k radosti, když před zraky svatého davu vystoupila důstojnost lidská nad důstojnost všech nebeských tvorů, převýšila i řády </text:span><text:span text:style-name="T322">A</text:span><text:span text:style-name="T320">ndělů a byla povýšena nad </text:span><text:span text:style-name="T322">A</text:span><text:span text:style-name="T320">rchandělské výšiny. Sama o sobě by lidská přirozenost </text:span><text:span text:style-name="T347">nikdy </text:span><text:span text:style-name="T320">neměla žádn</text:span><text:span text:style-name="T322">ou</text:span><text:span text:style-name="T320"> š</text:span><text:span text:style-name="T322">anci</text:span><text:span text:style-name="T320"> vynést se na výsosti, pokud by nepřijala souhlas věčného Otce, a nepřipojila se k jeho slávě na trůnu tím, že </text:span><text:span text:style-name="T323">se </text:span><text:span text:style-name="T320">v Synu spojila s božskou přirozeností. </text:span></text:p>
          </table:table-cell>
        </table:table-row>
        <table:table-row table:style-name="Tabulka1.1">
          <table:table-cell table:style-name="Tabulka1.A1" office:value-type="string">
            <text:p text:style-name="P44">Lectio viij.</text:p>
            <text:p text:style-name="P285"><text:span text:style-name="T609">Quia</text:span> ígitur Christi ascénsio, nostra provéctio est; et quo præcéssit glória cápitis, eo spes vocátur <text:soft-page-break/>et córporis: dignis, dilectíssimi, exsultémus gáudiis, et pia gratiárum actióne lætémur. Hódie enim non solum paradísi possessóres firmáti sumus, sed étiam c<text:span text:style-name="T289">oe</text:span>lórum in Christo supérna penetrávimus: amplióra adépti per ineffábilem Christi grátiam, quam per diáboli amiserámus invídiam. Nam quos viruléntus inimícus primi habitáculi felicitáte dejécit, eos sibi concorporátos Dei Fílius ad déxteram Patris collocávit: cum quo vivit et regnat in unitáte Spíritus Sancti Deus, per ómnia sæcula sæculórum. Amen.</text:p>
            <text:p text:style-name="P150"/>
          </table:table-cell>
          <table:table-cell table:style-name="Tabulka1.A1" office:value-type="string">
            <text:p text:style-name="P4"/>
            <text:p text:style-name="P188"><text:span text:style-name="T692">K</text:span><text:span text:style-name="T693">ristovo</text:span><text:span text:style-name="T398"> nanebevstoupení je totiž to, co nás vyn</text:span><text:span text:style-name="T415">áší</text:span><text:span text:style-name="T398"> na výsosti. </text:span><text:span text:style-name="T399">K</text:span><text:span text:style-name="T398">am ná</text:span><text:span text:style-name="T399">s</text:span><text:span text:style-name="T398"> předešla sláva hlavy </text:span><text:soft-page-break/><text:span text:style-name="T378">Církve</text:span><text:span text:style-name="T398">, tam máme naději, že i my budeme povoláni. Proto, nejmilejší, jásejme </text:span><text:span text:style-name="T415">náležitou</text:span><text:span text:style-name="T398"> radostí a radujme se zbožným díkůvzdáním. Dnes jsme totiž byli nejen potvrzeni </text:span><text:span text:style-name="T415">za</text:span><text:span text:style-name="T398"> </text:span><text:span text:style-name="T399">vlastní</text:span><text:span text:style-name="T415">ky</text:span><text:span text:style-name="T399"> ráje, ale také jsme v Kristu pronikli </text:span><text:span text:style-name="T391">na</text:span><text:span text:style-name="T399"> nebeské výsosti. Mnohem více jsme získali skrze Kristovu nevýslovnou milost, než jsme ztratili skrze ďáblovu závist. Neboť ty, které jedovatý nepřítel vyhnal z jejich prvního šťastného příbytku, ty Syn Boží </text:span><text:span text:style-name="T396">poté</text:span><text:span text:style-name="T399">, c</text:span><text:span text:style-name="T396">o </text:span><text:span text:style-name="T399">přijal jejich tělo, pozvedl na pravici Otce, s nímž žije a kraluje v jednotě Duch</text:span><text:span text:style-name="T400">a</text:span><text:span text:style-name="T399"> svat</text:span><text:span text:style-name="T400">ého</text:span><text:span text:style-name="T399"> Bůh, po všechny věky věkův. Amen. </text:span></text:p>
          </table:table-cell>
        </table:table-row>
        <table:table-row table:style-name="Tabulka1.1">
          <table:table-cell table:style-name="Tabulka1.A1" office:value-type="string">
            <text:p text:style-name="P85">In III. Nocturno</text:p>
            <text:p text:style-name="P19"><text:span text:style-name="T82">Léctio sancti Evangélii secúndum </text:span><text:span text:style-name="T84">Marcum</text:span><text:span text:style-name="T82">.</text:span><text:span text:style-name="T2"> </text:span></text:p>
            <text:p text:style-name="P40">Lectio ix. Cap. <text:span text:style-name="T229">16</text:span>.</text:p>
            <text:p text:style-name="P210"><text:span text:style-name="T609">In</text:span> illo témpore: Recumbéntibus undecim discípulis, appáruit illis Jesus: et exprobrávit incredulitátem eórum et durítiam cordis, quia iis, qui viderant eum resurrexísse, non credidérunt. Et réliqua.</text:p>
            <text:p text:style-name="P109"/>
            <text:p text:style-name="P19"><text:span text:style-name="T269">Homilía sancti Gregórii Papæ</text:span><text:span text:style-name="T82">.</text:span></text:p>
            <text:p text:style-name="P46">Homilía <text:span text:style-name="T245">29</text:span>. in Evangélia.</text:p>
            <text:p text:style-name="P211"><text:span text:style-name="T609">Quod</text:span> resurrectiónem Dom<text:span text:style-name="T245">í</text:span>nicam discípuli tarde credidérunt, non tam illórum inf<text:span text:style-name="T245">í</text:span>rmitas, quam nostra, ut ita dicam, futúra fírmitas fuit. Ipsa namque resurréctio illis dubitántibus per multa arguménta monstráta est: quæ dum nos legéntes agnoscimus, quid aliud quam de illórum dubitatióne solidámur? Minus enim mihi María Magdaléne præstitit, quæ cítius crédidit, quam Thomas, qui diu dubitávit. Ille étenim dubitándo, vúlnerum cicatríces tétigit, et de nostro péctore dubitatiónis vulnus amputávit.</text:p>
            <text:p text:style-name="P109"/>
          </table:table-cell>
          <table:table-cell table:style-name="Tabulka1.A1" office:value-type="string">
            <text:p text:style-name="P88"><text:s/></text:p>
            <text:p text:style-name="P4"/>
            <text:p text:style-name="P4"/>
            <text:p text:style-name="P268"><text:span text:style-name="T655">Z</text:span><text:span text:style-name="T654">a</text:span><text:span text:style-name="T270"> onoho času </text:span><text:span text:style-name="T275">se </text:span><text:span text:style-name="T276">Ježíš </text:span><text:span text:style-name="T275">zjevil jedenácti, když byli za stolem. Vytýkal jim jejich nevěru a tvrdost srdce, že neuvěřili těm, kteří ho viděli zmrtvých</text:span><text:span text:style-name="T282">­</text:span><text:span text:style-name="T275">vstalého.</text:span></text:p>
            <text:p text:style-name="P4"/>
            <text:p text:style-name="P4"/>
            <text:p text:style-name="P4"/>
            <text:p text:style-name="P4"/>
            <text:p text:style-name="P254"><text:span text:style-name="T609">Důvodem</text:span>, proč se učedníci zdráhali uvěřit ve zmrtvýchvstání Páně, nebyla ani tak jejich slabost, jako<text:span text:style-name="T751"> </text:span>naše, jak bych tak řekl, budoucí utvrzení. Samotné zmrtvýchvstání <text:span text:style-name="T751">tě</text:span>m pochybujícím bylo mnoha důkazy prokázáno. Když <text:span text:style-name="T759">pak </text:span>my, <text:span text:style-name="T751">kteří</text:span> o nich <text:span text:style-name="T848">nyní </text:span>čteme, toto zjistíme, jak jinak, než z jejich pochy<text:span text:style-name="T848">b</text:span>o<text:span text:style-name="T848">ván</text:span>í pak <text:span text:style-name="T759">můžeme být </text:span>utvrz<text:span text:style-name="T848">e</text:span>ni? Méně mi totiž pomohla Maria Magdaléna, která ihned uvěřila, než Tomáš, který dlouho pochyboval. On se totiž ještě v pochybách dotkl jizev Kristových ran, a z našeho srdce tak vyřízl ránu pochyb<text:span text:style-name="T759">nosti</text:span>. </text:p>
          </table:table-cell>
        </table:table-row>
        <table:table-row table:style-name="Tabulka1.1">
          <table:table-cell table:style-name="Tabulka1.A1" office:value-type="string">
            <text:p text:style-name="P40">Lectio x.</text:p>
            <text:p text:style-name="P212"><text:span text:style-name="T609">Ad</text:span> insinuándam quoque veritátem Domínicæ resurrectiónis, notándum nobis est quid Lucas réferat, dicens: Convéscens, præcépit eis ab Jerosólymis ne discéderent. Et post pauca: Vidéntibus illis, elevátus est, et nubes suscépit eum ab óculis eórum. Notáte verba, signáte mystéria. Convéscens elevátus est. Comédit, et ascéndit: ut vidélicet per efféctum comestiónis, véritas patésceret carnis.</text:p>
            <text:p text:style-name="P109"/>
          </table:table-cell>
          <table:table-cell table:style-name="Tabulka1.A1" office:value-type="string">
            <text:p text:style-name="P4"/>
            <text:p text:style-name="P189"><text:span text:style-name="T696">Abychom</text:span><text:span text:style-name="T417"> </text:span><text:span text:style-name="T418">tedy ještě blíže pronikli do pravdy o zmrtvýchvstání Páně, za zmínku stojí to, co napsal svatý Lukáš: „A když s nimi jedl, poručil jim, aby neodcházeli z Jerusaléma.“ A zak</text:span><text:span text:style-name="T419">rátko</text:span><text:span text:style-name="T418">: „Před jejich zraky byl vzat vzhůru a oblak jim ho zastřel.“ Poslyšte slova, abyste porozuměli tajemství. Poté, co s nimi jedl, byl vzat vzhůru. Pojedl a vstoupil na nebe, aby totiž následkem pokrmu zjevil pravdu těla. </text:span></text:p>
          </table:table-cell>
        </table:table-row>
        <table:table-row table:style-name="Tabulka1.1">
          <table:table-cell table:style-name="Tabulka1.A1" office:value-type="string">
            <text:p text:style-name="P40">Lectio xj.</text:p>
            <text:p text:style-name="P213"><text:span text:style-name="T609">Marcus</text:span> vero, priúsquam c<text:span text:style-name="T290">oe</text:span>lum Dóminus ascéndat, eum de cordis atque infidelitátis durítia increpásse discípulos mémorat. Qua in re quid considerándum est, nisi quod idcírco Dóminus tunc discípulos increpávit, cum eos corporáliter relíquit, <text:soft-page-break/>ut verba, quæ recédens díceret, in corde audiéntium árctius impréssa remanérent?</text:p>
            <text:p text:style-name="P109"/>
          </table:table-cell>
          <table:table-cell table:style-name="Tabulka1.A1" office:value-type="string">
            <text:p text:style-name="P4"/>
            <text:p text:style-name="P255"><text:span text:style-name="T609">Marek</text:span> totiž, <text:span text:style-name="T760">ještě </text:span>než Pán vystoupil na nebesa, připomíná, že pokáral učedníky za ne<text:span text:style-name="T752">důvěru </text:span>a tvrd<text:span text:style-name="T752">ost</text:span> srdcí. V této záležitosti je třeba se zamyslet, zda Pán, když učedníky v tělesné podobě opouštěl, je nepokáral proto, aby slova, která při odchodu pro<text:soft-page-break/>nesl, nezůstala pevněji zapsána v jejich srdcích? </text:p>
          </table:table-cell>
        </table:table-row>
        <table:table-row table:style-name="Tabulka1.1">
          <table:table-cell table:style-name="Tabulka1.A1" office:value-type="string">
            <text:p text:style-name="P40">Lectio xij.</text:p>
            <text:p text:style-name="P214"><text:span text:style-name="T609">Increpáta</text:span> ígitur eórum durítia, quid admonéndo dicat, audiámus: Eúntes in mundum univérsum, prædicáte Evangélium omni creatúræ. Numquid, fratres mei, sanctum Evangélium vel insensátis rebus, vel brutis animálibus fúerat prædicándum, ut de eo discípulis dicátur: Prædicáte omni creatúræ? Sed omnis creatúræ nómine signátur homo.</text:p>
            <text:p text:style-name="P109"/>
          </table:table-cell>
          <table:table-cell table:style-name="Tabulka1.A1" office:value-type="string">
            <text:p text:style-name="P4"/>
            <text:p text:style-name="P262"><text:span text:style-name="T609">Káral</text:span> je totiž pro jejich tvrdost <text:span text:style-name="T752">a</text:span> poslechněme si, co po tom pokárání řekl: „Jděte do celého světa a hlásejte <text:span text:style-name="T752">E</text:span>vangelium všemu stvoření.“ Měli snad učedníci, bratři moji, hlásat svaté Evangelium neživým věcem či divokým zvířatům, když je psáno, že Pán řekl učedníkům: „Hlásejte je všemu stvoření?“ Avšak pod pojmem „všechno stvoření“ myslel člověka.</text:p>
          </table:table-cell>
        </table:table-row>
        <table:table-row table:style-name="Tabulka1.1">
          <table:table-cell table:style-name="Tabulka1.A1" table:number-columns-spanned="2" office:value-type="string">
            <text:p text:style-name="P22"><text:span text:style-name="T6">D</text:span><text:span text:style-name="T448">ominica</text:span></text:p>
            <text:p text:style-name="P45">infra Octavam Ascensionis.</text:p>
          </table:table-cell>
          <table:covered-table-cell/>
        </table:table-row>
        <table:table-row table:style-name="Tabulka1.1">
          <table:table-cell table:style-name="Tabulka1.A1" office:value-type="string">
            <text:p text:style-name="P32">In I. Nocturno</text:p>
            <text:p text:style-name="P34">Incipit Epístola prima beáti Joánnis Apóstoli. </text:p>
            <text:p text:style-name="P37">Lectio j. <text:span text:style-name="T724">Cap. 1.</text:span></text:p>
            <text:p text:style-name="P142"><text:span text:style-name="T609">Quod</text:span> fuit ab inítio, quod audívimus, quod vidimus óculis nostris, quod perspéximus, et manus nostræ contrectavérunt de verbo vitæ: et vita manifestáta est, et vídimus, et testámur, et annuntiámus vobis vitam ætérnam, quæ erat apud Patrem, et appáruit nobis: quod vídimus et audívimus, annuntiámus vobis, ut et vos societátem habeátis nobíscum, et socíetas nostra sit cum Patre, et cum Fílio ejus Jesu Christo. </text:p>
            <text:p text:style-name="P142"/>
          </table:table-cell>
          <table:table-cell table:style-name="Tabulka1.A1" office:value-type="string">
            <text:p text:style-name="P2"/>
            <text:p text:style-name="P2"/>
            <text:p text:style-name="P2"/>
            <text:p text:style-name="P238"><text:span text:style-name="T609">Co</text:span> bylo od počátku, co jsme slyšeli, co jsme na vlastní oči viděli, na co jsme hleděli a čeho se naše ruce dotýkaly, to zvěstujeme <text:span text:style-name="T761">a hlásáme vám </text:span>Slovo života. Ten život byl zjeven, my jsme jej viděli, svědčíme o něm a zvěstujeme vám život věčný, který byl u Otce a nám byl zjeven. Co jsme viděli a slyšeli, zvěstujeme i vám, abyste se spolu s námi podíleli na společenství, které máme s Otcem a s jeho Synem Ježíšem Kristem. </text:p>
          </table:table-cell>
        </table:table-row>
        <table:table-row table:style-name="Tabulka1.1">
          <table:table-cell table:style-name="Tabulka1.A1" office:value-type="string">
            <text:p text:style-name="P37">Lectio ij.</text:p>
            <text:p text:style-name="P204"><text:span text:style-name="T609">Et</text:span> hæc scríbimus vobis ut gaudeátis, et gáudium vestrum sit plenum. Et hæc est annuntiátio, quam audívimus ab eo, et annuntiámus vobis: Quó<text:span text:style-name="T761">­</text:span>niam Deus lux est, et ténebræ in eo non sunt ullæ. Si dixérimus quóniam societátem habémus cum eo, et in ténebris ambulámus, mentímur, et veritátem non fácimus. Si autem in luce ambulámus sicut et ipse est in luce, societátem habémus ad ínvicem, et sanguis Jesu Christi, Filii ejus emúndat nos ab omni peccáto. </text:p>
            <text:p text:style-name="P67"/>
          </table:table-cell>
          <table:table-cell table:style-name="Tabulka1.A1" office:value-type="string">
            <text:p text:style-name="P5"/>
            <text:p text:style-name="P240"><text:span text:style-name="T609">To</text:span><text:span text:style-name="T665">to</text:span> <text:span text:style-name="T753">vám </text:span>píšeme, aby <text:span text:style-name="T753">v</text:span>aše radost byla úplná. A toto je zvěst, kterou jsme od něho slyšeli a vám ji oznamujeme: že Bůh je světlo a není v něm žá<text:span text:style-name="T753">dných temnot</text:span>. Říkáme-li, že s ním máme společenství, a přitom chodíme ve tmě, lžeme a nečiníme pravdu. Jestliže však chodíme v světle, jako on je v světle, máme společenství mezi sebou a krev Ježíše <text:span text:style-name="T753">Krista</text:span>, jeho Syna, nás očišťuje od každého hříchu.</text:p>
          </table:table-cell>
        </table:table-row>
        <table:table-row table:style-name="Tabulka1.1">
          <table:table-cell table:style-name="Tabulka1.A1" office:value-type="string">
            <text:p text:style-name="P37">Lectio iij.</text:p>
            <text:p text:style-name="P204"><text:span text:style-name="T609">Si</text:span> dixérimus quóniam peccátum non habémus, ipsi nos sedúcimus, et véritas in nobis non est. Si confiteámur peccáta nostra: fidélis est, et justus, ut remíttat nobis peccáta nostra, et emúndet nos ab omni iniquitáte. Si dixérimus quóniam non peccávimus: mendácem fácimus eum, et verbum ejus non est in nobis. </text:p>
            <text:p text:style-name="P14"/>
          </table:table-cell>
          <table:table-cell table:style-name="Tabulka1.A1" office:value-type="string">
            <text:p text:style-name="P5"/>
            <text:p text:style-name="P241"><text:span text:style-name="T609">Říkáme-li</text:span>, že jsme bez hříchu, klameme sami sebe a pravda v nás není. Jestliže vyznáváme své hříchy, on je tak věrný a spravedlivý, že nám hříchy odpouští a očišťuje nás od každé nepravosti. Říkáme-li, že jsme nezhřešili, děláme z něho lháře a jeho slovo v nás není. </text:p>
          </table:table-cell>
        </table:table-row>
        <table:table-row table:style-name="Tabulka1.1">
          <table:table-cell table:style-name="Tabulka1.A1" office:value-type="string">
            <text:p text:style-name="P37">Lectio i<text:span text:style-name="T725">v</text:span>. <text:span text:style-name="T748">Cap. 2.</text:span></text:p>
            <text:p text:style-name="P204"><text:soft-page-break/><text:span text:style-name="T609">Filíoli</text:span> mei, hæc scribo vobis, ut non peccétis. Sed et si quis peccáverit, advocátum habémus apud Patrem, Jesum Christum justum: et ipse est propitiátio pro peccátis nostris: non pro nostris autem tantum, sed étiam pro totíus mundi. Et in hoc scimus quóniam cognóvimus eum, si mandáta ejus observémus. Qui dicit se nosse eum, et mandáta ejus non custódit, mendax est, et in hoc véritas non est. Qui autem servat verbum ejus, vere in hoc cháritas Dei perfécta est: et in hoc scimus quóniam in ipso sumus. Qui dicit se in ipso manére, debet, sicut ille ambulávit, et ipse ambuláre. </text:p>
            <text:p text:style-name="P14"/>
          </table:table-cell>
          <table:table-cell table:style-name="Tabulka1.A1" office:value-type="string">
            <text:p text:style-name="P5"/>
            <text:p text:style-name="P236"><text:soft-page-break/><text:span text:style-name="T665">Synáčkové</text:span><text:span text:style-name="T753"> moji, toto vám píšu, abyste nehřešili. Avšak zhřeší-li kdo, máme u Otce přímluvce, Ježíše Krista spravedlivého. On je smírnou obětí za naše hříchy, a nejenom za naše, ale za hříchy celého světa. Podle toho víme, že jsme ho poznali, pokud zachováváme jeho přikázání. Kdo říká: ,Poznal jsem ho,‘ a jeho přikázání nezachovává, je lhář a není v něm pravdy. Kdo však zachovává jeho slovo, vpravdě v něm je láska Boží dokonalá. Podle toho poznáváme, že v něm jsme. Kdo říká, že v něm zůstává, musí žít tak, jak žil on.</text:span> <text:span text:style-name="T726">(</text:span><text:span text:style-name="T199">Č</text:span><text:span text:style-name="T200">EP</text:span><text:span text:style-name="T54">, </text:span><text:span text:style-name="T55">upraveno</text:span><text:span text:style-name="T73">)</text:span></text:p>
          </table:table-cell>
        </table:table-row>
        <table:table-row table:style-name="Tabulka1.1">
          <table:table-cell table:style-name="Tabulka1.A1" office:value-type="string">
            <text:p text:style-name="P85">In II. Nocturno</text:p>
            <text:p text:style-name="P71"><text:span text:style-name="T227">Sermo sancti Augustíni Epíscopi</text:span>.</text:p>
            <text:p text:style-name="P48">Serm. <text:span text:style-name="T296">2</text:span>. de <text:span text:style-name="T296">Ascensione Domini</text:span>.</text:p>
            <text:p text:style-name="P19"><text:bookmark-start text:name="__DdeLink__2400_16731447091131111112"/><text:span text:style-name="T2">Lectio</text:span><text:bookmark-end text:name="__DdeLink__2400_16731447091131111112"/><text:span text:style-name="T2"> v.</text:span></text:p>
            <text:p text:style-name="P216"><text:span text:style-name="T609">Salvátor</text:span> noster, dilectíssimi fratres, ascéndit in cœlum: non ergo turb<text:span text:style-name="T296">é</text:span>mur in terra. Ibi sit mens, et hic erit r<text:span text:style-name="T296">é</text:span>quies. Ascendámus cum Christo <text:span text:style-name="T296">í</text:span>nterim corde: cum dies ejus prom<text:span text:style-name="T296">í</text:span>ssus adv<text:span text:style-name="T296">é</text:span>nerit, sequ<text:span text:style-name="T296">é</text:span>mur et c<text:span text:style-name="T296">ó</text:span>rpore. Scire tamen deb<text:span text:style-name="T296">é</text:span>mus, fratres, quia cum Christo non ascéndit supérbia, non avar<text:span text:style-name="T296">í</text:span>tia, non lux<text:span text:style-name="T296">ú</text:span>ria: nullum v<text:span text:style-name="T296">í</text:span>tium nostrum ascéndit cum m<text:span text:style-name="T296">é</text:span>dico nostro. Et ideo si post m<text:span text:style-name="T296">é</text:span>dicum desiderámus asc<text:span text:style-name="T296">é</text:span>ndere, debémus vítia et peccáta depónere.</text:p>
            <text:p text:style-name="P16"/>
          </table:table-cell>
          <table:table-cell table:style-name="Tabulka1.A1" office:value-type="string">
            <text:p text:style-name="P4"/>
            <text:p text:style-name="P4"/>
            <text:p text:style-name="P4"/>
            <text:p text:style-name="P4"/>
            <text:p text:style-name="P245"><text:span text:style-name="T609">Spasitel</text:span> náš, nejmilovanější bratři, vystoupil na nebesa, netrapme se však <text:span text:style-name="T833">zde </text:span>na zemi. Tam ať je mysl, <text:span text:style-name="T753">a </text:span>zde bude<text:span text:style-name="T833">me </text:span><text:span text:style-name="T70">zatím</text:span><text:span text:style-name="T833"> přebývat</text:span>. Vystupme mezitím s Kristem <text:span text:style-name="T440">do nebe alespoň </text:span>ve svém srdci, a až přijde jeho přislíbený den, budeme jej následovat <text:span text:style-name="T849">i</text:span> s tělem. Musíme však vědět, bratři, že s Kristem na nebe nevystoupila pýcha, chamtivost či přepych. <text:span text:style-name="T440">Žádná z našich neřestí nepřišla do nebe spolu s naším lékařem. A proto, pokud toužíme jít do nebe za svým lékařem, musíme zde zanechat všechny své neřesti i hříchy. </text:span></text:p>
          </table:table-cell>
        </table:table-row>
        <table:table-row table:style-name="Tabulka1.1">
          <table:table-cell table:style-name="Tabulka1.A1" office:value-type="string">
            <text:p text:style-name="P44">Lectio vj.</text:p>
            <text:p text:style-name="P147"><text:span text:style-name="T609">Omnes</text:span> enim quasi quib<text:span text:style-name="T296">ú</text:span>sdam compédibus nos premunt, et peccatórum nos r<text:span text:style-name="T296">é</text:span>tibus lig<text:span text:style-name="T296">á</text:span>re cont<text:span text:style-name="T296">é</text:span>ndunt: et ideo cum Dei adjutório, secúndum quod ait Psalm<text:span text:style-name="T296">í</text:span>sta: Dirumpámus víncula eórum: ut secúri possímus d<text:span text:style-name="T296">í</text:span>cere Dómino: Dirupísti víncula mea, tibi sacrificábo hóstiam laudis. Resurréctio Dómini spes nostra est: <text:span text:style-name="T296">A</text:span>sc<text:span text:style-name="T296">é</text:span>nsio Dómini glorificátio nostra est.</text:p>
            <text:p text:style-name="P66"/>
          </table:table-cell>
          <table:table-cell table:style-name="Tabulka1.A1" office:value-type="string">
            <text:p text:style-name="P4"/>
            <text:p text:style-name="P190"><text:span text:style-name="T694">Všechny</text:span><text:span text:style-name="T401"> naše neřesti nás utlačují jako nějaké okovy a sítěmi našich hříchů se nás snaží svázat. A proto s Boží pomocí, podle toho, co říká Žalmista, „</text:span><text:span text:style-name="T402">R</text:span><text:span text:style-name="T401">ozlámejme jejich pouta,“ abychom s jistotou mohli říci Pánu: „Rozlámal jsi moje pouta, tobě přinesu oběť chvály.“ Zmrtvýchvstání Páně je naše naděje. </text:span><text:span text:style-name="T403">Nanebevstoupení Páně je p</text:span><text:span text:style-name="T404">ak</text:span><text:span text:style-name="T403"> naše oslavení. </text:span></text:p>
          </table:table-cell>
        </table:table-row>
        <table:table-row table:style-name="Tabulka1.1">
          <table:table-cell table:style-name="Tabulka1.A1" office:value-type="string">
            <text:p text:style-name="P44">Lectio vij.</text:p>
            <text:p text:style-name="P148"><text:span text:style-name="T609">Ascensiónis</text:span> hódie sol<text:span text:style-name="T296">é</text:span>mnia celebr<text:span text:style-name="T296">á</text:span>mus. Si ergo recte, si fid<text:span text:style-name="T296">é</text:span>liter, si dev<text:span text:style-name="T296">ó</text:span>te, si sancte, si pie <text:span text:style-name="T296">A</text:span>scensiónem Dómini celebr<text:span text:style-name="T296">á</text:span>mus, ascendámus cum illo, et sursum corda habeámus. Ascendéntes autem non extoll<text:span text:style-name="T296">á</text:span>mur, nec de nostris, quasi de pr<text:span text:style-name="T296">ó</text:span>priis m<text:span text:style-name="T296">é</text:span>ritis præsum<text:span text:style-name="T296">á</text:span>mus. Sursum autem corda hab<text:span text:style-name="T296">é</text:span>re debémus ad Dóminum. Sursum enim cor non ad Dóminum, supérbia vocátur: sursum autem cor ad Dóminum, refúgium vocátur.</text:p>
            <text:p text:style-name="P13"/>
          </table:table-cell>
          <table:table-cell table:style-name="Tabulka1.A1" office:value-type="string">
            <text:p text:style-name="P4"/>
            <text:p text:style-name="P246"><text:span text:style-name="T666">Dnes</text:span><text:span text:style-name="T441"> slavíme slavnost Nanebevstoupení. </text:span><text:s/><text:span text:style-name="T441">Pokud tedy chceme slavit Nanebevstoupení Páně správně, věrně, oddaně, svatě a zbožně, vystupme na nebe spolu s ním a pozdvihněme </text:span><text:span text:style-name="T834">i </text:span><text:span text:style-name="T441">svá srdce. Pokud pozdvihneme svá srdce, nesmíme se však povyšovat, ani podle svých zásluh, jako by snad byly naše. Vzhůru totiž musíme svá srdce povznést k Pánu. Pokud totiž srdce pozdvihneme, ale ne k Pánu, to se nazývá pýchou. Srdce pozdvižené k Pánu se však nazývá útočištěm. </text:span></text:p>
          </table:table-cell>
        </table:table-row>
        <table:table-row table:style-name="Tabulka1.1">
          <table:table-cell table:style-name="Tabulka1.A1" office:value-type="string">
            <text:p text:style-name="P44">Lectio viij.</text:p>
            <text:p text:style-name="P150"><text:span text:style-name="T609">Vidéte</text:span>, fratres, magnum mir<text:span text:style-name="T296">á</text:span>culum. Altus est Deus: <text:span text:style-name="T296">é</text:span>rigis te, et fugit a te: hum<text:span text:style-name="T296">í</text:span>lias te, et de<text:soft-page-break/>scéndit ad te. Quare hoc? Quia excélsus est, et humília réspicit, et alta de longe cogn<text:span text:style-name="T296">ó</text:span>scit. Humília de próximo réspicit, ut att<text:span text:style-name="T296">ó</text:span>llat: alta, id est, sup<text:span text:style-name="T296">é</text:span>rba, de longe cogn<text:span text:style-name="T296">ó</text:span>scit, ut déprimat.</text:p>
            <text:p text:style-name="P150"/>
          </table:table-cell>
          <table:table-cell table:style-name="Tabulka1.A1" office:value-type="string">
            <text:p text:style-name="P4"/>
            <text:p text:style-name="P179"><text:span text:style-name="T676">Vizte</text:span><text:span text:style-name="T324">, bratři, veliký zázrak. Vznešený je Bůh. Povýšíš-li se, odejde od tebe. Ovšem ponížíš-li </text:span><text:soft-page-break/><text:span text:style-name="T324">se, sestoupí </text:span><text:span text:style-name="T351">k</text:span><text:span text:style-name="T324"> t</text:span><text:span text:style-name="T351">o</text:span><text:span text:style-name="T324">b</text:span><text:span text:style-name="T351">ě</text:span><text:span text:style-name="T324">. Proč tomu tak je? Neboť trůní na výsostech, na ponížené shlíží a povýšené z dálky pozná. Na ponížené však shlíží z blízka, aby je pozdvihl. Povýšené, te</text:span><text:span text:style-name="T325">dy</text:span><text:span text:style-name="T324"> pyšné, již z dálky pozná, aby je potlačil.</text:span></text:p>
          </table:table-cell>
        </table:table-row>
        <table:table-row table:style-name="Tabulka1.1">
          <table:table-cell table:style-name="Tabulka1.A1" office:value-type="string">
            <text:p text:style-name="P85">In III. Nocturno</text:p>
            <text:p text:style-name="P19"><text:span text:style-name="T82">Léctio sancti Evangélii secúndum </text:span><text:span text:style-name="T83">Joánnem</text:span><text:span text:style-name="T82">.</text:span><text:span text:style-name="T2"> </text:span></text:p>
            <text:p text:style-name="P40">Lectio ix. Cap. <text:span text:style-name="T229">15</text:span>.</text:p>
            <text:p text:style-name="P210"><text:span text:style-name="T609">In</text:span> illo témpore: Dixit Jesus discípulis suis: Cum v<text:span text:style-name="T297">é</text:span>nerit Par<text:span text:style-name="T297">á</text:span>clitus, quem ego mittam vobis a Patre, Spíritum veritátis, qui a Patre proc<text:span text:style-name="T297">é</text:span>dit, ille testimónium perhibébit de me. Et réliqua.</text:p>
            <text:p text:style-name="P109"/>
            <text:p text:style-name="P19"><text:span text:style-name="T269">Homilía sancti Augustíni Epíscopi</text:span><text:span text:style-name="T82">.</text:span></text:p>
            <text:p text:style-name="P46">Tract. <text:span text:style-name="T247">92</text:span>. in Joannem.</text:p>
            <text:p text:style-name="P211"><text:span text:style-name="T609">Dóminus</text:span> Jesus in sermóne, quem locútus est discípulis suis post cœnam, próximus passióni, tamquam it<text:span text:style-name="T297">ú</text:span>rus, et relictúrus eos præséntia corpor<text:span text:style-name="T297">á</text:span>li, cum ómnibus autem suis usque in consummatiónem sæculi fut<text:span text:style-name="T297">ú</text:span>rus præséntia spiritali, exhortátus est eos ad perfer<text:span text:style-name="T297">é</text:span>ndas persecutiónes impiórum, quos mundi nómine nuncupávit. Ex quo tamen mundo etiam ipsos disc<text:span text:style-name="T297">í</text:span>pulos se elegísse dixit: ut scirent se Dei grátia esse, quod sunt; suis autem v<text:span text:style-name="T297">í</text:span>tiis fu<text:span text:style-name="T297">í</text:span>sse, quod fuérunt.</text:p>
            <text:p text:style-name="P109"/>
          </table:table-cell>
          <table:table-cell table:style-name="Tabulka1.A1" office:value-type="string">
            <text:p text:style-name="P4"/>
            <text:p text:style-name="P4"/>
            <text:p text:style-name="P4"/>
            <text:p text:style-name="P268"><text:span text:style-name="T655">Z</text:span><text:span text:style-name="T654">a</text:span><text:span text:style-name="T270"> onoho času </text:span><text:span text:style-name="T271">řekl </text:span><text:span text:style-name="T272">Ježíš </text:span><text:span text:style-name="T273">svým učedníkům</text:span><text:span text:style-name="T272">: „</text:span><text:span text:style-name="T278">Až přijde Utěšitel, kterého vám pošlu od Otce, Duch pravdy, který z Otce vychází, </text:span><text:span text:style-name="T279">ten</text:span><text:span text:style-name="T278"> vám vydá svědectví o mě.</text:span><text:span text:style-name="T271">“</text:span><text:span text:style-name="T275"> A ostatní.</text:span></text:p>
            <text:p text:style-name="P4"/>
            <text:p text:style-name="P4"/>
            <text:p text:style-name="P4"/>
            <text:p text:style-name="P169"><text:span text:style-name="T686">Pán</text:span><text:span text:style-name="T352"> Ježíš po večeři před svým utrpením, když se vydával na cestu a o</text:span><text:span text:style-name="T353">pouštěl</text:span><text:span text:style-name="T352"> je z </text:span><text:span text:style-name="T356">pohledu </text:span><text:span text:style-name="T352">tělesné přítomnosti, </text:span><text:span text:style-name="T356">zatímco </text:span><text:span text:style-name="T352">duchov</text:span><text:span text:style-name="T357">­</text:span><text:span text:style-name="T352">ně </text:span><text:span text:style-name="T356">je</text:span><text:span text:style-name="T352"> svým věrným přítomen navždy, až do skonání světa, </text:span><text:span text:style-name="T357">pak </text:span><text:span text:style-name="T352">v řeči, kterou pronesl, sv</text:span><text:span text:style-name="T354">é</text:span><text:span text:style-name="T352"> učedníky povzbuzoval, aby </text:span><text:span text:style-name="T354">přestáli</text:span><text:span text:style-name="T352"> pronásledování </text:span><text:span text:style-name="T355">bezbožníků, které nazval jménem tohoto světa. Řekl však také, že z tohoto světa si vyvolil tyto své učedníky, aby věděli, že milostí Boží se stali tím, čím jsou. Avšak svými neřestmi se stali tím, čím byli předtím. </text:span></text:p>
          </table:table-cell>
        </table:table-row>
        <table:table-row table:style-name="Tabulka1.1">
          <table:table-cell table:style-name="Tabulka1.A1" office:value-type="string">
            <text:p text:style-name="P40">Lectio x.</text:p>
            <text:p text:style-name="P212"><text:span text:style-name="T609">De</text:span><text:span text:style-name="T667">í</text:span><text:span text:style-name="T609">nde</text:span> persecut<text:span text:style-name="T297">ó</text:span>res et suos et ipsórum, Judæos evidénter expr<text:span text:style-name="T297">é</text:span>ssit: ut omn<text:span text:style-name="T297">í</text:span>no appar<text:span text:style-name="T297">é</text:span>ret <text:span text:style-name="T297">é</text:span>tiam ipsos mundi damnábilis appellatióne concl<text:span text:style-name="T297">ú</text:span>sos, qui persequúntur sanctos. Cumque de illis d<text:span text:style-name="T297">í</text:span>ceret, quod ignor<text:span text:style-name="T297">á</text:span>rent eum a quo missus est; et tamen od<text:span text:style-name="T297">í</text:span>ssent et Fílium, et Patrem, hoc est, et eum qui missus est, et eum a quo missus est: (de quibus ómnibus in aliis se<text:span text:style-name="T297">r</text:span>mónibus jam disser<text:span text:style-name="T297">ú</text:span>imus) ad hoc perv<text:span text:style-name="T297">é</text:span>nit, ubi ait: Ut adimpleátur sermo, qui in lege eórum scriptus est: Quia ódio habuérunt me gratis.</text:p>
            <text:p text:style-name="P109"/>
          </table:table-cell>
          <table:table-cell table:style-name="Tabulka1.A1" office:value-type="string">
            <text:p text:style-name="P4"/>
            <text:p text:style-name="P182"><text:span text:style-name="T697">Poté</text:span><text:span text:style-name="T420"> výslovně označil Židy jak</text:span><text:span text:style-name="T421">o </text:span><text:span text:style-name="T420">pronásledovatele své i jejich, aby jasně ukázal, že ti, kteří pronásledují svaté, se stali vězni zavrženíhodného volání tohoto světa. Když o nich řekl, že neznají toho, k</text:span><text:span text:style-name="T422">terý</text:span><text:span text:style-name="T420"> jej poslal a nenávidí tedy Syna i Otce, t</text:span><text:span text:style-name="T423">akže</text:span><text:span text:style-name="T422"> </text:span><text:span text:style-name="T420">toho, který byl poslán, i toho, kdo jej poslal (o všech těchto věcech jsme již mluvili jinde), došel k tomu, že řekl: „Aby se naplnilo slovo Písma, jak je psáno v jejich zákoně: ,Neboť nenáviděli mě bez příčiny.‘“</text:span></text:p>
          </table:table-cell>
        </table:table-row>
        <table:table-row table:style-name="Tabulka1.1">
          <table:table-cell table:style-name="Tabulka1.A1" office:value-type="string">
            <text:p text:style-name="P40">Lectio xj.</text:p>
            <text:p text:style-name="P213"><text:span text:style-name="T609">De</text:span><text:span text:style-name="T667">í</text:span><text:span text:style-name="T609">nde</text:span> tamquam consequ<text:span text:style-name="T297">é</text:span>nter adj<text:span text:style-name="T297">ú</text:span>nxit, unde modo disput<text:span text:style-name="T297">á</text:span>re suscépimus: Cum autem v<text:span text:style-name="T297">é</text:span>nerit Par<text:span text:style-name="T297">á</text:span>clitus, quem ego mittam vobis a Patre, Spíritum veritátis, qui a Patre proc<text:span text:style-name="T297">é</text:span>dit, ille testimónium perhibébit de me: et vos testimónium perhib<text:span text:style-name="T442">é</text:span>bitis, quia ab inítio mecum estis.</text:p>
            <text:p text:style-name="P109"/>
          </table:table-cell>
          <table:table-cell table:style-name="Tabulka1.A1" office:value-type="string">
            <text:p text:style-name="P4"/>
            <text:p text:style-name="P256"><text:span text:style-name="T609">Potom</text:span> jako následující dodal <text:span text:style-name="T443">větu</text:span>, <text:span text:style-name="T443">kterou </text:span>jsme začali tuto řeč: „<text:span text:style-name="T299">Až </text:span><text:span text:style-name="T298">tedy </text:span><text:span text:style-name="T299">přijde Utěšitel, kterého vám pošlu od Otce, Duch pravdy, který </text:span><text:span text:style-name="T297">vychází </text:span><text:span text:style-name="T299">z Otce,</text:span><text:span text:style-name="T298"> </text:span><text:span text:style-name="T301">ten</text:span><text:span text:style-name="T299"> vám vydá svědectví o mě. </text:span><text:span text:style-name="T298">I vy </text:span><text:span text:style-name="T302">pak </text:span><text:span text:style-name="T298">vydáte svědectví, neboť jste se mnou od počátku.</text:span><text:span text:style-name="T300">“</text:span></text:p>
          </table:table-cell>
        </table:table-row>
        <table:table-row table:style-name="Tabulka1.1">
          <table:table-cell table:style-name="Tabulka1.A1" office:value-type="string">
            <text:p text:style-name="P40">Lectio xij.</text:p>
            <text:p text:style-name="P214"><text:span text:style-name="T609">Quid</text:span> hoc p<text:span text:style-name="T297">é</text:span>rtinet ad illud quod d<text:span text:style-name="T297">í</text:span>xerat: Nunc autem et vidérunt, et odérunt et me, et Patrem meum: sed ut impleátur sermo, qui in lege eórum scriptus est: Quia ódio habuérunt me gratis? An <text:soft-page-break/>quia Par<text:span text:style-name="T297">á</text:span>clitus quando venit Spíritus veritátis, eos, qui vidérunt, et odérunt, testim<text:span text:style-name="T297">ó</text:span>nio manifesti<text:span text:style-name="T297">ó</text:span>re conv<text:span text:style-name="T297">í</text:span>cit? Immo vero <text:span text:style-name="T297">é</text:span>tiam <text:span text:style-name="T297">á</text:span>liquos ex illis qui vidérunt, et adhuc óderant, ad fidem, quæ per dilectiónem operátur, sui manifestatióne convértit. </text:p>
            <text:p text:style-name="P109"/>
            <text:p text:style-name="P109"/>
          </table:table-cell>
          <table:table-cell table:style-name="Tabulka1.A1" office:value-type="string">
            <text:p text:style-name="P4"/>
            <text:p text:style-name="P261"><text:span text:style-name="T668">Jak</text:span><text:span text:style-name="T442"> se toto vztahuje k tomu, co předtím řekl: „Nyní však viděli </text:span><text:span text:style-name="T53">mé skutky </text:span><text:span text:style-name="T442">a </text:span><text:span text:style-name="T53">přece </text:span><text:span text:style-name="T442">nenáviděli mne i mého Otce; avšak aby se naplnilo slovo Písmo, jak je psáno v jejich zákoně: ,Neboť nenáviděli mě </text:span><text:soft-page-break/><text:span text:style-name="T442">bez příčiny‘“? Není to snad proto, že až přijde Utěšitel, Duch pravdy, pak ty, kteří viděli a přece nenáviděli, přesvědčí ještě jasnějším svědectvím? Na mou duši, dokonce i některé z těch, kteří viděli a do té doby nenáviděli, </text:span><text:span text:style-name="T53">Utěšitel</text:span><text:span text:style-name="T442"> svým zjevením obrátil k víře, která působí skrze lásku. </text:span></text:p>
          </table:table-cell>
        </table:table-row>
        <table:table-row table:style-name="Tabulka1.1">
          <table:table-cell table:style-name="Tabulka1.A1" table:number-columns-spanned="2" office:value-type="string">
            <text:p text:style-name="P25"><text:span text:style-name="T7">I</text:span><text:span text:style-name="T241">n</text:span><text:span text:style-name="T7"> O</text:span><text:span text:style-name="T455">ctav</text:span><text:span text:style-name="T448">a</text:span></text:p>
            <text:p text:style-name="P45">Ascensionis.</text:p>
          </table:table-cell>
          <table:covered-table-cell/>
        </table:table-row>
        <table:table-row table:style-name="Tabulka1.1">
          <table:table-cell table:style-name="Tabulka1.A1" office:value-type="string">
            <text:p text:style-name="P32">In I. Nocturno</text:p>
            <text:p text:style-name="P28"><text:span text:style-name="T762">Incipit Epístola s</text:span><text:span text:style-name="T763">ecúnda</text:span><text:span text:style-name="T762"> beáti Joánnis Apóstoli. </text:span></text:p>
            <text:p text:style-name="P37">Lectio j. <text:span text:style-name="T724">Cap. 1.</text:span></text:p>
            <text:p text:style-name="P142"><text:span text:style-name="T609">Sénior </text:span>Eléctæ dóminæ, et natis ejus, quos ego díligo in veritáte, et non ego solus, sed et omnes, qui cognovérunt veritátem, propter veritátem, quæ pérmanet in nobis, et nobíscum erit in ætérnum. Sit vobíscum grátia, misericórdia, pax a Deo Patre, et a Christo Jesu Fílio Patris in veritáte, et charitáte.</text:p>
            <text:p text:style-name="P142"/>
          </table:table-cell>
          <table:table-cell table:style-name="Tabulka1.A1" office:value-type="string">
            <text:p text:style-name="P2"/>
            <text:p text:style-name="P2"/>
            <text:p text:style-name="P2"/>
            <text:p text:style-name="P163"><text:span text:style-name="T672">Já</text:span><text:span text:style-name="T307">, starší, píšu vyvolené paní </text:span><text:span text:style-name="T379">C</text:span><text:span text:style-name="T380">írkvi</text:span><text:span text:style-name="T307"> a jejím dětem, které opravdově miluji, a nejen já, nýbrž všichni, kdo poznali pravdu. Píšu kvůli pravdě, která v nás zůstává a bude s námi navěky. Bud</text:span><text:span text:style-name="T326">iž </text:span><text:span text:style-name="T307">s </text:span><text:span text:style-name="T326">v</text:span><text:span text:style-name="T307">ámi milost, milosrdenství a pokoj od Boha Otce i od Ježíše Krista, Syna Otcova, v pravdě a lásce</text:span></text:p>
          </table:table-cell>
        </table:table-row>
        <table:table-row table:style-name="Tabulka1.1">
          <table:table-cell table:style-name="Tabulka1.A1" office:value-type="string">
            <text:p text:style-name="P37">Lectio ij.</text:p>
            <text:p text:style-name="P204"><text:span text:style-name="T609">Gavísus</text:span> sum valde, quóniam invéni de fíliis tuis ambulántes in veritáte, sicut mandátum accépimus a Patre. Et nunc rogo te dómina, non tamquam mandátum novum scribens tibi, sed quod habúimus ab inítio, ut diligámus altérutrum. Et hæc est cháritas, ut ambulémus secúndum mandáta ejus.</text:p>
            <text:p text:style-name="P67"/>
          </table:table-cell>
          <table:table-cell table:style-name="Tabulka1.A1" office:value-type="string">
            <text:p text:style-name="P5"/>
            <text:p text:style-name="P191"><text:span text:style-name="T673">Velice</text:span><text:span text:style-name="T309"> jsem se zaradoval, když jsem mezi tvými dětmi našel takové, které žijí v pravdě, jak jsme dostali přikázání od Otce. A nyní tě prosím, paní, ne že bych ti psal nové přikázání, ale připomínám to, které máme od počátku: abychom </text:span><text:span text:style-name="T326">se </text:span><text:span text:style-name="T309">milovali n</text:span><text:span text:style-name="T326">avzájem</text:span><text:span text:style-name="T309">. A to</text:span><text:span text:style-name="T348">to</text:span><text:span text:style-name="T309"> je láska: </text:span><text:span text:style-name="T326">když </text:span><text:span text:style-name="T309">ž</text:span><text:span text:style-name="T326">ijeme </text:span><text:span text:style-name="T309">podle j</text:span><text:span text:style-name="T326">eho</text:span><text:span text:style-name="T309"> přikázání.</text:span></text:p>
          </table:table-cell>
        </table:table-row>
        <table:table-row table:style-name="Tabulka1.1">
          <table:table-cell table:style-name="Tabulka1.A1" office:value-type="string">
            <text:p text:style-name="P37">Lectio iij.</text:p>
            <text:p text:style-name="P204"><text:span text:style-name="T609">Hoc</text:span> est enim mandátum, ut quemádmodum audístis ab inítio, in eo ambulétis: quóniam multi seductóres exiérunt in mundum, qui non confiténtur Jesum Christum venísse in carnem: hic est sedúctor, et antichrístus. Vidéte vosmetípsos, ne perdátis quæ operáti estis: sed ut mercédem plenam accipiátis. Omnis, qui recédit, et non pérmanet in doctrína Christi, Deum non habet: qui pérmanet in doctrína, hic et Patrem et Fílium habet.</text:p>
            <text:p text:style-name="P14"/>
          </table:table-cell>
          <table:table-cell table:style-name="Tabulka1.A1" office:value-type="string">
            <text:p text:style-name="P5"/>
            <text:p text:style-name="P172"><text:span text:style-name="T677">T</text:span><text:span text:style-name="T673">o </text:span><text:span text:style-name="T309">je </text:span><text:span text:style-name="T327">totiž </text:span><text:span text:style-name="T309">to přikázání, o kterém jste od počátku slyšeli, že máte podle n</text:span><text:span text:style-name="T327">ěho</text:span><text:span text:style-name="T309"> žít. Do světa vyšlo mnoho těch, kteří vás svádějí, neboť nevyznávají, že Ježíš Kristus přišel v těle; kdo takto učí, je svůdce a antikrist. Mějte se na pozoru, abyste nepřišli o to, na čem jste pracovali, ale abyste dostali plnou odměnu. Kdo </text:span><text:span text:style-name="T327">s</text:span><text:span text:style-name="T309">chází z </text:span><text:span text:style-name="T327">této cesty </text:span><text:span text:style-name="T309">a nezůstává v učení Kristov</text:span><text:span text:style-name="T348">ě</text:span><text:span text:style-name="T309">, nemá Boha; kdo zůstává v jeho učení, </text:span><text:span text:style-name="T327">ten </text:span><text:span text:style-name="T309">má i Otce i Syna.</text:span></text:p>
          </table:table-cell>
        </table:table-row>
        <table:table-row table:style-name="Tabulka1.1">
          <table:table-cell table:style-name="Tabulka1.A1" office:value-type="string">
            <text:p text:style-name="P37">Lectio i<text:span text:style-name="T725">v</text:span>.</text:p>
            <text:p text:style-name="P204">SI quis venit ad vos, et hanc doctrínam non affert, nolíte recípere eum in domum, nec Ave ei dixéritis. Qui enim dicit illi Ave, commúnicat opéribus ejus malígnis. Plura habens vobis scríbere, nolui per chartem, et atraméntum: spero enim me futúrum apud vos, et os ad os loqui: ut gáudium vestrum plenum sit. Salutant te fílii soróris tuæ Eléctæ.</text:p>
            <text:p text:style-name="P14"/>
          </table:table-cell>
          <table:table-cell table:style-name="Tabulka1.A1" office:value-type="string">
            <text:p text:style-name="P5"/>
            <text:p text:style-name="P192"><text:span text:style-name="T328">P</text:span><text:span text:style-name="T678">řijde-li</text:span><text:span text:style-name="T328"> někdo k vám a nepřináší toto učení, nepřijímejte ho do domu a ani ho nezdravte. Kdo ho totiž pozdraví, má účast na jeho zlých skutcích. Ačkoliv bych měl ještě mnoho co psát, nemíním to svěřovat papíru a inkoustu; neboť doufám, že se k vám dostanu a budu s vámi mluvit tváří v tvář, aby vaše radost byla úplná. Pozdravují tě děti tvé vyvolené sestry. </text:span><text:span text:style-name="T315"><text:s/></text:span><text:span text:style-name="T316">(</text:span><text:span text:style-name="T204">Č</text:span><text:span text:style-name="T205">EP</text:span><text:span text:style-name="T375">, </text:span><text:span text:style-name="T376">upraveno</text:span><text:span text:style-name="T388">)</text:span></text:p>
          </table:table-cell>
        </table:table-row>
        <table:table-row table:style-name="Tabulka1.1">
          <table:table-cell table:style-name="Tabulka1.A1" office:value-type="string">
            <text:p text:style-name="P85">In II. Nocturno</text:p>
            <text:p text:style-name="P71"><text:soft-page-break/><text:span text:style-name="T227">Sermo sancti Augustíni Epíscopi</text:span>.</text:p>
            <text:p text:style-name="P29"><text:span text:style-name="T17">Serm. </text:span><text:span text:style-name="T18">3</text:span><text:span text:style-name="T17">. de </text:span><text:span text:style-name="T18">Ascensione Domini</text:span><text:span text:style-name="T17">.</text:span></text:p>
            <text:p text:style-name="P19"><text:bookmark-start text:name="__DdeLink__2400_167314470911311111122"/><text:span text:style-name="T2">Lectio</text:span><text:bookmark-end text:name="__DdeLink__2400_167314470911311111122"/><text:span text:style-name="T2"> v.</text:span></text:p>
            <text:p text:style-name="P216">O<text:span text:style-name="T609">mnia</text:span>, charíssimi, quæ Dóminus Jesus Christus in hoc mundo, sub fragilitáte nostra mirácula édidit, nobis profíciunt: qui dum humánam conditiónem sidéribus importávit, credéntibus coelum patére posse monstrávit: et dum victórem mortis in cœléstia elevávit, vict<text:span text:style-name="T850">ó</text:span>ribus quo sequántur, osténdit.</text:p>
            <text:p text:style-name="P16"/>
          </table:table-cell>
          <table:table-cell table:style-name="Tabulka1.A1" office:value-type="string">
            <text:p text:style-name="P4"/>
            <text:p text:style-name="P4"><text:soft-page-break/></text:p>
            <text:p text:style-name="P4"/>
            <text:p text:style-name="P4"/>
            <text:p text:style-name="P170"><text:span text:style-name="T680">N</text:span><text:span text:style-name="T679">ejdražší,</text:span><text:span text:style-name="T329"> všechny</text:span><text:span text:style-name="T330"> zázraky, které Pán Ježíš Kristus pro naši slabost na tomto světě vykonal, jsou nám ku prospěchu; neboť on, když lidskou přirozenost vynesl ke hvězdám, </text:span><text:span text:style-name="T333">nám </text:span><text:span text:style-name="T330">tím ukázal, že svým věřícím může otevřít nebesa; a když vítěze nad smrtí vynesl do nebeské říše, </text:span><text:span text:style-name="T381">ostatním </text:span><text:span text:style-name="T405">vítězům ukázal, kam jej mají následovat. </text:span></text:p>
          </table:table-cell>
        </table:table-row>
        <table:table-row table:style-name="Tabulka1.1">
          <table:table-cell table:style-name="Tabulka1.A1" office:value-type="string">
            <text:p text:style-name="P44">Lectio vj.</text:p>
            <text:p text:style-name="P147">A<text:span text:style-name="T609">scénsio</text:span> ergo Dómini, Cathólicæ fídei confirmátio fuit, ut secúri in pósterum crederémus miráculi ill<text:span text:style-name="T807">í</text:span>us donum, cujus jam in præsénti percepissémus efféctum: et fidélis quisque cum jam tanta percéperit, per ea, quæ cognóscit præstita, discat speráre promíssa; ac Dei sui prætéritam, præsentémque bonitátem, quasi futurórum téneat cautiónem.</text:p>
            <text:p text:style-name="P66"/>
          </table:table-cell>
          <table:table-cell table:style-name="Tabulka1.A1" office:value-type="string">
            <text:p text:style-name="P4"/>
            <text:p text:style-name="P190"><text:span text:style-name="T694">N</text:span><text:span text:style-name="T695">anebevstoupení</text:span><text:span text:style-name="T401"> P</text:span><text:span text:style-name="T406">áně tedy bylo potvrzením katolické víry, abychom pevně uvěřili v tento budoucí zázračný dar, jehož účinky jsme pocítili již v přítomné době; a každý věřící, když je již pocítil, se skrze to, </text:span><text:span text:style-name="T409">o čem</text:span><text:span text:style-name="T406"> poznal, že mu bylo dáno, naučí doufat v to, co </text:span><text:span text:style-name="T409">mu </text:span><text:span text:style-name="T406">bylo slíbeno; a minulou i přítomnou laskavost svého Boha bude mít před očima jako p</text:span><text:span text:style-name="T407">ři</text:span><text:span text:style-name="T406">pomínku věcí budoucích.</text:span></text:p>
          </table:table-cell>
        </table:table-row>
        <table:table-row table:style-name="Tabulka1.1">
          <table:table-cell table:style-name="Tabulka1.A1" office:value-type="string">
            <text:p text:style-name="P44">Lectio vij.</text:p>
            <text:p text:style-name="P193"><text:span text:style-name="T178">S</text:span><text:span text:style-name="T703">uper</text:span><text:span text:style-name="T178"> excélsa ergo cœli terrénum corpus imp</text:span><text:span text:style-name="T179">ó</text:span><text:span text:style-name="T178">nitur: ossa intra sepúlchri angústias paulo ante conclúsa, Angelórum cœtibus inferúntur: in grémium immortalitátis mortális natúra transfúnditur: et ídeo sacra Apostólicæ lectiónis testátur história: Cum hæc dixísset, inquit, vidéntibus illis elevátus est.</text:span></text:p>
            <text:p text:style-name="P13"/>
          </table:table-cell>
          <table:table-cell table:style-name="Tabulka1.A1" office:value-type="string">
            <text:p text:style-name="P4"/>
            <text:p text:style-name="P178"><text:span text:style-name="T685">Do</text:span><text:span text:style-name="T681"> </text:span><text:span text:style-name="T331">nebeské výsosti je tedy vyzdviženo pozemské tělo; kosti do těsného hrobu jen chvilku předtím uzavřené jsou přineseny až k zástupům Andělů; do klína nesmrtelnosti se přelévá smrtelná přirozenost; a proto </text:span><text:span text:style-name="T333">nám </text:span><text:span text:style-name="T331">svědčí i posvátné dějiny Apoštolských čtení: „Když toto pronesl,“ praví, „byl vzat </text:span><text:span text:style-name="T332">z </text:span><text:span text:style-name="T331">očí těm, kteří na něj hleděli.“</text:span></text:p>
          </table:table-cell>
        </table:table-row>
        <table:table-row table:style-name="Tabulka1.1">
          <table:table-cell table:style-name="Tabulka1.A1" office:value-type="string">
            <text:p text:style-name="P44">Lectio viij.</text:p>
            <text:p text:style-name="P150"><text:span text:style-name="T609">Dum</text:span> audis elevátum, agnósce milítiæ cœléstis obséquium: unde hodiérna festívitas, hóminis nobis et Dei sacraménta manifestávit. Sub una eadémque persóna, in eo qui élevat, divínam poténtiam : in eo autem qui elevátur, humánam cognósce substántiam.</text:p>
            <text:p text:style-name="P150"/>
          </table:table-cell>
          <table:table-cell table:style-name="Tabulka1.A1" office:value-type="string">
            <text:p text:style-name="P4"/>
            <text:p text:style-name="P179"><text:span text:style-name="T682">Když</text:span><text:span text:style-name="T324"> </text:span><text:span text:style-name="T332">posloucháš řeč o </text:span><text:span text:style-name="T348">N</text:span><text:span text:style-name="T332">anebevzatém, všimni si spolupráce vojska nebeského; neboť dnešní slavnost nám otevírá tajemství člověka i Boha. V jedné a též osobě poznej božskou moc v tom, který vyzdvihuje </text:span><text:span text:style-name="T382">do nebe</text:span><text:span text:style-name="T408">, a lidskou podstatu v tom, který je </text:span><text:span text:style-name="T382">na nebe </text:span><text:span text:style-name="T416">již </text:span><text:span text:style-name="T408">vyzdvižen.</text:span></text:p>
          </table:table-cell>
        </table:table-row>
        <table:table-row table:style-name="Tabulka1.1">
          <table:table-cell table:style-name="Tabulka1.A1" office:value-type="string">
            <text:p text:style-name="P85">In III. Nocturno</text:p>
            <text:p text:style-name="P26"><text:span text:style-name="T85">Léctio sancti Evangélii secúndum </text:span><text:span text:style-name="T87">M</text:span><text:span text:style-name="T86">arcum</text:span><text:span text:style-name="T85">.</text:span><text:span text:style-name="T30"> </text:span></text:p>
            <text:p text:style-name="P26"><text:span text:style-name="T30">Lectio ix. Cap. </text:span><text:span text:style-name="T31">16</text:span><text:span text:style-name="T30">.</text:span></text:p>
            <text:p text:style-name="P210"><text:span text:style-name="T609">In</text:span> illo témpore: Recumbéntibus úndecim discípulis, appáruit illis Jesus: et exprobrávit incredulitátem eórum et durítiam cordis: quia iis, qui víderant eum resurrexísse, non credidérunt. Et réliqua.</text:p>
            <text:p text:style-name="P109"/>
            <text:p text:style-name="P20"><text:span text:style-name="T269">Homilía sancti Gregórii</text:span><text:span text:style-name="T82"> Papæ.</text:span></text:p>
            <text:p text:style-name="P46">Ex Homilia 29.</text:p>
            <text:p text:style-name="P211"><text:soft-page-break/><text:span text:style-name="T609">De</text:span> hac Ascensiónis ejus glória étiam Hábacuc ait: Elevátus est sol, et luna stetit in órdine suo. Quis enim Solis nómine, nisi Dóminus; et quæ lunæ nómine, nisi Ecclésia designátur? Quoúsque enim Dóminus ascéndit ad cœlos, sancta ejus Ecclésia advérsa mundi omnímodo formidávit: at postquam ejus Ascensióne roboráta est, apérte prædicávit, quod occúlte crédidit. Elevátus est ergo sol, et luna stetit in órdine suo: quia cum Dóminus cœlum pétiit, sancta ejus Ecclésia in auctoritáte prædicatiónis excrévit.</text:p>
            <text:p text:style-name="P109"/>
          </table:table-cell>
          <table:table-cell table:style-name="Tabulka1.A1" office:value-type="string">
            <text:p text:style-name="P89"><text:s/></text:p>
            <text:p text:style-name="P4"/>
            <text:p text:style-name="P4"/>
            <text:p text:style-name="P180"><text:span text:style-name="T687">Z</text:span><text:span text:style-name="T671">a</text:span><text:span text:style-name="T305"> onoho času, </text:span><text:span text:style-name="T358">kdy</text:span><text:span text:style-name="T362">ž</text:span><text:span text:style-name="T358"> bylo u stolu jeden</text:span><text:span text:style-name="T362">á</text:span><text:span text:style-name="T358">ct učedníků, zjevil se jim </text:span><text:span text:style-name="T359">Ježíš </text:span><text:span text:style-name="T360">a </text:span><text:span text:style-name="T358">káral je za jejich </text:span><text:span text:style-name="T367">nevěru</text:span><text:span text:style-name="T358"> a tvrdost srdce; neboť nevěřili těm, kteří jej uviděli zmrtvýchvstalého. </text:span><text:span text:style-name="T361">A ostatní.</text:span></text:p>
            <text:p text:style-name="P4"/>
            <text:p text:style-name="P4"/>
            <text:p text:style-name="P4"/>
            <text:p text:style-name="P169"><text:span text:style-name="T688">O</text:span><text:span text:style-name="T352"> </text:span><text:span text:style-name="T363">této slávě </text:span><text:span text:style-name="T352">Ježíšo</text:span><text:span text:style-name="T363">va Nanebevstoupení řekl také Abakuk: „Slunce vyšlo a měsíc se postavil </text:span><text:span text:style-name="T367">na své místo</text:span><text:span text:style-name="T363">.“ Kdo by totiž mohl být </text:span><text:soft-page-break/><text:span text:style-name="T363">označen za Slunce, ne-li Pán, a kdopak jako měsíc, ne-li Církev? Dokud totiž nevystoupil Pán na nebesa, jeho svatá Církev se všelikým způsobem obávala protivenství světa; avšak po jeho Nanebevstoupení byla posílena, a otevřeně kázala to, čemu ve skrytosti uvěřila. Vyšlo tedy slunce a měsíc se postavil </text:span><text:span text:style-name="T367">na své místo</text:span><text:span text:style-name="T363">; neboť když Pán zamířil na nebesa, jeho svatá Církev </text:span><text:span text:style-name="T364">povstala v moci kázání.</text:span></text:p>
          </table:table-cell>
        </table:table-row>
        <table:table-row table:style-name="Tabulka1.1">
          <table:table-cell table:style-name="Tabulka1.A1" office:value-type="string">
            <text:p text:style-name="P40">Lectio x.</text:p>
            <text:p text:style-name="P212">H<text:span text:style-name="T609">inc</text:span> ejúsdem Ecclésiæ voce per Salomónem dícitur: Ecce iste venit sáliens in móntibus, transíliens colles. Considerávit namque tantórum óperum cúlmina, et ait: Ecce iste venit sáliens in móntibus. Veniéndo quippe ad redemptiónem nostram, quosdam, ut ita dicam, saltus dedit. Vultis, fratres charíssimi, ipsos ejus saltus agnóscere? De cœlo venit in úterum, de útero venit in præsépe, de præsépe venit in crucem, de cruce venit in sepúlchrum, de sepúlchro rédiit in cœlum.</text:p>
            <text:p text:style-name="P109"/>
          </table:table-cell>
          <table:table-cell table:style-name="Tabulka1.A1" office:value-type="string">
            <text:p text:style-name="P4"/>
            <text:p text:style-name="P194"><text:span text:style-name="T697">P</text:span><text:span text:style-name="T698">r</text:span><text:span text:style-name="T697">ot</text:span><text:span text:style-name="T698">o</text:span><text:span text:style-name="T420"> </text:span><text:span text:style-name="T424">hlasem této Církve Šalamoun prohlásil: „Hle, on přichází, přeskakuje hory, přenáší se přes pahorky.“ Zvážil totiž vyvrcholení </text:span><text:span text:style-name="T427">všech </text:span><text:span text:style-name="T424">takov</text:span><text:span text:style-name="T427">ých</text:span><text:span text:style-name="T424"> </text:span><text:span text:style-name="T427">skutků </text:span><text:span text:style-name="T424">a řekl: „Hle, on přichází, přeskakuje hory.“ Totiž tím, že přišel pro naši spásu, udělal, jak bych tak řekl, několik skoků. Chtěli byste, nejdražší bratři, poznat tyto jeho skoky? Z nebes přišel do lůna matky, z matčina lůna do jesliček, z jesliček přišel na kříž, z kříže do hrobu a z hrobu se vrátil zpět na nebesa. </text:span></text:p>
          </table:table-cell>
        </table:table-row>
        <table:table-row table:style-name="Tabulka1.1">
          <table:table-cell table:style-name="Tabulka1.A1" office:value-type="string">
            <text:p text:style-name="P40">Lectio xj.</text:p>
            <text:p text:style-name="P213"><text:span text:style-name="T609">Ecce</text:span> ut nos post se cúrrere fáceret, quosdam pro nobis saltus manifestáta per carnem Véritas dedit: quia exultávit ut gigas ad curréndam viam suam, ut nos ei dicerémus ex corde: Trahe nos post te: currémus in odórem unguentórum tuórum. Unde, fratres charíssimi, opórtet ut illuc sequámur corde, ubi eum córpore ascendísse crédimus.</text:p>
            <text:p text:style-name="P109"/>
          </table:table-cell>
          <table:table-cell table:style-name="Tabulka1.A1" office:value-type="string">
            <text:p text:style-name="P4"/>
            <text:p text:style-name="P195"><text:span text:style-name="T689">Hle,</text:span><text:span text:style-name="T355"> </text:span><text:span text:style-name="T365">aby nás přiměla, abychom za ní běželi, Pravda zjevená v těle pro nás učinila několik skoků; neboť </text:span><text:span text:style-name="T366">zajásal </text:span><text:span text:style-name="T385">Pán </text:span><text:span text:style-name="T366">jako rek, který se do běhu dává, abychom mu my mohli ze srdce říct: „Táhni nás za sebou, poběžíme ve vůni tvých mastí.“ Proto, nejdražší bratři, se sluší, abychom jej srdcem následovali tam, kam věříme, že </text:span><text:span text:style-name="T372">v</text:span><text:span text:style-name="T366">e sv</text:span><text:span text:style-name="T372">é</text:span><text:span text:style-name="T366">m těle vystoupil.</text:span></text:p>
          </table:table-cell>
        </table:table-row>
        <table:table-row table:style-name="Tabulka1.1">
          <table:table-cell table:style-name="Tabulka1.A1" office:value-type="string">
            <text:p text:style-name="P40">Lectio xij.</text:p>
            <text:p text:style-name="P214">D<text:span text:style-name="T609">esidéria</text:span> terréna fugiámus: nihil nos jam deléctet in ínfimis, qui Patrem habémus in cœlis. Et hoc nobis est magnópere perpendéndum: quia is qui plácidus ascéndit, terríbilis redíbit; et quidquid nobis cum mansuetúdine præcépit, hoc a nobis cum districtióne éxiget. Nemo ergo indúlta pœniténtiæ témpora parvipéndat, nemo curam sui, dum valet, ágere négligat: quia Redémptor noster tanto tunc in judícium distríctior véniet, quanto nobis ante judícium magnam patiéntiam prærogávit.</text:p>
            <text:p text:style-name="P109"/>
            <text:p text:style-name="P109"/>
          </table:table-cell>
          <table:table-cell table:style-name="Tabulka1.A1" office:value-type="string">
            <text:p text:style-name="P4"/>
            <text:p text:style-name="P196"><text:span text:style-name="T699">Vyhýbejme</text:span><text:span text:style-name="T425"> se </text:span><text:span text:style-name="T426">pozemským tužbám; nic ať nás už netěší dole na zemi, když máme Otce v nebesích. A toto bychom měli důkladně zvážit: neboť Pán, který jako laskavý v</text:span><text:span text:style-name="T433">y</text:span><text:span text:style-name="T426">stoupil na nebe, se jako hrozný vrátí; a cokoliv nám v mírnosti přikázal, pak po nás bude </text:span><text:span text:style-name="T427">v </text:span><text:span text:style-name="T426">přísn</text:span><text:span text:style-name="T427">osti</text:span><text:span text:style-name="T426"> </text:span><text:span text:style-name="T432">po</text:span><text:span text:style-name="T426">žadovat. Nikdo tedy nesmí podceňovat čas pokání, který nám byl dán, nikdo nesmí zanedbat péči o svou duši, dokud je to </text:span><text:span text:style-name="T427">ještě </text:span><text:span text:style-name="T426">něco platné; neboť náš Spasitel přijde jako přísný soudce teprve </text:span><text:span text:style-name="T427">poté</text:span><text:span text:style-name="T426">, </text:span><text:span text:style-name="T427">co</text:span><text:span text:style-name="T426"> nám před svým soudem prokáže vel</text:span><text:span text:style-name="T427">i</text:span><text:span text:style-name="T426">kou trpělivost. </text:span></text:p>
          </table:table-cell>
        </table:table-row>
        <table:table-row table:style-name="Tabulka1.1">
          <table:table-cell table:style-name="Tabulka1.A1" table:number-columns-spanned="2" office:value-type="string">
            <text:p text:style-name="P65">I<text:span text:style-name="T238">n</text:span> F<text:span text:style-name="T238">esto</text:span> P<text:span text:style-name="T238">entecostes.</text:span></text:p>
            <text:p text:style-name="P41"><draw:frame draw:style-name="fr1" draw:name="Obrázek3" text:anchor-type="char" svg:width="5.295cm" svg:height="0.377cm" draw:z-index="0"><draw:image xlink:href="Pictures/1000000100000A59000000BDDB420BAC4008388B.png" xlink:type="simple" xlink:show="embed" xlink:actuate="onLoad" draw:mime-type="image/png"/></draw:frame></text:p>
          </table:table-cell>
          <table:covered-table-cell/>
        </table:table-row>
        <table:table-row table:style-name="Tabulka1.1">
          <table:table-cell table:style-name="Tabulka1.A1" office:value-type="string">
            <text:p text:style-name="P32">In I. Nocturno</text:p>
            <text:p text:style-name="P34"><text:soft-page-break/>De Actibus Apostolórum.</text:p>
            <text:p text:style-name="P37">Lectio j. <text:span text:style-name="T724">Cap. 2.</text:span></text:p>
            <text:p text:style-name="P142"><text:span text:style-name="T609">Cum</text:span> compleréntur dies Pentecostes, erant omnes páriter in eódem loco: et factus est repénte de coelo sonus, tamquam adveniéntis spíritus veheméntis, et replévit totam domum ubi erant sedéntes. Et apparuérunt illis dispertítae linguae tamquam ignis, sedítque supra singulos eórum: et repléti sunt omnes Spíritu sancto, et cœpérunt loqui váriis linguis, prout Spíritus sanctus dabat éloqui illis. Erant autem in Jerúsalem habitántes Judæi, viri religiósi ex omni natióne, quæ sub coelo est. </text:p>
            <text:p text:style-name="P142"/>
          </table:table-cell>
          <table:table-cell table:style-name="Tabulka1.A1" office:value-type="string">
            <text:p text:style-name="P2"/>
            <text:p text:style-name="P2"><text:soft-page-break/></text:p>
            <text:p text:style-name="P2"/>
            <text:p text:style-name="P239"><text:span text:style-name="T609">Když</text:span> <text:span text:style-name="T754">se naplnilo padesát dnů </text:span><text:span text:style-name="T66">a </text:span><text:span text:style-name="T48">nastal den </text:span><text:span text:style-name="T66">L</text:span><text:span text:style-name="T48">etnic</text:span>, byli všichni shromážděni na jednom místě. Náhle se strhl hukot z nebe, jako když se žene prudký vichr, a naplnil celý dům, kde byli. A ukázaly se jim jazyky jako <text:span text:style-name="T835">z</text:span> ohn<text:span text:style-name="T835">ě</text:span>, rozdělily se a na každém z nich spočinul jeden; všichni byli naplněni Duchem svatým a začali ve vytržení mluvit <text:span text:style-name="T808">různými </text:span>jinými jazyky, jak jim Duch dával promlouvat. V Jeru<text:span text:style-name="T754">s</text:span>alémě byli Židé, zbožní <text:span text:style-name="T754">muži </text:span>ze všech národů, <text:span text:style-name="T754">které jsou pod nebem.</text:span></text:p>
          </table:table-cell>
        </table:table-row>
        <table:table-row table:style-name="Tabulka1.1">
          <table:table-cell table:style-name="Tabulka1.A1" office:value-type="string">
            <text:p text:style-name="P37">Lectio ij.</text:p>
            <text:p text:style-name="P204"><text:span text:style-name="T609">Facta</text:span> autem hac voce, convénit multitúdo, et mente confúsa est, quóniam audiébat unusquís-que lingua sua illos loquéntes. Stupébant autem omnes, et mirabántur, dicéntes: Nonne ecce omnes isti, qui loquúntur, Galilæi sunt, et quómodo nos audívimus unusquísque linguam nostram, in qua nati sumus? Parthi, et Medi, et Ælamítæ, et qui hábitant Mesopotámiam, Judæam, et Cappadóciam, Pontum, et Asiam, Phrygiam, et Pamphyliam, Ægyptum, et partes Líbyæ, quæ est circa Cyrénen, et ádvenæ Románi, Judæi quoque, et Prosélyti, Cretes, et Arabes: audívimus eos loquéntes nostris linguis magnália Dei. </text:p>
            <text:p text:style-name="P67"/>
          </table:table-cell>
          <table:table-cell table:style-name="Tabulka1.A1" office:value-type="string">
            <text:p text:style-name="P5"/>
            <text:p text:style-name="P240"><text:span text:style-name="T669">K</text:span><text:span text:style-name="T609">dyž</text:span> se ozval ten zvuk, sešlo se množ<text:span text:style-name="T754">ství lidí</text:span> a užasli, protože každý z nich je slyšel mluvit svou vlastní řečí. Byli <text:span text:style-name="T754">tedy všichni </text:span>ohromeni a divili se: „Což nejsou všichni, kteří tu mluví, Galilej<text:span text:style-name="T754">ci</text:span>? Jak to, že slyšíme každý sv<text:span text:style-name="T754">ou</text:span> rodn<text:span text:style-name="T754">ou</text:span> řeč? Parthové, Médové a Elamité, obyvatelé Mezopotámie, Judeje a Kappadokie, Pontu a <text:span text:style-name="T754">Malé </text:span>Asie, Frygie a Pamfylie, Egypta a krajů Libye u Kyrény a přistěhovalí Římané, Židé i <text:span text:style-name="T754">Proselyté</text:span>, Kréťané i Arabové; všichni je slyšíme mluvit v našich jazycích o velikých skutcích Božích!“ </text:p>
          </table:table-cell>
        </table:table-row>
        <table:table-row table:style-name="Tabulka1.1">
          <table:table-cell table:style-name="Tabulka1.A1" office:value-type="string">
            <text:p text:style-name="P37">Lectio iij.</text:p>
            <text:p text:style-name="P204">S<text:span text:style-name="T609">tupébant</text:span> autem omnes, et mirabántur ad ínvicem dicéntes: Quidnam vult hoc esse? Alii autem irridéntes dicébant: Quia musto pleni sunt isti. Stans autem Petrus cum úndecim levávit vocem suam, et locutus est eis: Viri Judæi, et qui habitátis Jerúsalem univérsi, hoc vobis notum sit, et áuribus percípite verba mea. Non enim, sicut vos æstimátis, hi ébrii sunt, cum sit hora diéi tértia. </text:p>
            <text:p text:style-name="P14"/>
          </table:table-cell>
          <table:table-cell table:style-name="Tabulka1.A1" office:value-type="string">
            <text:p text:style-name="P5"/>
            <text:p text:style-name="P241"><text:span text:style-name="T609">Žasli</text:span> a v rozpacích říkali jeden druhému: „Co to má <text:span text:style-name="T755">asi</text:span> znamenat?“ Ale jiní říkali s posměškem: „Jsou opilí mladým vínem.“ Tu vystoupil Petr spolu s jedenácti, pozvedl hlas a oslovil je: „Muži judští a všichni, kdo bydlíte v Jeru<text:span text:style-name="T755">s</text:span>alémě, toto vám chci oznámit, poslouchejte mě pozorně: Tito lidé nejsou, jak se domníváte, opilí, vždyť je teprve devět hodin ráno. <text:s/></text:p>
          </table:table-cell>
        </table:table-row>
        <table:table-row table:style-name="Tabulka1.1">
          <table:table-cell table:style-name="Tabulka1.A1" office:value-type="string">
            <text:p text:style-name="P37">Lectio i<text:span text:style-name="T725">v</text:span>.</text:p>
            <text:p text:style-name="P204">S<text:span text:style-name="T609">ed</text:span> hoc est, quod dictum est per Prophétam Joël: Et erit in novíssimis diébus (dicit Dóminus) effúndam de Spíritu meo super omnem carnem : et prophetábunt fílii vestri, et fíliæ vestræ, et júvenes vestri visiónes vidébunt, et senióres vestri sómnia somniábunt. Et quidem super servos meos, et super ancíllas meas in diébus illis effúndam de Spíritu meo, et prophetábunt: et dabo prodígia in cœlo sursum, et signa in terra deórsum, sánguinem, et ignem, et vapórem fumi. </text:p>
            <text:p text:style-name="P14"/>
          </table:table-cell>
          <table:table-cell table:style-name="Tabulka1.A1" office:value-type="string">
            <text:p text:style-name="P5"/>
            <text:p text:style-name="P237"><text:span text:style-name="T648">Ale</text:span><text:span text:style-name="T730"> děje se to, co bylo řečeno ústy proroka J</text:span><text:span text:style-name="T808">o</text:span><text:span text:style-name="T730">el</text:span><text:span text:style-name="T808">a</text:span><text:span text:style-name="T730">: ,A stane se v posledních dnech (praví Pán), vyl</text:span><text:span text:style-name="T835">i</text:span><text:span text:style-name="T730">ji ze svého Ducha na všechny lidi, vaši synové a vaše dcery budou mluvit v prorockém vytržení, vaši mládenci budou mít vidění a vaši starci budou mít sny. I na své služebníky a na své služebnice v oněch dnech sešlu svého Ducha, a budou prorokovat. A učiním divy nahoře na nebi a znamení dole na zemi: krev a oheň a oblaka dýmu.‘“ </text:span><text:s text:c="2"/><text:span text:style-name="T726">(</text:span><text:span text:style-name="T199">Č</text:span><text:span text:style-name="T200">EP</text:span><text:span text:style-name="T54">, </text:span><text:span text:style-name="T55">upraveno</text:span><text:span text:style-name="T73">)</text:span></text:p>
          </table:table-cell>
        </table:table-row>
        <text:soft-page-break/>
        <table:table-row table:style-name="Tabulka1.1">
          <table:table-cell table:style-name="Tabulka1.A1" office:value-type="string">
            <text:p text:style-name="P85">In II. Nocturno</text:p>
            <text:p text:style-name="P71"><text:span text:style-name="T227">Sermo sancti Leónis Papæ</text:span>.</text:p>
            <text:p text:style-name="P48">Serm. l. de Pentecoste.</text:p>
            <text:p text:style-name="P19"><text:bookmark-start text:name="__DdeLink__2400_167314470911311111121"/><text:span text:style-name="T2">Lectio</text:span><text:bookmark-end text:name="__DdeLink__2400_167314470911311111121"/><text:span text:style-name="T2"> v.</text:span></text:p>
            <text:p text:style-name="P216">H<text:span text:style-name="T609">odiérnam</text:span> solemnitátem, dilectíssimi, in præcípuis festis esse venerándam, ómnium Catholicórum corda cognóscunt. Nec dúbium est, quanta huic diéi reveréntia debeátur, quem Spíritus sanctus excellentíssimo sui múneris miráculo consecrávit.</text:p>
            <text:p text:style-name="P16"/>
          </table:table-cell>
          <table:table-cell table:style-name="Tabulka1.A1" office:value-type="string">
            <text:p text:style-name="P4"/>
            <text:p text:style-name="P4"/>
            <text:p text:style-name="P4"/>
            <text:p text:style-name="P4"/>
            <text:p text:style-name="P247"><text:span text:style-name="T609">Nejmilejší</text:span>, srdce všech Katolíků vědí, že dnešní slavnost se musí <text:span text:style-name="T755">uctít</text:span> <text:span text:style-name="T836">obzvláštními</text:span> oslavami. Není pochyb ani o tom, jak vel<text:span text:style-name="T836">i</text:span>ká úct<text:span text:style-name="T757">a</text:span> náleží tomuto dni, <text:span text:style-name="T755">který</text:span> Duch svatý posvětil tím nejvýtečnějším zázrakem svého daru. </text:p>
          </table:table-cell>
        </table:table-row>
        <table:table-row table:style-name="Tabulka1.1">
          <table:table-cell table:style-name="Tabulka1.A1" office:value-type="string">
            <text:p text:style-name="P44">Lectio vj.</text:p>
            <text:p text:style-name="P147">N<text:span text:style-name="T609">am</text:span> ab illo die, quo Dóminus super omnem cœlórum altitúdinem ad déxteram Dei Patris consessúrus ascéndit, décimus iste est, qui ab ejúsdem resurrectióne quinquagésimus nobis in eo, a quo cœpit, illúxit, magna mystéria in se cóntinens et véterum sacramentórum et novórum: quibus manifestíssime declarátur, et grátiam prænuntiátam <text:span text:style-name="T444">fu</text:span>ísse per legem, et legem implétam esse per grátiam.</text:p>
            <text:p text:style-name="P66"/>
          </table:table-cell>
          <table:table-cell table:style-name="Tabulka1.A1" office:value-type="string">
            <text:p text:style-name="P4"/>
            <text:p text:style-name="P264"><text:span text:style-name="T609">Neboť</text:span> dnešní den je desátý od onoho dne, kdy Pán vystoupil nade všechny výšiny nebes, aby se spolu s Bohem Otcem posadil po jeho pravici, a také padesátý od jeho zmrtvýchvstání, kdy zazářil v tom, co začal, a přinesl s sebou velká tajemství staré i nové smlouvy. Jimi velmi jasně dává najevo, že milost byla již dávno předpově<text:span text:style-name="T809">ze</text:span>na zákonem, a zákon byl naplněn skrze milost. </text:p>
          </table:table-cell>
        </table:table-row>
        <table:table-row table:style-name="Tabulka1.1">
          <table:table-cell table:style-name="Tabulka1.A1" office:value-type="string">
            <text:p text:style-name="P44">Lectio vij.</text:p>
            <text:p text:style-name="P149">S<text:span text:style-name="T609">icut</text:span> enim Hebræo quondam pópulo ab Ægyptiis liberáto, quinquagésimo die post immolatiónem agni, lex data est in monte Sina: ita post passiónem qua verus Dei Agnus occ<text:span text:style-name="T809">í</text:span>sus est, quinqu<text:span text:style-name="T837">a</text:span>gésimo a resurrectióne ipsíus die, in Apóstolos plebémque credéntium; Spíritus sanctus illápsus est.</text:p>
            <text:p text:style-name="P13"/>
          </table:table-cell>
          <table:table-cell table:style-name="Tabulka1.A1" office:value-type="string">
            <text:p text:style-name="P4"/>
            <text:p text:style-name="P178"><text:span text:style-name="T683">Tak</text:span><text:span text:style-name="T334"> jako ž</text:span><text:span text:style-name="T335">idovskému</text:span><text:span text:style-name="T334"> národu, osvobozenému kdysi od Egypťanů, byl svěřen zákon na hoře Sinaj padesátý den po obětování beránka, tak po umučení, kterým byl zabit pravý Beránek Boží, padesátý den od jeho zmrtvýchvstání sestoupil Duch svatý </text:span><text:span text:style-name="T336">na</text:span><text:span text:style-name="T334"> Apoštol</text:span><text:span text:style-name="T336">y</text:span><text:span text:style-name="T334"> a věřící lid. </text:span></text:p>
          </table:table-cell>
        </table:table-row>
        <table:table-row table:style-name="Tabulka1.1">
          <table:table-cell table:style-name="Tabulka1.A1" office:value-type="string">
            <text:p text:style-name="P44">Lectio viij.</text:p>
            <text:p text:style-name="P150">A<text:span text:style-name="T609">b</text:span> hoc ígitur die tuba Evangélicæ prædicatiónis intónuit: ab hoc die imbres charísmatum, flúmina benedictiónum, omne desértum, et univérsam áridam rigavérunt: quóniam ad renovándam fáciem terræ Spíritus Dei ferebátur super aquas, et ad véteres ténebras abigéndas, novæ lucis fúlgura coruscábant, cum micántium splendóre linguárum, et verbum Dómini lúcidum, et elóquium conciperétur ignítum, cui ad creándum intelléctum, consumendúmque peccátum, et efficácia illuminándi, et vis inésset uréndi.</text:p>
            <text:p text:style-name="P150"/>
          </table:table-cell>
          <table:table-cell table:style-name="Tabulka1.A1" office:value-type="string">
            <text:p text:style-name="P4"/>
            <text:p text:style-name="P248"><text:span text:style-name="T609">Právě</text:span> v tento den prvně zazněla polnice hlásání <text:span text:style-name="T755">E</text:span>vangelia, od tohoto dne zavlažily deště milostí a řeky požehnání každou poušť a vše, co bylo vyprahlé. Aby totiž obnovil tvář země, Duch Boží se vznášel nad vodami a aby zahnal staré temnoty, zaplál jas nového světla, a zářící slovo Páně spolu s mihotavým světlem ohnivých jazyků dalo počátek plamenné řeči i schopnosti ji pochopi<text:span text:style-name="T851">t</text:span>, řeči, která zničí všechen hřích, dokáže osvěcovat, a <text:span text:style-name="T851">má v sobě</text:span> sílu <text:span text:style-name="T851">zapalovat.</text:span> </text:p>
          </table:table-cell>
        </table:table-row>
        <table:table-row table:style-name="Tabulka1.1">
          <table:table-cell table:style-name="Tabulka1.A1" office:value-type="string">
            <text:p text:style-name="P85">In III. Nocturno</text:p>
            <text:p text:style-name="P19"><text:span text:style-name="T82">Léctio sancti Evangélii secúndum </text:span><text:span text:style-name="T83">Joánnem</text:span><text:span text:style-name="T82">.</text:span><text:span text:style-name="T2"> </text:span></text:p>
            <text:p text:style-name="P40">Lectio ix. Cap. <text:span text:style-name="T229">14</text:span>.</text:p>
            <text:p text:style-name="P210">I<text:span text:style-name="T609">n</text:span> illo témpore: Dixit Jesus discípulis suis: Si quis díligit me, sermónem meum servábit, et Pater meus díliget eum, et ad eum veniémus, et mansiónem apud eum faciémus. Et réliqua.</text:p>
            <text:p text:style-name="P109"/>
            <text:p text:style-name="P30"><text:soft-page-break/><text:span text:style-name="T303">Homilía sancti </text:span><text:span text:style-name="T85">Gregórii Papæ.</text:span></text:p>
            <text:p text:style-name="P46">Homilía 30. in Evangelia.</text:p>
            <text:p text:style-name="P211">L<text:span text:style-name="T609">ibet,</text:span> fratres charíssimi, Evangélicæ verba lectiónis sub brevitáte transcúrrere, ut post diútius líceat in contemplatióne tantæ solemnitátis immorári. Hódie namque Spíritus sanctus, repentíno sónitu super discípulos venit, mentésque carnálium in sui amórem permutávit, et foris apparéntibus linguis ígneis, intus facta sunt corda flammántia: quia dum Deum in ignis visióne suscepérunt, per amórem suáviter arsérunt.</text:p>
            <text:p text:style-name="P109"/>
          </table:table-cell>
          <table:table-cell table:style-name="Tabulka1.A1" office:value-type="string">
            <text:p text:style-name="P90"><text:s/></text:p>
            <text:p text:style-name="P4"/>
            <text:p text:style-name="P4"/>
            <text:p text:style-name="P268"><text:span text:style-name="T655">Z</text:span><text:span text:style-name="T654">a</text:span><text:span text:style-name="T270"> onoho času </text:span><text:span text:style-name="T271">řekl </text:span><text:span text:style-name="T272">Ježíš </text:span><text:span text:style-name="T273">svým učedníkům</text:span><text:span text:style-name="T272">: „</text:span><text:span text:style-name="T280">Kdo mě miluje, bude zachovávat mé slovo, a můj Otec ho bude milovat, </text:span><text:span text:style-name="T281">a</text:span><text:span text:style-name="T280"> přijdeme k němu a učiníme si u něho příbytek.</text:span><text:span text:style-name="T271">“</text:span><text:span text:style-name="T275"> A ostatní.</text:span></text:p>
            <text:p text:style-name="P4"/>
            <text:p text:style-name="P4"><text:soft-page-break/></text:p>
            <text:p text:style-name="P4"/>
            <text:p text:style-name="P257"><text:span text:style-name="T609">Prospěje</text:span> nám, bratři přemilí, když si ještě v krátkosti projdeme slova evangelního čtení, abychom p<text:span text:style-name="T851">ak</text:span> <text:span text:style-name="T851">delší dobu </text:span>mohli setrvat v rozjímání nad tak velikou slavností. Dnes totiž Duch svatý, který náhle s hukotem sestoupil na učedníky, p<text:span text:style-name="T851">ro</text:span>měnil mysli tělesných tvorů v lásku k sobě, a zatímco zvenčí se objevily ohnivé jazyky, uvnitř zaplála jejich srdce. Když totiž přijali Boha v podobě ohně, sladce zahořeli láskou. </text:p>
          </table:table-cell>
        </table:table-row>
        <table:table-row table:style-name="Tabulka1.1">
          <table:table-cell table:style-name="Tabulka1.A1" office:value-type="string">
            <text:p text:style-name="P40">Lectio x.</text:p>
            <text:p text:style-name="P212">I<text:span text:style-name="T609">pse</text:span> namque Spíritus sanctus amor est: unde et Joánnes dicit: Deus cháritas est. Qui ergo mente íntegra Deum desíderat, profécto jam habet, quem amat. Neque enim quisquam posset Deum dilígere, si eum, quem díligit, non habéret. Sed ecce, si unusquísque vestrum requirátur, an díligat Deum, tota fidúcia, et secúra mente respóndet: Díligo.</text:p>
            <text:p text:style-name="P109"/>
          </table:table-cell>
          <table:table-cell table:style-name="Tabulka1.A1" office:value-type="string">
            <text:p text:style-name="P4"/>
            <text:p text:style-name="P263"><text:span text:style-name="T670">Duch</text:span><text:span text:style-name="T445"> svatý je totiž sam</text:span><text:span text:style-name="T851">a</text:span><text:span text:style-name="T445"> láska, proto i Jan říká: „Bůh je láska.“ Kdo tedy celou </text:span><text:span text:style-name="T851">svou </text:span><text:span text:style-name="T445">myslí touží po Bohu, </text:span><text:span text:style-name="T838">zajisté má </text:span><text:span text:style-name="T445">již toho, koho miluje. Také však nikdo nemůže milovat Boha, pokud </text:span><text:span text:style-name="T838">by neměl </text:span><text:span text:style-name="T445">toho, koho miluje. Ale hle, pokud by se kohokoliv z vás zeptali, zda miluje Boha, nechť se vší důvěrou a jistou myslí odpoví: „Miluji.“</text:span></text:p>
          </table:table-cell>
        </table:table-row>
        <table:table-row table:style-name="Tabulka1.1">
          <table:table-cell table:style-name="Tabulka1.A1" office:value-type="string">
            <text:p text:style-name="P40">Lectio xj.</text:p>
            <text:p text:style-name="P213">I<text:span text:style-name="T609">n</text:span> ipso autem lectiónis exórdio audístis quid Véritas dicit: Si quis díligit me, sermónem meum servábit. Probátio ergo dilectiónis, exhibítio est óperis. Hinc in Epístola sua idem Joánnes dicit: Qui dicit: Díligo Deum, et mandáta ejus non custódit, mendax est.</text:p>
            <text:p text:style-name="P109"/>
          </table:table-cell>
          <table:table-cell table:style-name="Tabulka1.A1" office:value-type="string">
            <text:p text:style-name="P4"/>
            <text:p text:style-name="P258"><text:span text:style-name="T609">Na</text:span> samém počátku čtení jste slyšeli, že Pravda říká: „Kdo mě miluje, bude zachovávat m<text:span text:style-name="T810">á</text:span> slov<text:span text:style-name="T810">a</text:span>.“ Důkazem lásky jsou totiž vykonané skutky. Proto také Epištola <text:span text:style-name="T756">téhož</text:span> Jana praví: „Kdo říká: ,Miluji Boha,‘ a<text:span text:style-name="T810">le</text:span> nezachovává jeho přikázání, je lhář.“</text:p>
          </table:table-cell>
        </table:table-row>
        <table:table-row table:style-name="Tabulka1.1">
          <table:table-cell table:style-name="Tabulka1.A1" office:value-type="string">
            <text:p text:style-name="P40">Lectio xij.</text:p>
            <text:p text:style-name="P214">V<text:span text:style-name="T609">ere</text:span> étenim Deum dilígimus, et mandáta ejus custodímus, si nos a nostris voluptátibus coarctámus. Nam qui adhuc per illícita desidéria díffluit, profécto Deum non amat: quia ei in sua voluntáte contradícit.</text:p>
            <text:p text:style-name="P109"/>
          </table:table-cell>
          <table:table-cell table:style-name="Tabulka1.A1" office:value-type="string">
            <text:p text:style-name="P4"/>
            <text:p text:style-name="P197"><text:span text:style-name="T700">Vpravdě</text:span><text:span text:style-name="T428"> tedy milujeme Boha a zachováváme jeho přikázání, pokud se vzdá</text:span><text:span text:style-name="T429">vá</text:span><text:span text:style-name="T428">me svých tužeb a potěšení. Neboť kdo </text:span><text:span text:style-name="T430">se až do dnešního dne oddával nedovoleným tužbám, Boha rozhodně nemiluje. Protiví se totiž </text:span><text:span text:style-name="T431">jeho</text:span><text:span text:style-name="T430"> vůli. <text:s/></text:span></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Bookman BT S.O.Cist.:liga=0" svg:font-family="'Bookman BT S.O.Cist.:liga=0'" style:font-family-generic="roman" style:font-pitch="variable"/>
    <style:font-face style:name="Bookman BT S.O.Cist.:liga=01" svg:font-family="'Bookman BT S.O.Cist.:liga=0'" style:font-adornments="Roman" style:font-family-generic="roman" style:font-pitch="variable"/>
    <style:font-face style:name="Cloister" svg:font-family="Cloister" style:font-family-generic="roman" style:font-pitch="variable"/>
    <style:font-face style:name="LTC Ornamental Initials" svg:font-family="'LTC Ornamental Initials'" style:font-adornments="Běžné" style:font-pitch="variable"/>
    <style:font-face style:name="LTC Ornamental Initials1" svg:font-family="'LTC Ornamental Initials'" style:font-adornments="Běžné"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Uncialis Gothica CZ" svg:font-family="'Uncialis Gothica CZ'" style:font-adornments="Běžné"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iciály_20_velké" style:display-name="Iniciály velké" style:family="text">
      <style:text-properties style:font-name="LTC Ornamental Initials1" fo:font-family="'LTC Ornamental Initials'" style:font-style-name="Běžné" style:font-family-generic="modern" style:font-pitch="variable" fo:font-size="18pt"/>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fo:font-size="12pt"/>
    </style:style>
    <style:style style:name="Iniciály_20_Velké" style:display-name="Iniciály Velké" style:family="text">
      <style:text-properties style:use-window-font-color="true" loext:opacity="0%" style:font-name="LTC Ornamental Initials" fo:font-family="'LTC Ornamental Initials'" style:font-style-name="Běžné"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3-28T17:30:06.362772652</meta:creation-date>
    <dc:date>2022-04-15T16:10:07.421000000</dc:date>
    <meta:editing-duration>P1DT11H11M9S</meta:editing-duration>
    <meta:editing-cycles>172</meta:editing-cycles>
    <meta:generator>LibreOffice/7.3.2.2$Windows_X86_64 LibreOffice_project/49f2b1bff42cfccbd8f788c8dc32c1c309559be0</meta:generator>
    <meta:document-statistic meta:table-count="1" meta:image-count="5" meta:object-count="0" meta:page-count="34" meta:paragraph-count="614" meta:word-count="19530" meta:character-count="122639" meta:non-whitespace-character-count="103535"/>
  </office:meta>
</office:document-meta>
</file>